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Zen Hei Mono" svg:font-family="'WenQuanYi Zen Hei Mono'" style:font-family-generic="modern"/>
    <style:font-face style:name="FreeSans1" svg:font-family="FreeSans" style:font-pitch="variable"/>
    <style:font-face style:name="Liberation Serif2" svg:font-family="'Liberation Serif'" style:font-pitch="variable"/>
    <style:font-face style:name="Lohit Hindi" svg:font-family="'Lohit Hindi'" style:font-pitch="variable"/>
    <style:font-face style:name="Monospace1" svg:font-family="Monospace" style:font-pitch="variable"/>
    <style:font-face style:name="Noto Sans CJK SC Regular1" svg:font-family="'Noto Sans CJK SC Regular'" style:font-pitch="variable"/>
    <style:font-face style:name="Purisa" svg:font-family="Purisa" style:font-pitch="variable"/>
    <style:font-face style:name="WenQuanYi Zen Hei" svg:font-family="'WenQuanYi Zen Hei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正黑" svg:font-family="文泉驿正黑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569in" fo:margin-left="-0.0396in" table:align="left" style:writing-mode="lr-tb"/>
    </style:style>
    <style:style style:name="Table1.A" style:family="table-column">
      <style:table-column-properties style:column-width="1.0569in"/>
    </style:style>
    <style:style style:name="Table1.B" style:family="table-column">
      <style:table-column-properties style:column-width="1.4111in"/>
    </style:style>
    <style:style style:name="Table1.C" style:family="table-column">
      <style:table-column-properties style:column-width="0.8708in"/>
    </style:style>
    <style:style style:name="Table1.D" style:family="table-column">
      <style:table-column-properties style:column-width="1.1993in"/>
    </style:style>
    <style:style style:name="Table1.E" style:family="table-column">
      <style:table-column-properties style:column-width="1.3188in"/>
    </style:style>
    <style:style style:name="Table1.1" style:family="table-row">
      <style:table-row-properties style:min-row-height="0.0257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5.8569in" fo:margin-left="-0.0396in" table:align="left" style:writing-mode="lr-tb"/>
    </style:style>
    <style:style style:name="Table2.A" style:family="table-column">
      <style:table-column-properties style:column-width="1.2868in"/>
    </style:style>
    <style:style style:name="Table2.B" style:family="table-column">
      <style:table-column-properties style:column-width="1.0417in"/>
    </style:style>
    <style:style style:name="Table2.C" style:family="table-column">
      <style:table-column-properties style:column-width="3.5285in"/>
    </style:style>
    <style:style style:name="Table2.1" style:family="table-row">
      <style:table-row-properties style:min-row-height="0.0257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0514in" fo:keep-together="auto"/>
    </style:style>
    <style:style style:name="Table2.4" style:family="table-row">
      <style:table-row-properties style:min-row-height="0.1028in" fo:keep-together="auto"/>
    </style:style>
    <style:style style:name="Table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5" style:family="table-row">
      <style:table-row-properties style:min-row-height="0.2153in" fo:keep-together="auto"/>
    </style:style>
    <style:style style:name="Table2.6" style:family="table-row">
      <style:table-row-properties style:min-row-height="0.0715in" fo:keep-together="auto"/>
    </style:style>
    <style:style style:name="Table2.8" style:family="table-row">
      <style:table-row-properties style:min-row-height="0.0354in" fo:keep-together="auto"/>
    </style:style>
    <style:style style:name="Table3" style:family="table">
      <style:table-properties style:width="5.8569in" fo:margin-left="-0.0396in" table:align="left" style:writing-mode="lr-tb"/>
    </style:style>
    <style:style style:name="Table3.A" style:family="table-column">
      <style:table-column-properties style:column-width="0.95in"/>
    </style:style>
    <style:style style:name="Table3.B" style:family="table-column">
      <style:table-column-properties style:column-width="1.3785in"/>
    </style:style>
    <style:style style:name="Table3.C" style:family="table-column">
      <style:table-column-properties style:column-width="3.5285in"/>
    </style:style>
    <style:style style:name="Table3.1" style:family="table-row">
      <style:table-row-properties style:min-row-height="0.0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3" style:family="table-row">
      <style:table-row-properties style:min-row-height="0.0514in" fo:keep-together="auto"/>
    </style:style>
    <style:style style:name="Table3.4" style:family="table-row">
      <style:table-row-properties style:min-row-height="0.1028in" fo:keep-together="auto"/>
    </style:style>
    <style:style style:name="Table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5" style:family="table-row">
      <style:table-row-properties style:min-row-height="0.2153in" fo:keep-together="auto"/>
    </style:style>
    <style:style style:name="Table3.6" style:family="table-row">
      <style:table-row-properties style:min-row-height="0.0715in" fo:keep-together="auto"/>
    </style:style>
    <style:style style:name="Table3.7" style:family="table-row">
      <style:table-row-properties style:min-row-height="0.0354in" fo:keep-together="auto"/>
    </style:style>
    <style:style style:name="Table4" style:family="table">
      <style:table-properties style:width="5.8569in" fo:margin-left="-0.0396in" table:align="left" style:writing-mode="lr-tb"/>
    </style:style>
    <style:style style:name="Table4.A" style:family="table-column">
      <style:table-column-properties style:column-width="1.0354in"/>
    </style:style>
    <style:style style:name="Table4.B" style:family="table-column">
      <style:table-column-properties style:column-width="1.2931in"/>
    </style:style>
    <style:style style:name="Table4.C" style:family="table-column">
      <style:table-column-properties style:column-width="3.5285in"/>
    </style:style>
    <style:style style:name="Table4.1" style:family="table-row">
      <style:table-row-properties style:min-row-height="0.0257in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3" style:family="table-row">
      <style:table-row-properties style:min-row-height="0.0514in" fo:keep-together="auto"/>
    </style:style>
    <style:style style:name="Table4.4" style:family="table-row">
      <style:table-row-properties style:min-row-height="0.1028in" fo:keep-together="auto"/>
    </style:style>
    <style:style style:name="Table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5" style:family="table-row">
      <style:table-row-properties style:min-row-height="0.2153in" fo:keep-together="auto"/>
    </style:style>
    <style:style style:name="Table4.6" style:family="table-row">
      <style:table-row-properties style:min-row-height="0.0715in" fo:keep-together="auto"/>
    </style:style>
    <style:style style:name="Table4.7" style:family="table-row">
      <style:table-row-properties style:min-row-height="0.0354in" fo:keep-together="auto"/>
    </style:style>
    <style:style style:name="Table5" style:family="table">
      <style:table-properties style:width="5.8569in" fo:margin-left="-0.0396in" table:align="left" style:writing-mode="lr-tb"/>
    </style:style>
    <style:style style:name="Table5.A" style:family="table-column">
      <style:table-column-properties style:column-width="1.2069in"/>
    </style:style>
    <style:style style:name="Table5.B" style:family="table-column">
      <style:table-column-properties style:column-width="1.1215in"/>
    </style:style>
    <style:style style:name="Table5.C" style:family="table-column">
      <style:table-column-properties style:column-width="3.5285in"/>
    </style:style>
    <style:style style:name="Table5.1" style:family="table-row">
      <style:table-row-properties style:min-row-height="0.0257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style:min-row-height="0.0514in" fo:keep-together="auto"/>
    </style:style>
    <style:style style:name="Table5.4" style:family="table-row">
      <style:table-row-properties style:min-row-height="0.1028in" fo:keep-together="auto"/>
    </style:style>
    <style:style style:name="Table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.5" style:family="table-row">
      <style:table-row-properties style:min-row-height="0.2153in" fo:keep-together="auto"/>
    </style:style>
    <style:style style:name="Table5.6" style:family="table-row">
      <style:table-row-properties style:min-row-height="0.0715in" fo:keep-together="auto"/>
    </style:style>
    <style:style style:name="Table5.7" style:family="table-row">
      <style:table-row-properties style:min-row-height="0.0354in" fo:keep-together="auto"/>
    </style:style>
    <style:style style:name="Table6" style:family="table">
      <style:table-properties style:width="5.8569in" fo:margin-left="-0.0396in" table:align="left" style:writing-mode="lr-tb"/>
    </style:style>
    <style:style style:name="Table6.A" style:family="table-column">
      <style:table-column-properties style:column-width="1.2069in"/>
    </style:style>
    <style:style style:name="Table6.B" style:family="table-column">
      <style:table-column-properties style:column-width="1.1215in"/>
    </style:style>
    <style:style style:name="Table6.C" style:family="table-column">
      <style:table-column-properties style:column-width="3.5285in"/>
    </style:style>
    <style:style style:name="Table6.1" style:family="table-row">
      <style:table-row-properties style:min-row-height="0.0257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3" style:family="table-row">
      <style:table-row-properties style:min-row-height="0.0514in" fo:keep-together="auto"/>
    </style:style>
    <style:style style:name="Table6.4" style:family="table-row">
      <style:table-row-properties style:min-row-height="0.1028in" fo:keep-together="auto"/>
    </style:style>
    <style:style style:name="Table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.5" style:family="table-row">
      <style:table-row-properties style:min-row-height="0.2153in" fo:keep-together="auto"/>
    </style:style>
    <style:style style:name="Table6.6" style:family="table-row">
      <style:table-row-properties style:min-row-height="0.0715in" fo:keep-together="auto"/>
    </style:style>
    <style:style style:name="Table6.7" style:family="table-row">
      <style:table-row-properties style:min-row-height="0.0354in" fo:keep-together="auto"/>
    </style:style>
    <style:style style:name="Table7" style:family="table">
      <style:table-properties style:width="5.8569in" fo:margin-left="-0.0396in" table:align="left" style:writing-mode="lr-tb"/>
    </style:style>
    <style:style style:name="Table7.A" style:family="table-column">
      <style:table-column-properties style:column-width="1.2069in"/>
    </style:style>
    <style:style style:name="Table7.B" style:family="table-column">
      <style:table-column-properties style:column-width="1.1215in"/>
    </style:style>
    <style:style style:name="Table7.C" style:family="table-column">
      <style:table-column-properties style:column-width="3.5285in"/>
    </style:style>
    <style:style style:name="Table7.1" style:family="table-row">
      <style:table-row-properties style:min-row-height="0.0257in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3" style:family="table-row">
      <style:table-row-properties style:min-row-height="0.0514in" fo:keep-together="auto"/>
    </style:style>
    <style:style style:name="Table7.4" style:family="table-row">
      <style:table-row-properties style:min-row-height="0.1028in" fo:keep-together="auto"/>
    </style:style>
    <style:style style:name="Table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.5" style:family="table-row">
      <style:table-row-properties style:min-row-height="0.2153in" fo:keep-together="auto"/>
    </style:style>
    <style:style style:name="Table7.6" style:family="table-row">
      <style:table-row-properties style:min-row-height="0.0715in" fo:keep-together="auto"/>
    </style:style>
    <style:style style:name="Table7.7" style:family="table-row">
      <style:table-row-properties style:min-row-height="0.0354in" fo:keep-together="auto"/>
    </style:style>
    <style:style style:name="Table8" style:family="table">
      <style:table-properties style:width="5.8569in" fo:margin-left="-0.0396in" table:align="left" style:writing-mode="lr-tb"/>
    </style:style>
    <style:style style:name="Table8.A" style:family="table-column">
      <style:table-column-properties style:column-width="1.8382in"/>
    </style:style>
    <style:style style:name="Table8.B" style:family="table-column">
      <style:table-column-properties style:column-width="1.0722in"/>
    </style:style>
    <style:style style:name="Table8.C" style:family="table-column">
      <style:table-column-properties style:column-width="2.9465in"/>
    </style:style>
    <style:style style:name="Table8.1" style:family="table-row">
      <style:table-row-properties style:min-row-height="0.0257in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3" style:family="table-row">
      <style:table-row-properties style:min-row-height="0.0514in" fo:keep-together="auto"/>
    </style:style>
    <style:style style:name="Table8.4" style:family="table-row">
      <style:table-row-properties style:min-row-height="0.1028in" fo:keep-together="auto"/>
    </style:style>
    <style:style style:name="Table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.5" style:family="table-row">
      <style:table-row-properties style:min-row-height="0.0715in" fo:keep-together="auto"/>
    </style:style>
    <style:style style:name="Table8.9" style:family="table-row">
      <style:table-row-properties style:min-row-height="0.0354in" fo:keep-together="auto"/>
    </style:style>
    <style:style style:name="Table9" style:family="table">
      <style:table-properties style:width="5.8569in" fo:margin-left="-0.0396in" table:align="left" style:writing-mode="lr-tb"/>
    </style:style>
    <style:style style:name="Table9.A" style:family="table-column">
      <style:table-column-properties style:column-width="1.7771in"/>
    </style:style>
    <style:style style:name="Table9.B" style:family="table-column">
      <style:table-column-properties style:column-width="1.2681in"/>
    </style:style>
    <style:style style:name="Table9.C" style:family="table-column">
      <style:table-column-properties style:column-width="2.8118in"/>
    </style:style>
    <style:style style:name="Table9.1" style:family="table-row">
      <style:table-row-properties style:min-row-height="0.0257in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.3" style:family="table-row">
      <style:table-row-properties style:min-row-height="0.0514in" fo:keep-together="auto"/>
    </style:style>
    <style:style style:name="Table9.4" style:family="table-row">
      <style:table-row-properties style:min-row-height="0.1028in" fo:keep-together="auto"/>
    </style:style>
    <style:style style:name="Table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.5" style:family="table-row">
      <style:table-row-properties style:min-row-height="0.0715in" fo:keep-together="auto"/>
    </style:style>
    <style:style style:name="Table9.9" style:family="table-row">
      <style:table-row-properties style:min-row-height="0.0354in" fo:keep-together="auto"/>
    </style:style>
    <style:style style:name="Table10" style:family="table">
      <style:table-properties style:width="5.8569in" fo:margin-left="-0.0396in" table:align="left" style:writing-mode="lr-tb"/>
    </style:style>
    <style:style style:name="Table10.A" style:family="table-column">
      <style:table-column-properties style:column-width="1.7771in"/>
    </style:style>
    <style:style style:name="Table10.B" style:family="table-column">
      <style:table-column-properties style:column-width="1.2681in"/>
    </style:style>
    <style:style style:name="Table10.C" style:family="table-column">
      <style:table-column-properties style:column-width="2.8118in"/>
    </style:style>
    <style:style style:name="Table10.1" style:family="table-row">
      <style:table-row-properties style:min-row-height="0.0257in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3" style:family="table-row">
      <style:table-row-properties style:min-row-height="0.0514in" fo:keep-together="auto"/>
    </style:style>
    <style:style style:name="Table10.4" style:family="table-row">
      <style:table-row-properties style:min-row-height="0.1028in" fo:keep-together="auto"/>
    </style:style>
    <style:style style:name="Table1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.5" style:family="table-row">
      <style:table-row-properties style:min-row-height="0.0715in" fo:keep-together="auto"/>
    </style:style>
    <style:style style:name="Table10.7" style:family="table-row">
      <style:table-row-properties style:min-row-height="0.0354in" fo:keep-together="auto"/>
    </style:style>
    <style:style style:name="Table11" style:family="table">
      <style:table-properties style:width="5.8569in" fo:margin-left="-0.0396in" table:align="left" style:writing-mode="lr-tb"/>
    </style:style>
    <style:style style:name="Table11.A" style:family="table-column">
      <style:table-column-properties style:column-width="1.7771in"/>
    </style:style>
    <style:style style:name="Table11.B" style:family="table-column">
      <style:table-column-properties style:column-width="0.9132in"/>
    </style:style>
    <style:style style:name="Table11.C" style:family="table-column">
      <style:table-column-properties style:column-width="3.1667in"/>
    </style:style>
    <style:style style:name="Table11.1" style:family="table-row">
      <style:table-row-properties style:min-row-height="0.0257in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5" style:family="table-row">
      <style:table-row-properties style:min-row-height="0.0514in" fo:keep-together="auto"/>
    </style:style>
    <style:style style:name="Table11.6" style:family="table-row">
      <style:table-row-properties style:min-row-height="0.1028in" fo:keep-together="auto"/>
    </style:style>
    <style:style style:name="Table11.A6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1.C6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1.7" style:family="table-row">
      <style:table-row-properties style:min-row-height="0.0715in" fo:keep-together="auto"/>
    </style:style>
    <style:style style:name="Table11.10" style:family="table-row">
      <style:table-row-properties style:min-row-height="0.0354in" fo:keep-together="auto"/>
    </style:style>
    <style:style style:name="Table12" style:family="table">
      <style:table-properties style:width="5.8569in" fo:margin-left="-0.0396in" table:align="left" style:writing-mode="lr-tb"/>
    </style:style>
    <style:style style:name="Table12.A" style:family="table-column">
      <style:table-column-properties style:column-width="1.7771in"/>
    </style:style>
    <style:style style:name="Table12.B" style:family="table-column">
      <style:table-column-properties style:column-width="1.2681in"/>
    </style:style>
    <style:style style:name="Table12.C" style:family="table-column">
      <style:table-column-properties style:column-width="2.8118in"/>
    </style:style>
    <style:style style:name="Table12.1" style:family="table-row">
      <style:table-row-properties style:min-row-height="0.0257in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0514in" fo:keep-together="auto"/>
    </style:style>
    <style:style style:name="Table12.4" style:family="table-row">
      <style:table-row-properties style:min-row-height="0.1028in" fo:keep-together="auto"/>
    </style:style>
    <style:style style:name="Table1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2.5" style:family="table-row">
      <style:table-row-properties style:min-row-height="0.0715in" fo:keep-together="auto"/>
    </style:style>
    <style:style style:name="Table12.8" style:family="table-row">
      <style:table-row-properties style:min-row-height="0.0354in" fo:keep-together="auto"/>
    </style:style>
    <style:style style:name="Table13" style:family="table">
      <style:table-properties style:width="5.8569in" fo:margin-left="-0.0396in" table:align="left" style:writing-mode="lr-tb"/>
    </style:style>
    <style:style style:name="Table13.A" style:family="table-column">
      <style:table-column-properties style:column-width="1.7771in"/>
    </style:style>
    <style:style style:name="Table13.B" style:family="table-column">
      <style:table-column-properties style:column-width="1.2681in"/>
    </style:style>
    <style:style style:name="Table13.C" style:family="table-column">
      <style:table-column-properties style:column-width="2.8118in"/>
    </style:style>
    <style:style style:name="Table13.1" style:family="table-row">
      <style:table-row-properties style:min-row-height="0.0257in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3" style:family="table-row">
      <style:table-row-properties style:min-row-height="0.0514in" fo:keep-together="auto"/>
    </style:style>
    <style:style style:name="Table13.4" style:family="table-row">
      <style:table-row-properties style:min-row-height="0.0715in" fo:keep-together="auto"/>
    </style:style>
    <style:style style:name="Table13.5" style:family="table-row">
      <style:table-row-properties style:min-row-height="0.0354in" fo:keep-together="auto"/>
    </style:style>
    <style:style style:name="Table13.A5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3.B5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C5" style:family="table-cell">
      <style:table-cell-properties style:vertical-align="top" fo:background-color="#4f81bd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" style:family="table">
      <style:table-properties style:width="5.8569in" fo:margin-left="-0.0396in" table:align="left" style:writing-mode="lr-tb"/>
    </style:style>
    <style:style style:name="Table14.A" style:family="table-column">
      <style:table-column-properties style:column-width="1.7771in"/>
    </style:style>
    <style:style style:name="Table14.B" style:family="table-column">
      <style:table-column-properties style:column-width="1.2681in"/>
    </style:style>
    <style:style style:name="Table14.C" style:family="table-column">
      <style:table-column-properties style:column-width="2.8118in"/>
    </style:style>
    <style:style style:name="Table14.1" style:family="table-row">
      <style:table-row-properties style:min-row-height="0.0257in"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3" style:family="table-row">
      <style:table-row-properties style:min-row-height="0.0514in" fo:keep-together="auto"/>
    </style:style>
    <style:style style:name="Table14.4" style:family="table-row">
      <style:table-row-properties style:min-row-height="0.1028in" fo:keep-together="auto"/>
    </style:style>
    <style:style style:name="Table1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4.5" style:family="table-row">
      <style:table-row-properties style:min-row-height="0.0715in" fo:keep-together="auto"/>
    </style:style>
    <style:style style:name="Table14.8" style:family="table-row">
      <style:table-row-properties style:min-row-height="0.0354in" fo:keep-together="auto"/>
    </style:style>
    <style:style style:name="Table15" style:family="table">
      <style:table-properties style:width="5.8569in" fo:margin-left="-0.0396in" table:align="left" style:writing-mode="lr-tb"/>
    </style:style>
    <style:style style:name="Table15.A" style:family="table-column">
      <style:table-column-properties style:column-width="1.7771in"/>
    </style:style>
    <style:style style:name="Table15.B" style:family="table-column">
      <style:table-column-properties style:column-width="1.2681in"/>
    </style:style>
    <style:style style:name="Table15.C" style:family="table-column">
      <style:table-column-properties style:column-width="2.8118in"/>
    </style:style>
    <style:style style:name="Table15.1" style:family="table-row">
      <style:table-row-properties style:min-row-height="0.0257in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.3" style:family="table-row">
      <style:table-row-properties style:min-row-height="0.0514in" fo:keep-together="auto"/>
    </style:style>
    <style:style style:name="Table15.4" style:family="table-row">
      <style:table-row-properties style:min-row-height="0.1028in" fo:keep-together="auto"/>
    </style:style>
    <style:style style:name="Table1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5.5" style:family="table-row">
      <style:table-row-properties style:min-row-height="0.0715in" fo:keep-together="auto"/>
    </style:style>
    <style:style style:name="Table16" style:family="table">
      <style:table-properties style:width="5.8569in" fo:margin-left="-0.0396in" table:align="left" style:writing-mode="lr-tb"/>
    </style:style>
    <style:style style:name="Table16.A" style:family="table-column">
      <style:table-column-properties style:column-width="1.7771in"/>
    </style:style>
    <style:style style:name="Table16.B" style:family="table-column">
      <style:table-column-properties style:column-width="1.2681in"/>
    </style:style>
    <style:style style:name="Table16.C" style:family="table-column">
      <style:table-column-properties style:column-width="2.8118in"/>
    </style:style>
    <style:style style:name="Table16.1" style:family="table-row">
      <style:table-row-properties style:min-row-height="0.0257in"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.3" style:family="table-row">
      <style:table-row-properties style:min-row-height="0.0514in" fo:keep-together="auto"/>
    </style:style>
    <style:style style:name="Table16.4" style:family="table-row">
      <style:table-row-properties style:min-row-height="0.1028in" fo:keep-together="auto"/>
    </style:style>
    <style:style style:name="Table1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6.5" style:family="table-row">
      <style:table-row-properties style:min-row-height="0.0715in" fo:keep-together="auto"/>
    </style:style>
    <style:style style:name="Table16.7" style:family="table-row">
      <style:table-row-properties style:min-row-height="0.0354in" fo:keep-together="auto"/>
    </style:style>
    <style:style style:name="Table17" style:family="table">
      <style:table-properties style:width="5.8569in" fo:margin-left="-0.0396in" table:align="left" style:writing-mode="lr-tb"/>
    </style:style>
    <style:style style:name="Table17.A" style:family="table-column">
      <style:table-column-properties style:column-width="1.7771in"/>
    </style:style>
    <style:style style:name="Table17.B" style:family="table-column">
      <style:table-column-properties style:column-width="1.2681in"/>
    </style:style>
    <style:style style:name="Table17.C" style:family="table-column">
      <style:table-column-properties style:column-width="2.8118in"/>
    </style:style>
    <style:style style:name="Table17.1" style:family="table-row">
      <style:table-row-properties style:min-row-height="0.0257in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7.3" style:family="table-row">
      <style:table-row-properties style:min-row-height="0.0514in" fo:keep-together="auto"/>
    </style:style>
    <style:style style:name="Table17.4" style:family="table-row">
      <style:table-row-properties style:min-row-height="0.1028in" fo:keep-together="auto"/>
    </style:style>
    <style:style style:name="Table1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5" style:family="table-row">
      <style:table-row-properties style:min-row-height="0.0715in" fo:keep-together="auto"/>
    </style:style>
    <style:style style:name="Table17.7" style:family="table-row">
      <style:table-row-properties style:min-row-height="0.0354in" fo:keep-together="auto"/>
    </style:style>
    <style:style style:name="Table18" style:family="table">
      <style:table-properties style:width="5.8569in" fo:margin-left="-0.0396in" table:align="left" style:writing-mode="lr-tb"/>
    </style:style>
    <style:style style:name="Table18.A" style:family="table-column">
      <style:table-column-properties style:column-width="1.7771in"/>
    </style:style>
    <style:style style:name="Table18.B" style:family="table-column">
      <style:table-column-properties style:column-width="1.2681in"/>
    </style:style>
    <style:style style:name="Table18.C" style:family="table-column">
      <style:table-column-properties style:column-width="2.8118in"/>
    </style:style>
    <style:style style:name="Table18.1" style:family="table-row">
      <style:table-row-properties style:min-row-height="0.0257in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8.3" style:family="table-row">
      <style:table-row-properties style:min-row-height="0.0514in" fo:keep-together="auto"/>
    </style:style>
    <style:style style:name="Table18.4" style:family="table-row">
      <style:table-row-properties style:min-row-height="0.1028in" fo:keep-together="auto"/>
    </style:style>
    <style:style style:name="Table1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5" style:family="table-row">
      <style:table-row-properties style:min-row-height="0.0715in" fo:keep-together="auto"/>
    </style:style>
    <style:style style:name="Table18.7" style:family="table-row">
      <style:table-row-properties style:min-row-height="0.0354in" fo:keep-together="auto"/>
    </style:style>
    <style:style style:name="Table19" style:family="table">
      <style:table-properties style:width="5.8569in" fo:margin-left="-0.0396in" table:align="left" style:writing-mode="lr-tb"/>
    </style:style>
    <style:style style:name="Table19.A" style:family="table-column">
      <style:table-column-properties style:column-width="1.2181in"/>
    </style:style>
    <style:style style:name="Table19.B" style:family="table-column">
      <style:table-column-properties style:column-width="1.1375in"/>
    </style:style>
    <style:style style:name="Table19.C" style:family="table-column">
      <style:table-column-properties style:column-width="3.5014in"/>
    </style:style>
    <style:style style:name="Table19.1" style:family="table-row">
      <style:table-row-properties style:min-row-height="0.0257in"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9.3" style:family="table-row">
      <style:table-row-properties style:min-row-height="0.0514in" fo:keep-together="auto"/>
    </style:style>
    <style:style style:name="Table19.4" style:family="table-row">
      <style:table-row-properties style:min-row-height="0.1028in" fo:keep-together="auto"/>
    </style:style>
    <style:style style:name="Table1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9.5" style:family="table-row">
      <style:table-row-properties style:min-row-height="0.0354in" fo:keep-together="auto"/>
    </style:style>
    <style:style style:name="Table19.7" style:family="table-row">
      <style:table-row-properties style:min-row-height="0.0715in" fo:keep-together="auto"/>
    </style:style>
    <style:style style:name="Table20" style:family="table">
      <style:table-properties style:width="5.8569in" fo:margin-left="-0.0396in" table:align="left" style:writing-mode="lr-tb"/>
    </style:style>
    <style:style style:name="Table20.A" style:family="table-column">
      <style:table-column-properties style:column-width="1.2181in"/>
    </style:style>
    <style:style style:name="Table20.B" style:family="table-column">
      <style:table-column-properties style:column-width="1.1375in"/>
    </style:style>
    <style:style style:name="Table20.C" style:family="table-column">
      <style:table-column-properties style:column-width="3.5014in"/>
    </style:style>
    <style:style style:name="Table20.1" style:family="table-row">
      <style:table-row-properties style:min-row-height="0.0257in" fo:keep-together="auto"/>
    </style:style>
    <style:style style:name="Table2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0.3" style:family="table-row">
      <style:table-row-properties style:min-row-height="0.0514in" fo:keep-together="auto"/>
    </style:style>
    <style:style style:name="Table20.4" style:family="table-row">
      <style:table-row-properties style:min-row-height="0.1028in" fo:keep-together="auto"/>
    </style:style>
    <style:style style:name="Table2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0.5" style:family="table-row">
      <style:table-row-properties style:min-row-height="0.0354in" fo:keep-together="auto"/>
    </style:style>
    <style:style style:name="Table20.7" style:family="table-row">
      <style:table-row-properties style:min-row-height="0.0715in" fo:keep-together="auto"/>
    </style:style>
    <style:style style:name="Table21" style:family="table">
      <style:table-properties style:width="5.8569in" fo:margin-left="-0.0396in" table:align="left" style:writing-mode="lr-tb"/>
    </style:style>
    <style:style style:name="Table21.A" style:family="table-column">
      <style:table-column-properties style:column-width="1.2181in"/>
    </style:style>
    <style:style style:name="Table21.B" style:family="table-column">
      <style:table-column-properties style:column-width="1.1375in"/>
    </style:style>
    <style:style style:name="Table21.C" style:family="table-column">
      <style:table-column-properties style:column-width="3.5014in"/>
    </style:style>
    <style:style style:name="Table21.1" style:family="table-row">
      <style:table-row-properties style:min-row-height="0.0257in"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0514in" fo:keep-together="auto"/>
    </style:style>
    <style:style style:name="Table21.4" style:family="table-row">
      <style:table-row-properties style:min-row-height="0.1028in" fo:keep-together="auto"/>
    </style:style>
    <style:style style:name="Table2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1.5" style:family="table-row">
      <style:table-row-properties style:min-row-height="0.0354in" fo:keep-together="auto"/>
    </style:style>
    <style:style style:name="Table21.6" style:family="table-row">
      <style:table-row-properties style:min-row-height="0.016in" fo:keep-together="auto"/>
    </style:style>
    <style:style style:name="Table21.10" style:family="table-row">
      <style:table-row-properties style:min-row-height="0.0715in" fo:keep-together="auto"/>
    </style:style>
    <style:style style:name="Table22" style:family="table">
      <style:table-properties style:width="5.8569in" fo:margin-left="-0.0396in" table:align="left" style:writing-mode="lr-tb"/>
    </style:style>
    <style:style style:name="Table22.A" style:family="table-column">
      <style:table-column-properties style:column-width="1.7771in"/>
    </style:style>
    <style:style style:name="Table22.B" style:family="table-column">
      <style:table-column-properties style:column-width="1.2681in"/>
    </style:style>
    <style:style style:name="Table22.C" style:family="table-column">
      <style:table-column-properties style:column-width="2.8118in"/>
    </style:style>
    <style:style style:name="Table22.1" style:family="table-row">
      <style:table-row-properties style:min-row-height="0.0257in" fo:keep-together="auto"/>
    </style:style>
    <style:style style:name="Table2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2.3" style:family="table-row">
      <style:table-row-properties style:min-row-height="0.0514in" fo:keep-together="auto"/>
    </style:style>
    <style:style style:name="Table22.4" style:family="table-row">
      <style:table-row-properties style:min-row-height="0.1028in" fo:keep-together="auto"/>
    </style:style>
    <style:style style:name="Table2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2.5" style:family="table-row">
      <style:table-row-properties style:min-row-height="0.0715in" fo:keep-together="auto"/>
    </style:style>
    <style:style style:name="Table22.7" style:family="table-row">
      <style:table-row-properties style:min-row-height="0.0354in" fo:keep-together="auto"/>
    </style:style>
    <style:style style:name="Table23" style:family="table">
      <style:table-properties style:width="5.8569in" fo:margin-left="-0.0396in" table:align="left" style:writing-mode="lr-tb"/>
    </style:style>
    <style:style style:name="Table23.A" style:family="table-column">
      <style:table-column-properties style:column-width="1.7771in"/>
    </style:style>
    <style:style style:name="Table23.B" style:family="table-column">
      <style:table-column-properties style:column-width="1.2681in"/>
    </style:style>
    <style:style style:name="Table23.C" style:family="table-column">
      <style:table-column-properties style:column-width="2.8118in"/>
    </style:style>
    <style:style style:name="Table23.1" style:family="table-row">
      <style:table-row-properties style:min-row-height="0.0257in"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3.3" style:family="table-row">
      <style:table-row-properties style:min-row-height="0.0514in" fo:keep-together="auto"/>
    </style:style>
    <style:style style:name="Table23.4" style:family="table-row">
      <style:table-row-properties style:min-row-height="0.1028in" fo:keep-together="auto"/>
    </style:style>
    <style:style style:name="Table2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.5" style:family="table-row">
      <style:table-row-properties style:min-row-height="0.0715in" fo:keep-together="auto"/>
    </style:style>
    <style:style style:name="Table23.7" style:family="table-row">
      <style:table-row-properties style:min-row-height="0.0354in" fo:keep-together="auto"/>
    </style:style>
    <style:style style:name="Table23.8" style:family="table-row">
      <style:table-row-properties style:min-row-height="0.016in" fo:keep-together="auto"/>
    </style:style>
    <style:style style:name="Table24" style:family="table">
      <style:table-properties style:width="5.8569in" fo:margin-left="-0.0396in" table:align="left" style:writing-mode="lr-tb"/>
    </style:style>
    <style:style style:name="Table24.A" style:family="table-column">
      <style:table-column-properties style:column-width="1.7771in"/>
    </style:style>
    <style:style style:name="Table24.B" style:family="table-column">
      <style:table-column-properties style:column-width="1.2681in"/>
    </style:style>
    <style:style style:name="Table24.C" style:family="table-column">
      <style:table-column-properties style:column-width="2.8118in"/>
    </style:style>
    <style:style style:name="Table24.1" style:family="table-row">
      <style:table-row-properties style:min-row-height="0.0257in" fo:keep-together="auto"/>
    </style:style>
    <style:style style:name="Table2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4.3" style:family="table-row">
      <style:table-row-properties style:min-row-height="0.0514in" fo:keep-together="auto"/>
    </style:style>
    <style:style style:name="Table24.4" style:family="table-row">
      <style:table-row-properties style:min-row-height="0.1028in" fo:keep-together="auto"/>
    </style:style>
    <style:style style:name="Table2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4.5" style:family="table-row">
      <style:table-row-properties style:min-row-height="0.0715in" fo:keep-together="auto"/>
    </style:style>
    <style:style style:name="Table24.7" style:family="table-row">
      <style:table-row-properties style:min-row-height="0.0354in" fo:keep-together="auto"/>
    </style:style>
    <style:style style:name="Table24.8" style:family="table-row">
      <style:table-row-properties style:min-row-height="0.016in" fo:keep-together="auto"/>
    </style:style>
    <style:style style:name="Table25" style:family="table">
      <style:table-properties style:width="5.866in" table:align="left" style:writing-mode="lr-tb"/>
    </style:style>
    <style:style style:name="Table25.A" style:family="table-column">
      <style:table-column-properties style:column-width="1.3458in"/>
    </style:style>
    <style:style style:name="Table25.B" style:family="table-column">
      <style:table-column-properties style:column-width="1.0181in"/>
    </style:style>
    <style:style style:name="Table25.C" style:family="table-column">
      <style:table-column-properties style:column-width="3.5021in"/>
    </style:style>
    <style:style style:name="Table25.1" style:family="table-row">
      <style:table-row-properties style:min-row-height="0.0257in" fo:keep-together="auto"/>
    </style:style>
    <style:style style:name="Table2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5.3" style:family="table-row">
      <style:table-row-properties style:min-row-height="0.0514in" fo:keep-together="auto"/>
    </style:style>
    <style:style style:name="Table25.4" style:family="table-row">
      <style:table-row-properties style:min-row-height="0.1028in" fo:keep-together="auto"/>
    </style:style>
    <style:style style:name="Table2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5.5" style:family="table-row">
      <style:table-row-properties style:min-row-height="0.0715in" fo:keep-together="auto"/>
    </style:style>
    <style:style style:name="Table25.8" style:family="table-row">
      <style:table-row-properties style:min-row-height="0.0354in" fo:keep-together="auto"/>
    </style:style>
    <style:style style:name="Table25.9" style:family="table-row">
      <style:table-row-properties style:min-row-height="0.016in" fo:keep-together="auto"/>
    </style:style>
    <style:style style:name="Table26" style:family="table">
      <style:table-properties style:width="5.8569in" fo:margin-left="-0.0396in" table:align="left" style:writing-mode="lr-tb"/>
    </style:style>
    <style:style style:name="Table26.A" style:family="table-column">
      <style:table-column-properties style:column-width="1.7771in"/>
    </style:style>
    <style:style style:name="Table26.B" style:family="table-column">
      <style:table-column-properties style:column-width="1.2681in"/>
    </style:style>
    <style:style style:name="Table26.C" style:family="table-column">
      <style:table-column-properties style:column-width="2.8118in"/>
    </style:style>
    <style:style style:name="Table26.1" style:family="table-row">
      <style:table-row-properties style:min-row-height="0.0257in" fo:keep-together="auto"/>
    </style:style>
    <style:style style:name="Table2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6.3" style:family="table-row">
      <style:table-row-properties style:min-row-height="0.0514in" fo:keep-together="auto"/>
    </style:style>
    <style:style style:name="Table26.4" style:family="table-row">
      <style:table-row-properties style:min-row-height="0.1028in" fo:keep-together="auto"/>
    </style:style>
    <style:style style:name="Table2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6.5" style:family="table-row">
      <style:table-row-properties style:min-row-height="0.0715in" fo:keep-together="auto"/>
    </style:style>
    <style:style style:name="Table26.8" style:family="table-row">
      <style:table-row-properties style:min-row-height="0.0354in" fo:keep-together="auto"/>
    </style:style>
    <style:style style:name="Table26.9" style:family="table-row">
      <style:table-row-properties style:min-row-height="0.016in" fo:keep-together="auto"/>
    </style:style>
    <style:style style:name="Table27" style:family="table">
      <style:table-properties style:width="5.8569in" fo:margin-left="-0.0396in" table:align="left" style:writing-mode="lr-tb"/>
    </style:style>
    <style:style style:name="Table27.A" style:family="table-column">
      <style:table-column-properties style:column-width="1.7771in"/>
    </style:style>
    <style:style style:name="Table27.B" style:family="table-column">
      <style:table-column-properties style:column-width="1.2681in"/>
    </style:style>
    <style:style style:name="Table27.C" style:family="table-column">
      <style:table-column-properties style:column-width="2.8118in"/>
    </style:style>
    <style:style style:name="Table27.1" style:family="table-row">
      <style:table-row-properties style:min-row-height="0.0257in" fo:keep-together="auto"/>
    </style:style>
    <style:style style:name="Table2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7.3" style:family="table-row">
      <style:table-row-properties style:min-row-height="0.0514in" fo:keep-together="auto"/>
    </style:style>
    <style:style style:name="Table27.4" style:family="table-row">
      <style:table-row-properties style:min-row-height="0.1028in" fo:keep-together="auto"/>
    </style:style>
    <style:style style:name="Table2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7.5" style:family="table-row">
      <style:table-row-properties style:min-row-height="0.0715in" fo:keep-together="auto"/>
    </style:style>
    <style:style style:name="Table28" style:family="table">
      <style:table-properties style:width="5.8569in" fo:margin-left="-0.0396in" table:align="left" style:writing-mode="lr-tb"/>
    </style:style>
    <style:style style:name="Table28.A" style:family="table-column">
      <style:table-column-properties style:column-width="1.7771in"/>
    </style:style>
    <style:style style:name="Table28.B" style:family="table-column">
      <style:table-column-properties style:column-width="1.2681in"/>
    </style:style>
    <style:style style:name="Table28.C" style:family="table-column">
      <style:table-column-properties style:column-width="2.8118in"/>
    </style:style>
    <style:style style:name="Table28.1" style:family="table-row">
      <style:table-row-properties style:min-row-height="0.0257in" fo:keep-together="auto"/>
    </style:style>
    <style:style style:name="Table2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8.3" style:family="table-row">
      <style:table-row-properties style:min-row-height="0.0514in" fo:keep-together="auto"/>
    </style:style>
    <style:style style:name="Table28.4" style:family="table-row">
      <style:table-row-properties style:min-row-height="0.1028in" fo:keep-together="auto"/>
    </style:style>
    <style:style style:name="Table2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8.5" style:family="table-row">
      <style:table-row-properties style:min-row-height="0.0715in" fo:keep-together="auto"/>
    </style:style>
    <style:style style:name="Table28.7" style:family="table-row">
      <style:table-row-properties style:min-row-height="0.0354in" fo:keep-together="auto"/>
    </style:style>
    <style:style style:name="Table28.8" style:family="table-row">
      <style:table-row-properties style:min-row-height="0.016in" fo:keep-together="auto"/>
    </style:style>
    <style:style style:name="Table29" style:family="table">
      <style:table-properties style:width="5.8569in" fo:margin-left="-0.0396in" table:align="left" style:writing-mode="lr-tb"/>
    </style:style>
    <style:style style:name="Table29.A" style:family="table-column">
      <style:table-column-properties style:column-width="1.7771in"/>
    </style:style>
    <style:style style:name="Table29.B" style:family="table-column">
      <style:table-column-properties style:column-width="1.2681in"/>
    </style:style>
    <style:style style:name="Table29.C" style:family="table-column">
      <style:table-column-properties style:column-width="2.8118in"/>
    </style:style>
    <style:style style:name="Table29.1" style:family="table-row">
      <style:table-row-properties style:min-row-height="0.0257in" fo:keep-together="auto"/>
    </style:style>
    <style:style style:name="Table2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9.3" style:family="table-row">
      <style:table-row-properties style:min-row-height="0.0514in" fo:keep-together="auto"/>
    </style:style>
    <style:style style:name="Table29.4" style:family="table-row">
      <style:table-row-properties style:min-row-height="0.1028in" fo:keep-together="auto"/>
    </style:style>
    <style:style style:name="Table2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9.5" style:family="table-row">
      <style:table-row-properties style:min-row-height="0.0715in" fo:keep-together="auto"/>
    </style:style>
    <style:style style:name="Table29.7" style:family="table-row">
      <style:table-row-properties style:min-row-height="0.0354in" fo:keep-together="auto"/>
    </style:style>
    <style:style style:name="Table29.8" style:family="table-row">
      <style:table-row-properties style:min-row-height="0.016in" fo:keep-together="auto"/>
    </style:style>
    <style:style style:name="Table30" style:family="table">
      <style:table-properties style:width="5.8569in" fo:margin-left="-0.0396in" table:align="left" style:writing-mode="lr-tb"/>
    </style:style>
    <style:style style:name="Table30.A" style:family="table-column">
      <style:table-column-properties style:column-width="1.7771in"/>
    </style:style>
    <style:style style:name="Table30.B" style:family="table-column">
      <style:table-column-properties style:column-width="1.2681in"/>
    </style:style>
    <style:style style:name="Table30.C" style:family="table-column">
      <style:table-column-properties style:column-width="2.8118in"/>
    </style:style>
    <style:style style:name="Table30.1" style:family="table-row">
      <style:table-row-properties style:min-row-height="0.0257in" fo:keep-together="auto"/>
    </style:style>
    <style:style style:name="Table3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0.3" style:family="table-row">
      <style:table-row-properties style:min-row-height="0.0514in" fo:keep-together="auto"/>
    </style:style>
    <style:style style:name="Table30.4" style:family="table-row">
      <style:table-row-properties style:min-row-height="0.1028in" fo:keep-together="auto"/>
    </style:style>
    <style:style style:name="Table3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0.5" style:family="table-row">
      <style:table-row-properties style:min-row-height="0.0715in" fo:keep-together="auto"/>
    </style:style>
    <style:style style:name="Table30.7" style:family="table-row">
      <style:table-row-properties style:min-row-height="0.0354in" fo:keep-together="auto"/>
    </style:style>
    <style:style style:name="Table30.8" style:family="table-row">
      <style:table-row-properties style:min-row-height="0.016in" fo:keep-together="auto"/>
    </style:style>
    <style:style style:name="Table31" style:family="table">
      <style:table-properties style:width="5.8569in" fo:margin-left="-0.0396in" table:align="left" style:writing-mode="lr-tb"/>
    </style:style>
    <style:style style:name="Table31.A" style:family="table-column">
      <style:table-column-properties style:column-width="1.7771in"/>
    </style:style>
    <style:style style:name="Table31.B" style:family="table-column">
      <style:table-column-properties style:column-width="1.2681in"/>
    </style:style>
    <style:style style:name="Table31.C" style:family="table-column">
      <style:table-column-properties style:column-width="2.8118in"/>
    </style:style>
    <style:style style:name="Table31.1" style:family="table-row">
      <style:table-row-properties style:min-row-height="0.0257in" fo:keep-together="auto"/>
    </style:style>
    <style:style style:name="Table3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1.3" style:family="table-row">
      <style:table-row-properties style:min-row-height="0.0514in" fo:keep-together="auto"/>
    </style:style>
    <style:style style:name="Table31.4" style:family="table-row">
      <style:table-row-properties style:min-row-height="0.1028in" fo:keep-together="auto"/>
    </style:style>
    <style:style style:name="Table3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5" style:family="table-row">
      <style:table-row-properties style:min-row-height="0.0715in" fo:keep-together="auto"/>
    </style:style>
    <style:style style:name="Table31.9" style:family="table-row">
      <style:table-row-properties style:min-row-height="0.0354in" fo:keep-together="auto"/>
    </style:style>
    <style:style style:name="Table31.10" style:family="table-row">
      <style:table-row-properties style:min-row-height="0.016in" fo:keep-together="auto"/>
    </style:style>
    <style:style style:name="Table32" style:family="table">
      <style:table-properties style:width="5.8569in" fo:margin-left="-0.0396in" table:align="left" style:writing-mode="lr-tb"/>
    </style:style>
    <style:style style:name="Table32.A" style:family="table-column">
      <style:table-column-properties style:column-width="1.7771in"/>
    </style:style>
    <style:style style:name="Table32.B" style:family="table-column">
      <style:table-column-properties style:column-width="1.2681in"/>
    </style:style>
    <style:style style:name="Table32.C" style:family="table-column">
      <style:table-column-properties style:column-width="2.8118in"/>
    </style:style>
    <style:style style:name="Table32.1" style:family="table-row">
      <style:table-row-properties style:min-row-height="0.0257in" fo:keep-together="auto"/>
    </style:style>
    <style:style style:name="Table3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2.3" style:family="table-row">
      <style:table-row-properties style:min-row-height="0.0514in" fo:keep-together="auto"/>
    </style:style>
    <style:style style:name="Table32.4" style:family="table-row">
      <style:table-row-properties style:min-row-height="0.1028in" fo:keep-together="auto"/>
    </style:style>
    <style:style style:name="Table3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2.5" style:family="table-row">
      <style:table-row-properties style:min-row-height="0.0715in" fo:keep-together="auto"/>
    </style:style>
    <style:style style:name="Table32.7" style:family="table-row">
      <style:table-row-properties style:min-row-height="0.0354in" fo:keep-together="auto"/>
    </style:style>
    <style:style style:name="Table32.8" style:family="table-row">
      <style:table-row-properties style:min-row-height="0.016in" fo:keep-together="auto"/>
    </style:style>
    <style:style style:name="Table33" style:family="table">
      <style:table-properties style:width="5.8569in" fo:margin-left="-0.0396in" table:align="left" style:writing-mode="lr-tb"/>
    </style:style>
    <style:style style:name="Table33.A" style:family="table-column">
      <style:table-column-properties style:column-width="1.7771in"/>
    </style:style>
    <style:style style:name="Table33.B" style:family="table-column">
      <style:table-column-properties style:column-width="1.2681in"/>
    </style:style>
    <style:style style:name="Table33.C" style:family="table-column">
      <style:table-column-properties style:column-width="2.8118in"/>
    </style:style>
    <style:style style:name="Table33.1" style:family="table-row">
      <style:table-row-properties style:min-row-height="0.0257in" fo:keep-together="auto"/>
    </style:style>
    <style:style style:name="Table3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3.3" style:family="table-row">
      <style:table-row-properties style:min-row-height="0.0514in" fo:keep-together="auto"/>
    </style:style>
    <style:style style:name="Table33.4" style:family="table-row">
      <style:table-row-properties style:min-row-height="0.1028in" fo:keep-together="auto"/>
    </style:style>
    <style:style style:name="Table3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5" style:family="table-row">
      <style:table-row-properties style:min-row-height="0.0715in" fo:keep-together="auto"/>
    </style:style>
    <style:style style:name="Table34" style:family="table">
      <style:table-properties style:width="5.8569in" fo:margin-left="-0.0396in" table:align="left" style:writing-mode="lr-tb"/>
    </style:style>
    <style:style style:name="Table34.A" style:family="table-column">
      <style:table-column-properties style:column-width="1.7771in"/>
    </style:style>
    <style:style style:name="Table34.B" style:family="table-column">
      <style:table-column-properties style:column-width="1.2681in"/>
    </style:style>
    <style:style style:name="Table34.C" style:family="table-column">
      <style:table-column-properties style:column-width="2.8118in"/>
    </style:style>
    <style:style style:name="Table34.1" style:family="table-row">
      <style:table-row-properties style:min-row-height="0.0257in" fo:keep-together="auto"/>
    </style:style>
    <style:style style:name="Table3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4.3" style:family="table-row">
      <style:table-row-properties style:min-row-height="0.0514in" fo:keep-together="auto"/>
    </style:style>
    <style:style style:name="Table34.4" style:family="table-row">
      <style:table-row-properties style:min-row-height="0.0715in" fo:keep-together="auto"/>
    </style:style>
    <style:style style:name="Table34.5" style:family="table-row">
      <style:table-row-properties style:min-row-height="0.0354in" fo:keep-together="auto"/>
    </style:style>
    <style:style style:name="Table34.A5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4.B5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4.C5" style:family="table-cell">
      <style:table-cell-properties style:vertical-align="top" fo:background-color="#4f81bd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4.6" style:family="table-row">
      <style:table-row-properties style:min-row-height="0.016in" fo:keep-together="auto"/>
    </style:style>
    <style:style style:name="Table35" style:family="table">
      <style:table-properties style:width="5.8569in" fo:margin-left="-0.0396in" table:align="left" style:writing-mode="lr-tb"/>
    </style:style>
    <style:style style:name="Table35.A" style:family="table-column">
      <style:table-column-properties style:column-width="1.7771in"/>
    </style:style>
    <style:style style:name="Table35.B" style:family="table-column">
      <style:table-column-properties style:column-width="1.2681in"/>
    </style:style>
    <style:style style:name="Table35.C" style:family="table-column">
      <style:table-column-properties style:column-width="2.8118in"/>
    </style:style>
    <style:style style:name="Table35.1" style:family="table-row">
      <style:table-row-properties style:min-row-height="0.0257in" fo:keep-together="auto"/>
    </style:style>
    <style:style style:name="Table3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5.3" style:family="table-row">
      <style:table-row-properties style:min-row-height="0.0514in" fo:keep-together="auto"/>
    </style:style>
    <style:style style:name="Table35.4" style:family="table-row">
      <style:table-row-properties style:min-row-height="0.1028in" fo:keep-together="auto"/>
    </style:style>
    <style:style style:name="Table3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5.5" style:family="table-row">
      <style:table-row-properties style:min-row-height="0.0715in" fo:keep-together="auto"/>
    </style:style>
    <style:style style:name="Table35.7" style:family="table-row">
      <style:table-row-properties style:min-row-height="0.0354in" fo:keep-together="auto"/>
    </style:style>
    <style:style style:name="Table35.8" style:family="table-row">
      <style:table-row-properties style:min-row-height="0.016in" fo:keep-together="auto"/>
    </style:style>
    <style:style style:name="Table36" style:family="table">
      <style:table-properties style:width="5.8569in" fo:margin-left="-0.0396in" table:align="left" style:writing-mode="lr-tb"/>
    </style:style>
    <style:style style:name="Table36.A" style:family="table-column">
      <style:table-column-properties style:column-width="1.7771in"/>
    </style:style>
    <style:style style:name="Table36.B" style:family="table-column">
      <style:table-column-properties style:column-width="1.2681in"/>
    </style:style>
    <style:style style:name="Table36.C" style:family="table-column">
      <style:table-column-properties style:column-width="2.8118in"/>
    </style:style>
    <style:style style:name="Table36.1" style:family="table-row">
      <style:table-row-properties style:min-row-height="0.0257in" fo:keep-together="auto"/>
    </style:style>
    <style:style style:name="Table3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6.3" style:family="table-row">
      <style:table-row-properties style:min-row-height="0.0514in" fo:keep-together="auto"/>
    </style:style>
    <style:style style:name="Table36.4" style:family="table-row">
      <style:table-row-properties style:min-row-height="0.1028in" fo:keep-together="auto"/>
    </style:style>
    <style:style style:name="Table3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6.5" style:family="table-row">
      <style:table-row-properties style:min-row-height="0.0715in" fo:keep-together="auto"/>
    </style:style>
    <style:style style:name="Table36.7" style:family="table-row">
      <style:table-row-properties style:min-row-height="0.0354in" fo:keep-together="auto"/>
    </style:style>
    <style:style style:name="Table36.8" style:family="table-row">
      <style:table-row-properties style:min-row-height="0.016in" fo:keep-together="auto"/>
    </style:style>
    <style:style style:name="Table37" style:family="table">
      <style:table-properties style:width="5.8569in" fo:margin-left="-0.0396in" table:align="left" style:writing-mode="lr-tb"/>
    </style:style>
    <style:style style:name="Table37.A" style:family="table-column">
      <style:table-column-properties style:column-width="1.7771in"/>
    </style:style>
    <style:style style:name="Table37.B" style:family="table-column">
      <style:table-column-properties style:column-width="1.2681in"/>
    </style:style>
    <style:style style:name="Table37.C" style:family="table-column">
      <style:table-column-properties style:column-width="2.8118in"/>
    </style:style>
    <style:style style:name="Table37.1" style:family="table-row">
      <style:table-row-properties style:min-row-height="0.0257in" fo:keep-together="auto"/>
    </style:style>
    <style:style style:name="Table3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7.3" style:family="table-row">
      <style:table-row-properties style:min-row-height="0.0514in" fo:keep-together="auto"/>
    </style:style>
    <style:style style:name="Table37.4" style:family="table-row">
      <style:table-row-properties style:min-row-height="0.1028in" fo:keep-together="auto"/>
    </style:style>
    <style:style style:name="Table3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7.5" style:family="table-row">
      <style:table-row-properties style:min-row-height="0.0715in" fo:keep-together="auto"/>
    </style:style>
    <style:style style:name="Table37.7" style:family="table-row">
      <style:table-row-properties style:min-row-height="0.0354in" fo:keep-together="auto"/>
    </style:style>
    <style:style style:name="Table37.8" style:family="table-row">
      <style:table-row-properties style:min-row-height="0.016in" fo:keep-together="auto"/>
    </style:style>
    <style:style style:name="Table38" style:family="table">
      <style:table-properties style:width="5.8569in" fo:margin-left="-0.0396in" table:align="left" style:writing-mode="lr-tb"/>
    </style:style>
    <style:style style:name="Table38.A" style:family="table-column">
      <style:table-column-properties style:column-width="1.7771in"/>
    </style:style>
    <style:style style:name="Table38.B" style:family="table-column">
      <style:table-column-properties style:column-width="1.2681in"/>
    </style:style>
    <style:style style:name="Table38.C" style:family="table-column">
      <style:table-column-properties style:column-width="2.8118in"/>
    </style:style>
    <style:style style:name="Table38.1" style:family="table-row">
      <style:table-row-properties style:min-row-height="0.0257in" fo:keep-together="auto"/>
    </style:style>
    <style:style style:name="Table3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8.3" style:family="table-row">
      <style:table-row-properties style:min-row-height="0.0514in" fo:keep-together="auto"/>
    </style:style>
    <style:style style:name="Table38.4" style:family="table-row">
      <style:table-row-properties style:min-row-height="0.1028in" fo:keep-together="auto"/>
    </style:style>
    <style:style style:name="Table3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8.5" style:family="table-row">
      <style:table-row-properties style:min-row-height="0.0715in" fo:keep-together="auto"/>
    </style:style>
    <style:style style:name="Table39" style:family="table">
      <style:table-properties style:width="5.8569in" fo:margin-left="-0.0396in" table:align="left" style:writing-mode="lr-tb"/>
    </style:style>
    <style:style style:name="Table39.A" style:family="table-column">
      <style:table-column-properties style:column-width="1.7771in"/>
    </style:style>
    <style:style style:name="Table39.B" style:family="table-column">
      <style:table-column-properties style:column-width="1.2681in"/>
    </style:style>
    <style:style style:name="Table39.C" style:family="table-column">
      <style:table-column-properties style:column-width="2.8118in"/>
    </style:style>
    <style:style style:name="Table39.1" style:family="table-row">
      <style:table-row-properties style:min-row-height="0.0257in" fo:keep-together="auto"/>
    </style:style>
    <style:style style:name="Table3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9.3" style:family="table-row">
      <style:table-row-properties style:min-row-height="0.0514in" fo:keep-together="auto"/>
    </style:style>
    <style:style style:name="Table39.4" style:family="table-row">
      <style:table-row-properties style:min-row-height="0.1028in" fo:keep-together="auto"/>
    </style:style>
    <style:style style:name="Table3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9.5" style:family="table-row">
      <style:table-row-properties style:min-row-height="0.0715in" fo:keep-together="auto"/>
    </style:style>
    <style:style style:name="Table40" style:family="table">
      <style:table-properties style:width="5.8569in" fo:margin-left="-0.0396in" table:align="left" style:writing-mode="lr-tb"/>
    </style:style>
    <style:style style:name="Table40.A" style:family="table-column">
      <style:table-column-properties style:column-width="1.7771in"/>
    </style:style>
    <style:style style:name="Table40.B" style:family="table-column">
      <style:table-column-properties style:column-width="1.2681in"/>
    </style:style>
    <style:style style:name="Table40.C" style:family="table-column">
      <style:table-column-properties style:column-width="2.8118in"/>
    </style:style>
    <style:style style:name="Table40.1" style:family="table-row">
      <style:table-row-properties style:min-row-height="0.0257in" fo:keep-together="auto"/>
    </style:style>
    <style:style style:name="Table4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0.3" style:family="table-row">
      <style:table-row-properties style:min-row-height="0.0514in" fo:keep-together="auto"/>
    </style:style>
    <style:style style:name="Table40.4" style:family="table-row">
      <style:table-row-properties style:min-row-height="0.1028in" fo:keep-together="auto"/>
    </style:style>
    <style:style style:name="Table4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0.5" style:family="table-row">
      <style:table-row-properties style:min-row-height="0.0715in" fo:keep-together="auto"/>
    </style:style>
    <style:style style:name="Table40.7" style:family="table-row">
      <style:table-row-properties style:min-row-height="0.0354in" fo:keep-together="auto"/>
    </style:style>
    <style:style style:name="Table40.8" style:family="table-row">
      <style:table-row-properties style:min-row-height="0.016in" fo:keep-together="auto"/>
    </style:style>
    <style:style style:name="Table41" style:family="table">
      <style:table-properties style:width="5.8569in" fo:margin-left="-0.0396in" table:align="left" style:writing-mode="lr-tb"/>
    </style:style>
    <style:style style:name="Table41.A" style:family="table-column">
      <style:table-column-properties style:column-width="1.7771in"/>
    </style:style>
    <style:style style:name="Table41.B" style:family="table-column">
      <style:table-column-properties style:column-width="1.2681in"/>
    </style:style>
    <style:style style:name="Table41.C" style:family="table-column">
      <style:table-column-properties style:column-width="2.8118in"/>
    </style:style>
    <style:style style:name="Table41.1" style:family="table-row">
      <style:table-row-properties style:min-row-height="0.0257in" fo:keep-together="auto"/>
    </style:style>
    <style:style style:name="Table4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1.3" style:family="table-row">
      <style:table-row-properties style:min-row-height="0.0514in" fo:keep-together="auto"/>
    </style:style>
    <style:style style:name="Table41.4" style:family="table-row">
      <style:table-row-properties style:min-row-height="0.1028in" fo:keep-together="auto"/>
    </style:style>
    <style:style style:name="Table4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1.5" style:family="table-row">
      <style:table-row-properties style:min-row-height="0.0715in" fo:keep-together="auto"/>
    </style:style>
    <style:style style:name="Table41.7" style:family="table-row">
      <style:table-row-properties style:min-row-height="0.0354in" fo:keep-together="auto"/>
    </style:style>
    <style:style style:name="Table41.8" style:family="table-row">
      <style:table-row-properties style:min-row-height="0.016in" fo:keep-together="auto"/>
    </style:style>
    <style:style style:name="Table42" style:family="table">
      <style:table-properties style:width="5.8569in" fo:margin-left="-0.0396in" table:align="left" style:writing-mode="lr-tb"/>
    </style:style>
    <style:style style:name="Table42.A" style:family="table-column">
      <style:table-column-properties style:column-width="1.7771in"/>
    </style:style>
    <style:style style:name="Table42.B" style:family="table-column">
      <style:table-column-properties style:column-width="1.2681in"/>
    </style:style>
    <style:style style:name="Table42.C" style:family="table-column">
      <style:table-column-properties style:column-width="2.8118in"/>
    </style:style>
    <style:style style:name="Table42.1" style:family="table-row">
      <style:table-row-properties style:min-row-height="0.0257in" fo:keep-together="auto"/>
    </style:style>
    <style:style style:name="Table4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2.3" style:family="table-row">
      <style:table-row-properties style:min-row-height="0.0514in" fo:keep-together="auto"/>
    </style:style>
    <style:style style:name="Table42.4" style:family="table-row">
      <style:table-row-properties style:min-row-height="0.1028in" fo:keep-together="auto"/>
    </style:style>
    <style:style style:name="Table4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2.5" style:family="table-row">
      <style:table-row-properties style:min-row-height="0.0715in" fo:keep-together="auto"/>
    </style:style>
    <style:style style:name="Table42.7" style:family="table-row">
      <style:table-row-properties style:min-row-height="0.0354in" fo:keep-together="auto"/>
    </style:style>
    <style:style style:name="Table42.8" style:family="table-row">
      <style:table-row-properties style:min-row-height="0.016in" fo:keep-together="auto"/>
    </style:style>
    <style:style style:name="Table43" style:family="table">
      <style:table-properties style:width="5.8569in" fo:margin-left="-0.0396in" table:align="left" style:writing-mode="lr-tb"/>
    </style:style>
    <style:style style:name="Table43.A" style:family="table-column">
      <style:table-column-properties style:column-width="1.7771in"/>
    </style:style>
    <style:style style:name="Table43.B" style:family="table-column">
      <style:table-column-properties style:column-width="1.2681in"/>
    </style:style>
    <style:style style:name="Table43.C" style:family="table-column">
      <style:table-column-properties style:column-width="2.8118in"/>
    </style:style>
    <style:style style:name="Table43.1" style:family="table-row">
      <style:table-row-properties style:min-row-height="0.0257in" fo:keep-together="auto"/>
    </style:style>
    <style:style style:name="Table4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3.3" style:family="table-row">
      <style:table-row-properties style:min-row-height="0.0514in" fo:keep-together="auto"/>
    </style:style>
    <style:style style:name="Table43.4" style:family="table-row">
      <style:table-row-properties style:min-row-height="0.1028in" fo:keep-together="auto"/>
    </style:style>
    <style:style style:name="Table4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3.5" style:family="table-row">
      <style:table-row-properties style:min-row-height="0.0715in" fo:keep-together="auto"/>
    </style:style>
    <style:style style:name="Table43.7" style:family="table-row">
      <style:table-row-properties style:min-row-height="0.0354in" fo:keep-together="auto"/>
    </style:style>
    <style:style style:name="Table43.8" style:family="table-row">
      <style:table-row-properties style:min-row-height="0.016in" fo:keep-together="auto"/>
    </style:style>
    <style:style style:name="Table44" style:family="table">
      <style:table-properties style:width="5.8569in" fo:margin-left="-0.0396in" table:align="left" style:writing-mode="lr-tb"/>
    </style:style>
    <style:style style:name="Table44.A" style:family="table-column">
      <style:table-column-properties style:column-width="1.7771in"/>
    </style:style>
    <style:style style:name="Table44.B" style:family="table-column">
      <style:table-column-properties style:column-width="0.8111in"/>
    </style:style>
    <style:style style:name="Table44.C" style:family="table-column">
      <style:table-column-properties style:column-width="3.2688in"/>
    </style:style>
    <style:style style:name="Table44.1" style:family="table-row">
      <style:table-row-properties style:min-row-height="0.0257in" fo:keep-together="auto"/>
    </style:style>
    <style:style style:name="Table4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4.3" style:family="table-row">
      <style:table-row-properties style:min-row-height="0.0514in" fo:keep-together="auto"/>
    </style:style>
    <style:style style:name="Table44.4" style:family="table-row">
      <style:table-row-properties style:min-row-height="0.1028in" fo:keep-together="auto"/>
    </style:style>
    <style:style style:name="Table4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4.5" style:family="table-row">
      <style:table-row-properties style:min-row-height="0.0715in" fo:keep-together="auto"/>
    </style:style>
    <style:style style:name="Table44.8" style:family="table-row">
      <style:table-row-properties style:min-row-height="0.0354in" fo:keep-together="auto"/>
    </style:style>
    <style:style style:name="Table44.9" style:family="table-row">
      <style:table-row-properties style:min-row-height="0.016in" fo:keep-together="auto"/>
    </style:style>
    <style:style style:name="Table45" style:family="table">
      <style:table-properties style:width="5.8569in" fo:margin-left="-0.0396in" table:align="left" style:writing-mode="lr-tb"/>
    </style:style>
    <style:style style:name="Table45.A" style:family="table-column">
      <style:table-column-properties style:column-width="1.7771in"/>
    </style:style>
    <style:style style:name="Table45.B" style:family="table-column">
      <style:table-column-properties style:column-width="0.8111in"/>
    </style:style>
    <style:style style:name="Table45.C" style:family="table-column">
      <style:table-column-properties style:column-width="3.2688in"/>
    </style:style>
    <style:style style:name="Table45.1" style:family="table-row">
      <style:table-row-properties style:min-row-height="0.0257in" fo:keep-together="auto"/>
    </style:style>
    <style:style style:name="Table4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5.3" style:family="table-row">
      <style:table-row-properties style:min-row-height="0.0514in" fo:keep-together="auto"/>
    </style:style>
    <style:style style:name="Table45.4" style:family="table-row">
      <style:table-row-properties style:min-row-height="0.1028in" fo:keep-together="auto"/>
    </style:style>
    <style:style style:name="Table4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5" style:family="table-row">
      <style:table-row-properties style:min-row-height="0.0715in" fo:keep-together="auto"/>
    </style:style>
    <style:style style:name="Table45.9" style:family="table-row">
      <style:table-row-properties style:min-row-height="0.0354in" fo:keep-together="auto"/>
    </style:style>
    <style:style style:name="Table45.10" style:family="table-row">
      <style:table-row-properties style:min-row-height="0.016in" fo:keep-together="auto"/>
    </style:style>
    <style:style style:name="Table46" style:family="table">
      <style:table-properties style:width="5.8569in" fo:margin-left="-0.0396in" table:align="left" style:writing-mode="lr-tb"/>
    </style:style>
    <style:style style:name="Table46.A" style:family="table-column">
      <style:table-column-properties style:column-width="1.7771in"/>
    </style:style>
    <style:style style:name="Table46.B" style:family="table-column">
      <style:table-column-properties style:column-width="1.2681in"/>
    </style:style>
    <style:style style:name="Table46.C" style:family="table-column">
      <style:table-column-properties style:column-width="2.8118in"/>
    </style:style>
    <style:style style:name="Table46.1" style:family="table-row">
      <style:table-row-properties style:min-row-height="0.0257in" fo:keep-together="auto"/>
    </style:style>
    <style:style style:name="Table4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6.3" style:family="table-row">
      <style:table-row-properties style:min-row-height="0.0514in" fo:keep-together="auto"/>
    </style:style>
    <style:style style:name="Table46.4" style:family="table-row">
      <style:table-row-properties style:min-row-height="0.1028in" fo:keep-together="auto"/>
    </style:style>
    <style:style style:name="Table4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6.5" style:family="table-row">
      <style:table-row-properties style:min-row-height="0.0715in" fo:keep-together="auto"/>
    </style:style>
    <style:style style:name="Table46.7" style:family="table-row">
      <style:table-row-properties style:min-row-height="0.0354in" fo:keep-together="auto"/>
    </style:style>
    <style:style style:name="Table46.8" style:family="table-row">
      <style:table-row-properties style:min-row-height="0.016in" fo:keep-together="auto"/>
    </style:style>
    <style:style style:name="Table47" style:family="table">
      <style:table-properties style:width="5.8569in" fo:margin-left="-0.0396in" table:align="left" style:writing-mode="lr-tb"/>
    </style:style>
    <style:style style:name="Table47.A" style:family="table-column">
      <style:table-column-properties style:column-width="1.7771in"/>
    </style:style>
    <style:style style:name="Table47.B" style:family="table-column">
      <style:table-column-properties style:column-width="1.2681in"/>
    </style:style>
    <style:style style:name="Table47.C" style:family="table-column">
      <style:table-column-properties style:column-width="2.8118in"/>
    </style:style>
    <style:style style:name="Table47.1" style:family="table-row">
      <style:table-row-properties style:min-row-height="0.0257in" fo:keep-together="auto"/>
    </style:style>
    <style:style style:name="Table4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7.3" style:family="table-row">
      <style:table-row-properties style:min-row-height="0.0514in" fo:keep-together="auto"/>
    </style:style>
    <style:style style:name="Table47.4" style:family="table-row">
      <style:table-row-properties style:min-row-height="0.1028in" fo:keep-together="auto"/>
    </style:style>
    <style:style style:name="Table4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7.5" style:family="table-row">
      <style:table-row-properties style:min-row-height="0.0715in" fo:keep-together="auto"/>
    </style:style>
    <style:style style:name="Table47.8" style:family="table-row">
      <style:table-row-properties style:min-row-height="0.0354in" fo:keep-together="auto"/>
    </style:style>
    <style:style style:name="Table47.9" style:family="table-row">
      <style:table-row-properties style:min-row-height="0.016in" fo:keep-together="auto"/>
    </style:style>
    <style:style style:name="Table48" style:family="table">
      <style:table-properties style:width="5.8569in" fo:margin-left="-0.0396in" table:align="left" style:writing-mode="lr-tb"/>
    </style:style>
    <style:style style:name="Table48.A" style:family="table-column">
      <style:table-column-properties style:column-width="1.7771in"/>
    </style:style>
    <style:style style:name="Table48.B" style:family="table-column">
      <style:table-column-properties style:column-width="1.2681in"/>
    </style:style>
    <style:style style:name="Table48.C" style:family="table-column">
      <style:table-column-properties style:column-width="2.8118in"/>
    </style:style>
    <style:style style:name="Table48.1" style:family="table-row">
      <style:table-row-properties style:min-row-height="0.0257in" fo:keep-together="auto"/>
    </style:style>
    <style:style style:name="Table4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8.3" style:family="table-row">
      <style:table-row-properties style:min-row-height="0.0514in" fo:keep-together="auto"/>
    </style:style>
    <style:style style:name="Table48.4" style:family="table-row">
      <style:table-row-properties style:min-row-height="0.1028in" fo:keep-together="auto"/>
    </style:style>
    <style:style style:name="Table4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5" style:family="table-row">
      <style:table-row-properties style:min-row-height="0.0715in" fo:keep-together="auto"/>
    </style:style>
    <style:style style:name="Table49" style:family="table">
      <style:table-properties style:width="5.8569in" fo:margin-left="-0.0396in" table:align="left" style:writing-mode="lr-tb"/>
    </style:style>
    <style:style style:name="Table49.A" style:family="table-column">
      <style:table-column-properties style:column-width="1.7771in"/>
    </style:style>
    <style:style style:name="Table49.B" style:family="table-column">
      <style:table-column-properties style:column-width="0.9069in"/>
    </style:style>
    <style:style style:name="Table49.C" style:family="table-column">
      <style:table-column-properties style:column-width="3.1729in"/>
    </style:style>
    <style:style style:name="Table49.1" style:family="table-row">
      <style:table-row-properties style:min-row-height="0.0257in" fo:keep-together="auto"/>
    </style:style>
    <style:style style:name="Table4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9.3" style:family="table-row">
      <style:table-row-properties style:min-row-height="0.0514in" fo:keep-together="auto"/>
    </style:style>
    <style:style style:name="Table49.4" style:family="table-row">
      <style:table-row-properties style:min-row-height="0.1028in" fo:keep-together="auto"/>
    </style:style>
    <style:style style:name="Table4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9.5" style:family="table-row">
      <style:table-row-properties style:min-row-height="0.0715in" fo:keep-together="auto"/>
    </style:style>
    <style:style style:name="Table49.7" style:family="table-row">
      <style:table-row-properties style:min-row-height="0.0354in" fo:keep-together="auto"/>
    </style:style>
    <style:style style:name="Table49.8" style:family="table-row">
      <style:table-row-properties style:min-row-height="0.016in" fo:keep-together="auto"/>
    </style:style>
    <style:style style:name="Table50" style:family="table">
      <style:table-properties style:width="5.8569in" fo:margin-left="-0.0396in" table:align="left" style:writing-mode="lr-tb"/>
    </style:style>
    <style:style style:name="Table50.A" style:family="table-column">
      <style:table-column-properties style:column-width="1.7771in"/>
    </style:style>
    <style:style style:name="Table50.B" style:family="table-column">
      <style:table-column-properties style:column-width="1.2681in"/>
    </style:style>
    <style:style style:name="Table50.C" style:family="table-column">
      <style:table-column-properties style:column-width="2.8118in"/>
    </style:style>
    <style:style style:name="Table50.1" style:family="table-row">
      <style:table-row-properties style:min-row-height="0.0257in" fo:keep-together="auto"/>
    </style:style>
    <style:style style:name="Table5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0.3" style:family="table-row">
      <style:table-row-properties style:min-row-height="0.0514in" fo:keep-together="auto"/>
    </style:style>
    <style:style style:name="Table50.4" style:family="table-row">
      <style:table-row-properties style:min-row-height="0.1028in" fo:keep-together="auto"/>
    </style:style>
    <style:style style:name="Table5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0.5" style:family="table-row">
      <style:table-row-properties style:min-row-height="0.0715in" fo:keep-together="auto"/>
    </style:style>
    <style:style style:name="Table50.7" style:family="table-row">
      <style:table-row-properties style:min-row-height="0.0354in" fo:keep-together="auto"/>
    </style:style>
    <style:style style:name="Table50.8" style:family="table-row">
      <style:table-row-properties style:min-row-height="0.016in" fo:keep-together="auto"/>
    </style:style>
    <style:style style:name="Table51" style:family="table">
      <style:table-properties style:width="5.8569in" fo:margin-left="-0.0396in" table:align="left" style:writing-mode="lr-tb"/>
    </style:style>
    <style:style style:name="Table51.A" style:family="table-column">
      <style:table-column-properties style:column-width="1.7771in"/>
    </style:style>
    <style:style style:name="Table51.B" style:family="table-column">
      <style:table-column-properties style:column-width="1.2681in"/>
    </style:style>
    <style:style style:name="Table51.C" style:family="table-column">
      <style:table-column-properties style:column-width="2.8118in"/>
    </style:style>
    <style:style style:name="Table51.1" style:family="table-row">
      <style:table-row-properties style:min-row-height="0.0257in" fo:keep-together="auto"/>
    </style:style>
    <style:style style:name="Table5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1.3" style:family="table-row">
      <style:table-row-properties style:min-row-height="0.0514in" fo:keep-together="auto"/>
    </style:style>
    <style:style style:name="Table51.4" style:family="table-row">
      <style:table-row-properties style:min-row-height="0.1028in" fo:keep-together="auto"/>
    </style:style>
    <style:style style:name="Table5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1.5" style:family="table-row">
      <style:table-row-properties style:min-row-height="0.0715in" fo:keep-together="auto"/>
    </style:style>
    <style:style style:name="Table51.7" style:family="table-row">
      <style:table-row-properties style:min-row-height="0.0354in" fo:keep-together="auto"/>
    </style:style>
    <style:style style:name="Table51.8" style:family="table-row">
      <style:table-row-properties style:min-row-height="0.016in" fo:keep-together="auto"/>
    </style:style>
    <style:style style:name="Table52" style:family="table">
      <style:table-properties style:width="5.8569in" fo:margin-left="-0.0396in" table:align="left" style:writing-mode="lr-tb"/>
    </style:style>
    <style:style style:name="Table52.A" style:family="table-column">
      <style:table-column-properties style:column-width="1.7771in"/>
    </style:style>
    <style:style style:name="Table52.B" style:family="table-column">
      <style:table-column-properties style:column-width="0.9069in"/>
    </style:style>
    <style:style style:name="Table52.C" style:family="table-column">
      <style:table-column-properties style:column-width="3.1729in"/>
    </style:style>
    <style:style style:name="Table52.1" style:family="table-row">
      <style:table-row-properties style:min-row-height="0.0257in" fo:keep-together="auto"/>
    </style:style>
    <style:style style:name="Table5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2.3" style:family="table-row">
      <style:table-row-properties style:min-row-height="0.0514in" fo:keep-together="auto"/>
    </style:style>
    <style:style style:name="Table52.4" style:family="table-row">
      <style:table-row-properties style:min-row-height="0.1028in" fo:keep-together="auto"/>
    </style:style>
    <style:style style:name="Table5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2.5" style:family="table-row">
      <style:table-row-properties style:min-row-height="0.0715in" fo:keep-together="auto"/>
    </style:style>
    <style:style style:name="Table52.8" style:family="table-row">
      <style:table-row-properties style:min-row-height="0.0354in" fo:keep-together="auto"/>
    </style:style>
    <style:style style:name="Table52.9" style:family="table-row">
      <style:table-row-properties style:min-row-height="0.016in" fo:keep-together="auto"/>
    </style:style>
    <style:style style:name="Table53" style:family="table">
      <style:table-properties style:width="5.8569in" fo:margin-left="-0.0396in" table:align="left" style:writing-mode="lr-tb"/>
    </style:style>
    <style:style style:name="Table53.A" style:family="table-column">
      <style:table-column-properties style:column-width="1.7771in"/>
    </style:style>
    <style:style style:name="Table53.B" style:family="table-column">
      <style:table-column-properties style:column-width="0.9069in"/>
    </style:style>
    <style:style style:name="Table53.C" style:family="table-column">
      <style:table-column-properties style:column-width="3.1729in"/>
    </style:style>
    <style:style style:name="Table53.1" style:family="table-row">
      <style:table-row-properties style:min-row-height="0.0257in" fo:keep-together="auto"/>
    </style:style>
    <style:style style:name="Table5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3.3" style:family="table-row">
      <style:table-row-properties style:min-row-height="0.0514in" fo:keep-together="auto"/>
    </style:style>
    <style:style style:name="Table53.4" style:family="table-row">
      <style:table-row-properties style:min-row-height="0.1028in" fo:keep-together="auto"/>
    </style:style>
    <style:style style:name="Table5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3.5" style:family="table-row">
      <style:table-row-properties style:min-row-height="0.0715in" fo:keep-together="auto"/>
    </style:style>
    <style:style style:name="Table53.8" style:family="table-row">
      <style:table-row-properties style:min-row-height="0.0354in" fo:keep-together="auto"/>
    </style:style>
    <style:style style:name="Table53.9" style:family="table-row">
      <style:table-row-properties style:min-row-height="0.016in" fo:keep-together="auto"/>
    </style:style>
    <style:style style:name="Table54" style:family="table">
      <style:table-properties style:width="5.85in" fo:margin-left="-0.0326in" table:align="left" style:writing-mode="lr-tb"/>
    </style:style>
    <style:style style:name="Table54.A" style:family="table-column">
      <style:table-column-properties style:column-width="1.7708in"/>
    </style:style>
    <style:style style:name="Table54.B" style:family="table-column">
      <style:table-column-properties style:column-width="0.9056in"/>
    </style:style>
    <style:style style:name="Table54.C" style:family="table-column">
      <style:table-column-properties style:column-width="3.1736in"/>
    </style:style>
    <style:style style:name="Table54.1" style:family="table-row">
      <style:table-row-properties style:min-row-height="0.0257in" fo:keep-together="auto"/>
    </style:style>
    <style:style style:name="Table5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4.3" style:family="table-row">
      <style:table-row-properties style:min-row-height="0.0514in" fo:keep-together="auto"/>
    </style:style>
    <style:style style:name="Table54.4" style:family="table-row">
      <style:table-row-properties style:min-row-height="0.1028in" fo:keep-together="auto"/>
    </style:style>
    <style:style style:name="Table5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4.5" style:family="table-row">
      <style:table-row-properties style:min-row-height="0.0715in" fo:keep-together="auto"/>
    </style:style>
    <style:style style:name="Table54.8" style:family="table-row">
      <style:table-row-properties style:min-row-height="0.0354in" fo:keep-together="auto"/>
    </style:style>
    <style:style style:name="Table54.9" style:family="table-row">
      <style:table-row-properties style:min-row-height="0.016in" fo:keep-together="auto"/>
    </style:style>
    <style:style style:name="Table55" style:family="table">
      <style:table-properties style:width="5.85in" fo:margin-left="-0.0326in" table:align="left" style:writing-mode="lr-tb"/>
    </style:style>
    <style:style style:name="Table55.A" style:family="table-column">
      <style:table-column-properties style:column-width="1.7708in"/>
    </style:style>
    <style:style style:name="Table55.B" style:family="table-column">
      <style:table-column-properties style:column-width="0.9056in"/>
    </style:style>
    <style:style style:name="Table55.C" style:family="table-column">
      <style:table-column-properties style:column-width="3.1736in"/>
    </style:style>
    <style:style style:name="Table55.1" style:family="table-row">
      <style:table-row-properties style:min-row-height="0.0257in" fo:keep-together="auto"/>
    </style:style>
    <style:style style:name="Table5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5.3" style:family="table-row">
      <style:table-row-properties style:min-row-height="0.0514in" fo:keep-together="auto"/>
    </style:style>
    <style:style style:name="Table55.4" style:family="table-row">
      <style:table-row-properties style:min-row-height="0.1028in" fo:keep-together="auto"/>
    </style:style>
    <style:style style:name="Table5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5.5" style:family="table-row">
      <style:table-row-properties style:min-row-height="0.0715in" fo:keep-together="auto"/>
    </style:style>
    <style:style style:name="Table55.9" style:family="table-row">
      <style:table-row-properties style:min-row-height="0.0354in" fo:keep-together="auto"/>
    </style:style>
    <style:style style:name="Table55.10" style:family="table-row">
      <style:table-row-properties style:min-row-height="0.016in" fo:keep-together="auto"/>
    </style:style>
    <style:style style:name="Table56" style:family="table">
      <style:table-properties style:width="5.85in" fo:margin-left="-0.0326in" table:align="left" style:writing-mode="lr-tb"/>
    </style:style>
    <style:style style:name="Table56.A" style:family="table-column">
      <style:table-column-properties style:column-width="1.7708in"/>
    </style:style>
    <style:style style:name="Table56.B" style:family="table-column">
      <style:table-column-properties style:column-width="0.9056in"/>
    </style:style>
    <style:style style:name="Table56.C" style:family="table-column">
      <style:table-column-properties style:column-width="3.1736in"/>
    </style:style>
    <style:style style:name="Table56.1" style:family="table-row">
      <style:table-row-properties style:min-row-height="0.0257in" fo:keep-together="auto"/>
    </style:style>
    <style:style style:name="Table5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6.3" style:family="table-row">
      <style:table-row-properties style:min-row-height="0.0514in" fo:keep-together="auto"/>
    </style:style>
    <style:style style:name="Table56.4" style:family="table-row">
      <style:table-row-properties style:min-row-height="0.1028in" fo:keep-together="auto"/>
    </style:style>
    <style:style style:name="Table5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6.5" style:family="table-row">
      <style:table-row-properties style:min-row-height="0.0715in" fo:keep-together="auto"/>
    </style:style>
    <style:style style:name="Table56.10" style:family="table-row">
      <style:table-row-properties style:min-row-height="0.0354in" fo:keep-together="auto"/>
    </style:style>
    <style:style style:name="Table56.11" style:family="table-row">
      <style:table-row-properties style:min-row-height="0.016in" fo:keep-together="auto"/>
    </style:style>
    <style:style style:name="Table57" style:family="table">
      <style:table-properties style:width="5.8569in" fo:margin-left="-0.0396in" table:align="left" style:writing-mode="lr-tb"/>
    </style:style>
    <style:style style:name="Table57.A" style:family="table-column">
      <style:table-column-properties style:column-width="1.7771in"/>
    </style:style>
    <style:style style:name="Table57.B" style:family="table-column">
      <style:table-column-properties style:column-width="1.2681in"/>
    </style:style>
    <style:style style:name="Table57.C" style:family="table-column">
      <style:table-column-properties style:column-width="2.8118in"/>
    </style:style>
    <style:style style:name="Table57.1" style:family="table-row">
      <style:table-row-properties style:min-row-height="0.0257in" fo:keep-together="auto"/>
    </style:style>
    <style:style style:name="Table5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7.3" style:family="table-row">
      <style:table-row-properties style:min-row-height="0.0514in" fo:keep-together="auto"/>
    </style:style>
    <style:style style:name="Table57.4" style:family="table-row">
      <style:table-row-properties style:min-row-height="0.1028in" fo:keep-together="auto"/>
    </style:style>
    <style:style style:name="Table5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7.5" style:family="table-row">
      <style:table-row-properties style:min-row-height="0.0715in" fo:keep-together="auto"/>
    </style:style>
    <style:style style:name="Table58" style:family="table">
      <style:table-properties style:width="5.85in" fo:margin-left="-0.0326in" table:align="left" style:writing-mode="lr-tb"/>
    </style:style>
    <style:style style:name="Table58.A" style:family="table-column">
      <style:table-column-properties style:column-width="1.7708in"/>
    </style:style>
    <style:style style:name="Table58.B" style:family="table-column">
      <style:table-column-properties style:column-width="0.9056in"/>
    </style:style>
    <style:style style:name="Table58.C" style:family="table-column">
      <style:table-column-properties style:column-width="3.1736in"/>
    </style:style>
    <style:style style:name="Table58.1" style:family="table-row">
      <style:table-row-properties style:min-row-height="0.0257in" fo:keep-together="auto"/>
    </style:style>
    <style:style style:name="Table5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8.3" style:family="table-row">
      <style:table-row-properties style:min-row-height="0.0514in" fo:keep-together="auto"/>
    </style:style>
    <style:style style:name="Table58.4" style:family="table-row">
      <style:table-row-properties style:min-row-height="0.1028in" fo:keep-together="auto"/>
    </style:style>
    <style:style style:name="Table5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8.5" style:family="table-row">
      <style:table-row-properties style:min-row-height="0.0715in" fo:keep-together="auto"/>
    </style:style>
    <style:style style:name="Table58.9" style:family="table-row">
      <style:table-row-properties style:min-row-height="0.0354in" fo:keep-together="auto"/>
    </style:style>
    <style:style style:name="Table58.10" style:family="table-row">
      <style:table-row-properties style:min-row-height="0.016in" fo:keep-together="auto"/>
    </style:style>
    <style:style style:name="Table59" style:family="table">
      <style:table-properties style:width="5.85in" fo:margin-left="-0.0326in" table:align="left" style:writing-mode="lr-tb"/>
    </style:style>
    <style:style style:name="Table59.A" style:family="table-column">
      <style:table-column-properties style:column-width="1.4104in"/>
    </style:style>
    <style:style style:name="Table59.B" style:family="table-column">
      <style:table-column-properties style:column-width="1.266in"/>
    </style:style>
    <style:style style:name="Table59.C" style:family="table-column">
      <style:table-column-properties style:column-width="3.1736in"/>
    </style:style>
    <style:style style:name="Table59.1" style:family="table-row">
      <style:table-row-properties style:min-row-height="0.0257in" fo:keep-together="auto"/>
    </style:style>
    <style:style style:name="Table5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9.3" style:family="table-row">
      <style:table-row-properties style:min-row-height="0.0514in" fo:keep-together="auto"/>
    </style:style>
    <style:style style:name="Table59.4" style:family="table-row">
      <style:table-row-properties style:min-row-height="0.1028in" fo:keep-together="auto"/>
    </style:style>
    <style:style style:name="Table5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5" style:family="table-row">
      <style:table-row-properties style:min-row-height="0.0715in" fo:keep-together="auto"/>
    </style:style>
    <style:style style:name="Table60" style:family="table">
      <style:table-properties style:width="5.85in" fo:margin-left="-0.0326in" table:align="left" style:writing-mode="lr-tb"/>
    </style:style>
    <style:style style:name="Table60.A" style:family="table-column">
      <style:table-column-properties style:column-width="1.066in"/>
    </style:style>
    <style:style style:name="Table60.B" style:family="table-column">
      <style:table-column-properties style:column-width="0.9931in"/>
    </style:style>
    <style:style style:name="Table60.C" style:family="table-column">
      <style:table-column-properties style:column-width="3.791in"/>
    </style:style>
    <style:style style:name="Table60.1" style:family="table-row">
      <style:table-row-properties style:min-row-height="0.0257in" fo:keep-together="auto"/>
    </style:style>
    <style:style style:name="Table6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0.3" style:family="table-row">
      <style:table-row-properties style:min-row-height="0.0514in" fo:keep-together="auto"/>
    </style:style>
    <style:style style:name="Table60.4" style:family="table-row">
      <style:table-row-properties style:min-row-height="0.1028in" fo:keep-together="auto"/>
    </style:style>
    <style:style style:name="Table6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0.5" style:family="table-row">
      <style:table-row-properties style:min-row-height="0.0715in" fo:keep-together="auto"/>
    </style:style>
    <style:style style:name="Table60.7" style:family="table-row">
      <style:table-row-properties style:min-row-height="0.0354in" fo:keep-together="auto"/>
    </style:style>
    <style:style style:name="Table60.8" style:family="table-row">
      <style:table-row-properties style:min-row-height="0.016in" fo:keep-together="auto"/>
    </style:style>
    <style:style style:name="Table61" style:family="table">
      <style:table-properties style:width="5.85in" fo:margin-left="-0.0326in" table:align="left" style:writing-mode="lr-tb"/>
    </style:style>
    <style:style style:name="Table61.A" style:family="table-column">
      <style:table-column-properties style:column-width="1.066in"/>
    </style:style>
    <style:style style:name="Table61.B" style:family="table-column">
      <style:table-column-properties style:column-width="0.9931in"/>
    </style:style>
    <style:style style:name="Table61.C" style:family="table-column">
      <style:table-column-properties style:column-width="3.791in"/>
    </style:style>
    <style:style style:name="Table61.1" style:family="table-row">
      <style:table-row-properties style:min-row-height="0.0257in" fo:keep-together="auto"/>
    </style:style>
    <style:style style:name="Table6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1.3" style:family="table-row">
      <style:table-row-properties style:min-row-height="0.0514in" fo:keep-together="auto"/>
    </style:style>
    <style:style style:name="Table61.4" style:family="table-row">
      <style:table-row-properties style:min-row-height="0.1028in" fo:keep-together="auto"/>
    </style:style>
    <style:style style:name="Table6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1.5" style:family="table-row">
      <style:table-row-properties style:min-row-height="0.0715in" fo:keep-together="auto"/>
    </style:style>
    <style:style style:name="Table61.8" style:family="table-row">
      <style:table-row-properties style:min-row-height="0.0354in" fo:keep-together="auto"/>
    </style:style>
    <style:style style:name="Table61.9" style:family="table-row">
      <style:table-row-properties style:min-row-height="0.016in" fo:keep-together="auto"/>
    </style:style>
    <style:style style:name="Table62" style:family="table">
      <style:table-properties style:width="5.85in" fo:margin-left="-0.0326in" table:align="left" style:writing-mode="lr-tb"/>
    </style:style>
    <style:style style:name="Table62.A" style:family="table-column">
      <style:table-column-properties style:column-width="1.2583in"/>
    </style:style>
    <style:style style:name="Table62.B" style:family="table-column">
      <style:table-column-properties style:column-width="0.8007in"/>
    </style:style>
    <style:style style:name="Table62.C" style:family="table-column">
      <style:table-column-properties style:column-width="3.791in"/>
    </style:style>
    <style:style style:name="Table62.1" style:family="table-row">
      <style:table-row-properties style:min-row-height="0.0257in" fo:keep-together="auto"/>
    </style:style>
    <style:style style:name="Table6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2.3" style:family="table-row">
      <style:table-row-properties style:min-row-height="0.0514in" fo:keep-together="auto"/>
    </style:style>
    <style:style style:name="Table62.4" style:family="table-row">
      <style:table-row-properties style:min-row-height="0.1028in" fo:keep-together="auto"/>
    </style:style>
    <style:style style:name="Table6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2.5" style:family="table-row">
      <style:table-row-properties style:min-row-height="0.0715in" fo:keep-together="auto"/>
    </style:style>
    <style:style style:name="Table62.9" style:family="table-row">
      <style:table-row-properties style:min-row-height="0.0354in" fo:keep-together="auto"/>
    </style:style>
    <style:style style:name="Table62.10" style:family="table-row">
      <style:table-row-properties style:min-row-height="0.016in" fo:keep-together="auto"/>
    </style:style>
    <style:style style:name="Table63" style:family="table">
      <style:table-properties style:width="5.85in" fo:margin-left="-0.0326in" table:align="left" style:writing-mode="lr-tb"/>
    </style:style>
    <style:style style:name="Table63.A" style:family="table-column">
      <style:table-column-properties style:column-width="1.2583in"/>
    </style:style>
    <style:style style:name="Table63.B" style:family="table-column">
      <style:table-column-properties style:column-width="0.8007in"/>
    </style:style>
    <style:style style:name="Table63.C" style:family="table-column">
      <style:table-column-properties style:column-width="3.791in"/>
    </style:style>
    <style:style style:name="Table63.1" style:family="table-row">
      <style:table-row-properties style:min-row-height="0.0257in" fo:keep-together="auto"/>
    </style:style>
    <style:style style:name="Table6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3.3" style:family="table-row">
      <style:table-row-properties style:min-row-height="0.0514in" fo:keep-together="auto"/>
    </style:style>
    <style:style style:name="Table63.4" style:family="table-row">
      <style:table-row-properties style:min-row-height="0.1028in" fo:keep-together="auto"/>
    </style:style>
    <style:style style:name="Table6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5" style:family="table-row">
      <style:table-row-properties style:min-row-height="0.0715in" fo:keep-together="auto"/>
    </style:style>
    <style:style style:name="Table63.7" style:family="table-row">
      <style:table-row-properties style:min-row-height="0.0354in" fo:keep-together="auto"/>
    </style:style>
    <style:style style:name="Table63.8" style:family="table-row">
      <style:table-row-properties style:min-row-height="0.016in" fo:keep-together="auto"/>
    </style:style>
    <style:style style:name="Table64" style:family="table">
      <style:table-properties style:width="5.85in" fo:margin-left="-0.0326in" table:align="left" style:writing-mode="lr-tb"/>
    </style:style>
    <style:style style:name="Table64.A" style:family="table-column">
      <style:table-column-properties style:column-width="1.2583in"/>
    </style:style>
    <style:style style:name="Table64.B" style:family="table-column">
      <style:table-column-properties style:column-width="0.8007in"/>
    </style:style>
    <style:style style:name="Table64.C" style:family="table-column">
      <style:table-column-properties style:column-width="3.791in"/>
    </style:style>
    <style:style style:name="Table64.1" style:family="table-row">
      <style:table-row-properties style:min-row-height="0.0257in" fo:keep-together="auto"/>
    </style:style>
    <style:style style:name="Table6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4.3" style:family="table-row">
      <style:table-row-properties style:min-row-height="0.0514in" fo:keep-together="auto"/>
    </style:style>
    <style:style style:name="Table64.4" style:family="table-row">
      <style:table-row-properties style:min-row-height="0.1028in" fo:keep-together="auto"/>
    </style:style>
    <style:style style:name="Table6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4.5" style:family="table-row">
      <style:table-row-properties style:min-row-height="0.0715in" fo:keep-together="auto"/>
    </style:style>
    <style:style style:name="Table64.7" style:family="table-row">
      <style:table-row-properties style:min-row-height="0.0354in" fo:keep-together="auto"/>
    </style:style>
    <style:style style:name="Table64.8" style:family="table-row">
      <style:table-row-properties style:min-row-height="0.016in" fo:keep-together="auto"/>
    </style:style>
    <style:style style:name="Table65" style:family="table">
      <style:table-properties style:width="5.85in" fo:margin-left="-0.0326in" table:align="left" style:writing-mode="lr-tb"/>
    </style:style>
    <style:style style:name="Table65.A" style:family="table-column">
      <style:table-column-properties style:column-width="1.5785in"/>
    </style:style>
    <style:style style:name="Table65.B" style:family="table-column">
      <style:table-column-properties style:column-width="0.8972in"/>
    </style:style>
    <style:style style:name="Table65.C" style:family="table-column">
      <style:table-column-properties style:column-width="3.3743in"/>
    </style:style>
    <style:style style:name="Table65.1" style:family="table-row">
      <style:table-row-properties style:min-row-height="0.0257in" fo:keep-together="auto"/>
    </style:style>
    <style:style style:name="Table6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5.3" style:family="table-row">
      <style:table-row-properties style:min-row-height="0.0514in" fo:keep-together="auto"/>
    </style:style>
    <style:style style:name="Table65.4" style:family="table-row">
      <style:table-row-properties style:min-row-height="0.1028in" fo:keep-together="auto"/>
    </style:style>
    <style:style style:name="Table6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5.5" style:family="table-row">
      <style:table-row-properties style:min-row-height="0.0715in" fo:keep-together="auto"/>
    </style:style>
    <style:style style:name="Table65.7" style:family="table-row">
      <style:table-row-properties style:min-row-height="0.0354in" fo:keep-together="auto"/>
    </style:style>
    <style:style style:name="Table65.8" style:family="table-row">
      <style:table-row-properties style:min-row-height="0.016in" fo:keep-together="auto"/>
    </style:style>
    <style:style style:name="Table66" style:family="table">
      <style:table-properties style:width="5.85in" fo:margin-left="-0.0326in" table:align="left" style:writing-mode="lr-tb"/>
    </style:style>
    <style:style style:name="Table66.A" style:family="table-column">
      <style:table-column-properties style:column-width="1.5785in"/>
    </style:style>
    <style:style style:name="Table66.B" style:family="table-column">
      <style:table-column-properties style:column-width="0.8972in"/>
    </style:style>
    <style:style style:name="Table66.C" style:family="table-column">
      <style:table-column-properties style:column-width="3.3743in"/>
    </style:style>
    <style:style style:name="Table66.1" style:family="table-row">
      <style:table-row-properties style:min-row-height="0.0257in" fo:keep-together="auto"/>
    </style:style>
    <style:style style:name="Table6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6.3" style:family="table-row">
      <style:table-row-properties style:min-row-height="0.0514in" fo:keep-together="auto"/>
    </style:style>
    <style:style style:name="Table66.4" style:family="table-row">
      <style:table-row-properties style:min-row-height="0.1028in" fo:keep-together="auto"/>
    </style:style>
    <style:style style:name="Table6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6.5" style:family="table-row">
      <style:table-row-properties style:min-row-height="0.0715in" fo:keep-together="auto"/>
    </style:style>
    <style:style style:name="Table66.8" style:family="table-row">
      <style:table-row-properties style:min-row-height="0.0354in" fo:keep-together="auto"/>
    </style:style>
    <style:style style:name="Table66.9" style:family="table-row">
      <style:table-row-properties style:min-row-height="0.016in" fo:keep-together="auto"/>
    </style:style>
    <style:style style:name="Table67" style:family="table">
      <style:table-properties style:width="5.85in" fo:margin-left="-0.0326in" table:align="left" style:writing-mode="lr-tb"/>
    </style:style>
    <style:style style:name="Table67.A" style:family="table-column">
      <style:table-column-properties style:column-width="1.5785in"/>
    </style:style>
    <style:style style:name="Table67.B" style:family="table-column">
      <style:table-column-properties style:column-width="0.8972in"/>
    </style:style>
    <style:style style:name="Table67.C" style:family="table-column">
      <style:table-column-properties style:column-width="3.3743in"/>
    </style:style>
    <style:style style:name="Table67.1" style:family="table-row">
      <style:table-row-properties style:min-row-height="0.0257in" fo:keep-together="auto"/>
    </style:style>
    <style:style style:name="Table6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7.3" style:family="table-row">
      <style:table-row-properties style:min-row-height="0.0514in" fo:keep-together="auto"/>
    </style:style>
    <style:style style:name="Table67.4" style:family="table-row">
      <style:table-row-properties style:min-row-height="0.1028in" fo:keep-together="auto"/>
    </style:style>
    <style:style style:name="Table6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7.5" style:family="table-row">
      <style:table-row-properties style:min-row-height="0.0715in" fo:keep-together="auto"/>
    </style:style>
    <style:style style:name="Table67.7" style:family="table-row">
      <style:table-row-properties style:min-row-height="0.0354in" fo:keep-together="auto"/>
    </style:style>
    <style:style style:name="Table67.8" style:family="table-row">
      <style:table-row-properties style:min-row-height="0.016in" fo:keep-together="auto"/>
    </style:style>
    <style:style style:name="Table68" style:family="table">
      <style:table-properties style:width="5.85in" fo:margin-left="-0.0326in" table:align="left" style:writing-mode="lr-tb"/>
    </style:style>
    <style:style style:name="Table68.A" style:family="table-column">
      <style:table-column-properties style:column-width="1.5785in"/>
    </style:style>
    <style:style style:name="Table68.B" style:family="table-column">
      <style:table-column-properties style:column-width="0.8972in"/>
    </style:style>
    <style:style style:name="Table68.C" style:family="table-column">
      <style:table-column-properties style:column-width="3.3743in"/>
    </style:style>
    <style:style style:name="Table68.1" style:family="table-row">
      <style:table-row-properties style:min-row-height="0.0257in" fo:keep-together="auto"/>
    </style:style>
    <style:style style:name="Table6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8.3" style:family="table-row">
      <style:table-row-properties style:min-row-height="0.0514in" fo:keep-together="auto"/>
    </style:style>
    <style:style style:name="Table68.4" style:family="table-row">
      <style:table-row-properties style:min-row-height="0.1028in" fo:keep-together="auto"/>
    </style:style>
    <style:style style:name="Table6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8.5" style:family="table-row">
      <style:table-row-properties style:min-row-height="0.0715in" fo:keep-together="auto"/>
    </style:style>
    <style:style style:name="Table68.7" style:family="table-row">
      <style:table-row-properties style:min-row-height="0.0354in" fo:keep-together="auto"/>
    </style:style>
    <style:style style:name="Table68.8" style:family="table-row">
      <style:table-row-properties style:min-row-height="0.016in" fo:keep-together="auto"/>
    </style:style>
    <style:style style:name="Table69" style:family="table">
      <style:table-properties style:width="5.85in" fo:margin-left="-0.0326in" table:align="left" style:writing-mode="lr-tb"/>
    </style:style>
    <style:style style:name="Table69.A" style:family="table-column">
      <style:table-column-properties style:column-width="1.5785in"/>
    </style:style>
    <style:style style:name="Table69.B" style:family="table-column">
      <style:table-column-properties style:column-width="0.8972in"/>
    </style:style>
    <style:style style:name="Table69.C" style:family="table-column">
      <style:table-column-properties style:column-width="3.3743in"/>
    </style:style>
    <style:style style:name="Table69.1" style:family="table-row">
      <style:table-row-properties style:min-row-height="0.0257in" fo:keep-together="auto"/>
    </style:style>
    <style:style style:name="Table6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9.3" style:family="table-row">
      <style:table-row-properties style:min-row-height="0.0514in" fo:keep-together="auto"/>
    </style:style>
    <style:style style:name="Table69.4" style:family="table-row">
      <style:table-row-properties style:min-row-height="0.1028in" fo:keep-together="auto"/>
    </style:style>
    <style:style style:name="Table6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9.5" style:family="table-row">
      <style:table-row-properties style:min-row-height="0.0715in" fo:keep-together="auto"/>
    </style:style>
    <style:style style:name="Table69.8" style:family="table-row">
      <style:table-row-properties style:min-row-height="0.0354in" fo:keep-together="auto"/>
    </style:style>
    <style:style style:name="Table69.9" style:family="table-row">
      <style:table-row-properties style:min-row-height="0.016in" fo:keep-together="auto"/>
    </style:style>
    <style:style style:name="Table70" style:family="table">
      <style:table-properties style:width="5.85in" fo:margin-left="-0.0326in" table:align="left" style:writing-mode="lr-tb"/>
    </style:style>
    <style:style style:name="Table70.A" style:family="table-column">
      <style:table-column-properties style:column-width="1.5785in"/>
    </style:style>
    <style:style style:name="Table70.B" style:family="table-column">
      <style:table-column-properties style:column-width="0.8972in"/>
    </style:style>
    <style:style style:name="Table70.C" style:family="table-column">
      <style:table-column-properties style:column-width="3.3743in"/>
    </style:style>
    <style:style style:name="Table70.1" style:family="table-row">
      <style:table-row-properties style:min-row-height="0.0257in" fo:keep-together="auto"/>
    </style:style>
    <style:style style:name="Table7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0.3" style:family="table-row">
      <style:table-row-properties style:min-row-height="0.0514in" fo:keep-together="auto"/>
    </style:style>
    <style:style style:name="Table70.4" style:family="table-row">
      <style:table-row-properties style:min-row-height="0.1028in" fo:keep-together="auto"/>
    </style:style>
    <style:style style:name="Table7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0.5" style:family="table-row">
      <style:table-row-properties style:min-row-height="0.0715in" fo:keep-together="auto"/>
    </style:style>
    <style:style style:name="Table70.8" style:family="table-row">
      <style:table-row-properties style:min-row-height="0.0354in" fo:keep-together="auto"/>
    </style:style>
    <style:style style:name="Table70.9" style:family="table-row">
      <style:table-row-properties style:min-row-height="0.016in" fo:keep-together="auto"/>
    </style:style>
    <style:style style:name="Table71" style:family="table">
      <style:table-properties style:width="5.85in" fo:margin-left="-0.0326in" table:align="left" style:writing-mode="lr-tb"/>
    </style:style>
    <style:style style:name="Table71.A" style:family="table-column">
      <style:table-column-properties style:column-width="1.1778in"/>
    </style:style>
    <style:style style:name="Table71.B" style:family="table-column">
      <style:table-column-properties style:column-width="1.2979in"/>
    </style:style>
    <style:style style:name="Table71.C" style:family="table-column">
      <style:table-column-properties style:column-width="3.3743in"/>
    </style:style>
    <style:style style:name="Table71.1" style:family="table-row">
      <style:table-row-properties style:min-row-height="0.0257in" fo:keep-together="auto"/>
    </style:style>
    <style:style style:name="Table7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1.3" style:family="table-row">
      <style:table-row-properties style:min-row-height="0.0514in" fo:keep-together="auto"/>
    </style:style>
    <style:style style:name="Table71.4" style:family="table-row">
      <style:table-row-properties style:min-row-height="0.1028in" fo:keep-together="auto"/>
    </style:style>
    <style:style style:name="Table7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1.5" style:family="table-row">
      <style:table-row-properties style:min-row-height="0.0715in" fo:keep-together="auto"/>
    </style:style>
    <style:style style:name="Table71.10" style:family="table-row">
      <style:table-row-properties style:min-row-height="0.0354in" fo:keep-together="auto"/>
    </style:style>
    <style:style style:name="Table71.11" style:family="table-row">
      <style:table-row-properties style:min-row-height="0.016in" fo:keep-together="auto"/>
    </style:style>
    <style:style style:name="Table72" style:family="table">
      <style:table-properties style:width="5.85in" fo:margin-left="-0.0326in" table:align="left" style:writing-mode="lr-tb"/>
    </style:style>
    <style:style style:name="Table72.A" style:family="table-column">
      <style:table-column-properties style:column-width="1.4986in"/>
    </style:style>
    <style:style style:name="Table72.B" style:family="table-column">
      <style:table-column-properties style:column-width="0.9771in"/>
    </style:style>
    <style:style style:name="Table72.C" style:family="table-column">
      <style:table-column-properties style:column-width="3.3743in"/>
    </style:style>
    <style:style style:name="Table72.1" style:family="table-row">
      <style:table-row-properties style:min-row-height="0.0257in" fo:keep-together="auto"/>
    </style:style>
    <style:style style:name="Table7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2.3" style:family="table-row">
      <style:table-row-properties style:min-row-height="0.0514in" fo:keep-together="auto"/>
    </style:style>
    <style:style style:name="Table72.4" style:family="table-row">
      <style:table-row-properties style:min-row-height="0.1028in" fo:keep-together="auto"/>
    </style:style>
    <style:style style:name="Table7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2.5" style:family="table-row">
      <style:table-row-properties style:min-row-height="0.0715in" fo:keep-together="auto"/>
    </style:style>
    <style:style style:name="Table72.7" style:family="table-row">
      <style:table-row-properties style:min-row-height="0.0354in" fo:keep-together="auto"/>
    </style:style>
    <style:style style:name="Table72.8" style:family="table-row">
      <style:table-row-properties style:min-row-height="0.016in" fo:keep-together="auto"/>
    </style:style>
    <style:style style:name="Table73" style:family="table">
      <style:table-properties style:width="5.85in" fo:margin-left="-0.0326in" table:align="left" style:writing-mode="lr-tb"/>
    </style:style>
    <style:style style:name="Table73.A" style:family="table-column">
      <style:table-column-properties style:column-width="1.4986in"/>
    </style:style>
    <style:style style:name="Table73.B" style:family="table-column">
      <style:table-column-properties style:column-width="0.9771in"/>
    </style:style>
    <style:style style:name="Table73.C" style:family="table-column">
      <style:table-column-properties style:column-width="3.3743in"/>
    </style:style>
    <style:style style:name="Table73.1" style:family="table-row">
      <style:table-row-properties style:min-row-height="0.0257in" fo:keep-together="auto"/>
    </style:style>
    <style:style style:name="Table7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3.3" style:family="table-row">
      <style:table-row-properties style:min-row-height="0.0514in" fo:keep-together="auto"/>
    </style:style>
    <style:style style:name="Table73.4" style:family="table-row">
      <style:table-row-properties style:min-row-height="0.1028in" fo:keep-together="auto"/>
    </style:style>
    <style:style style:name="Table7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5" style:family="table-row">
      <style:table-row-properties style:min-row-height="0.0715in" fo:keep-together="auto"/>
    </style:style>
    <style:style style:name="Table73.8" style:family="table-row">
      <style:table-row-properties style:min-row-height="0.0354in" fo:keep-together="auto"/>
    </style:style>
    <style:style style:name="Table73.9" style:family="table-row">
      <style:table-row-properties style:min-row-height="0.016in" fo:keep-together="auto"/>
    </style:style>
    <style:style style:name="Table74" style:family="table">
      <style:table-properties style:width="5.85in" fo:margin-left="-0.0326in" table:align="left" style:writing-mode="lr-tb"/>
    </style:style>
    <style:style style:name="Table74.A" style:family="table-column">
      <style:table-column-properties style:column-width="1.4986in"/>
    </style:style>
    <style:style style:name="Table74.B" style:family="table-column">
      <style:table-column-properties style:column-width="0.9771in"/>
    </style:style>
    <style:style style:name="Table74.C" style:family="table-column">
      <style:table-column-properties style:column-width="3.3743in"/>
    </style:style>
    <style:style style:name="Table74.1" style:family="table-row">
      <style:table-row-properties style:min-row-height="0.0257in" fo:keep-together="auto"/>
    </style:style>
    <style:style style:name="Table7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4.3" style:family="table-row">
      <style:table-row-properties style:min-row-height="0.0514in" fo:keep-together="auto"/>
    </style:style>
    <style:style style:name="Table74.4" style:family="table-row">
      <style:table-row-properties style:min-row-height="0.1028in" fo:keep-together="auto"/>
    </style:style>
    <style:style style:name="Table7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4.5" style:family="table-row">
      <style:table-row-properties style:min-row-height="0.0715in" fo:keep-together="auto"/>
    </style:style>
    <style:style style:name="Table74.7" style:family="table-row">
      <style:table-row-properties style:min-row-height="0.0354in" fo:keep-together="auto"/>
    </style:style>
    <style:style style:name="Table74.8" style:family="table-row">
      <style:table-row-properties style:min-row-height="0.016in" fo:keep-together="auto"/>
    </style:style>
    <style:style style:name="Table75" style:family="table">
      <style:table-properties style:width="5.85in" fo:margin-left="-0.0326in" table:align="left" style:writing-mode="lr-tb"/>
    </style:style>
    <style:style style:name="Table75.A" style:family="table-column">
      <style:table-column-properties style:column-width="1.4986in"/>
    </style:style>
    <style:style style:name="Table75.B" style:family="table-column">
      <style:table-column-properties style:column-width="0.9771in"/>
    </style:style>
    <style:style style:name="Table75.C" style:family="table-column">
      <style:table-column-properties style:column-width="3.3743in"/>
    </style:style>
    <style:style style:name="Table75.1" style:family="table-row">
      <style:table-row-properties style:min-row-height="0.0257in" fo:keep-together="auto"/>
    </style:style>
    <style:style style:name="Table7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5.3" style:family="table-row">
      <style:table-row-properties style:min-row-height="0.0514in" fo:keep-together="auto"/>
    </style:style>
    <style:style style:name="Table75.4" style:family="table-row">
      <style:table-row-properties style:min-row-height="0.1028in" fo:keep-together="auto"/>
    </style:style>
    <style:style style:name="Table7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5.5" style:family="table-row">
      <style:table-row-properties style:min-row-height="0.0715in" fo:keep-together="auto"/>
    </style:style>
    <style:style style:name="Table75.7" style:family="table-row">
      <style:table-row-properties style:min-row-height="0.0354in" fo:keep-together="auto"/>
    </style:style>
    <style:style style:name="Table75.8" style:family="table-row">
      <style:table-row-properties style:min-row-height="0.016in" fo:keep-together="auto"/>
    </style:style>
    <style:style style:name="Table76" style:family="table">
      <style:table-properties style:width="5.85in" fo:margin-left="-0.0326in" table:align="left" style:writing-mode="lr-tb"/>
    </style:style>
    <style:style style:name="Table76.A" style:family="table-column">
      <style:table-column-properties style:column-width="1.066in"/>
    </style:style>
    <style:style style:name="Table76.B" style:family="table-column">
      <style:table-column-properties style:column-width="1.4097in"/>
    </style:style>
    <style:style style:name="Table76.C" style:family="table-column">
      <style:table-column-properties style:column-width="3.3743in"/>
    </style:style>
    <style:style style:name="Table76.1" style:family="table-row">
      <style:table-row-properties style:min-row-height="0.0257in" fo:keep-together="auto"/>
    </style:style>
    <style:style style:name="Table7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6.3" style:family="table-row">
      <style:table-row-properties style:min-row-height="0.0514in" fo:keep-together="auto"/>
    </style:style>
    <style:style style:name="Table76.4" style:family="table-row">
      <style:table-row-properties style:min-row-height="0.1028in" fo:keep-together="auto"/>
    </style:style>
    <style:style style:name="Table7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6.5" style:family="table-row">
      <style:table-row-properties style:min-row-height="0.0715in" fo:keep-together="auto"/>
    </style:style>
    <style:style style:name="Table76.7" style:family="table-row">
      <style:table-row-properties style:min-row-height="0.0354in" fo:keep-together="auto"/>
    </style:style>
    <style:style style:name="Table76.8" style:family="table-row">
      <style:table-row-properties style:min-row-height="0.016in" fo:keep-together="auto"/>
    </style:style>
    <style:style style:name="Table77" style:family="table">
      <style:table-properties style:width="5.85in" fo:margin-left="-0.0326in" table:align="left" style:writing-mode="lr-tb"/>
    </style:style>
    <style:style style:name="Table77.A" style:family="table-column">
      <style:table-column-properties style:column-width="1.4986in"/>
    </style:style>
    <style:style style:name="Table77.B" style:family="table-column">
      <style:table-column-properties style:column-width="0.9771in"/>
    </style:style>
    <style:style style:name="Table77.C" style:family="table-column">
      <style:table-column-properties style:column-width="3.3743in"/>
    </style:style>
    <style:style style:name="Table77.1" style:family="table-row">
      <style:table-row-properties style:min-row-height="0.0257in" fo:keep-together="auto"/>
    </style:style>
    <style:style style:name="Table7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7.3" style:family="table-row">
      <style:table-row-properties style:min-row-height="0.0514in" fo:keep-together="auto"/>
    </style:style>
    <style:style style:name="Table77.4" style:family="table-row">
      <style:table-row-properties style:min-row-height="0.1028in" fo:keep-together="auto"/>
    </style:style>
    <style:style style:name="Table7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7.5" style:family="table-row">
      <style:table-row-properties style:min-row-height="0.0715in" fo:keep-together="auto"/>
    </style:style>
    <style:style style:name="Table77.7" style:family="table-row">
      <style:table-row-properties style:min-row-height="0.0354in" fo:keep-together="auto"/>
    </style:style>
    <style:style style:name="Table77.8" style:family="table-row">
      <style:table-row-properties style:min-row-height="0.016in" fo:keep-together="auto"/>
    </style:style>
    <style:style style:name="Table78" style:family="table">
      <style:table-properties style:width="5.85in" fo:margin-left="-0.0326in" table:align="left" style:writing-mode="lr-tb"/>
    </style:style>
    <style:style style:name="Table78.A" style:family="table-column">
      <style:table-column-properties style:column-width="1.859in"/>
    </style:style>
    <style:style style:name="Table78.B" style:family="table-column">
      <style:table-column-properties style:column-width="0.8896in"/>
    </style:style>
    <style:style style:name="Table78.C" style:family="table-column">
      <style:table-column-properties style:column-width="3.1014in"/>
    </style:style>
    <style:style style:name="Table78.1" style:family="table-row">
      <style:table-row-properties style:min-row-height="0.0257in" fo:keep-together="auto"/>
    </style:style>
    <style:style style:name="Table7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8.3" style:family="table-row">
      <style:table-row-properties style:min-row-height="0.0514in" fo:keep-together="auto"/>
    </style:style>
    <style:style style:name="Table78.4" style:family="table-row">
      <style:table-row-properties style:min-row-height="0.1028in" fo:keep-together="auto"/>
    </style:style>
    <style:style style:name="Table7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5" style:family="table-row">
      <style:table-row-properties style:min-row-height="0.0715in" fo:keep-together="auto"/>
    </style:style>
    <style:style style:name="Table78.7" style:family="table-row">
      <style:table-row-properties style:min-row-height="0.0354in" fo:keep-together="auto"/>
    </style:style>
    <style:style style:name="Table78.8" style:family="table-row">
      <style:table-row-properties style:min-row-height="0.016in" fo:keep-together="auto"/>
    </style:style>
    <style:style style:name="Table79" style:family="table">
      <style:table-properties style:width="5.85in" fo:margin-left="-0.0326in" table:align="left" style:writing-mode="lr-tb"/>
    </style:style>
    <style:style style:name="Table79.A" style:family="table-column">
      <style:table-column-properties style:column-width="1.859in"/>
    </style:style>
    <style:style style:name="Table79.B" style:family="table-column">
      <style:table-column-properties style:column-width="0.8896in"/>
    </style:style>
    <style:style style:name="Table79.C" style:family="table-column">
      <style:table-column-properties style:column-width="3.1014in"/>
    </style:style>
    <style:style style:name="Table79.1" style:family="table-row">
      <style:table-row-properties style:min-row-height="0.0257in" fo:keep-together="auto"/>
    </style:style>
    <style:style style:name="Table7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9.3" style:family="table-row">
      <style:table-row-properties style:min-row-height="0.0514in" fo:keep-together="auto"/>
    </style:style>
    <style:style style:name="Table79.4" style:family="table-row">
      <style:table-row-properties style:min-row-height="0.1028in" fo:keep-together="auto"/>
    </style:style>
    <style:style style:name="Table7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7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9.5" style:family="table-row">
      <style:table-row-properties style:min-row-height="0.0715in" fo:keep-together="auto"/>
    </style:style>
    <style:style style:name="Table79.6" style:family="table-row">
      <style:table-row-properties style:min-row-height="0.0354in" fo:keep-together="auto"/>
    </style:style>
    <style:style style:name="Table79.7" style:family="table-row">
      <style:table-row-properties style:min-row-height="0.016in" fo:keep-together="auto"/>
    </style:style>
    <style:style style:name="Table80" style:family="table">
      <style:table-properties style:width="5.85in" fo:margin-left="-0.0326in" table:align="left" style:writing-mode="lr-tb"/>
    </style:style>
    <style:style style:name="Table80.A" style:family="table-column">
      <style:table-column-properties style:column-width="1.859in"/>
    </style:style>
    <style:style style:name="Table80.B" style:family="table-column">
      <style:table-column-properties style:column-width="0.8896in"/>
    </style:style>
    <style:style style:name="Table80.C" style:family="table-column">
      <style:table-column-properties style:column-width="3.1014in"/>
    </style:style>
    <style:style style:name="Table80.1" style:family="table-row">
      <style:table-row-properties style:min-row-height="0.0257in" fo:keep-together="auto"/>
    </style:style>
    <style:style style:name="Table8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0.3" style:family="table-row">
      <style:table-row-properties style:min-row-height="0.0514in" fo:keep-together="auto"/>
    </style:style>
    <style:style style:name="Table80.4" style:family="table-row">
      <style:table-row-properties style:min-row-height="0.1028in" fo:keep-together="auto"/>
    </style:style>
    <style:style style:name="Table8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0.5" style:family="table-row">
      <style:table-row-properties style:min-row-height="0.0715in" fo:keep-together="auto"/>
    </style:style>
    <style:style style:name="Table80.7" style:family="table-row">
      <style:table-row-properties style:min-row-height="0.0354in" fo:keep-together="auto"/>
    </style:style>
    <style:style style:name="Table80.8" style:family="table-row">
      <style:table-row-properties style:min-row-height="0.016in" fo:keep-together="auto"/>
    </style:style>
    <style:style style:name="Table81" style:family="table">
      <style:table-properties style:width="5.85in" fo:margin-left="-0.0326in" table:align="left" style:writing-mode="lr-tb"/>
    </style:style>
    <style:style style:name="Table81.A" style:family="table-column">
      <style:table-column-properties style:column-width="1.859in"/>
    </style:style>
    <style:style style:name="Table81.B" style:family="table-column">
      <style:table-column-properties style:column-width="0.8896in"/>
    </style:style>
    <style:style style:name="Table81.C" style:family="table-column">
      <style:table-column-properties style:column-width="3.1014in"/>
    </style:style>
    <style:style style:name="Table81.1" style:family="table-row">
      <style:table-row-properties style:min-row-height="0.0257in" fo:keep-together="auto"/>
    </style:style>
    <style:style style:name="Table8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1.3" style:family="table-row">
      <style:table-row-properties style:min-row-height="0.0514in" fo:keep-together="auto"/>
    </style:style>
    <style:style style:name="Table81.4" style:family="table-row">
      <style:table-row-properties style:min-row-height="0.1028in" fo:keep-together="auto"/>
    </style:style>
    <style:style style:name="Table8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.5" style:family="table-row">
      <style:table-row-properties style:min-row-height="0.0715in" fo:keep-together="auto"/>
    </style:style>
    <style:style style:name="Table81.8" style:family="table-row">
      <style:table-row-properties style:min-row-height="0.0354in" fo:keep-together="auto"/>
    </style:style>
    <style:style style:name="Table81.9" style:family="table-row">
      <style:table-row-properties style:min-row-height="0.016in" fo:keep-together="auto"/>
    </style:style>
    <style:style style:name="Table82" style:family="table">
      <style:table-properties style:width="5.85in" fo:margin-left="-0.0326in" table:align="left" style:writing-mode="lr-tb"/>
    </style:style>
    <style:style style:name="Table82.A" style:family="table-column">
      <style:table-column-properties style:column-width="1.859in"/>
    </style:style>
    <style:style style:name="Table82.B" style:family="table-column">
      <style:table-column-properties style:column-width="0.8896in"/>
    </style:style>
    <style:style style:name="Table82.C" style:family="table-column">
      <style:table-column-properties style:column-width="3.1014in"/>
    </style:style>
    <style:style style:name="Table82.1" style:family="table-row">
      <style:table-row-properties style:min-row-height="0.0257in" fo:keep-together="auto"/>
    </style:style>
    <style:style style:name="Table8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2.3" style:family="table-row">
      <style:table-row-properties style:min-row-height="0.0514in" fo:keep-together="auto"/>
    </style:style>
    <style:style style:name="Table82.4" style:family="table-row">
      <style:table-row-properties style:min-row-height="0.1028in" fo:keep-together="auto"/>
    </style:style>
    <style:style style:name="Table8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2.5" style:family="table-row">
      <style:table-row-properties style:min-row-height="0.0715in" fo:keep-together="auto"/>
    </style:style>
    <style:style style:name="Table82.8" style:family="table-row">
      <style:table-row-properties style:min-row-height="0.0354in" fo:keep-together="auto"/>
    </style:style>
    <style:style style:name="Table82.9" style:family="table-row">
      <style:table-row-properties style:min-row-height="0.016in" fo:keep-together="auto"/>
    </style:style>
    <style:style style:name="Table83" style:family="table">
      <style:table-properties style:width="5.85in" fo:margin-left="-0.0326in" table:align="left" style:writing-mode="lr-tb"/>
    </style:style>
    <style:style style:name="Table83.A" style:family="table-column">
      <style:table-column-properties style:column-width="1.859in"/>
    </style:style>
    <style:style style:name="Table83.B" style:family="table-column">
      <style:table-column-properties style:column-width="0.8896in"/>
    </style:style>
    <style:style style:name="Table83.C" style:family="table-column">
      <style:table-column-properties style:column-width="3.1014in"/>
    </style:style>
    <style:style style:name="Table83.1" style:family="table-row">
      <style:table-row-properties style:min-row-height="0.0257in" fo:keep-together="auto"/>
    </style:style>
    <style:style style:name="Table8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3.3" style:family="table-row">
      <style:table-row-properties style:min-row-height="0.0514in" fo:keep-together="auto"/>
    </style:style>
    <style:style style:name="Table83.4" style:family="table-row">
      <style:table-row-properties style:min-row-height="0.1028in" fo:keep-together="auto"/>
    </style:style>
    <style:style style:name="Table8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3.5" style:family="table-row">
      <style:table-row-properties style:min-row-height="0.0715in" fo:keep-together="auto"/>
    </style:style>
    <style:style style:name="Table83.7" style:family="table-row">
      <style:table-row-properties style:min-row-height="0.0354in" fo:keep-together="auto"/>
    </style:style>
    <style:style style:name="Table84" style:family="table">
      <style:table-properties style:width="5.85in" fo:margin-left="-0.0326in" table:align="left" style:writing-mode="lr-tb"/>
    </style:style>
    <style:style style:name="Table84.A" style:family="table-column">
      <style:table-column-properties style:column-width="1.859in"/>
    </style:style>
    <style:style style:name="Table84.B" style:family="table-column">
      <style:table-column-properties style:column-width="0.8896in"/>
    </style:style>
    <style:style style:name="Table84.C" style:family="table-column">
      <style:table-column-properties style:column-width="3.1014in"/>
    </style:style>
    <style:style style:name="Table84.1" style:family="table-row">
      <style:table-row-properties style:min-row-height="0.0257in" fo:keep-together="auto"/>
    </style:style>
    <style:style style:name="Table8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4.3" style:family="table-row">
      <style:table-row-properties style:min-row-height="0.0514in" fo:keep-together="auto"/>
    </style:style>
    <style:style style:name="Table84.4" style:family="table-row">
      <style:table-row-properties style:min-row-height="0.1028in" fo:keep-together="auto"/>
    </style:style>
    <style:style style:name="Table8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4.5" style:family="table-row">
      <style:table-row-properties style:min-row-height="0.0715in" fo:keep-together="auto"/>
    </style:style>
    <style:style style:name="Table84.7" style:family="table-row">
      <style:table-row-properties style:min-row-height="0.0354in" fo:keep-together="auto"/>
    </style:style>
    <style:style style:name="Table85" style:family="table">
      <style:table-properties style:width="5.85in" fo:margin-left="-0.0326in" table:align="left" style:writing-mode="lr-tb"/>
    </style:style>
    <style:style style:name="Table85.A" style:family="table-column">
      <style:table-column-properties style:column-width="1.859in"/>
    </style:style>
    <style:style style:name="Table85.B" style:family="table-column">
      <style:table-column-properties style:column-width="0.8896in"/>
    </style:style>
    <style:style style:name="Table85.C" style:family="table-column">
      <style:table-column-properties style:column-width="3.1014in"/>
    </style:style>
    <style:style style:name="Table85.1" style:family="table-row">
      <style:table-row-properties style:min-row-height="0.0257in" fo:keep-together="auto"/>
    </style:style>
    <style:style style:name="Table8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5.3" style:family="table-row">
      <style:table-row-properties style:min-row-height="0.0514in" fo:keep-together="auto"/>
    </style:style>
    <style:style style:name="Table85.4" style:family="table-row">
      <style:table-row-properties style:min-row-height="0.1028in" fo:keep-together="auto"/>
    </style:style>
    <style:style style:name="Table8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5.5" style:family="table-row">
      <style:table-row-properties style:min-row-height="0.0715in" fo:keep-together="auto"/>
    </style:style>
    <style:style style:name="Table85.7" style:family="table-row">
      <style:table-row-properties style:min-row-height="0.0354in" fo:keep-together="auto"/>
    </style:style>
    <style:style style:name="Table85.8" style:family="table-row">
      <style:table-row-properties style:min-row-height="0.016in" fo:keep-together="auto"/>
    </style:style>
    <style:style style:name="Table86" style:family="table">
      <style:table-properties style:width="5.85in" fo:margin-left="-0.0326in" table:align="left" style:writing-mode="lr-tb"/>
    </style:style>
    <style:style style:name="Table86.A" style:family="table-column">
      <style:table-column-properties style:column-width="1.859in"/>
    </style:style>
    <style:style style:name="Table86.B" style:family="table-column">
      <style:table-column-properties style:column-width="0.8896in"/>
    </style:style>
    <style:style style:name="Table86.C" style:family="table-column">
      <style:table-column-properties style:column-width="3.1014in"/>
    </style:style>
    <style:style style:name="Table86.1" style:family="table-row">
      <style:table-row-properties style:min-row-height="0.0257in" fo:keep-together="auto"/>
    </style:style>
    <style:style style:name="Table8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6.3" style:family="table-row">
      <style:table-row-properties style:min-row-height="0.0514in" fo:keep-together="auto"/>
    </style:style>
    <style:style style:name="Table86.4" style:family="table-row">
      <style:table-row-properties style:min-row-height="0.1028in" fo:keep-together="auto"/>
    </style:style>
    <style:style style:name="Table8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6.5" style:family="table-row">
      <style:table-row-properties style:min-row-height="0.0715in" fo:keep-together="auto"/>
    </style:style>
    <style:style style:name="Table86.7" style:family="table-row">
      <style:table-row-properties style:min-row-height="0.0354in" fo:keep-together="auto"/>
    </style:style>
    <style:style style:name="Table86.8" style:family="table-row">
      <style:table-row-properties style:min-row-height="0.016in" fo:keep-together="auto"/>
    </style:style>
    <style:style style:name="Table87" style:family="table">
      <style:table-properties style:width="5.85in" fo:margin-left="-0.0326in" table:align="left" style:writing-mode="lr-tb"/>
    </style:style>
    <style:style style:name="Table87.A" style:family="table-column">
      <style:table-column-properties style:column-width="1.859in"/>
    </style:style>
    <style:style style:name="Table87.B" style:family="table-column">
      <style:table-column-properties style:column-width="0.8896in"/>
    </style:style>
    <style:style style:name="Table87.C" style:family="table-column">
      <style:table-column-properties style:column-width="3.1014in"/>
    </style:style>
    <style:style style:name="Table87.1" style:family="table-row">
      <style:table-row-properties style:min-row-height="0.0257in" fo:keep-together="auto"/>
    </style:style>
    <style:style style:name="Table8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7.3" style:family="table-row">
      <style:table-row-properties style:min-row-height="0.0514in" fo:keep-together="auto"/>
    </style:style>
    <style:style style:name="Table87.4" style:family="table-row">
      <style:table-row-properties style:min-row-height="0.1028in" fo:keep-together="auto"/>
    </style:style>
    <style:style style:name="Table8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5" style:family="table-row">
      <style:table-row-properties style:min-row-height="0.0715in" fo:keep-together="auto"/>
    </style:style>
    <style:style style:name="Table87.7" style:family="table-row">
      <style:table-row-properties style:min-row-height="0.0354in" fo:keep-together="auto"/>
    </style:style>
    <style:style style:name="Table87.8" style:family="table-row">
      <style:table-row-properties style:min-row-height="0.016in" fo:keep-together="auto"/>
    </style:style>
    <style:style style:name="Table88" style:family="table">
      <style:table-properties style:width="5.85in" fo:margin-left="-0.0326in" table:align="left" style:writing-mode="lr-tb"/>
    </style:style>
    <style:style style:name="Table88.A" style:family="table-column">
      <style:table-column-properties style:column-width="1.859in"/>
    </style:style>
    <style:style style:name="Table88.B" style:family="table-column">
      <style:table-column-properties style:column-width="0.8896in"/>
    </style:style>
    <style:style style:name="Table88.C" style:family="table-column">
      <style:table-column-properties style:column-width="3.1014in"/>
    </style:style>
    <style:style style:name="Table88.1" style:family="table-row">
      <style:table-row-properties style:min-row-height="0.0257in" fo:keep-together="auto"/>
    </style:style>
    <style:style style:name="Table8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8.3" style:family="table-row">
      <style:table-row-properties style:min-row-height="0.0514in" fo:keep-together="auto"/>
    </style:style>
    <style:style style:name="Table88.4" style:family="table-row">
      <style:table-row-properties style:min-row-height="0.1028in" fo:keep-together="auto"/>
    </style:style>
    <style:style style:name="Table8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8.5" style:family="table-row">
      <style:table-row-properties style:min-row-height="0.0715in" fo:keep-together="auto"/>
    </style:style>
    <style:style style:name="Table88.8" style:family="table-row">
      <style:table-row-properties style:min-row-height="0.0354in" fo:keep-together="auto"/>
    </style:style>
    <style:style style:name="Table88.9" style:family="table-row">
      <style:table-row-properties style:min-row-height="0.016in" fo:keep-together="auto"/>
    </style:style>
    <style:style style:name="Table89" style:family="table">
      <style:table-properties style:width="5.85in" fo:margin-left="-0.0326in" table:align="left" style:writing-mode="lr-tb"/>
    </style:style>
    <style:style style:name="Table89.A" style:family="table-column">
      <style:table-column-properties style:column-width="1.859in"/>
    </style:style>
    <style:style style:name="Table89.B" style:family="table-column">
      <style:table-column-properties style:column-width="0.8896in"/>
    </style:style>
    <style:style style:name="Table89.C" style:family="table-column">
      <style:table-column-properties style:column-width="3.1014in"/>
    </style:style>
    <style:style style:name="Table89.1" style:family="table-row">
      <style:table-row-properties style:min-row-height="0.0257in" fo:keep-together="auto"/>
    </style:style>
    <style:style style:name="Table8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9.3" style:family="table-row">
      <style:table-row-properties style:min-row-height="0.0514in" fo:keep-together="auto"/>
    </style:style>
    <style:style style:name="Table89.4" style:family="table-row">
      <style:table-row-properties style:min-row-height="0.1028in" fo:keep-together="auto"/>
    </style:style>
    <style:style style:name="Table8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9.5" style:family="table-row">
      <style:table-row-properties style:min-row-height="0.0715in" fo:keep-together="auto"/>
    </style:style>
    <style:style style:name="Table89.7" style:family="table-row">
      <style:table-row-properties style:min-row-height="0.0354in" fo:keep-together="auto"/>
    </style:style>
    <style:style style:name="Table89.8" style:family="table-row">
      <style:table-row-properties style:min-row-height="0.016in" fo:keep-together="auto"/>
    </style:style>
    <style:style style:name="Table90" style:family="table">
      <style:table-properties style:width="5.85in" fo:margin-left="-0.0326in" table:align="left" style:writing-mode="lr-tb"/>
    </style:style>
    <style:style style:name="Table90.A" style:family="table-column">
      <style:table-column-properties style:column-width="1.6361in"/>
    </style:style>
    <style:style style:name="Table90.B" style:family="table-column">
      <style:table-column-properties style:column-width="1.1125in"/>
    </style:style>
    <style:style style:name="Table90.C" style:family="table-column">
      <style:table-column-properties style:column-width="3.1014in"/>
    </style:style>
    <style:style style:name="Table90.1" style:family="table-row">
      <style:table-row-properties style:min-row-height="0.0257in" fo:keep-together="auto"/>
    </style:style>
    <style:style style:name="Table9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0.3" style:family="table-row">
      <style:table-row-properties style:min-row-height="0.0514in" fo:keep-together="auto"/>
    </style:style>
    <style:style style:name="Table90.4" style:family="table-row">
      <style:table-row-properties style:min-row-height="0.1028in" fo:keep-together="auto"/>
    </style:style>
    <style:style style:name="Table9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0.5" style:family="table-row">
      <style:table-row-properties style:min-row-height="0.0715in" fo:keep-together="auto"/>
    </style:style>
    <style:style style:name="Table90.7" style:family="table-row">
      <style:table-row-properties style:min-row-height="0.0354in" fo:keep-together="auto"/>
    </style:style>
    <style:style style:name="Table90.8" style:family="table-row">
      <style:table-row-properties style:min-row-height="0.016in" fo:keep-together="auto"/>
    </style:style>
    <style:style style:name="Table91" style:family="table">
      <style:table-properties style:width="5.85in" fo:margin-left="-0.0326in" table:align="left" style:writing-mode="lr-tb"/>
    </style:style>
    <style:style style:name="Table91.A" style:family="table-column">
      <style:table-column-properties style:column-width="1.6361in"/>
    </style:style>
    <style:style style:name="Table91.B" style:family="table-column">
      <style:table-column-properties style:column-width="1.1125in"/>
    </style:style>
    <style:style style:name="Table91.C" style:family="table-column">
      <style:table-column-properties style:column-width="3.1014in"/>
    </style:style>
    <style:style style:name="Table91.1" style:family="table-row">
      <style:table-row-properties style:min-row-height="0.0257in" fo:keep-together="auto"/>
    </style:style>
    <style:style style:name="Table9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1.3" style:family="table-row">
      <style:table-row-properties style:min-row-height="0.0514in" fo:keep-together="auto"/>
    </style:style>
    <style:style style:name="Table91.4" style:family="table-row">
      <style:table-row-properties style:min-row-height="0.1028in" fo:keep-together="auto"/>
    </style:style>
    <style:style style:name="Table9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1.5" style:family="table-row">
      <style:table-row-properties style:min-row-height="0.0715in" fo:keep-together="auto"/>
    </style:style>
    <style:style style:name="Table91.7" style:family="table-row">
      <style:table-row-properties style:min-row-height="0.0354in" fo:keep-together="auto"/>
    </style:style>
    <style:style style:name="Table91.8" style:family="table-row">
      <style:table-row-properties style:min-row-height="0.016in" fo:keep-together="auto"/>
    </style:style>
    <style:style style:name="Table92" style:family="table">
      <style:table-properties style:width="5.85in" fo:margin-left="-0.0326in" table:align="left" style:writing-mode="lr-tb"/>
    </style:style>
    <style:style style:name="Table92.A" style:family="table-column">
      <style:table-column-properties style:column-width="1.6361in"/>
    </style:style>
    <style:style style:name="Table92.B" style:family="table-column">
      <style:table-column-properties style:column-width="1.1125in"/>
    </style:style>
    <style:style style:name="Table92.C" style:family="table-column">
      <style:table-column-properties style:column-width="3.1014in"/>
    </style:style>
    <style:style style:name="Table92.1" style:family="table-row">
      <style:table-row-properties style:min-row-height="0.0257in" fo:keep-together="auto"/>
    </style:style>
    <style:style style:name="Table9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2.3" style:family="table-row">
      <style:table-row-properties style:min-row-height="0.0514in" fo:keep-together="auto"/>
    </style:style>
    <style:style style:name="Table92.4" style:family="table-row">
      <style:table-row-properties style:min-row-height="0.1028in" fo:keep-together="auto"/>
    </style:style>
    <style:style style:name="Table9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2.5" style:family="table-row">
      <style:table-row-properties style:min-row-height="0.0715in" fo:keep-together="auto"/>
    </style:style>
    <style:style style:name="Table92.7" style:family="table-row">
      <style:table-row-properties style:min-row-height="0.0354in" fo:keep-together="auto"/>
    </style:style>
    <style:style style:name="Table92.8" style:family="table-row">
      <style:table-row-properties style:min-row-height="0.016in" fo:keep-together="auto"/>
    </style:style>
    <style:style style:name="Table93" style:family="table">
      <style:table-properties style:width="5.85in" fo:margin-left="-0.0326in" table:align="left" style:writing-mode="lr-tb"/>
    </style:style>
    <style:style style:name="Table93.A" style:family="table-column">
      <style:table-column-properties style:column-width="1.6361in"/>
    </style:style>
    <style:style style:name="Table93.B" style:family="table-column">
      <style:table-column-properties style:column-width="1.1125in"/>
    </style:style>
    <style:style style:name="Table93.C" style:family="table-column">
      <style:table-column-properties style:column-width="3.1014in"/>
    </style:style>
    <style:style style:name="Table93.1" style:family="table-row">
      <style:table-row-properties style:min-row-height="0.0257in" fo:keep-together="auto"/>
    </style:style>
    <style:style style:name="Table9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3.3" style:family="table-row">
      <style:table-row-properties style:min-row-height="0.0514in" fo:keep-together="auto"/>
    </style:style>
    <style:style style:name="Table93.4" style:family="table-row">
      <style:table-row-properties style:min-row-height="0.1028in" fo:keep-together="auto"/>
    </style:style>
    <style:style style:name="Table9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3.5" style:family="table-row">
      <style:table-row-properties style:min-row-height="0.0715in" fo:keep-together="auto"/>
    </style:style>
    <style:style style:name="Table93.7" style:family="table-row">
      <style:table-row-properties style:min-row-height="0.0354in" fo:keep-together="auto"/>
    </style:style>
    <style:style style:name="Table93.8" style:family="table-row">
      <style:table-row-properties style:min-row-height="0.016in" fo:keep-together="auto"/>
    </style:style>
    <style:style style:name="Table94" style:family="table">
      <style:table-properties style:width="5.85in" fo:margin-left="-0.0326in" table:align="left" style:writing-mode="lr-tb"/>
    </style:style>
    <style:style style:name="Table94.A" style:family="table-column">
      <style:table-column-properties style:column-width="1.6361in"/>
    </style:style>
    <style:style style:name="Table94.B" style:family="table-column">
      <style:table-column-properties style:column-width="1.1125in"/>
    </style:style>
    <style:style style:name="Table94.C" style:family="table-column">
      <style:table-column-properties style:column-width="3.1014in"/>
    </style:style>
    <style:style style:name="Table94.1" style:family="table-row">
      <style:table-row-properties style:min-row-height="0.0257in" fo:keep-together="auto"/>
    </style:style>
    <style:style style:name="Table9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4.3" style:family="table-row">
      <style:table-row-properties style:min-row-height="0.0514in" fo:keep-together="auto"/>
    </style:style>
    <style:style style:name="Table94.4" style:family="table-row">
      <style:table-row-properties style:min-row-height="0.1028in" fo:keep-together="auto"/>
    </style:style>
    <style:style style:name="Table9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4.5" style:family="table-row">
      <style:table-row-properties style:min-row-height="0.0715in" fo:keep-together="auto"/>
    </style:style>
    <style:style style:name="Table94.7" style:family="table-row">
      <style:table-row-properties style:min-row-height="0.0354in" fo:keep-together="auto"/>
    </style:style>
    <style:style style:name="Table94.8" style:family="table-row">
      <style:table-row-properties style:min-row-height="0.016in" fo:keep-together="auto"/>
    </style:style>
    <style:style style:name="Table95" style:family="table">
      <style:table-properties style:width="5.85in" fo:margin-left="-0.0326in" table:align="left" style:writing-mode="lr-tb"/>
    </style:style>
    <style:style style:name="Table95.A" style:family="table-column">
      <style:table-column-properties style:column-width="1.6361in"/>
    </style:style>
    <style:style style:name="Table95.B" style:family="table-column">
      <style:table-column-properties style:column-width="1.1125in"/>
    </style:style>
    <style:style style:name="Table95.C" style:family="table-column">
      <style:table-column-properties style:column-width="3.1014in"/>
    </style:style>
    <style:style style:name="Table95.1" style:family="table-row">
      <style:table-row-properties style:min-row-height="0.0257in" fo:keep-together="auto"/>
    </style:style>
    <style:style style:name="Table9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5.3" style:family="table-row">
      <style:table-row-properties style:min-row-height="0.0514in" fo:keep-together="auto"/>
    </style:style>
    <style:style style:name="Table95.4" style:family="table-row">
      <style:table-row-properties style:min-row-height="0.1028in" fo:keep-together="auto"/>
    </style:style>
    <style:style style:name="Table9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5" style:family="table-row">
      <style:table-row-properties style:min-row-height="0.0715in" fo:keep-together="auto"/>
    </style:style>
    <style:style style:name="Table95.7" style:family="table-row">
      <style:table-row-properties style:min-row-height="0.0354in" fo:keep-together="auto"/>
    </style:style>
    <style:style style:name="Table95.8" style:family="table-row">
      <style:table-row-properties style:min-row-height="0.016in" fo:keep-together="auto"/>
    </style:style>
    <style:style style:name="Table96" style:family="table">
      <style:table-properties style:width="5.85in" fo:margin-left="-0.0326in" table:align="left" style:writing-mode="lr-tb"/>
    </style:style>
    <style:style style:name="Table96.A" style:family="table-column">
      <style:table-column-properties style:column-width="1.6361in"/>
    </style:style>
    <style:style style:name="Table96.B" style:family="table-column">
      <style:table-column-properties style:column-width="1.1125in"/>
    </style:style>
    <style:style style:name="Table96.C" style:family="table-column">
      <style:table-column-properties style:column-width="3.1014in"/>
    </style:style>
    <style:style style:name="Table96.1" style:family="table-row">
      <style:table-row-properties style:min-row-height="0.0257in" fo:keep-together="auto"/>
    </style:style>
    <style:style style:name="Table9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6.3" style:family="table-row">
      <style:table-row-properties style:min-row-height="0.0514in" fo:keep-together="auto"/>
    </style:style>
    <style:style style:name="Table96.4" style:family="table-row">
      <style:table-row-properties style:min-row-height="0.1028in" fo:keep-together="auto"/>
    </style:style>
    <style:style style:name="Table9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6.5" style:family="table-row">
      <style:table-row-properties style:min-row-height="0.0715in" fo:keep-together="auto"/>
    </style:style>
    <style:style style:name="Table96.7" style:family="table-row">
      <style:table-row-properties style:min-row-height="0.0354in" fo:keep-together="auto"/>
    </style:style>
    <style:style style:name="Table96.8" style:family="table-row">
      <style:table-row-properties style:min-row-height="0.016in" fo:keep-together="auto"/>
    </style:style>
    <style:style style:name="Table97" style:family="table">
      <style:table-properties style:width="5.85in" fo:margin-left="-0.0326in" table:align="left" style:writing-mode="lr-tb"/>
    </style:style>
    <style:style style:name="Table97.A" style:family="table-column">
      <style:table-column-properties style:column-width="1.6361in"/>
    </style:style>
    <style:style style:name="Table97.B" style:family="table-column">
      <style:table-column-properties style:column-width="1.1125in"/>
    </style:style>
    <style:style style:name="Table97.C" style:family="table-column">
      <style:table-column-properties style:column-width="3.1014in"/>
    </style:style>
    <style:style style:name="Table97.1" style:family="table-row">
      <style:table-row-properties style:min-row-height="0.0257in" fo:keep-together="auto"/>
    </style:style>
    <style:style style:name="Table9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7.3" style:family="table-row">
      <style:table-row-properties style:min-row-height="0.0514in" fo:keep-together="auto"/>
    </style:style>
    <style:style style:name="Table97.4" style:family="table-row">
      <style:table-row-properties style:min-row-height="0.1028in" fo:keep-together="auto"/>
    </style:style>
    <style:style style:name="Table9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7.5" style:family="table-row">
      <style:table-row-properties style:min-row-height="0.0715in" fo:keep-together="auto"/>
    </style:style>
    <style:style style:name="Table97.7" style:family="table-row">
      <style:table-row-properties style:min-row-height="0.0354in" fo:keep-together="auto"/>
    </style:style>
    <style:style style:name="Table97.8" style:family="table-row">
      <style:table-row-properties style:min-row-height="0.016in" fo:keep-together="auto"/>
    </style:style>
    <style:style style:name="Table98" style:family="table">
      <style:table-properties style:width="5.85in" fo:margin-left="-0.0326in" table:align="left" style:writing-mode="lr-tb"/>
    </style:style>
    <style:style style:name="Table98.A" style:family="table-column">
      <style:table-column-properties style:column-width="1.6361in"/>
    </style:style>
    <style:style style:name="Table98.B" style:family="table-column">
      <style:table-column-properties style:column-width="1.1125in"/>
    </style:style>
    <style:style style:name="Table98.C" style:family="table-column">
      <style:table-column-properties style:column-width="3.1014in"/>
    </style:style>
    <style:style style:name="Table98.1" style:family="table-row">
      <style:table-row-properties style:min-row-height="0.0257in" fo:keep-together="auto"/>
    </style:style>
    <style:style style:name="Table9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8.3" style:family="table-row">
      <style:table-row-properties style:min-row-height="0.0514in" fo:keep-together="auto"/>
    </style:style>
    <style:style style:name="Table98.4" style:family="table-row">
      <style:table-row-properties style:min-row-height="0.1028in" fo:keep-together="auto"/>
    </style:style>
    <style:style style:name="Table9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8.5" style:family="table-row">
      <style:table-row-properties style:min-row-height="0.0715in" fo:keep-together="auto"/>
    </style:style>
    <style:style style:name="Table98.8" style:family="table-row">
      <style:table-row-properties style:min-row-height="0.0354in" fo:keep-together="auto"/>
    </style:style>
    <style:style style:name="Table98.9" style:family="table-row">
      <style:table-row-properties style:min-row-height="0.016in" fo:keep-together="auto"/>
    </style:style>
    <style:style style:name="Table99" style:family="table">
      <style:table-properties style:width="5.85in" fo:margin-left="-0.0326in" table:align="left" style:writing-mode="lr-tb"/>
    </style:style>
    <style:style style:name="Table99.A" style:family="table-column">
      <style:table-column-properties style:column-width="1.6361in"/>
    </style:style>
    <style:style style:name="Table99.B" style:family="table-column">
      <style:table-column-properties style:column-width="1.1125in"/>
    </style:style>
    <style:style style:name="Table99.C" style:family="table-column">
      <style:table-column-properties style:column-width="3.1014in"/>
    </style:style>
    <style:style style:name="Table99.1" style:family="table-row">
      <style:table-row-properties style:min-row-height="0.0257in" fo:keep-together="auto"/>
    </style:style>
    <style:style style:name="Table9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9.3" style:family="table-row">
      <style:table-row-properties style:min-row-height="0.0514in" fo:keep-together="auto"/>
    </style:style>
    <style:style style:name="Table99.4" style:family="table-row">
      <style:table-row-properties style:min-row-height="0.1028in" fo:keep-together="auto"/>
    </style:style>
    <style:style style:name="Table9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9.5" style:family="table-row">
      <style:table-row-properties style:min-row-height="0.0715in" fo:keep-together="auto"/>
    </style:style>
    <style:style style:name="Table99.7" style:family="table-row">
      <style:table-row-properties style:min-row-height="0.0354in" fo:keep-together="auto"/>
    </style:style>
    <style:style style:name="Table99.8" style:family="table-row">
      <style:table-row-properties style:min-row-height="0.016in" fo:keep-together="auto"/>
    </style:style>
    <style:style style:name="Table100" style:family="table">
      <style:table-properties style:width="5.85in" fo:margin-left="-0.0326in" table:align="left" style:writing-mode="lr-tb"/>
    </style:style>
    <style:style style:name="Table100.A" style:family="table-column">
      <style:table-column-properties style:column-width="1.6361in"/>
    </style:style>
    <style:style style:name="Table100.B" style:family="table-column">
      <style:table-column-properties style:column-width="1.1125in"/>
    </style:style>
    <style:style style:name="Table100.C" style:family="table-column">
      <style:table-column-properties style:column-width="3.1014in"/>
    </style:style>
    <style:style style:name="Table100.1" style:family="table-row">
      <style:table-row-properties style:min-row-height="0.0257in" fo:keep-together="auto"/>
    </style:style>
    <style:style style:name="Table10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0.3" style:family="table-row">
      <style:table-row-properties style:min-row-height="0.0514in" fo:keep-together="auto"/>
    </style:style>
    <style:style style:name="Table100.4" style:family="table-row">
      <style:table-row-properties style:min-row-height="0.1028in" fo:keep-together="auto"/>
    </style:style>
    <style:style style:name="Table10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0.5" style:family="table-row">
      <style:table-row-properties style:min-row-height="0.0715in" fo:keep-together="auto"/>
    </style:style>
    <style:style style:name="Table100.8" style:family="table-row">
      <style:table-row-properties style:min-row-height="0.0354in" fo:keep-together="auto"/>
    </style:style>
    <style:style style:name="Table100.9" style:family="table-row">
      <style:table-row-properties style:min-row-height="0.016in" fo:keep-together="auto"/>
    </style:style>
    <style:style style:name="Table101" style:family="table">
      <style:table-properties style:width="5.8556in" table:align="left" style:writing-mode="lr-tb"/>
    </style:style>
    <style:style style:name="Table101.A" style:family="table-column">
      <style:table-column-properties style:column-width="1.7035in"/>
    </style:style>
    <style:style style:name="Table101.B" style:family="table-column">
      <style:table-column-properties style:column-width="1.0542in"/>
    </style:style>
    <style:style style:name="Table101.C" style:family="table-column">
      <style:table-column-properties style:column-width="3.0979in"/>
    </style:style>
    <style:style style:name="Table101.1" style:family="table-row">
      <style:table-row-properties style:min-row-height="0.0257in" fo:keep-together="auto"/>
    </style:style>
    <style:style style:name="Table10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1.3" style:family="table-row">
      <style:table-row-properties style:min-row-height="0.0514in" fo:keep-together="auto"/>
    </style:style>
    <style:style style:name="Table101.4" style:family="table-row">
      <style:table-row-properties style:min-row-height="0.1028in" fo:keep-together="auto"/>
    </style:style>
    <style:style style:name="Table10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1.5" style:family="table-row">
      <style:table-row-properties style:min-row-height="0.0715in" fo:keep-together="auto"/>
    </style:style>
    <style:style style:name="Table101.7" style:family="table-row">
      <style:table-row-properties style:min-row-height="0.0354in" fo:keep-together="auto"/>
    </style:style>
    <style:style style:name="Table101.8" style:family="table-row">
      <style:table-row-properties style:min-row-height="0.016in" fo:keep-together="auto"/>
    </style:style>
    <style:style style:name="Table102" style:family="table">
      <style:table-properties style:width="5.85in" fo:margin-left="-0.0326in" table:align="left" style:writing-mode="lr-tb"/>
    </style:style>
    <style:style style:name="Table102.A" style:family="table-column">
      <style:table-column-properties style:column-width="2.1153in"/>
    </style:style>
    <style:style style:name="Table102.B" style:family="table-column">
      <style:table-column-properties style:column-width="0.8493in"/>
    </style:style>
    <style:style style:name="Table102.C" style:family="table-column">
      <style:table-column-properties style:column-width="2.8854in"/>
    </style:style>
    <style:style style:name="Table102.1" style:family="table-row">
      <style:table-row-properties style:min-row-height="0.0257in" fo:keep-together="auto"/>
    </style:style>
    <style:style style:name="Table10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2.3" style:family="table-row">
      <style:table-row-properties style:min-row-height="0.0514in" fo:keep-together="auto"/>
    </style:style>
    <style:style style:name="Table102.4" style:family="table-row">
      <style:table-row-properties style:min-row-height="0.1028in" fo:keep-together="auto"/>
    </style:style>
    <style:style style:name="Table10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2.7" style:family="table-row">
      <style:table-row-properties style:min-row-height="0.0715in" fo:keep-together="auto"/>
    </style:style>
    <style:style style:name="Table102.8" style:family="table-row">
      <style:table-row-properties style:min-row-height="0.0354in" fo:keep-together="auto"/>
    </style:style>
    <style:style style:name="Table102.9" style:family="table-row">
      <style:table-row-properties style:min-row-height="0.016in" fo:keep-together="auto"/>
    </style:style>
    <style:style style:name="Table103" style:family="table">
      <style:table-properties style:width="5.85in" fo:margin-left="-0.0326in" table:align="left" style:writing-mode="lr-tb"/>
    </style:style>
    <style:style style:name="Table103.A" style:family="table-column">
      <style:table-column-properties style:column-width="1.6361in"/>
    </style:style>
    <style:style style:name="Table103.B" style:family="table-column">
      <style:table-column-properties style:column-width="1.1125in"/>
    </style:style>
    <style:style style:name="Table103.C" style:family="table-column">
      <style:table-column-properties style:column-width="3.1014in"/>
    </style:style>
    <style:style style:name="Table103.1" style:family="table-row">
      <style:table-row-properties style:min-row-height="0.0257in" fo:keep-together="auto"/>
    </style:style>
    <style:style style:name="Table10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3.3" style:family="table-row">
      <style:table-row-properties style:min-row-height="0.0514in" fo:keep-together="auto"/>
    </style:style>
    <style:style style:name="Table103.4" style:family="table-row">
      <style:table-row-properties style:min-row-height="0.1028in" fo:keep-together="auto"/>
    </style:style>
    <style:style style:name="Table10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3.5" style:family="table-row">
      <style:table-row-properties style:min-row-height="0.0715in" fo:keep-together="auto"/>
    </style:style>
    <style:style style:name="Table103.6" style:family="table-row">
      <style:table-row-properties style:min-row-height="0.0354in" fo:keep-together="auto"/>
    </style:style>
    <style:style style:name="Table103.7" style:family="table-row">
      <style:table-row-properties style:min-row-height="0.016in" fo:keep-together="auto"/>
    </style:style>
    <style:style style:name="Table104" style:family="table">
      <style:table-properties style:width="5.8417in" fo:margin-left="-0.0243in" table:align="left" style:writing-mode="lr-tb"/>
    </style:style>
    <style:style style:name="Table104.A" style:family="table-column">
      <style:table-column-properties style:column-width="1.625in"/>
    </style:style>
    <style:style style:name="Table104.B" style:family="table-column">
      <style:table-column-properties style:column-width="1.1146in"/>
    </style:style>
    <style:style style:name="Table104.C" style:family="table-column">
      <style:table-column-properties style:column-width="3.1021in"/>
    </style:style>
    <style:style style:name="Table104.1" style:family="table-row">
      <style:table-row-properties style:min-row-height="0.0257in" fo:keep-together="auto"/>
    </style:style>
    <style:style style:name="Table10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4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4.3" style:family="table-row">
      <style:table-row-properties style:min-row-height="0.0514in" fo:keep-together="auto"/>
    </style:style>
    <style:style style:name="Table104.4" style:family="table-row">
      <style:table-row-properties style:min-row-height="0.1028in" fo:keep-together="auto"/>
    </style:style>
    <style:style style:name="Table104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4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4.6" style:family="table-row">
      <style:table-row-properties style:min-row-height="0.0715in" fo:keep-together="auto"/>
    </style:style>
    <style:style style:name="Table104.7" style:family="table-row">
      <style:table-row-properties style:min-row-height="0.0354in" fo:keep-together="auto"/>
    </style:style>
    <style:style style:name="Table104.8" style:family="table-row">
      <style:table-row-properties style:min-row-height="0.016in" fo:keep-together="auto"/>
    </style:style>
    <style:style style:name="Table105" style:family="table">
      <style:table-properties style:width="5.8632in" fo:margin-left="-0.0458in" table:align="left" style:writing-mode="lr-tb"/>
    </style:style>
    <style:style style:name="Table105.A" style:family="table-column">
      <style:table-column-properties style:column-width="1.8319in"/>
    </style:style>
    <style:style style:name="Table105.B" style:family="table-column">
      <style:table-column-properties style:column-width="0.9313in"/>
    </style:style>
    <style:style style:name="Table105.C" style:family="table-column">
      <style:table-column-properties style:column-width="3.1in"/>
    </style:style>
    <style:style style:name="Table105.1" style:family="table-row">
      <style:table-row-properties style:min-row-height="0.0257in" fo:keep-together="auto"/>
    </style:style>
    <style:style style:name="Table10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5.3" style:family="table-row">
      <style:table-row-properties style:min-row-height="0.0514in" fo:keep-together="auto"/>
    </style:style>
    <style:style style:name="Table105.4" style:family="table-row">
      <style:table-row-properties style:min-row-height="0.1028in" fo:keep-together="auto"/>
    </style:style>
    <style:style style:name="Table105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5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5.7" style:family="table-row">
      <style:table-row-properties style:min-row-height="0.0715in" fo:keep-together="auto"/>
    </style:style>
    <style:style style:name="Table105.8" style:family="table-row">
      <style:table-row-properties style:min-row-height="0.0354in" fo:keep-together="auto"/>
    </style:style>
    <style:style style:name="Table105.9" style:family="table-row">
      <style:table-row-properties style:min-row-height="0.016in" fo:keep-together="auto"/>
    </style:style>
    <style:style style:name="Table106" style:family="table">
      <style:table-properties style:width="5.8632in" fo:margin-left="-0.0458in" table:align="left" style:writing-mode="lr-tb"/>
    </style:style>
    <style:style style:name="Table106.A" style:family="table-column">
      <style:table-column-properties style:column-width="1.8319in"/>
    </style:style>
    <style:style style:name="Table106.B" style:family="table-column">
      <style:table-column-properties style:column-width="0.9313in"/>
    </style:style>
    <style:style style:name="Table106.C" style:family="table-column">
      <style:table-column-properties style:column-width="3.1in"/>
    </style:style>
    <style:style style:name="Table106.1" style:family="table-row">
      <style:table-row-properties style:min-row-height="0.0257in" fo:keep-together="auto"/>
    </style:style>
    <style:style style:name="Table10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6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6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6.3" style:family="table-row">
      <style:table-row-properties style:min-row-height="0.0514in" fo:keep-together="auto"/>
    </style:style>
    <style:style style:name="Table106.4" style:family="table-row">
      <style:table-row-properties style:min-row-height="0.1028in" fo:keep-together="auto"/>
    </style:style>
    <style:style style:name="Table106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6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6.5" style:family="table-row">
      <style:table-row-properties style:min-row-height="0.0715in" fo:keep-together="auto"/>
    </style:style>
    <style:style style:name="Table106.6" style:family="table-row">
      <style:table-row-properties style:min-row-height="0.0354in" fo:keep-together="auto"/>
    </style:style>
    <style:style style:name="Table106.7" style:family="table-row">
      <style:table-row-properties style:min-row-height="0.016in" fo:keep-together="auto"/>
    </style:style>
    <style:style style:name="Table107" style:family="table">
      <style:table-properties style:width="5.8632in" fo:margin-left="-0.0458in" table:align="left" style:writing-mode="lr-tb"/>
    </style:style>
    <style:style style:name="Table107.A" style:family="table-column">
      <style:table-column-properties style:column-width="1.8319in"/>
    </style:style>
    <style:style style:name="Table107.B" style:family="table-column">
      <style:table-column-properties style:column-width="0.9313in"/>
    </style:style>
    <style:style style:name="Table107.C" style:family="table-column">
      <style:table-column-properties style:column-width="3.1in"/>
    </style:style>
    <style:style style:name="Table107.1" style:family="table-row">
      <style:table-row-properties style:min-row-height="0.0257in" fo:keep-together="auto"/>
    </style:style>
    <style:style style:name="Table10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7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7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7.3" style:family="table-row">
      <style:table-row-properties style:min-row-height="0.0514in" fo:keep-together="auto"/>
    </style:style>
    <style:style style:name="Table107.4" style:family="table-row">
      <style:table-row-properties style:min-row-height="0.1028in" fo:keep-together="auto"/>
    </style:style>
    <style:style style:name="Table107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7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7.6" style:family="table-row">
      <style:table-row-properties style:min-row-height="0.0715in" fo:keep-together="auto"/>
    </style:style>
    <style:style style:name="Table107.7" style:family="table-row">
      <style:table-row-properties style:min-row-height="0.0354in" fo:keep-together="auto"/>
    </style:style>
    <style:style style:name="Table107.8" style:family="table-row">
      <style:table-row-properties style:min-row-height="0.016in" fo:keep-together="auto"/>
    </style:style>
    <style:style style:name="Table108" style:family="table">
      <style:table-properties style:width="5.8632in" fo:margin-left="-0.0458in" table:align="left" style:writing-mode="lr-tb"/>
    </style:style>
    <style:style style:name="Table108.A" style:family="table-column">
      <style:table-column-properties style:column-width="1.8319in"/>
    </style:style>
    <style:style style:name="Table108.B" style:family="table-column">
      <style:table-column-properties style:column-width="0.9313in"/>
    </style:style>
    <style:style style:name="Table108.C" style:family="table-column">
      <style:table-column-properties style:column-width="3.1in"/>
    </style:style>
    <style:style style:name="Table108.1" style:family="table-row">
      <style:table-row-properties style:min-row-height="0.0257in" fo:keep-together="auto"/>
    </style:style>
    <style:style style:name="Table10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8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8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8.3" style:family="table-row">
      <style:table-row-properties style:min-row-height="0.0514in" fo:keep-together="auto"/>
    </style:style>
    <style:style style:name="Table108.4" style:family="table-row">
      <style:table-row-properties style:min-row-height="0.1028in" fo:keep-together="auto"/>
    </style:style>
    <style:style style:name="Table108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8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8.6" style:family="table-row">
      <style:table-row-properties style:min-row-height="0.0715in" fo:keep-together="auto"/>
    </style:style>
    <style:style style:name="Table108.7" style:family="table-row">
      <style:table-row-properties style:min-row-height="0.0354in" fo:keep-together="auto"/>
    </style:style>
    <style:style style:name="Table108.8" style:family="table-row">
      <style:table-row-properties style:min-row-height="0.016in" fo:keep-together="auto"/>
    </style:style>
    <style:style style:name="Table109" style:family="table">
      <style:table-properties style:width="5.8632in" fo:margin-left="-0.0458in" table:align="left" style:writing-mode="lr-tb"/>
    </style:style>
    <style:style style:name="Table109.A" style:family="table-column">
      <style:table-column-properties style:column-width="1.8319in"/>
    </style:style>
    <style:style style:name="Table109.B" style:family="table-column">
      <style:table-column-properties style:column-width="0.9313in"/>
    </style:style>
    <style:style style:name="Table109.C" style:family="table-column">
      <style:table-column-properties style:column-width="3.1in"/>
    </style:style>
    <style:style style:name="Table109.1" style:family="table-row">
      <style:table-row-properties style:min-row-height="0.0257in" fo:keep-together="auto"/>
    </style:style>
    <style:style style:name="Table10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9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9.3" style:family="table-row">
      <style:table-row-properties style:min-row-height="0.0514in" fo:keep-together="auto"/>
    </style:style>
    <style:style style:name="Table109.4" style:family="table-row">
      <style:table-row-properties style:min-row-height="0.1028in" fo:keep-together="auto"/>
    </style:style>
    <style:style style:name="Table109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9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9.10" style:family="table-row">
      <style:table-row-properties style:min-row-height="0.0715in" fo:keep-together="auto"/>
    </style:style>
    <style:style style:name="Table109.11" style:family="table-row">
      <style:table-row-properties style:min-row-height="0.0354in" fo:keep-together="auto"/>
    </style:style>
    <style:style style:name="Table109.12" style:family="table-row">
      <style:table-row-properties style:min-row-height="0.016in" fo:keep-together="auto"/>
    </style:style>
    <style:style style:name="Table110" style:family="table">
      <style:table-properties style:width="5.8632in" fo:margin-left="-0.0458in" table:align="left" style:writing-mode="lr-tb"/>
    </style:style>
    <style:style style:name="Table110.A" style:family="table-column">
      <style:table-column-properties style:column-width="1.8319in"/>
    </style:style>
    <style:style style:name="Table110.B" style:family="table-column">
      <style:table-column-properties style:column-width="0.9313in"/>
    </style:style>
    <style:style style:name="Table110.C" style:family="table-column">
      <style:table-column-properties style:column-width="3.1in"/>
    </style:style>
    <style:style style:name="Table110.1" style:family="table-row">
      <style:table-row-properties style:min-row-height="0.0257in" fo:keep-together="auto"/>
    </style:style>
    <style:style style:name="Table1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0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0.3" style:family="table-row">
      <style:table-row-properties style:min-row-height="0.0514in" fo:keep-together="auto"/>
    </style:style>
    <style:style style:name="Table110.4" style:family="table-row">
      <style:table-row-properties style:min-row-height="0.1028in" fo:keep-together="auto"/>
    </style:style>
    <style:style style:name="Table110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10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10.6" style:family="table-row">
      <style:table-row-properties style:min-row-height="0.0715in" fo:keep-together="auto"/>
    </style:style>
    <style:style style:name="Table110.7" style:family="table-row">
      <style:table-row-properties style:min-row-height="0.0354in" fo:keep-together="auto"/>
    </style:style>
    <style:style style:name="Table110.8" style:family="table-row">
      <style:table-row-properties style:min-row-height="0.016in" fo:keep-together="auto"/>
    </style:style>
    <style:style style:name="Table111" style:family="table">
      <style:table-properties style:width="5.8632in" fo:margin-left="-0.0458in" table:align="left" style:writing-mode="lr-tb"/>
    </style:style>
    <style:style style:name="Table111.A" style:family="table-column">
      <style:table-column-properties style:column-width="1.8319in"/>
    </style:style>
    <style:style style:name="Table111.B" style:family="table-column">
      <style:table-column-properties style:column-width="0.9313in"/>
    </style:style>
    <style:style style:name="Table111.C" style:family="table-column">
      <style:table-column-properties style:column-width="3.1in"/>
    </style:style>
    <style:style style:name="Table111.1" style:family="table-row">
      <style:table-row-properties style:min-row-height="0.0257in" fo:keep-together="auto"/>
    </style:style>
    <style:style style:name="Table11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1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1.3" style:family="table-row">
      <style:table-row-properties style:min-row-height="0.0514in" fo:keep-together="auto"/>
    </style:style>
    <style:style style:name="Table111.4" style:family="table-row">
      <style:table-row-properties style:min-row-height="0.1028in" fo:keep-together="auto"/>
    </style:style>
    <style:style style:name="Table111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11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11.6" style:family="table-row">
      <style:table-row-properties style:min-row-height="0.0715in" fo:keep-together="auto"/>
    </style:style>
    <style:style style:name="Table111.7" style:family="table-row">
      <style:table-row-properties style:min-row-height="0.0354in" fo:keep-together="auto"/>
    </style:style>
    <style:style style:name="Table111.8" style:family="table-row">
      <style:table-row-properties style:min-row-height="0.016in" fo:keep-together="auto"/>
    </style:style>
    <style:style style:name="Table112" style:family="table">
      <style:table-properties style:width="5.8632in" fo:margin-left="-0.0458in" table:align="left" style:writing-mode="lr-tb"/>
    </style:style>
    <style:style style:name="Table112.A" style:family="table-column">
      <style:table-column-properties style:column-width="1.8319in"/>
    </style:style>
    <style:style style:name="Table112.B" style:family="table-column">
      <style:table-column-properties style:column-width="0.9313in"/>
    </style:style>
    <style:style style:name="Table112.C" style:family="table-column">
      <style:table-column-properties style:column-width="3.1in"/>
    </style:style>
    <style:style style:name="Table112.1" style:family="table-row">
      <style:table-row-properties style:min-row-height="0.0257in" fo:keep-together="auto"/>
    </style:style>
    <style:style style:name="Table1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2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2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2.3" style:family="table-row">
      <style:table-row-properties style:min-row-height="0.0514in" fo:keep-together="auto"/>
    </style:style>
    <style:style style:name="Table112.4" style:family="table-row">
      <style:table-row-properties style:min-row-height="0.1028in" fo:keep-together="auto"/>
    </style:style>
    <style:style style:name="Table112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12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12.7" style:family="table-row">
      <style:table-row-properties style:min-row-height="0.0715in" fo:keep-together="auto"/>
    </style:style>
    <style:style style:name="Table112.8" style:family="table-row">
      <style:table-row-properties style:min-row-height="0.0354in" fo:keep-together="auto"/>
    </style:style>
    <style:style style:name="Table112.9" style:family="table-row">
      <style:table-row-properties style:min-row-height="0.016in" fo:keep-together="auto"/>
    </style:style>
    <style:style style:name="Table113" style:family="table">
      <style:table-properties style:width="5.8632in" fo:margin-left="-0.0458in" table:align="left" style:writing-mode="lr-tb"/>
    </style:style>
    <style:style style:name="Table113.A" style:family="table-column">
      <style:table-column-properties style:column-width="1.8319in"/>
    </style:style>
    <style:style style:name="Table113.B" style:family="table-column">
      <style:table-column-properties style:column-width="0.9313in"/>
    </style:style>
    <style:style style:name="Table113.C" style:family="table-column">
      <style:table-column-properties style:column-width="3.1in"/>
    </style:style>
    <style:style style:name="Table113.1" style:family="table-row">
      <style:table-row-properties style:min-row-height="0.0257in" fo:keep-together="auto"/>
    </style:style>
    <style:style style:name="Table1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3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3.3" style:family="table-row">
      <style:table-row-properties style:min-row-height="0.0514in" fo:keep-together="auto"/>
    </style:style>
    <style:style style:name="Table113.4" style:family="table-row">
      <style:table-row-properties style:min-row-height="0.1028in" fo:keep-together="auto"/>
    </style:style>
    <style:style style:name="Table113.A4" style:family="table-cell">
      <style:table-cell-properties style:vertical-align="top" fo:background-color="#4f81bd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13.C4" style:family="table-cell">
      <style:table-cell-properties style:vertical-align="top" fo:background-color="#4f81b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13.5" style:family="table-row">
      <style:table-row-properties style:min-row-height="0.0715in" fo:keep-together="auto"/>
    </style:style>
    <style:style style:name="Table113.6" style:family="table-row">
      <style:table-row-properties style:min-row-height="0.0354in" fo:keep-together="auto"/>
    </style:style>
    <style:style style:name="Table113.7" style:family="table-row">
      <style:table-row-properties style:min-row-height="0.016in" fo:keep-together="auto"/>
    </style:style>
    <style:style style:name="P1" style:family="paragraph" style:parent-style-name="Standard">
      <style:paragraph-properties style:line-height-at-least="0.0693in" fo:text-align="start" style:justify-single-word="false" style:text-autospace="none"/>
    </style:style>
    <style:style style:name="P2" style:family="paragraph" style:parent-style-name="Standard">
      <style:paragraph-properties style:line-height-at-least="0.0693in"/>
      <style:text-properties style:use-window-font-color="true" fo:font-size="9pt" fo:font-style="italic" style:font-name-asian="Times New Roman" style:font-size-asian="9pt" style:font-style-asian="italic" style:font-size-complex="9pt" style:font-style-complex="italic"/>
    </style:style>
    <style:style style:name="P3" style:family="paragraph" style:parent-style-name="Standard">
      <style:paragraph-properties style:line-height-at-least="0.0693in" fo:text-align="center" style:justify-single-word="false"/>
      <style:text-properties style:use-window-font-color="true" fo:font-size="10pt" fo:font-style="normal" fo:font-weight="bold" style:font-name-asian="Times New Roman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9pt" fo:font-style="normal" fo:font-weight="bold" style:font-name-asian="Times New Roman" style:font-size-asian="9pt" style:font-style-asian="normal" style:font-weight-asian="bold" style:font-name-complex="Monospace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9pt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9pt" style:font-name-asian="Monospace" style:font-size-asian="9pt" style:font-name-complex="Monospace" style:font-size-complex="9pt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Monospace" fo:font-size="12pt" fo:font-style="normal" fo:font-weight="bold" style:font-name-asian="Monospace" style:font-size-asian="12pt" style:font-style-asian="normal" style:font-weight-asian="bold" style:font-name-complex="Monospace" style:font-style-complex="normal" style:font-weight-complex="bold"/>
    </style:style>
    <style:style style:name="P14" style:family="paragraph" style:parent-style-name="Standard">
      <style:paragraph-properties style:line-height-at-least="0.0693in" fo:text-align="start" style:justify-single-word="false" style:text-autospace="none"/>
      <style:text-properties style:use-window-font-color="true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15" style:family="paragraph" style:parent-style-name="Standard">
      <style:text-properties style:use-window-font-color="true" fo:language="en" fo:country="US" fo:font-weight="normal" style:letter-kerning="true" style:language-asian="zh" style:country-asian="CN" style:font-weight-asian="normal" style:language-complex="ar" style:country-complex="SA" style:font-weight-complex="normal"/>
    </style:style>
    <style:style style:name="P16" style:family="paragraph" style:parent-style-name="Standard">
      <style:paragraph-properties style:line-height-at-least="0.0693in"/>
      <style:text-properties fo:color="#666666" fo:font-size="9pt" fo:font-style="italic" style:font-name-asian="Times New Roman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start" style:justify-single-word="false" style:text-autospace="none"/>
      <style:text-properties fo:color="#666666" fo:font-size="9pt" fo:font-style="italic" fo:font-weight="bold" style:font-name-asian="Times New Roman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666666" fo:font-size="9pt" fo:font-style="normal" style:font-name-asian="Times New Roman" style:font-size-asian="9pt" style:font-style-asian="normal" style:font-size-complex="9pt" style:font-style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666666" style:font-name="Monospace" fo:font-size="9pt" fo:font-style="normal" fo:font-weight="bold" style:font-name-asian="Times New Roman" style:font-size-asian="9pt" style:font-style-asian="normal" style:font-weight-asian="bold" style:font-name-complex="Monospace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666666" style:font-name="Monospace" fo:font-size="6pt" fo:font-style="normal" fo:font-weight="normal" style:font-name-asian="Times New Roman" style:font-size-asian="6pt" style:font-style-asian="normal" style:font-weight-asian="normal" style:font-name-complex="Monospace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 style:text-autospace="none"/>
    </style:style>
    <style:style style:name="P23" style:family="paragraph" style:parent-style-name="Standard">
      <style:paragraph-properties fo:text-align="start" style:justify-single-word="false" style:snap-to-layout-grid="false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25" style:family="paragraph" style:parent-style-name="Standard">
      <style:paragraph-properties fo:text-align="start" style:justify-single-word="false" style:text-autospace="none" style:snap-to-layout-grid="false"/>
      <style:text-properties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7" style:family="paragraph" style:parent-style-name="Standard">
      <style:paragraph-properties style:snap-to-layout-grid="false"/>
      <style:text-properties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10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P32" style:family="paragraph" style:parent-style-name="Standard">
      <style:paragraph-properties fo:text-align="start" style:justify-single-word="false" style:text-autospace="none" style:snap-to-layout-grid="false"/>
      <style:text-properties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Monospace" fo:font-size="12pt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Monospace" fo:font-size="12pt" fo:font-style="normal" fo:font-weight="bold" style:font-name-asian="Monospace" style:font-size-asian="12pt" style:font-style-asian="normal" style:font-weight-asian="bold" style:font-name-complex="Monospace" style:font-style-complex="norm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Monospace" fo:font-size="12pt" fo:font-style="normal" fo:font-weight="normal" style:font-name-asian="Monospace" style:font-size-asian="12pt" style:font-style-asian="normal" style:font-weight-asian="normal" style:font-name-complex="Monospace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 style:snap-to-layout-grid="false"/>
      <style:text-properties style:font-name="Monospace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Monospace" fo:font-size="9pt" fo:font-style="italic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  <style:style style:name="P38" style:family="paragraph" style:parent-style-name="Standard">
      <style:text-properties fo:color="#0000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fo:font-size="9pt" fo:font-style="normal" style:font-name-asian="Times New Roman" style:font-size-asian="9pt" style:font-style-asian="normal" style:font-size-complex="9pt" style:font-style-complex="normal"/>
    </style:style>
    <style:style style:name="P44" style:family="paragraph" style:parent-style-name="Standard">
      <style:paragraph-properties fo:text-align="start" style:justify-single-word="false" style:text-autospace="none" style:snap-to-layout-grid="false"/>
      <style:text-properties fo:color="#000000" fo:font-size="9pt" fo:font-style="normal" style:font-name-asian="Times New Roman" style:font-size-asian="9pt" style:font-style-asian="normal" style:font-size-complex="9pt" style:font-style-complex="normal"/>
    </style:style>
    <style:style style:name="P45" style:family="paragraph" style:parent-style-name="Standard">
      <style:text-properties fo:color="#005c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5c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47" style:family="paragraph" style:parent-style-name="Standard">
      <style:paragraph-properties fo:text-align="start" style:justify-single-word="false" style:text-autospace="none" style:snap-to-layout-grid="false"/>
      <style:text-properties fo:color="#005c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48" style:family="paragraph" style:parent-style-name="Standard">
      <style:paragraph-properties fo:text-align="start" style:justify-single-word="false" style:snap-to-layout-grid="false"/>
      <style:text-properties fo:color="#005c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49" style:family="paragraph" style:parent-style-name="Standard">
      <style:paragraph-properties style:line-height-at-least="0.0693in" fo:text-align="start" style:justify-single-word="false" style:text-autospace="none"/>
      <style:text-properties fo:color="#005c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50" style:family="paragraph" style:parent-style-name="Standard">
      <style:paragraph-properties style:line-height-at-least="0.0693in" fo:text-align="start" style:justify-single-word="false" style:text-autospace="none" style:snap-to-layout-grid="false"/>
      <style:text-properties fo:color="#005c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5c00" style:font-name="Monospace" fo:font-size="9pt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P52" style:family="paragraph" style:parent-style-name="Standard">
      <style:paragraph-properties fo:text-align="start" style:justify-single-word="false" style:text-autospace="none" style:snap-to-layout-grid="false"/>
      <style:text-properties fo:color="#005c00" style:font-name="Monospace" fo:font-size="9pt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P53" style:family="paragraph" style:parent-style-name="Standard">
      <style:paragraph-properties fo:text-align="start" style:justify-single-word="false" style:snap-to-layout-grid="false"/>
      <style:text-properties fo:color="#005c00" style:font-name="Monospace" fo:font-size="9pt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P54" style:family="paragraph" style:parent-style-name="Standard">
      <style:paragraph-properties fo:text-align="start" style:justify-single-word="false" style:text-autospace="none"/>
      <style:text-properties fo:color="#005c00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55" style:family="paragraph" style:parent-style-name="Standard">
      <style:paragraph-properties fo:text-align="start" style:justify-single-word="false" style:text-autospace="none" style:snap-to-layout-grid="false"/>
      <style:text-properties fo:color="#005c00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fo:color="#005c00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 style:snap-to-layout-grid="false"/>
      <style:text-properties fo:color="#005c00" style:font-name="Monospace" fo:font-size="9pt" style:font-name-asian="Monospace" style:font-size-asian="9pt" style:font-name-complex="Monospace" style:font-size-complex="9pt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5c00" style:font-name="Monospace" fo:font-size="12pt" fo:font-style="italic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P59" style:family="paragraph" style:parent-style-name="Standard">
      <style:paragraph-properties fo:text-align="start" style:justify-single-word="false" style:text-autospace="none" style:snap-to-layout-grid="false"/>
      <style:text-properties fo:color="#005c00" style:font-name="Monospace" fo:font-size="12pt" fo:font-style="italic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P60" style:family="paragraph" style:parent-style-name="Standard">
      <style:paragraph-properties fo:text-align="start" style:justify-single-word="false" style:snap-to-layout-grid="false"/>
      <style:text-properties fo:color="#005c00" style:font-name="Monospace" fo:font-size="12pt" fo:font-style="italic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5c00" style:font-name="Monospace" fo:font-size="12pt" style:font-name-asian="Monospace" style:font-size-asian="12pt" style:font-name-complex="Monospace" style:font-size-complex="12pt"/>
    </style:style>
    <style:style style:name="P62" style:family="paragraph" style:parent-style-name="Standard">
      <style:paragraph-properties fo:text-align="start" style:justify-single-word="false" style:text-autospace="none"/>
      <style:text-properties fo:color="#005c00" style:font-name="Monospace" fo:font-size="12pt" fo:font-style="normal" fo:font-weight="normal" style:font-name-asian="Monospace" style:font-size-asian="12pt" style:font-style-asian="normal" style:font-weight-asian="normal" style:font-name-complex="Monospace" style:font-size-complex="9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</style:style>
    <style:style style:name="P64" style:family="paragraph" style:parent-style-name="Standard">
      <style:paragraph-properties fo:text-align="start" style:justify-single-word="false" style:text-autospace="none"/>
      <style:text-properties fo:color="#5c5c5c" style:font-name="Monospace" fo:font-size="9pt" style:font-name-asian="Monospace" style:font-size-asian="9pt" style:font-name-complex="Monospace" style:font-size-complex="9pt"/>
    </style:style>
    <style:style style:name="P65" style:family="paragraph" style:parent-style-name="Standard">
      <style:paragraph-properties fo:text-align="start" style:justify-single-word="false" style:text-autospace="none"/>
      <style:text-properties fo:color="#5c5c5c" style:font-name="Monospace" fo:font-size="9pt" style:font-name-asian="Times New Roman" style:font-size-asian="9pt" style:font-name-complex="Monospace" style:font-size-complex="9pt"/>
    </style:style>
    <style:style style:name="P66" style:family="paragraph" style:parent-style-name="Standard">
      <style:paragraph-properties fo:text-align="start" style:justify-single-word="false" style:text-autospace="none"/>
      <style:text-properties fo:color="#5c5c5c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67" style:family="paragraph" style:parent-style-name="Standard">
      <style:paragraph-properties fo:text-align="start" style:justify-single-word="false" style:text-autospace="none"/>
      <style:text-properties fo:color="#5c5c5c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fo:color="#5c5c5c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69" style:family="paragraph" style:parent-style-name="Standard">
      <style:paragraph-properties fo:text-align="start" style:justify-single-word="false" style:text-autospace="none" style:snap-to-layout-grid="false"/>
      <style:text-properties fo:color="#5c5c5c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70" style:family="paragraph" style:parent-style-name="Standard">
      <style:paragraph-properties style:snap-to-layout-grid="false"/>
      <style:text-properties fo:color="#5c5c5c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71" style:family="paragraph" style:parent-style-name="Standard">
      <style:text-properties fo:font-style="normal" style:font-style-asian="normal" style:font-style-complex="normal"/>
    </style:style>
    <style:style style:name="P72" style:family="paragraph" style:parent-style-name="Standard">
      <style:paragraph-properties fo:text-align="start" style:justify-single-word="false" style:text-autospace="none"/>
      <style:text-properties fo:color="#c0c0c0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73" style:family="paragraph" style:parent-style-name="Standard">
      <style:paragraph-properties fo:text-align="start" style:justify-single-word="false" style:text-autospace="none"/>
      <style:text-properties fo:color="#c0c0c0" style:font-name="Monospace" fo:font-size="12pt" fo:font-style="normal" fo:font-weight="normal" style:font-name-asian="Monospace" style:font-size-asian="12pt" style:font-style-asian="normal" style:font-weight-asian="normal" style:font-name-complex="Monospace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28a628" style:font-name="Monospace" fo:font-size="12pt" style:font-name-asian="Monospace" style:font-size-asian="12pt" style:font-name-complex="Monospace" style:font-size-complex="12pt"/>
    </style:style>
    <style:style style:name="P75" style:family="paragraph" style:parent-style-name="Standard">
      <style:paragraph-properties fo:text-align="start" style:justify-single-word="false" style:text-autospace="none"/>
      <style:text-properties fo:color="#4d4d4d" style:font-name="Monospace" fo:font-size="9pt" style:font-name-asian="Monospace" style:font-size-asian="9pt" style:font-name-complex="Monospace" style:font-size-complex="9pt"/>
    </style:style>
    <style:style style:name="P76" style:family="paragraph" style:parent-style-name="Standard">
      <style:paragraph-properties fo:text-align="start" style:justify-single-word="false" style:text-autospace="none"/>
      <style:text-properties fo:font-variant="normal" fo:text-transform="none" style:use-window-font-color="true" style:font-name="Monospace" fo:font-size="9pt" fo:letter-spacing="normal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fo:font-variant="normal" fo:text-transform="none" style:font-name="Monospace" fo:font-size="9pt" fo:letter-spacing="normal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Monospace" fo:font-size="9pt" fo:letter-spacing="normal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P79" style:family="paragraph" style:parent-style-name="Text_20_body">
      <style:paragraph-properties fo:margin-top="0.1665in" fo:margin-bottom="0.0835in" loext:contextual-spacing="false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80" style:family="paragraph" style:parent-style-name="Text_20_body">
      <style:paragraph-properties fo:margin-top="0.1665in" fo:margin-bottom="0.0835in" loext:contextual-spacing="false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language="en" fo:country="US" fo:font-style="normal" style:letter-kerning="true" style:font-name-asian="WenQuanYi Zen Hei" style:language-asian="zh" style:country-asian="CN" style:font-style-asian="normal" style:font-name-complex="Lohit Hindi" style:font-size-complex="13pt" style:language-complex="ar" style:country-complex="SA" style:font-style-complex="normal" fo:hyphenate="false" fo:hyphenation-remain-char-count="2" fo:hyphenation-push-char-count="2"/>
    </style:style>
    <style:style style:name="P81" style:family="paragraph" style:parent-style-name="Text_20_body">
      <style:paragraph-properties fo:margin-top="0.1665in" fo:margin-bottom="0.0835in" loext:contextual-spacing="false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size="10.5pt" fo:language="en" fo:country="US" fo:font-style="normal" style:letter-kerning="true" style:font-size-asian="10.5pt" style:language-asian="zh" style:country-asian="CN" style:font-style-asian="normal" style:font-name-complex="Lohit Hindi" style:font-size-complex="13pt" style:language-complex="ar" style:country-complex="SA" style:font-style-complex="normal" fo:hyphenate="false" fo:hyphenation-remain-char-count="2" fo:hyphenation-push-char-count="2"/>
    </style:style>
    <style:style style:name="P82" style:family="paragraph" style:parent-style-name="Text_20_body">
      <style:paragraph-properties fo:margin-top="0.1665in" fo:margin-bottom="0.0835in" loext:contextual-spacing="false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fo:language="en" fo:country="US" fo:font-style="normal" style:letter-kerning="true" style:font-name-asian="WenQuanYi Zen Hei" style:language-asian="zh" style:country-asian="CN" style:font-style-asian="normal" style:font-name-complex="Lohit Hindi" style:font-size-complex="13pt" style:language-complex="ar" style:country-complex="SA" style:font-style-complex="normal" fo:hyphenate="false" fo:hyphenation-remain-char-count="2" fo:hyphenation-push-char-count="2"/>
    </style:style>
    <style:style style:name="P83" style:family="paragraph" style:parent-style-name="Text_20_body">
      <style:paragraph-properties fo:margin-top="0.1665in" fo:margin-bottom="0.0835in" loext:contextual-spacing="false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Monospace" fo:font-size="9pt" fo:language="en" fo:country="US" fo:font-style="normal" style:letter-kerning="true" style:font-name-asian="Monospace" style:font-size-asian="9pt" style:language-asian="zh" style:country-asian="CN" style:font-style-asian="normal" style:font-name-complex="Monospace" style:font-size-complex="9pt" style:language-complex="ar" style:country-complex="SA" style:font-style-complex="normal" fo:hyphenate="false" fo:hyphenation-remain-char-count="2" fo:hyphenation-push-char-count="2"/>
    </style:style>
    <style:style style:name="P84" style:family="paragraph" style:parent-style-name="Text_20_body">
      <style:paragraph-properties fo:margin-top="0.1665in" fo:margin-bottom="0.0835in" loext:contextual-spacing="false" fo:text-align="center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85" style:family="paragraph" style:parent-style-name="Contents_20_Heading">
      <style:paragraph-properties fo:margin-top="0.1665in" fo:margin-bottom="0.0835in" loext:contextual-spacing="false" fo:text-align="center" style:justify-single-word="false"/>
    </style:style>
    <style:style style:name="P86" style:family="paragraph" style:parent-style-name="Contents_20_Heading">
      <style:paragraph-properties fo:margin-top="0.1665in" fo:margin-bottom="0.0835in" loext:contextual-spacing="false" fo:text-align="center" style:justify-single-word="false"/>
      <style:text-properties fo:font-size="12pt" style:font-size-asian="12pt" style:font-size-complex="12pt"/>
    </style:style>
    <style:style style:name="P87" style:family="paragraph" style:parent-style-name="Contents_20_Heading">
      <style:paragraph-properties fo:margin-top="0.1665in" fo:margin-bottom="0.0835in" loext:contextual-spacing="false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8" style:family="paragraph" style:parent-style-name="Contents_20_Heading">
      <style:paragraph-properties fo:margin-top="0.1665in" fo:margin-bottom="0.0835in" loext:contextual-spacing="false"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89" style:family="paragraph" style:parent-style-name="Contents_20_2">
      <style:paragraph-properties>
        <style:tab-stops>
          <style:tab-stop style:position="5.5717in" style:type="right" style:leader-style="dotted" style:leader-text="."/>
          <style:tab-stop style:position="5.7681in" style:type="right" style:leader-style="dotted" style:leader-text="."/>
        </style:tab-stops>
      </style:paragraph-properties>
    </style:style>
    <style:style style:name="P90" style:family="paragraph" style:parent-style-name="Standard">
      <style:paragraph-properties fo:margin-left="-0.2917in" fo:margin-right="0in" fo:text-align="start" style:justify-single-word="false" fo:text-indent="0in" style:auto-text-indent="false" style:text-autospace="none"/>
      <style:text-properties style:use-window-font-color="true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91" style:family="paragraph" style:parent-style-name="Heading_20_1">
      <style:paragraph-properties fo:text-align="center" style:justify-single-word="false"/>
      <style:text-properties style:font-name="Monospace" style:font-name-complex="Monospace"/>
    </style:style>
    <style:style style:name="P92" style:family="paragraph" style:parent-style-name="Heading_20_1">
      <style:paragraph-properties fo:margin-top="0.1665in" fo:margin-bottom="0.0835in" loext:contextual-spacing="false" fo:text-align="center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Monospace" fo:language="en" fo:country="US" style:letter-kerning="true" style:language-asian="zh" style:country-asian="CN" style:font-name-complex="Monospace" style:language-complex="ar" style:country-complex="SA" fo:hyphenate="false" fo:hyphenation-remain-char-count="2" fo:hyphenation-push-char-count="2"/>
    </style:style>
    <style:style style:name="P93" style:family="paragraph" style:parent-style-name="Heading_20_1">
      <style:paragraph-properties fo:margin-top="0.1665in" fo:margin-bottom="0.0835in" loext:contextual-spacing="false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c0c0c0" style:font-name="Monospace" fo:language="en" fo:country="US" style:letter-kerning="true" style:language-asian="zh" style:country-asian="CN" style:font-name-complex="Monospace" style:language-complex="ar" style:country-complex="SA" fo:hyphenate="false" fo:hyphenation-remain-char-count="2" fo:hyphenation-push-char-count="2"/>
    </style:style>
    <style:style style:name="P94" style:family="paragraph" style:parent-style-name="Heading_20_2">
      <style:paragraph-properties fo:margin-top="0.1665in" fo:margin-bottom="0.0835in" loext:contextual-spacing="false" fo:text-align="justify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95" style:family="paragraph" style:parent-style-name="Heading_20_2">
      <style:paragraph-properties fo:margin-top="0.1665in" fo:margin-bottom="0.0835in" loext:contextual-spacing="false" fo:text-align="justify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fo:language="en" fo:country="US" fo:font-style="normal" style:letter-kerning="true" style:font-name-asian="WenQuanYi Zen Hei" style:language-asian="zh" style:country-asian="CN" style:font-style-asian="normal" style:font-name-complex="Lohit Hindi" style:font-size-complex="13pt" style:language-complex="ar" style:country-complex="SA" style:font-style-complex="normal" fo:hyphenate="false" fo:hyphenation-remain-char-count="2" fo:hyphenation-push-char-count="2"/>
    </style:style>
    <style:style style:name="P96" style:family="paragraph" style:parent-style-name="Heading_20_2">
      <style:paragraph-properties fo:margin-top="0.1665in" fo:margin-bottom="0.0835in" loext:contextual-spacing="false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Monospace" fo:language="en" fo:country="US" fo:font-style="normal" style:letter-kerning="true" style:font-name-asian="WenQuanYi Zen Hei" style:language-asian="zh" style:country-asian="CN" style:font-style-asian="normal" style:font-name-complex="Monospace" style:font-size-complex="13pt" style:language-complex="ar" style:country-complex="SA" style:font-style-complex="normal" fo:hyphenate="false" fo:hyphenation-remain-char-count="2" fo:hyphenation-push-char-count="2"/>
    </style:style>
    <style:style style:name="P97" style:family="paragraph" style:parent-style-name="Heading_20_2">
      <style:paragraph-properties fo:margin-top="0.1665in" fo:margin-bottom="0.0835in" loext:contextual-spacing="false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fo:language="en" fo:country="US" fo:font-style="normal" style:letter-kerning="true" style:font-name-asian="WenQuanYi Zen Hei" style:language-asian="zh" style:country-asian="CN" style:font-style-asian="normal" style:font-name-complex="Lohit Hindi" style:font-size-complex="13pt" style:language-complex="ar" style:country-complex="SA" style:font-style-complex="normal" fo:hyphenate="false" fo:hyphenation-remain-char-count="2" fo:hyphenation-push-char-count="2"/>
    </style:style>
    <style:style style:name="P98" style:family="paragraph" style:parent-style-name="Heading_20_2">
      <style:paragraph-properties fo:margin-top="0.1665in" fo:margin-bottom="0.0835in" loext:contextual-spacing="false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99" style:family="paragraph" style:parent-style-name="Contents_20_Heading" style:master-page-name="Standard">
      <style:paragraph-properties fo:margin-top="0.1665in" fo:margin-bottom="0.0835in" loext:contextual-spacing="false" fo:text-align="center" style:justify-single-word="false" style:page-number="auto"/>
      <style:text-properties fo:font-size="12pt" style:font-size-asian="12pt" style:font-size-complex="12pt"/>
    </style:style>
    <style:style style:name="P100" style:family="paragraph">
      <style:paragraph-properties fo:text-align="center" style:text-autospace="ideograph-alpha" style:punctuation-wrap="hanging" style:line-break="strict" style:writing-mode="lr-tb"/>
    </style:style>
    <style:style style:name="P101" style:family="paragraph">
      <loext:graphic-properties draw:fill="solid" draw:fill-color="#cfe7f5"/>
      <style:paragraph-properties fo:text-align="center" style:text-autospace="ideograph-alpha" style:punctuation-wrap="hanging" style:line-break="strict" style:writing-mode="lr-tb"/>
    </style:style>
    <style:style style:name="P102" style:family="paragraph">
      <loext:graphic-properties draw:fill="none" draw:fill-color="#ffffff"/>
      <style:paragraph-properties fo:text-align="center" style:writing-mode="lr-tb"/>
    </style:style>
    <style:style style:name="P103" style:family="paragraph">
      <loext:graphic-properties draw:fill="solid" draw:fill-color="#cfe7f5"/>
      <style:paragraph-properties style:writing-mode="lr-tb"/>
    </style:style>
    <style:style style:name="P104" style:family="paragraph">
      <style:paragraph-properties fo:text-align="start" style:text-autospace="none" style:punctuation-wrap="hanging" style:line-break="strict" style:writing-mode="lr-tb"/>
    </style:style>
    <style:style style:name="P105" style:family="paragraph">
      <loext:graphic-properties draw:fill="solid" draw:fill-color="#cfe7f5"/>
      <style:paragraph-properties fo:text-align="start" style:text-autospace="none" style:punctuation-wrap="hanging" style:line-break="strict" style:writing-mode="lr-tb"/>
    </style:style>
    <style:style style:name="P106" style:family="paragraph">
      <style:paragraph-properties fo:text-align="justify" style:text-autospace="ideograph-alpha" style:punctuation-wrap="hanging" style:line-break="strict" style:writing-mode="lr-tb"/>
    </style:style>
    <style:style style:name="P107" style:family="paragraph">
      <loext:graphic-properties draw:fill="none" draw:fill-color="#ffffff"/>
      <style:paragraph-properties fo:text-align="justify" style:text-autospace="ideograph-alpha" style:punctuation-wrap="hanging" style:line-break="strict" style:writing-mode="lr-tb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T2" style:family="text">
      <style:text-properties fo:font-size="20pt" style:font-name-asian="Purisa" style:font-size-asian="20pt" style:font-size-complex="20pt"/>
    </style:style>
    <style:style style:name="T3" style:family="text">
      <style:text-properties fo:font-size="20pt" style:font-name-asian="文泉驿微米黑" style:font-size-asian="20pt" style:font-size-complex="2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6" style:family="text">
      <style:text-properties style:font-name-asian="Times New Roman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style:use-window-font-color="true" style:font-name="Monospace" fo:font-size="9pt" fo:font-style="normal" fo:font-weight="bold" style:font-name-asian="Times New Roman" style:font-size-asian="9pt" style:font-style-asian="normal" style:font-weight-asian="bold" style:font-name-complex="Monospace" style:font-size-complex="9pt" style:font-style-complex="normal" style:font-weight-complex="bold"/>
    </style:style>
    <style:style style:name="T9" style:family="text">
      <style:text-properties style:use-window-font-color="true" style:font-name="Monospace" fo:font-size="9pt" fo:font-style="normal" fo:font-weight="bold" style:font-name-asian="Monospace" style:font-size-asian="9pt" style:font-style-asian="normal" style:font-weight-asian="bold" style:font-name-complex="Monospace" style:font-size-complex="9pt" style:font-style-complex="normal" style:font-weight-complex="bold"/>
    </style:style>
    <style:style style:name="T10" style:family="text">
      <style:text-properties style:use-window-font-color="true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1" style:family="text">
      <style:text-properties style:use-window-font-color="true" style:font-name="Monospace" fo:font-size="9pt" style:font-name-asian="Monospace" style:font-size-asian="9pt" style:font-name-complex="Monospace" style:font-size-complex="9pt"/>
    </style:style>
    <style:style style:name="T12" style:family="text">
      <style:text-properties style:use-window-font-color="true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13" style:family="text">
      <style:text-properties style:use-window-font-color="true" style:font-name="Monospace" fo:font-size="9pt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T14" style:family="text">
      <style:text-properties style:use-window-font-color="true"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T15" style:family="text">
      <style:text-properties style:use-window-font-color="true" style:font-name="Monospace" fo:font-size="8pt" fo:font-style="normal" style:font-name-asian="Monospace" style:font-size-asian="8pt" style:font-style-asian="normal" style:font-name-complex="Monospace" style:font-size-complex="8pt" style:font-style-complex="normal"/>
    </style:style>
    <style:style style:name="T16" style:family="text">
      <style:text-properties style:use-window-font-color="true" style:font-name="Monospace" fo:font-size="8pt" fo:font-style="normal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T17" style:family="text">
      <style:text-properties style:use-window-font-color="true" style:font-name="Monospace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T18" style:family="text">
      <style:text-properties style:use-window-font-color="true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T19" style:family="text">
      <style:text-properties style:use-window-font-color="true" style:font-name="Monospace" fo:font-size="10.5pt" fo:font-style="italic" fo:font-weight="normal" style:font-name-asian="Monospace" style:font-size-asian="10.5pt" style:font-style-asian="italic" style:font-weight-asian="normal" style:font-name-complex="Monospace" style:font-size-complex="10.5pt" style:font-style-complex="italic" style:font-weight-complex="normal"/>
    </style:style>
    <style:style style:name="T20" style:family="text">
      <style:text-properties style:use-window-font-color="true" style:font-name="Liberation Sans" fo:font-size="10.5pt" fo:language="en" fo:country="US" fo:font-style="normal" style:letter-kerning="true" style:font-name-asian="宋体" style:font-size-asian="10.5pt" style:language-asian="zh" style:country-asian="CN" style:font-style-asian="normal" style:font-name-complex="Liberation Sans" style:font-size-complex="13pt" style:language-complex="ar" style:country-complex="SA" style:font-style-complex="normal"/>
    </style:style>
    <style:style style:name="T21" style:family="text">
      <style:text-properties style:use-window-font-color="true" style:font-name="Liberation Sans" fo:font-size="10.5pt" fo:language="en" fo:country="US" fo:font-style="normal" style:letter-kerning="true" style:font-size-asian="10.5pt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22" style:family="text">
      <style:text-properties style:use-window-font-color="true" style:font-name="Liberation Sans" fo:font-size="10.5pt" fo:language="en" fo:country="US" fo:font-style="normal" style:letter-kerning="true" style:font-size-asian="10.5pt" style:language-asian="zh" style:country-asian="CN" style:font-style-asian="normal" style:font-name-complex="Liberation Sans" style:font-size-complex="13pt" style:language-complex="ar" style:country-complex="SA" style:font-style-complex="normal"/>
    </style:style>
    <style:style style:name="T23" style:family="text">
      <style:text-properties style:use-window-font-color="true" style:font-name="Liberation Sans" fo:font-size="10.5pt" fo:language="en" fo:country="US" fo:font-style="normal" style:letter-kerning="true" style:font-name-asian="Liberation Sans" style:font-size-asian="10.5pt" style:language-asian="zh" style:country-asian="CN" style:font-style-asian="normal" style:font-name-complex="Liberation Sans" style:font-size-complex="13pt" style:language-complex="ar" style:country-complex="SA" style:font-style-complex="normal"/>
    </style:style>
    <style:style style:name="T24" style:family="text">
      <style:text-properties style:use-window-font-color="true" style:font-name="Liberation Sans" fo:language="en" fo:country="US" fo:font-style="normal" style:letter-kerning="true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25" style:family="text">
      <style:text-properties style:use-window-font-color="true" style:font-name="Liberation Sans" fo:language="en" fo:country="US" fo:font-style="normal" style:letter-kerning="true" style:font-name-asian="Liberation Sans" style:language-asian="zh" style:country-asian="CN" style:font-style-asian="normal" style:font-name-complex="Liberation Sans" style:font-size-complex="13pt" style:language-complex="ar" style:country-complex="SA" style:font-style-complex="normal"/>
    </style:style>
    <style:style style:name="T26" style:family="text">
      <style:text-properties style:use-window-font-color="true" style:font-name="Liberation Sans" fo:language="en" fo:country="US" fo:font-style="normal" style:letter-kerning="true" style:font-name-asian="WenQuanYi Zen Hei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27" style:family="text">
      <style:text-properties style:use-window-font-color="true" style:font-name="Liberation Sans" fo:language="en" fo:country="US" fo:font-style="normal" style:letter-kerning="true" style:font-name-asian="WenQuanYi Zen Hei" style:language-asian="zh" style:country-asian="CN" style:font-style-asian="normal" style:font-name-complex="Liberation Sans" style:font-size-complex="13pt" style:language-complex="ar" style:country-complex="SA" style:font-style-complex="normal"/>
    </style:style>
    <style:style style:name="T28" style:family="text">
      <style:text-properties style:use-window-font-color="true" style:font-name="Liberation Sans" fo:font-size="10pt" fo:language="en" fo:country="US" fo:font-style="normal" style:letter-kerning="true" style:font-size-asian="10pt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29" style:family="text">
      <style:text-properties style:use-window-font-color="true" style:font-name="Liberation Sans" fo:font-size="10pt" fo:language="en" fo:country="US" fo:font-style="normal" style:letter-kerning="true" style:font-name-asian="Monospace" style:font-size-asian="10pt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30" style:family="text">
      <style:text-properties style:use-window-font-color="true" fo:font-size="10pt" fo:language="en" fo:country="US" fo:font-style="normal" style:letter-kerning="true" style:font-size-asian="10pt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31" style:family="text">
      <style:text-properties style:use-window-font-color="true" fo:font-size="10pt" fo:language="en" fo:country="US" fo:font-style="normal" style:letter-kerning="true" style:font-name-asian="Monospace" style:font-size-asian="10pt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32" style:family="text">
      <style:text-properties style:use-window-font-color="true" fo:language="en" fo:country="US" fo:font-style="normal" style:letter-kerning="true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33" style:family="text">
      <style:text-properties style:use-window-font-color="true" fo:language="en" fo:country="US" fo:font-style="normal" style:letter-kerning="true" style:font-name-asian="WenQuanYi Zen Hei" style:language-asian="zh" style:country-asian="CN" style:font-style-asian="normal" style:font-name-complex="Lohit Hindi" style:font-size-complex="13pt" style:language-complex="ar" style:country-complex="SA" style:font-style-complex="normal"/>
    </style:style>
    <style:style style:name="T34" style:family="text">
      <style:text-properties style:use-window-font-color="true" fo:font-style="italic" style:font-name-asian="Times New Roman" style:font-style-asian="italic" style:font-name-complex="Times New Roman" style:font-size-complex="9pt" style:font-style-complex="italic"/>
    </style:style>
    <style:style style:name="T35" style:family="text">
      <style:text-properties style:use-window-font-color="true" fo:font-weight="normal" style:font-weight-asian="normal" style:font-weight-complex="normal"/>
    </style:style>
    <style:style style:name="T36" style:family="text">
      <style:text-properties style:use-window-font-color="true" fo:font-weight="normal" style:font-name-asian="Times New Roman" style:font-weight-asian="normal" style:font-weight-complex="normal"/>
    </style:style>
    <style:style style:name="T3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italic" style:font-name-asian="Times New Roman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000000" fo:font-size="9pt" fo:font-style="normal" style:font-name-asian="Times New Roman" style:font-size-asian="9pt" style:font-style-asian="normal" style:font-size-complex="9pt" style:font-style-complex="normal"/>
    </style:style>
    <style:style style:name="T41" style:family="text">
      <style:text-properties fo:color="#000000" fo:font-size="9pt" fo:font-style="normal" fo:font-weight="bold" style:font-name-asian="Times New Roman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color="#000000" style:font-name="Monospace" fo:font-size="9pt" fo:font-style="italic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  <style:style style:name="T43" style:family="text">
      <style:text-properties fo:color="#0000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44" style:family="text">
      <style:text-properties fo:color="#000000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T45" style:family="text">
      <style:text-properties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46" style:family="text">
      <style:text-properties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T47" style:family="text">
      <style:text-properties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10.5pt" style:font-style-complex="normal" style:font-weight-complex="normal"/>
    </style:style>
    <style:style style:name="T48" style:family="text">
      <style:text-properties style:font-name="Monospace" fo:font-size="9pt" style:font-name-asian="Monospace" style:font-size-asian="9pt" style:font-name-complex="Monospace" style:font-size-complex="9pt"/>
    </style:style>
    <style:style style:name="T49" style:family="text">
      <style:text-properties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T50" style:family="text">
      <style:text-properties style:font-name="Monospace" fo:font-size="10.5pt" fo:font-style="normal" fo:font-weight="normal" style:font-name-asian="Monospace" style:font-size-asian="10.5pt" style:font-style-asian="normal" style:font-weight-asian="normal" style:font-name-complex="Monospace" style:font-size-complex="10.5pt" style:font-style-complex="normal" style:font-weight-complex="normal"/>
    </style:style>
    <style:style style:name="T51" style:family="text">
      <style:text-properties fo:color="#666666" style:font-name="Monospace" fo:font-size="9pt" fo:font-style="normal" fo:font-weight="bold" style:font-name-asian="Times New Roman" style:font-size-asian="9pt" style:font-style-asian="normal" style:font-weight-asian="bold" style:font-name-complex="Monospace" style:font-size-complex="9pt" style:font-style-complex="normal" style:font-weight-complex="bold"/>
    </style:style>
    <style:style style:name="T52" style:family="text">
      <style:text-properties fo:color="#666666" style:font-name="Monospace" fo:font-size="9pt" fo:font-style="normal" fo:font-weight="bold" style:font-name-asian="Monospace" style:font-size-asian="9pt" style:font-style-asian="normal" style:font-weight-asian="bold" style:font-name-complex="Monospace" style:font-size-complex="9pt" style:font-style-complex="normal" style:font-weight-complex="bold"/>
    </style:style>
    <style:style style:name="T53" style:family="text">
      <style:text-properties fo:font-size="13pt" fo:font-style="normal" style:font-size-asian="13pt" style:font-style-asian="normal" style:font-size-complex="13pt" style:font-style-complex="normal"/>
    </style:style>
    <style:style style:name="T54" style:family="text">
      <style:text-properties fo:color="#005c00" style:font-name="Monospace" fo:font-size="9pt" style:font-name-asian="Monospace" style:font-size-asian="9pt" style:font-name-complex="Monospace" style:font-size-complex="9pt"/>
    </style:style>
    <style:style style:name="T55" style:family="text">
      <style:text-properties fo:color="#005c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56" style:family="text">
      <style:text-properties fo:color="#005c00" style:font-name="Monospace" fo:font-size="9pt" fo:font-style="italic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  <style:style style:name="T57" style:family="text">
      <style:text-properties fo:color="#005c00" style:font-name="Monospace" fo:font-size="9pt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T58" style:family="text">
      <style:text-properties fo:color="#005c00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T59" style:family="text">
      <style:text-properties fo:color="#005c00" style:font-name="Monospace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60" style:family="text">
      <style:text-properties fo:color="#005c00" style:font-name="Monospace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T61" style:family="text">
      <style:text-properties fo:color="#005c00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T62" style:family="text">
      <style:text-properties fo:color="#005c00" style:font-name="Monospace" fo:font-size="12pt" fo:font-style="italic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63" style:family="text">
      <style:text-properties fo:color="#005c00" style:font-name="Monospace" fo:font-size="12pt" style:font-name-asian="Monospace" style:font-size-asian="12pt" style:font-name-complex="Monospace" style:font-size-complex="12pt"/>
    </style:style>
    <style:style style:name="T64" style:family="text">
      <style:text-properties fo:color="#005c00" style:font-name="Monospace" fo:font-size="8pt" style:font-name-asian="Monospace" style:font-size-asian="8pt" style:font-name-complex="Monospace" style:font-size-complex="8pt"/>
    </style:style>
    <style:style style:name="T65" style:family="text">
      <style:text-properties fo:color="#005c00" style:font-name="Monospace" fo:font-size="8pt" fo:font-style="normal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T66" style:family="text">
      <style:text-properties fo:color="#1e90ff" style:font-name="Monospace" fo:font-size="9pt" style:font-name-asian="Monospace" style:font-size-asian="9pt" style:font-name-complex="Monospace" style:font-size-complex="9pt"/>
    </style:style>
    <style:style style:name="T67" style:family="text">
      <style:text-properties fo:color="#4d4d4d" style:font-name="Monospace" fo:font-size="9pt" style:font-name-asian="Monospace" style:font-size-asian="9pt" style:font-name-complex="Monospace" style:font-size-complex="9pt"/>
    </style:style>
    <style:style style:name="T68" style:family="text">
      <style:text-properties fo:color="#4d4d4d" style:font-name="Monospace" fo:font-size="8pt" fo:font-style="normal" fo:font-weight="bold" style:font-name-asian="Monospace" style:font-size-asian="8pt" style:font-style-asian="normal" style:font-weight-asian="bold" style:font-name-complex="Monospace" style:font-size-complex="8pt" style:font-style-complex="normal" style:font-weight-complex="bold"/>
    </style:style>
    <style:style style:name="T69" style:family="text">
      <style:text-properties fo:color="#5c5c5c" style:font-name="Monospace" fo:font-size="9pt" style:font-name-asian="Monospace" style:font-size-asian="9pt" style:font-name-complex="Monospace" style:font-size-complex="9pt"/>
    </style:style>
    <style:style style:name="T70" style:family="text">
      <style:text-properties fo:color="#5c5c5c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T71" style:family="text">
      <style:text-properties fo:color="#5c5c5c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72" style:family="text">
      <style:text-properties fo:color="#5c5c5c" style:font-name="Monospace" fo:font-size="9pt" style:font-name-asian="Times New Roman" style:font-size-asian="9pt" style:font-name-complex="Monospace" style:font-size-complex="9pt"/>
    </style:style>
    <style:style style:name="T73" style:family="text">
      <style:text-properties fo:color="#5c5c5c" fo:font-style="normal" style:font-style-asian="normal" style:font-style-complex="normal"/>
    </style:style>
    <style:style style:name="T74" style:family="text">
      <style:text-properties fo:color="#add8e6" style:font-name="Monospace" fo:font-size="8pt" fo:font-style="normal" style:font-name-asian="Monospace" style:font-size-asian="8pt" style:font-style-asian="normal" style:font-name-complex="Monospace" style:font-size-complex="8pt" style:font-style-complex="normal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color="#2a68a5" style:font-name="Monospace" fo:font-size="8pt" fo:font-style="normal" style:font-name-asian="Monospace" style:font-size-asian="8pt" style:font-style-asian="normal" style:font-name-complex="Monospace" style:font-size-complex="8pt" style:font-style-complex="normal"/>
    </style:style>
    <style:style style:name="T77" style:family="text">
      <style:text-properties fo:color="#47af47" style:font-name="Monospace" fo:font-size="8pt" fo:font-style="normal" style:font-name-asian="Monospace" style:font-size-asian="8pt" style:font-style-asian="normal" style:font-name-complex="Monospace" style:font-size-complex="8pt" style:font-style-complex="normal"/>
    </style:style>
    <style:style style:name="T78" style:family="text">
      <style:text-properties fo:color="#c0c0c0"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T79" style:family="text">
      <style:text-properties fo:font-variant="normal" fo:text-transform="none" style:use-window-font-color="true" style:font-name="Monospace" fo:font-size="9pt" fo:letter-spacing="normal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T80" style:family="text">
      <style:text-properties fo:font-variant="normal" fo:text-transform="none" style:font-name="Monospace" fo:font-size="9pt" fo:letter-spacing="normal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T81" style:family="text">
      <style:text-properties fo:font-variant="normal" fo:text-transform="none" fo:color="#008000" style:font-name="Monospace" fo:font-size="9pt" fo:letter-spacing="normal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T82" style:family="text">
      <style:text-properties fo:font-variant="normal" fo:text-transform="none" fo:color="#000000" style:font-name="Monospace" fo:font-size="9pt" fo:letter-spacing="normal" fo:font-style="italic" fo:font-weight="normal" style:font-name-asian="Monospace" style:font-size-asian="9pt" style:font-style-asian="italic" style:font-weight-asian="normal" style:font-name-complex="Monospace" style:font-size-complex="9pt" style:font-style-complex="italic" style:font-weight-complex="normal"/>
    </style:style>
    <style:style style:name="T83" style:family="text">
      <style:text-properties fo:color="#008000"/>
    </style:style>
    <style:style style:name="T84" style:family="text">
      <style:text-properties fo:color="#33cc66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85" style:family="text">
      <style:text-properties style:use-window-font-color="true" style:font-name="Times New Roman" fo:font-size="10pt" fo:language="en" fo:country="US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style>
    <style:style style:name="T86" style:family="text">
      <style:text-properties style:use-window-font-color="true" style:font-name="Times New Roman" fo:font-size="7pt" fo:language="en" fo:country="US" style:letter-kerning="true" style:font-name-asian="宋体" style:font-size-asian="7pt" style:language-asian="zh" style:country-asian="CN" style:font-name-complex="Times New Roman" style:font-size-complex="7pt" style:language-complex="ar" style:country-complex="SA"/>
    </style:style>
    <style:style style:name="T87" style:family="text"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88" style:family="text">
      <style:text-properties fo:color="#5c5c5c" style:font-name="Monospace" fo:font-size="7pt" fo:language="en" fo:country="US" style:letter-kerning="true" style:font-name-asian="Monospace" style:font-size-asian="7pt" style:language-asian="zh" style:country-asian="CN" style:font-name-complex="Monospace" style:font-size-complex="7pt" style:language-complex="ar" style:country-complex="SA"/>
    </style:style>
    <style:style style:name="T89" style:family="text">
      <style:text-properties style:use-window-font-color="true" style:font-name="Liberation Serif1" fo:font-size="12pt" fo:language="en" fo:country="US" style:letter-kerning="true" style:font-name-asian="Noto Sans CJK SC Regular1" style:font-size-asian="12pt" style:language-asian="zh" style:country-asian="CN" style:font-name-complex="FreeSans1" style:font-size-complex="12pt" style:language-complex="hi" style:country-complex="IN"/>
    </style:style>
    <style:style style:name="T90" style:family="text">
      <style:text-properties fo:color="#5c5c5c" style:font-name="Monospace" fo:font-size="9pt" fo:language="en" fo:country="US" style:letter-kerning="true" style:font-name-asian="Monospace" style:font-size-asian="9pt" style:language-asian="zh" style:country-asian="CN" style:font-name-complex="Monospace" style:font-size-complex="12pt" style:language-complex="ar" style:country-complex="SA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stroke="solid" svg:stroke-width="0.0102in" svg:stroke-color="#808080" svg:stroke-opacity="100%" draw:stroke-linejoin="round" svg:stroke-linecap="square" draw:fill="solid" draw:fill-color="#cfe7f5" draw:textarea-horizontal-align="justify" draw:textarea-vertical-align="middle" draw:auto-grow-height="false" draw:auto-grow-width="false" fo:min-height="0.248in" fo:min-width="0.5035in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808080" svg:stroke-opacity="100%" draw:stroke-linejoin="round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808080" svg:stroke-opacity="100%" draw:stroke-linejoin="round" svg:stroke-linecap="square" draw:fill="solid" draw:fill-color="#cfe7f5" draw:textarea-horizontal-align="justify" draw:textarea-vertical-align="middle" draw:auto-grow-height="false" draw:auto-grow-width="false" fo:min-height="0.2654in" fo:min-width="0.5071in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808080" svg:stroke-opacity="100%" draw:stroke-linejoin="round" svg:stroke-linecap="square" draw:fill="solid" draw:fill-color="#cfe7f5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02in" svg:stroke-color="#808080" svg:stroke-opacity="100%" draw:stroke-linejoin="round" svg:stroke-linecap="square" draw:fill="solid" draw:fill-color="#cfe7f5" draw:textarea-horizontal-align="left" draw:textarea-vertical-align="middle" draw:auto-grow-height="false" fo:min-height="1.2283in" fo:min-width="4.3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02in" svg:stroke-color="#808080" svg:stroke-opacity="100%" draw:stroke-linejoin="round" svg:stroke-linecap="square" draw:fill="solid" draw:fill-color="#cfe7f5" draw:textarea-horizontal-align="left" draw:textarea-vertical-align="middle" draw:auto-grow-height="false" fo:min-height="1.6756in" fo:min-width="3.02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02in" svg:stroke-color="#808080" svg:stroke-opacity="100%" draw:stroke-linejoin="round" svg:stroke-linecap="square" draw:fill="solid" draw:fill-color="#cfe7f5" draw:textarea-horizontal-align="left" draw:textarea-vertical-align="middle" draw:auto-grow-height="false" fo:min-height="0in" fo:min-width="0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/>
      <text:p text:style-name="P85"><text:span text:style-name="T2">同门会</text:span><text:span text:style-name="T3">接口协议文档</text:span></text:p>
      <text:p text:style-name="P86"/>
      <text:p text:style-name="P88">V1.0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2015年12月7日</text:p>
      <text:p text:style-name="P85"><text:span text:style-name="T5"><text:s/></text:span><text:span text:style-name="T4">by <text:s/>邹海超</text:span><text:span text:style-name="T5"> <text:s text:c="3"/></text:span></text:p>
      <text:p text:style-name="P86"/>
      <text:p text:style-name="P86"/>
      <text:p text:style-name="P86"/>
      <text:p text:style-name="P86"/>
      <text:p text:style-name="P86"><text:soft-page-break/>目录</text:p>
      <text:section text:style-name="Sect1" text:name="Section1">
        <text:p text:style-name="Contents_20_1"><text:a xlink:type="simple" xlink:href="#__RefHeading__1068_1541589551" text:style-name="Internet_20_link" text:visited-style-name="Visited_20_Internet_20_Link"><text:span text:style-name="Index_20_Link">一、注册、登录<text:tab/>5</text:span></text:a></text:p>
        <text:p text:style-name="P89"><text:a xlink:type="simple" xlink:href="#__RefHeading__1070_1541589551" text:style-name="Internet_20_link" text:visited-style-name="Visited_20_Internet_20_Link"><text:span text:style-name="Index_20_Link">1.1 注册<text:tab/>5</text:span></text:a></text:p>
        <text:p text:style-name="P89"><text:a xlink:type="simple" xlink:href="#__RefHeading__1072_1541589551" text:style-name="Internet_20_link" text:visited-style-name="Visited_20_Internet_20_Link"><text:span text:style-name="Index_20_Link">1.2 登录<text:tab/>8</text:span></text:a></text:p>
        <text:p text:style-name="P89"><text:a xlink:type="simple" xlink:href="#__RefHeading__1074_1541589551" text:style-name="Internet_20_link" text:visited-style-name="Visited_20_Internet_20_Link"><text:span text:style-name="Index_20_Link">1.3 密码找回</text:span></text:a><text:a xlink:type="simple" xlink:href="#__RefHeading__1074_1541589551" text:style-name="Internet_20_link" text:visited-style-name="Visited_20_Internet_20_Link"><text:span text:style-name="Index_20_Link"><text:span text:style-name="T7"> </text:span></text:span></text:a><text:a xlink:type="simple" xlink:href="#__RefHeading__1074_1541589551" text:style-name="Internet_20_link" text:visited-style-name="Visited_20_Internet_20_Link"><text:span text:style-name="Index_20_Link"><text:tab/>10</text:span></text:a></text:p>
        <text:p text:style-name="Contents_20_1"><text:a xlink:type="simple" xlink:href="#__RefHeading__1076_1541589551" text:style-name="Internet_20_link" text:visited-style-name="Visited_20_Internet_20_Link"><text:span text:style-name="Index_20_Link">二、首页<text:tab/>10</text:span></text:a></text:p>
        <text:p text:style-name="P89"><text:a xlink:type="simple" xlink:href="#__RefHeading__1078_1541589551" text:style-name="Internet_20_link" text:visited-style-name="Visited_20_Internet_20_Link"><text:span text:style-name="Index_20_Link">2.1 输入话题/动态<text:tab/>10</text:span></text:a></text:p>
        <text:p text:style-name="P89"><text:a xlink:type="simple" xlink:href="#__RefHeading__1080_1541589551" text:style-name="Internet_20_link" text:visited-style-name="Visited_20_Internet_20_Link"><text:span text:style-name="Index_20_Link">2.2 人脉推荐<text:tab/>11</text:span></text:a></text:p>
        <text:p text:style-name="P89"><text:a xlink:type="simple" xlink:href="#__RefHeading__1082_1541589551" text:style-name="Internet_20_link" text:visited-style-name="Visited_20_Internet_20_Link"><text:span text:style-name="Index_20_Link">2.3 添加联系人<text:tab/>12</text:span></text:a></text:p>
        <text:p text:style-name="P89"><text:a xlink:type="simple" xlink:href="#__RefHeading__1084_1541589551" text:style-name="Internet_20_link" text:visited-style-name="Visited_20_Internet_20_Link"><text:span text:style-name="Index_20_Link">2.4 更多人脉<text:tab/>12</text:span></text:a></text:p>
        <text:p text:style-name="P89"><text:a xlink:type="simple" xlink:href="#__RefHeading__1086_1541589551" text:style-name="Internet_20_link" text:visited-style-name="Visited_20_Internet_20_Link"><text:span text:style-name="Index_20_Link">2.5 动态<text:tab/>12</text:span></text:a></text:p>
        <text:p text:style-name="P89"><text:a xlink:type="simple" xlink:href="#__RefHeading__1088_1541589551" text:style-name="Internet_20_link" text:visited-style-name="Visited_20_Internet_20_Link"><text:span text:style-name="Index_20_Link">2.6 动态评论、回复、点赞<text:tab/>14</text:span></text:a></text:p>
        <text:p text:style-name="Contents_20_1"><text:a xlink:type="simple" xlink:href="#__RefHeading__1090_1541589551" text:style-name="Internet_20_link" text:visited-style-name="Visited_20_Internet_20_Link"><text:span text:style-name="Index_20_Link">三、人脉<text:tab/>18</text:span></text:a></text:p>
        <text:p text:style-name="P89"><text:a xlink:type="simple" xlink:href="#__RefHeading__1092_1541589551" text:style-name="Internet_20_link" text:visited-style-name="Visited_20_Internet_20_Link"><text:span text:style-name="Index_20_Link">3.1 绘制师谱<text:tab/>18</text:span></text:a></text:p>
        <text:p text:style-name="P89"><text:a xlink:type="simple" xlink:href="#__RefHeading__1094_1541589551" text:style-name="Internet_20_link" text:visited-style-name="Visited_20_Internet_20_Link"><text:span text:style-name="Index_20_Link">3.2 管理成员<text:tab/>19</text:span></text:a></text:p>
        <text:p text:style-name="P89"><text:a xlink:type="simple" xlink:href="#__RefHeading__1096_1541589551" text:style-name="Internet_20_link" text:visited-style-name="Visited_20_Internet_20_Link"><text:span text:style-name="Index_20_Link">3.3 创建/添加师谱<text:tab/>20</text:span></text:a></text:p>
        <text:p text:style-name="P89"><text:a xlink:type="simple" xlink:href="#__RefHeading__1098_1541589551" text:style-name="Internet_20_link" text:visited-style-name="Visited_20_Internet_20_Link"><text:span text:style-name="Index_20_Link">3.4 加入的师谱列表<text:tab/>21</text:span></text:a></text:p>
        <text:p text:style-name="P89"><text:a xlink:type="simple" xlink:href="#__RefHeading__1100_1541589551" text:style-name="Internet_20_link" text:visited-style-name="Visited_20_Internet_20_Link"><text:span text:style-name="Index_20_Link">3.5 加入师谱<text:tab/>22</text:span></text:a></text:p>
        <text:p text:style-name="P89"><text:a xlink:type="simple" xlink:href="#__RefHeading__1102_1541589551" text:style-name="Internet_20_link" text:visited-style-name="Visited_20_Internet_20_Link"><text:span text:style-name="Index_20_Link">3.6 管理师谱<text:tab/>22</text:span></text:a></text:p>
        <text:p text:style-name="P89"><text:a xlink:type="simple" xlink:href="#__RefHeading__1104_1541589551" text:style-name="Internet_20_link" text:visited-style-name="Visited_20_Internet_20_Link"><text:span text:style-name="Index_20_Link">3.7 分享给好友<text:tab/>23</text:span></text:a></text:p>
        <text:p text:style-name="Contents_20_1"><text:a xlink:type="simple" xlink:href="#__RefHeading__1106_1541589551" text:style-name="Internet_20_link" text:visited-style-name="Visited_20_Internet_20_Link"><text:span text:style-name="Index_20_Link">四、档案<text:tab/>24</text:span></text:a></text:p>
        <text:p text:style-name="P89"><text:a xlink:type="simple" xlink:href="#__RefHeading__1108_1541589551" text:style-name="Internet_20_link" text:visited-style-name="Visited_20_Internet_20_Link"><text:span text:style-name="Index_20_Link">4.1 个人概况<text:tab/>24</text:span></text:a></text:p>
        <text:p text:style-name="P89"><text:a xlink:type="simple" xlink:href="#__RefHeading__1110_1541589551" text:style-name="Internet_20_link" text:visited-style-name="Visited_20_Internet_20_Link"><text:span text:style-name="Index_20_Link">4.2 问答动态<text:tab/>25</text:span></text:a></text:p>
        <text:p text:style-name="P89"><text:a xlink:type="simple" xlink:href="#__RefHeading__1112_1541589551" text:style-name="Internet_20_link" text:visited-style-name="Visited_20_Internet_20_Link"><text:span text:style-name="Index_20_Link">4.3 个人简介<text:tab/>25</text:span></text:a></text:p>
        <text:p text:style-name="P89"><text:a xlink:type="simple" xlink:href="#__RefHeading__1114_1541589551" text:style-name="Internet_20_link" text:visited-style-name="Visited_20_Internet_20_Link"><text:span text:style-name="Index_20_Link">4.4 职业履历<text:tab/>26</text:span></text:a></text:p>
        <text:p text:style-name="P89"><text:a xlink:type="simple" xlink:href="#__RefHeading__1116_1541589551" text:style-name="Internet_20_link" text:visited-style-name="Visited_20_Internet_20_Link"><text:span text:style-name="Index_20_Link">4.5 技能<text:tab/>29</text:span></text:a></text:p>
        <text:p text:style-name="P89"><text:a xlink:type="simple" xlink:href="#__RefHeading__1118_1541589551" text:style-name="Internet_20_link" text:visited-style-name="Visited_20_Internet_20_Link"><text:span text:style-name="Index_20_Link">4.6 教育背景<text:tab/>30</text:span></text:a></text:p>
        <text:p text:style-name="P89"><text:a xlink:type="simple" xlink:href="#__RefHeading__1120_1541589551" text:style-name="Internet_20_link" text:visited-style-name="Visited_20_Internet_20_Link"><text:span text:style-name="Index_20_Link">4.7 最近访客<text:tab/>33</text:span></text:a></text:p>
        <text:p text:style-name="P89"><text:a xlink:type="simple" xlink:href="#__RefHeading__1122_1541589551" text:style-name="Internet_20_link" text:visited-style-name="Visited_20_Internet_20_Link"><text:span text:style-name="Index_20_Link">4.8 联系人<text:tab/>33</text:span></text:a></text:p>
        <text:p text:style-name="P89"><text:a xlink:type="simple" xlink:href="#__RefHeading__1124_1541589551" text:style-name="Internet_20_link" text:visited-style-name="Visited_20_Internet_20_Link"><text:span text:style-name="Index_20_Link">4.9 查看师谱<text:tab/>35</text:span></text:a></text:p>
        <text:p text:style-name="P89"><text:a xlink:type="simple" xlink:href="#__RefHeading__1126_1541589551" text:style-name="Internet_20_link" text:visited-style-name="Visited_20_Internet_20_Link"><text:span text:style-name="Index_20_Link">4.10 发送站内信<text:tab/>35</text:span></text:a></text:p>
        <text:p text:style-name="P89"><text:a xlink:type="simple" xlink:href="#__RefHeading__1128_1541589551" text:style-name="Internet_20_link" text:visited-style-name="Visited_20_Internet_20_Link"><text:span text:style-name="Index_20_Link">4.11 添加联系人<text:tab/>35</text:span></text:a></text:p>
        <text:p text:style-name="P89"><text:a xlink:type="simple" xlink:href="#__RefHeading__1130_1541589551" text:style-name="Internet_20_link" text:visited-style-name="Visited_20_Internet_20_Link"><text:span text:style-name="Index_20_Link">4.12 联系方式<text:tab/>35</text:span></text:a></text:p>
        <text:p text:style-name="Contents_20_1"><text:a xlink:type="simple" xlink:href="#__RefHeading__1132_1541589551" text:style-name="Internet_20_link" text:visited-style-name="Visited_20_Internet_20_Link"><text:span text:style-name="Index_20_Link">五、问答<text:tab/>37</text:span></text:a></text:p>
        <text:p text:style-name="P89"><text:a xlink:type="simple" xlink:href="#__RefHeading__1134_1541589551" text:style-name="Internet_20_link" text:visited-style-name="Visited_20_Internet_20_Link"><text:span text:style-name="Index_20_Link">5.1 问题<text:tab/>37</text:span></text:a></text:p>
        <text:p text:style-name="P89"><text:a xlink:type="simple" xlink:href="#__RefHeading__1136_1541589551" text:style-name="Internet_20_link" text:visited-style-name="Visited_20_Internet_20_Link"><text:span text:style-name="Index_20_Link">5.2 回答<text:tab/>38</text:span></text:a></text:p>
        <text:p text:style-name="P89"><text:a xlink:type="simple" xlink:href="#__RefHeading__1138_1541589551" text:style-name="Internet_20_link" text:visited-style-name="Visited_20_Internet_20_Link"><text:span text:style-name="Index_20_Link">5.3 评论、回复<text:tab/>39</text:span></text:a></text:p>
        <text:p text:style-name="P89"><text:a xlink:type="simple" xlink:href="#__RefHeading__1140_1541589551" text:style-name="Internet_20_link" text:visited-style-name="Visited_20_Internet_20_Link"><text:span text:style-name="Index_20_Link">5.4 赞<text:tab/>41</text:span></text:a></text:p>
        <text:p text:style-name="P89"><text:a xlink:type="simple" xlink:href="#__RefHeading__1142_1541589551" text:style-name="Internet_20_link" text:visited-style-name="Visited_20_Internet_20_Link"><text:span text:style-name="Index_20_Link">5.5 问题分类<text:tab/>42</text:span></text:a></text:p>
        <text:p text:style-name="P89"><text:a xlink:type="simple" xlink:href="#__RefHeading__1144_1541589551" text:style-name="Internet_20_link" text:visited-style-name="Visited_20_Internet_20_Link"><text:span text:style-name="Index_20_Link">5.6 话题<text:tab/>45</text:span></text:a></text:p>
        <text:p text:style-name="Contents_20_1"><text:a xlink:type="simple" xlink:href="#__RefHeading__1146_1541589551" text:style-name="Internet_20_link" text:visited-style-name="Visited_20_Internet_20_Link"><text:span text:style-name="Index_20_Link">六、设置<text:tab/>48</text:span></text:a></text:p>
        <text:p text:style-name="P89"><text:a xlink:type="simple" xlink:href="#__RefHeading__1148_1541589551" text:style-name="Internet_20_link" text:visited-style-name="Visited_20_Internet_20_Link"><text:span text:style-name="Index_20_Link">6.1 获取用户信息<text:tab/>48</text:span></text:a></text:p>
        <text:p text:style-name="P89"><text:soft-page-break/><text:a xlink:type="simple" xlink:href="#__RefHeading__1150_1541589551" text:style-name="Internet_20_link" text:visited-style-name="Visited_20_Internet_20_Link"><text:span text:style-name="Index_20_Link">6.2 修改姓名<text:tab/>48</text:span></text:a></text:p>
        <text:p text:style-name="P89"><text:a xlink:type="simple" xlink:href="#__RefHeading__1152_1541589551" text:style-name="Internet_20_link" text:visited-style-name="Visited_20_Internet_20_Link"><text:span text:style-name="Index_20_Link">6.3 修改帐号<text:tab/>48</text:span></text:a></text:p>
        <text:p text:style-name="P89"><text:a xlink:type="simple" xlink:href="#__RefHeading__1154_1541589551" text:style-name="Internet_20_link" text:visited-style-name="Visited_20_Internet_20_Link"><text:span text:style-name="Index_20_Link">6.4 修改密码<text:tab/>49</text:span></text:a></text:p>
        <text:p text:style-name="P89"><text:a xlink:type="simple" xlink:href="#__RefHeading__1156_1541589551" text:style-name="Internet_20_link" text:visited-style-name="Visited_20_Internet_20_Link"><text:span text:style-name="Index_20_Link">6.5 退出<text:tab/>49</text:span></text:a></text:p>
        <text:p text:style-name="Contents_20_1"><text:a xlink:type="simple" xlink:href="#__RefHeading__1158_1541589551" text:style-name="Internet_20_link" text:visited-style-name="Visited_20_Internet_20_Link"><text:span text:style-name="Index_20_Link">七、邮件、消息<text:tab/>49</text:span></text:a></text:p>
        <text:p text:style-name="P89"><text:a xlink:type="simple" xlink:href="#__RefHeading__1160_1541589551" text:style-name="Internet_20_link" text:visited-style-name="Visited_20_Internet_20_Link"><text:span text:style-name="Index_20_Link">7.1 加载全部会话的最后一条记录<text:tab/>49</text:span></text:a></text:p>
        <text:p text:style-name="P89"><text:a xlink:type="simple" xlink:href="#__RefHeading__1162_1541589551" text:style-name="Internet_20_link" text:visited-style-name="Visited_20_Internet_20_Link"><text:span text:style-name="Index_20_Link">7.2 发邮件<text:tab/>50</text:span></text:a></text:p>
        <text:p text:style-name="P89"><text:a xlink:type="simple" xlink:href="#__RefHeading__1164_1541589551" text:style-name="Internet_20_link" text:visited-style-name="Visited_20_Internet_20_Link"><text:span text:style-name="Index_20_Link">7.3 展开相同thread_id的全部会话<text:tab/>50</text:span></text:a></text:p>
        <text:p text:style-name="P89"><text:a xlink:type="simple" xlink:href="#__RefHeading__1166_1541589551" text:style-name="Internet_20_link" text:visited-style-name="Visited_20_Internet_20_Link"><text:span text:style-name="Index_20_Link">7.4 删除相同thread_id的全部会话<text:tab/>51</text:span></text:a></text:p>
        <text:p text:style-name="P89"><text:a xlink:type="simple" xlink:href="#__RefHeading__1168_1541589551" text:style-name="Internet_20_link" text:visited-style-name="Visited_20_Internet_20_Link"><text:span text:style-name="Index_20_Link">7.5 删除一条会话<text:tab/>51</text:span></text:a></text:p>
        <text:p text:style-name="P89"><text:a xlink:type="simple" xlink:href="#__RefHeading__1170_1541589551" text:style-name="Internet_20_link" text:visited-style-name="Visited_20_Internet_20_Link"><text:span text:style-name="Index_20_Link">7.6 未读邮件数<text:tab/>52</text:span></text:a></text:p>
        <text:p text:style-name="P89"><text:a xlink:type="simple" xlink:href="#__RefHeading__1172_1541589551" text:style-name="Internet_20_link" text:visited-style-name="Visited_20_Internet_20_Link"><text:span text:style-name="Index_20_Link">7.7 加载消息<text:tab/>52</text:span></text:a></text:p>
        <text:p text:style-name="P89"><text:a xlink:type="simple" xlink:href="#__RefHeading__1174_1541589551" text:style-name="Internet_20_link" text:visited-style-name="Visited_20_Internet_20_Link"><text:span text:style-name="Index_20_Link">7.8 更新消息状态<text:tab/>53</text:span></text:a></text:p>
        <text:p text:style-name="P89"><text:a xlink:type="simple" xlink:href="#__RefHeading__1176_1541589551" text:style-name="Internet_20_link" text:visited-style-name="Visited_20_Internet_20_Link"><text:span text:style-name="Index_20_Link">7.9 申请建立联系的消息处理<text:tab/>53</text:span></text:a></text:p>
        <text:p text:style-name="Contents_20_1"><text:a xlink:type="simple" xlink:href="#__RefHeading__1178_1541589551" text:style-name="Internet_20_link" text:visited-style-name="Visited_20_Internet_20_Link"><text:span text:style-name="Index_20_Link">八、搜索<text:tab/>53</text:span></text:a></text:p>
        <text:p text:style-name="P89"><text:a xlink:type="simple" xlink:href="#__RefHeading__1180_1541589551" text:style-name="Internet_20_link" text:visited-style-name="Visited_20_Internet_20_Link"><text:span text:style-name="Index_20_Link">8.1 搜索人脉<text:tab/>53</text:span></text:a></text:p>
        <text:p text:style-name="Contents_20_1"><text:a xlink:type="simple" xlink:href="#__RefHeading__1182_1541589551" text:style-name="Internet_20_link" text:visited-style-name="Visited_20_Internet_20_Link"><text:span text:style-name="Index_20_Link">九、遇见<text:tab/>54</text:span></text:a></text:p>
        <text:p text:style-name="P89"><text:a xlink:type="simple" xlink:href="#__RefHeading__1184_1541589551" text:style-name="Internet_20_link" text:visited-style-name="Visited_20_Internet_20_Link"><text:span text:style-name="Index_20_Link">9.1 默认推荐<text:tab/>54</text:span></text:a></text:p>
        <text:p text:style-name="P89"><text:a xlink:type="simple" xlink:href="#__RefHeading__1186_1541589551" text:style-name="Internet_20_link" text:visited-style-name="Visited_20_Internet_20_Link"><text:span text:style-name="Index_20_Link">9.2 发布征友条件<text:tab/>55</text:span></text:a></text:p>
        <text:p text:style-name="P89"><text:a xlink:type="simple" xlink:href="#__RefHeading__1188_1541589551" text:style-name="Internet_20_link" text:visited-style-name="Visited_20_Internet_20_Link"><text:span text:style-name="Index_20_Link">9.3 征友动态<text:tab/>56</text:span></text:a></text:p>
        <text:p text:style-name="P89"><text:a xlink:type="simple" xlink:href="#__RefHeading__1190_1541589551" text:style-name="Internet_20_link" text:visited-style-name="Visited_20_Internet_20_Link"><text:span text:style-name="Index_20_Link">9.4 获取动态的互动信息<text:tab/>57</text:span></text:a></text:p>
        <text:p text:style-name="P89"><text:a xlink:type="simple" xlink:href="#__RefHeading__1192_1541589551" text:style-name="Internet_20_link" text:visited-style-name="Visited_20_Internet_20_Link"><text:span text:style-name="Index_20_Link">9.5 发布动态信息<text:tab/>57</text:span></text:a></text:p>
        <text:p text:style-name="P89"><text:a xlink:type="simple" xlink:href="#__RefHeading__1194_1541589551" text:style-name="Internet_20_link" text:visited-style-name="Visited_20_Internet_20_Link"><text:span text:style-name="Index_20_Link">9.6 上传图片<text:tab/>58</text:span></text:a></text:p>
        <text:p text:style-name="P89"><text:a xlink:type="simple" xlink:href="#__RefHeading__1196_1541589551" text:style-name="Internet_20_link" text:visited-style-name="Visited_20_Internet_20_Link"><text:span text:style-name="Index_20_Link">9.7 征友点赞<text:tab/>58</text:span></text:a></text:p>
        <text:p text:style-name="P89"><text:a xlink:type="simple" xlink:href="#__RefHeading__1198_1541589551" text:style-name="Internet_20_link" text:visited-style-name="Visited_20_Internet_20_Link"><text:span text:style-name="Index_20_Link">9.8 征友点击喜欢<text:tab/>58</text:span></text:a></text:p>
        <text:p text:style-name="P89"><text:a xlink:type="simple" xlink:href="#__RefHeading__1200_1541589551" text:style-name="Internet_20_link" text:visited-style-name="Visited_20_Internet_20_Link"><text:span text:style-name="Index_20_Link">9.9 动态的评论/回复<text:tab/>58</text:span></text:a></text:p>
        <text:p text:style-name="P89"><text:a xlink:type="simple" xlink:href="#__RefHeading__1202_1541589551" text:style-name="Internet_20_link" text:visited-style-name="Visited_20_Internet_20_Link"><text:span text:style-name="Index_20_Link">9.10 动态点赞<text:tab/>59</text:span></text:a></text:p>
        <text:p text:style-name="P89"><text:a xlink:type="simple" xlink:href="#__RefHeading__1204_1541589551" text:style-name="Internet_20_link" text:visited-style-name="Visited_20_Internet_20_Link"><text:span text:style-name="Index_20_Link">9.11 征友的档案<text:tab/>59</text:span></text:a></text:p>
        <text:p text:style-name="P89"><text:a xlink:type="simple" xlink:href="#__RefHeading__1206_1541589551" text:style-name="Internet_20_link" text:visited-style-name="Visited_20_Internet_20_Link"><text:span text:style-name="Index_20_Link">9.12 编辑征友说明<text:tab/>60</text:span></text:a></text:p>
        <text:p text:style-name="P89"><text:a xlink:type="simple" xlink:href="#__RefHeading__1208_1541589551" text:style-name="Internet_20_link" text:visited-style-name="Visited_20_Internet_20_Link"><text:span text:style-name="Index_20_Link">9.13 当前用户信息<text:tab/>60</text:span></text:a></text:p>
        <text:p text:style-name="Contents_20_1"><text:a xlink:type="simple" xlink:href="#__RefHeading__1210_1541589551" text:style-name="Internet_20_link" text:visited-style-name="Visited_20_Internet_20_Link"><text:span text:style-name="Index_20_Link">十、待开发<text:tab/>61</text:span></text:a></text:p>
      </text:section>
      <text:section text:style-name="Sect2" text:name="Section2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p text:style-name="P3">说明</text:p>
        <text:p text:style-name="P16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24">版本</text:p>
            </table:table-cell>
            <table:table-cell table:style-name="Table1.A1" office:value-type="string">
              <text:p text:style-name="P46">修改记录</text:p>
            </table:table-cell>
            <table:table-cell table:style-name="Table1.A1" office:value-type="string">
              <text:p text:style-name="P46">作者</text:p>
            </table:table-cell>
            <table:table-cell table:style-name="Table1.A1" office:value-type="string">
              <text:p text:style-name="P46">联系方式</text:p>
            </table:table-cell>
            <table:table-cell table:style-name="Table1.E1" office:value-type="string">
              <text:p text:style-name="P46">时间</text:p>
            </table:table-cell>
          </table:table-row>
          <table:table-row table:style-name="Table1.1">
            <table:table-cell table:style-name="Table1.A2" office:value-type="string">
              <text:p text:style-name="P24">1.0</text:p>
            </table:table-cell>
            <table:table-cell table:style-name="Table1.A2" office:value-type="string">
              <text:p text:style-name="P43">init</text:p>
            </table:table-cell>
            <table:table-cell table:style-name="Table1.A2" office:value-type="string">
              <text:p text:style-name="P43">super.zou</text:p>
            </table:table-cell>
            <table:table-cell table:style-name="Table1.A2" office:value-type="string">
              <text:p text:style-name="P43">531387914@qq.com</text:p>
            </table:table-cell>
            <table:table-cell table:style-name="Table1.E2" office:value-type="string">
              <text:p text:style-name="P43">2015.12.6</text:p>
            </table:table-cell>
          </table:table-row>
          <table:table-row table:style-name="Table1.1">
            <table:table-cell table:style-name="Table1.A2" office:value-type="string">
              <text:p text:style-name="P25">1.0</text:p>
            </table:table-cell>
            <table:table-cell table:style-name="Table1.A2" office:value-type="string">
              <text:p text:style-name="P44">添加邮件、消息、搜索</text:p>
            </table:table-cell>
            <table:table-cell table:style-name="Table1.A2" office:value-type="string">
              <text:p text:style-name="P44">super.zou</text:p>
            </table:table-cell>
            <table:table-cell table:style-name="Table1.A2" office:value-type="string">
              <text:p text:style-name="P44">531387914@qq.com</text:p>
            </table:table-cell>
            <table:table-cell table:style-name="Table1.E2" office:value-type="string">
              <text:p text:style-name="P44">2015.12.29</text:p>
            </table:table-cell>
          </table:table-row>
          <table:table-row table:style-name="Table1.1">
            <table:table-cell table:style-name="Table1.A2" office:value-type="string">
              <text:p text:style-name="P25">1.0</text:p>
            </table:table-cell>
            <table:table-cell table:style-name="Table1.A2" office:value-type="string">
              <text:p text:style-name="P44">添加征友</text:p>
            </table:table-cell>
            <table:table-cell table:style-name="Table1.A2" office:value-type="string">
              <text:p text:style-name="P44">super.zou</text:p>
            </table:table-cell>
            <table:table-cell table:style-name="Table1.A2" office:value-type="string">
              <text:p text:style-name="P44">531387914@qq.com</text:p>
            </table:table-cell>
            <table:table-cell table:style-name="Table1.E2" office:value-type="string">
              <text:p text:style-name="P44">2016.2.19</text:p>
            </table:table-cell>
          </table:table-row>
        </table:table>
        <text:p text:style-name="P22"/>
        <text:p text:style-name="P37"/>
        <text:p text:style-name="P37"/>
        <text:p text:style-name="P4">特别说明：</text:p>
        <text:p text:style-name="P4">终端请求采用http post方式，返回数据为json格式；</text:p>
        <text:p text:style-name="P22"><text:span text:style-name="T8">http请求头要加上</text:span><text:span text:style-name="T9"> ‘</text:span><text:span text:style-name="T8">Content-Type’ =&gt;‘application/x-www-form-urlencoded’</text:span></text:p>
        <text:p text:style-name="P19">所传参数采用jquery的ajax封装，对于json对象实际传输时，会重新编码。如</text:p>
        <text:p text:style-name="P19">var userInfo = {</text:p>
        <text:p text:style-name="P19"/>
        <text:p text:style-name="P22"><text:span text:style-name="T52"><text:s text:c="11"/></text:span><text:span text:style-name="T51">name : "",</text:span></text:p>
        <text:p text:style-name="P19"/>
        <text:p text:style-name="P22"><text:span text:style-name="T52"><text:s text:c="12"/></text:span><text:span text:style-name="T51">sex : 0,//0:male, 1:femal</text:span></text:p>
        <text:p text:style-name="P19"/>
        <text:p text:style-name="P22"><text:span text:style-name="T52"><text:s text:c="11"/></text:span><text:span text:style-name="T51">role : 1,//1:student, 0:master</text:span></text:p>
        <text:p text:style-name="P19"/>
        <text:p text:style-name="P22"><text:span text:style-name="T52"><text:s text:c="11"/></text:span><text:span text:style-name="T51">mail : "",</text:span></text:p>
        <text:p text:style-name="P19"/>
        <text:p text:style-name="P22"><text:span text:style-name="T52"><text:s text:c="11"/></text:span><text:span text:style-name="T51">pass : "",</text:span></text:p>
        <text:p text:style-name="P19"/>
        <text:p text:style-name="P22"><text:span text:style-name="T52"><text:s text:c="6"/></text:span><text:span text:style-name="T51">situation : 0,//0：in school ，1：graduate</text:span></text:p>
        <text:p text:style-name="P19"/>
        <text:p text:style-name="P22"><text:span text:style-name="T52"><text:s text:c="8"/></text:span><text:span text:style-name="T51">company : "",</text:span></text:p>
        <text:p text:style-name="P19"/>
        <text:p text:style-name="P22"><text:span text:style-name="T52"><text:s text:c="10"/></text:span><text:span text:style-name="T51">lives : "",</text:span></text:p>
        <text:p text:style-name="P19"/>
        <text:p text:style-name="P22"><text:span text:style-name="T52"><text:s text:c="11"/></text:span><text:span text:style-name="T51">year : "",//entrance's year</text:span></text:p>
        <text:p text:style-name="P19"/>
        <text:p text:style-name="P22"><text:span text:style-name="T52"><text:s text:c="12"/></text:span><text:span text:style-name="T51">tid : -1,// user's tree id</text:span></text:p>
        <text:p text:style-name="P19"/>
        <text:p text:style-name="P22"><text:span text:style-name="T52"><text:s text:c="3"/></text:span><text:span text:style-name="T51">account_type : 0,</text:span></text:p>
        <text:p text:style-name="P19"/>
        <text:p text:style-name="P22"><text:span text:style-name="T52"><text:s text:c="10"/></text:span><text:span text:style-name="T51">phone : ''</text:span></text:p>
        <text:p text:style-name="P19"/>
        <text:p text:style-name="P22"><text:span text:style-name="T52"><text:s text:c="2"/></text:span><text:span text:style-name="T51">};</text:span></text:p>
        <text:p text:style-name="P19">实际传输的格式为：</text:p>
        <text:p text:style-name="P20">user_info%5Bname%5D=%E8%B5%B5%E6%99%93&amp;user_info%5Bsex%5D=0&amp;user_info%5Brole%5D=1&amp;user_info%5Bmail%5D=273868270%40qq.com&amp;user_info%5Bpass%5D=831125&amp;user_info%5Bsituation%5D=0&amp;user_info%5Bcompany%5D=&amp;user_info<text:soft-page-break/>%5Blives%5D=&amp;user_info%5Byear%5D=&amp;user_info%5Btid%5D=-1&amp;user_info%5Baccount_type%5D=0&amp;user_info%5Bphone%5D=&amp;master_info%5Buid%5D=-1&amp;master_info%5Bname%5D=&amp;master_info%5Bsex%5D=0&amp;master_info%5Brole%5D=0&amp;master_info%5Bjob_title%5D=&amp;master_info%5Bschool%5D=&amp;masterExistence=0&amp;work_experience%5Bcompany%5D=&amp;work_experience%5Bjob_title%5D=&amp;work_experience%5Bindustry%5D=&amp;work_experience%5Bstart_year%5D=&amp;work_experience%5Bstart_month%5D=&amp;work_experience%5Bregion%5D=&amp;education_background%5Bschool%5D=&amp;education_background%5Bdegree%5D=%E7%A1%95%E5%A3%AB%E7%A0%94%E7%A9%B6%E7%94%9F&amp;education_background%5Bmajor%5D=%E8%BD%AF%E4%BB%B6%E5%B7%A5%E7%A8%8B&amp;education_background%5Bentrance_month%5D=2%E6%9C%88&amp;education_background%5Bentrance_year%5D=2016&amp;education_background%5Bgraduate_year%5D=2016&amp;education_background%5Bgraduate_month%5D=4%E6%9C%88&amp;education_background%5Buniversity%5D=%E7%9F%B3%E6%B2%B9%E5%AD%A6%E9%99%A2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h text:style-name="P91" text:outline-level="1"><text:bookmark-start text:name="__RefHeading__46_1758669174"/>一、注册、登录<text:bookmark-end text:name="__RefHeading__46_1758669174"/></text:h>
        <text:h text:style-name="Heading_20_2" text:outline-level="2"><text:bookmark-start text:name="__RefHeading__531_1876474993"/><text:span text:style-name="T53">1.1 </text:span><text:span text:style-name="T1">注册</text:span><text:bookmark-end text:name="__RefHeading__531_1876474993"/></text:h>
        <text:p text:style-name="P79"><text:span text:style-name="T20">1.1.1 <text:s/></text:span><text:span text:style-name="T21">邮箱</text:span><text:span text:style-name="T20">/</text:span><text:span text:style-name="T21">手机号校验</text:span><text:span text:style-name="T23"> 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4">请求接口</text:p>
            </table:table-cell>
            <table:table-cell table:style-name="Table2.B1" table:number-columns-spanned="2" office:value-type="string">
              <text:p text:style-name="P46">?q=register_guide/register_account_validate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24">接口说明</text:p>
            </table:table-cell>
            <table:table-cell table:style-name="Table2.B2" table:number-columns-spanned="2" office:value-type="string">
              <text:p text:style-name="P43">对于输入的邮箱、手机，需要先验证帐号是否已经存在，不存在才能继续注册。</text:p>
            </table:table-cell>
            <table:covered-table-cell/>
          </table:table-row>
          <table:table-row table:style-name="Table2.3">
            <table:table-cell table:style-name="Table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ext:soft-page-break/>
          <table:table-row table:style-name="Table2.4">
            <table:table-cell table:style-name="Table2.A4" office:value-type="string">
              <text:p text:style-name="P21">参数名</text:p>
            </table:table-cell>
            <table:table-cell table:style-name="Table2.A4" office:value-type="string">
              <text:p text:style-name="P21">类型</text:p>
            </table:table-cell>
            <table:table-cell table:style-name="Table2.C4" office:value-type="string">
              <text:p text:style-name="P21">描述</text:p>
            </table:table-cell>
          </table:table-row>
          <table:table-row table:style-name="Table2.5">
            <table:table-cell table:style-name="Table2.A1" office:value-type="string">
              <text:p text:style-name="P46">type</text:p>
            </table:table-cell>
            <table:table-cell table:style-name="Table2.A1" office:value-type="string">
              <text:p text:style-name="P21">int</text:p>
            </table:table-cell>
            <table:table-cell table:style-name="Table2.B1" office:value-type="string">
              <text:p text:style-name="P24">0表示邮箱，1表示电话号码</text:p>
            </table:table-cell>
          </table:table-row>
          <table:table-row table:style-name="Table2.6">
            <table:table-cell table:style-name="Table2.A1" office:value-type="string">
              <text:p text:style-name="P46">account</text:p>
            </table:table-cell>
            <table:table-cell table:style-name="Table2.A1" office:value-type="string">
              <text:p text:style-name="P21">String/int</text:p>
            </table:table-cell>
            <table:table-cell table:style-name="Table2.B1" office:value-type="string">
              <text:p text:style-name="P24">邮箱地址/电话号码</text:p>
            </table:table-cell>
          </table:table-row>
          <table:table-row table:style-name="Table2.6">
            <table:table-cell table:style-name="Table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.8">
            <table:table-cell table:style-name="Table2.A4" office:value-type="string">
              <text:p text:style-name="P21">参数名</text:p>
            </table:table-cell>
            <table:table-cell table:style-name="Table2.A4" office:value-type="string">
              <text:p text:style-name="P21">类型</text:p>
            </table:table-cell>
            <table:table-cell table:style-name="Table2.C4" office:value-type="string">
              <text:p text:style-name="P21">描述</text:p>
            </table:table-cell>
          </table:table-row>
          <table:table-row table:style-name="Table2.8">
            <table:table-cell table:style-name="Table2.A2" office:value-type="string">
              <text:p text:style-name="P46">data.exist </text:p>
            </table:table-cell>
            <table:table-cell table:style-name="Table2.A2" office:value-type="string">
              <text:p text:style-name="P21">bool</text:p>
            </table:table-cell>
            <table:table-cell table:style-name="Table2.B2" office:value-type="string">
              <text:p text:style-name="P24">TRUE表示存在；FALSE表示不存在</text:p>
            </table:table-cell>
          </table:table-row>
          <table:table-row table:style-name="Table2.8">
            <table:table-cell table:style-name="Table2.A2" office:value-type="string">
              <text:p text:style-name="P46">data.user_name</text:p>
            </table:table-cell>
            <table:table-cell table:style-name="Table2.A2" office:value-type="string">
              <text:p text:style-name="P21">String</text:p>
            </table:table-cell>
            <table:table-cell table:style-name="Table2.B2" office:value-type="string">
              <text:p text:style-name="P24">邮箱/手机对应的用户名</text:p>
            </table:table-cell>
          </table:table-row>
        </table:table>
        <text:p text:style-name="P22"/>
        <text:p text:style-name="P79"><text:span text:style-name="T20">1.1.2 </text:span><text:span text:style-name="T21">专业输入补全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24">请求接口</text:p>
            </table:table-cell>
            <table:table-cell table:style-name="Table3.B1" table:number-columns-spanned="2" office:value-type="string">
              <text:p text:style-name="P46">?q=personal_archive/get_major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24">接口说明</text:p>
            </table:table-cell>
            <table:table-cell table:style-name="Table3.B2" table:number-columns-spanned="2" office:value-type="string">
              <text:p text:style-name="P43">输入专业名称时，下拉列表自动补全专业名称</text:p>
            </table:table-cell>
            <table:covered-table-cell/>
          </table:table-row>
          <table:table-row table:style-name="Table3.3">
            <table:table-cell table:style-name="Table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P21">参数名</text:p>
            </table:table-cell>
            <table:table-cell table:style-name="Table3.A4" office:value-type="string">
              <text:p text:style-name="P21">类型</text:p>
            </table:table-cell>
            <table:table-cell table:style-name="Table3.C4" office:value-type="string">
              <text:p text:style-name="P21">描述</text:p>
            </table:table-cell>
          </table:table-row>
          <table:table-row table:style-name="Table3.5">
            <table:table-cell table:style-name="Table3.A1" office:value-type="string">
              <text:p text:style-name="P46">major</text:p>
            </table:table-cell>
            <table:table-cell table:style-name="Table3.A1" office:value-type="string">
              <text:p text:style-name="P21">String</text:p>
            </table:table-cell>
            <table:table-cell table:style-name="Table3.B1" office:value-type="string">
              <text:p text:style-name="P24">专业名称</text:p>
            </table:table-cell>
          </table:table-row>
          <table:table-row table:style-name="Table3.6">
            <table:table-cell table:style-name="Table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3.7">
            <table:table-cell table:style-name="Table3.A4" office:value-type="string">
              <text:p text:style-name="P21">参数名</text:p>
            </table:table-cell>
            <table:table-cell table:style-name="Table3.A4" office:value-type="string">
              <text:p text:style-name="P21">类型</text:p>
            </table:table-cell>
            <table:table-cell table:style-name="Table3.C4" office:value-type="string">
              <text:p text:style-name="P21">描述</text:p>
            </table:table-cell>
          </table:table-row>
          <table:table-row table:style-name="Table3.7">
            <table:table-cell table:style-name="Table3.A2" office:value-type="string">
              <text:p text:style-name="P46">data.major </text:p>
            </table:table-cell>
            <table:table-cell table:style-name="Table3.A2" office:value-type="string">
              <text:p text:style-name="P24">json数组对象</text:p>
            </table:table-cell>
            <table:table-cell table:style-name="Table3.B2" office:value-type="string">
              <text:p text:style-name="P24">json的key为name，专业名称</text:p>
            </table:table-cell>
          </table:table-row>
        </table:table>
        <text:p text:style-name="P22"/>
        <text:p text:style-name="P79"><text:span text:style-name="T20">1.1.3 </text:span><text:span text:style-name="T21">学校输入补全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24">请求接口</text:p>
            </table:table-cell>
            <table:table-cell table:style-name="Table4.B1" table:number-columns-spanned="2" office:value-type="string">
              <text:p text:style-name="P46">?q=personal_archive/get_school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24">接口说明</text:p>
            </table:table-cell>
            <table:table-cell table:style-name="Table4.B2" table:number-columns-spanned="2" office:value-type="string">
              <text:p text:style-name="P43">输入学校名称时，下拉列表自动补全学校名称</text:p>
            </table:table-cell>
            <table:covered-table-cell/>
          </table:table-row>
          <table:table-row table:style-name="Table4.3">
            <table:table-cell table:style-name="Table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.4">
            <table:table-cell table:style-name="Table4.A4" office:value-type="string">
              <text:p text:style-name="P21">参数名</text:p>
            </table:table-cell>
            <table:table-cell table:style-name="Table4.A4" office:value-type="string">
              <text:p text:style-name="P21">类型</text:p>
            </table:table-cell>
            <table:table-cell table:style-name="Table4.C4" office:value-type="string">
              <text:p text:style-name="P21">描述</text:p>
            </table:table-cell>
          </table:table-row>
          <table:table-row table:style-name="Table4.5">
            <table:table-cell table:style-name="Table4.A1" office:value-type="string">
              <text:p text:style-name="P46">school</text:p>
            </table:table-cell>
            <table:table-cell table:style-name="Table4.A1" office:value-type="string">
              <text:p text:style-name="P21">String</text:p>
            </table:table-cell>
            <table:table-cell table:style-name="Table4.B1" office:value-type="string">
              <text:p text:style-name="P24">学校名称</text:p>
            </table:table-cell>
          </table:table-row>
          <table:table-row table:style-name="Table4.6">
            <table:table-cell table:style-name="Table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.7">
            <table:table-cell table:style-name="Table4.A4" office:value-type="string">
              <text:p text:style-name="P21">参数名</text:p>
            </table:table-cell>
            <table:table-cell table:style-name="Table4.A4" office:value-type="string">
              <text:p text:style-name="P21">类型</text:p>
            </table:table-cell>
            <table:table-cell table:style-name="Table4.C4" office:value-type="string">
              <text:p text:style-name="P21">描述</text:p>
            </table:table-cell>
          </table:table-row>
          <table:table-row table:style-name="Table4.7">
            <table:table-cell table:style-name="Table4.A2" office:value-type="string">
              <text:p text:style-name="P46">data.school </text:p>
            </table:table-cell>
            <table:table-cell table:style-name="Table4.A2" office:value-type="string">
              <text:p text:style-name="P24">json数组对象</text:p>
            </table:table-cell>
            <table:table-cell table:style-name="Table4.B2" office:value-type="string">
              <text:p text:style-name="P24">json的key为name，学校名称</text:p>
            </table:table-cell>
          </table:table-row>
        </table:table>
        <text:p text:style-name="P22"/>
        <text:p text:style-name="P79"><text:span text:style-name="T20">1.1.4</text:span><text:span text:style-name="T21">居住地区</text:span></text:p>
        <text:p text:style-name="P40"><text:s text:c="5"/>国家/省/市二级关联。提供一个location的json文件，解析文件进行关联。</text:p>
        <text:p text:style-name="P79"><text:span text:style-name="T20">1.1.5 </text:span><text:span text:style-name="T21">公司输入补全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请求接口</text:p>
            </table:table-cell>
            <table:table-cell table:style-name="Table5.B1" table:number-columns-spanned="2" office:value-type="string">
              <text:p text:style-name="P46">?q=personal_archive/get_company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24">接口说明</text:p>
            </table:table-cell>
            <table:table-cell table:style-name="Table5.B2" table:number-columns-spanned="2" office:value-type="string">
              <text:p text:style-name="P43">输入公司名称时，下拉列表自动补全公司名称</text:p>
            </table:table-cell>
            <table:covered-table-cell/>
          </table:table-row>
          <table:table-row table:style-name="Table5.3">
            <table:table-cell table:style-name="Table5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.4">
            <table:table-cell table:style-name="Table5.A4" office:value-type="string">
              <text:p text:style-name="P21">参数名</text:p>
            </table:table-cell>
            <table:table-cell table:style-name="Table5.A4" office:value-type="string">
              <text:p text:style-name="P21">类型</text:p>
            </table:table-cell>
            <table:table-cell table:style-name="Table5.C4" office:value-type="string">
              <text:p text:style-name="P21">描述</text:p>
            </table:table-cell>
          </table:table-row>
          <table:table-row table:style-name="Table5.5">
            <table:table-cell table:style-name="Table5.A1" office:value-type="string">
              <text:p text:style-name="P46">company</text:p>
            </table:table-cell>
            <table:table-cell table:style-name="Table5.A1" office:value-type="string">
              <text:p text:style-name="P21">String</text:p>
            </table:table-cell>
            <table:table-cell table:style-name="Table5.B1" office:value-type="string">
              <text:p text:style-name="P24">公司名称</text:p>
            </table:table-cell>
          </table:table-row>
          <table:table-row table:style-name="Table5.6">
            <table:table-cell table:style-name="Table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.7">
            <table:table-cell table:style-name="Table5.A4" office:value-type="string">
              <text:p text:style-name="P21">参数名</text:p>
            </table:table-cell>
            <table:table-cell table:style-name="Table5.A4" office:value-type="string">
              <text:p text:style-name="P21">类型</text:p>
            </table:table-cell>
            <table:table-cell table:style-name="Table5.C4" office:value-type="string">
              <text:p text:style-name="P21">描述</text:p>
            </table:table-cell>
          </table:table-row>
          <text:soft-page-break/>
          <table:table-row table:style-name="Table5.7">
            <table:table-cell table:style-name="Table5.A2" office:value-type="string">
              <text:p text:style-name="P46">data.company</text:p>
            </table:table-cell>
            <table:table-cell table:style-name="Table5.A2" office:value-type="string">
              <text:p text:style-name="P24">json数组对象</text:p>
            </table:table-cell>
            <table:table-cell table:style-name="Table5.B2" office:value-type="string">
              <text:p text:style-name="P24">json的key为name，公司名称</text:p>
            </table:table-cell>
          </table:table-row>
        </table:table>
        <text:p text:style-name="P22"/>
        <text:p text:style-name="P79"><text:span text:style-name="T20">1.1.6 </text:span><text:span text:style-name="T21">职位输入补全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24">请求接口</text:p>
            </table:table-cell>
            <table:table-cell table:style-name="Table6.B1" table:number-columns-spanned="2" office:value-type="string">
              <text:p text:style-name="P46">?q=personal_archive/get_title</text:p>
            </table:table-cell>
            <table:covered-table-cell/>
          </table:table-row>
          <table:table-row table:style-name="Table6.1">
            <table:table-cell table:style-name="Table6.A2" office:value-type="string">
              <text:p text:style-name="P24">接口说明</text:p>
            </table:table-cell>
            <table:table-cell table:style-name="Table6.B2" table:number-columns-spanned="2" office:value-type="string">
              <text:p text:style-name="P43">输入职位名称时，下拉列表自动补全职位名称</text:p>
            </table:table-cell>
            <table:covered-table-cell/>
          </table:table-row>
          <table:table-row table:style-name="Table6.3">
            <table:table-cell table:style-name="Table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.4">
            <table:table-cell table:style-name="Table6.A4" office:value-type="string">
              <text:p text:style-name="P21">参数名</text:p>
            </table:table-cell>
            <table:table-cell table:style-name="Table6.A4" office:value-type="string">
              <text:p text:style-name="P21">类型</text:p>
            </table:table-cell>
            <table:table-cell table:style-name="Table6.C4" office:value-type="string">
              <text:p text:style-name="P21">描述</text:p>
            </table:table-cell>
          </table:table-row>
          <table:table-row table:style-name="Table6.5">
            <table:table-cell table:style-name="Table6.A1" office:value-type="string">
              <text:p text:style-name="P46">title</text:p>
            </table:table-cell>
            <table:table-cell table:style-name="Table6.A1" office:value-type="string">
              <text:p text:style-name="P21">String</text:p>
            </table:table-cell>
            <table:table-cell table:style-name="Table6.B1" office:value-type="string">
              <text:p text:style-name="P24">职位名称</text:p>
            </table:table-cell>
          </table:table-row>
          <table:table-row table:style-name="Table6.6">
            <table:table-cell table:style-name="Table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.7">
            <table:table-cell table:style-name="Table6.A4" office:value-type="string">
              <text:p text:style-name="P21">参数名</text:p>
            </table:table-cell>
            <table:table-cell table:style-name="Table6.A4" office:value-type="string">
              <text:p text:style-name="P21">类型</text:p>
            </table:table-cell>
            <table:table-cell table:style-name="Table6.C4" office:value-type="string">
              <text:p text:style-name="P21">描述</text:p>
            </table:table-cell>
          </table:table-row>
          <table:table-row table:style-name="Table6.7">
            <table:table-cell table:style-name="Table6.A2" office:value-type="string">
              <text:p text:style-name="P46">data.title</text:p>
            </table:table-cell>
            <table:table-cell table:style-name="Table6.A2" office:value-type="string">
              <text:p text:style-name="P24">json数组对象</text:p>
            </table:table-cell>
            <table:table-cell table:style-name="Table6.B2" office:value-type="string">
              <text:p text:style-name="P24">json的key为name，职位名称</text:p>
            </table:table-cell>
          </table:table-row>
        </table:table>
        <text:p text:style-name="P22"/>
        <text:p text:style-name="P79"><text:span text:style-name="T20">1.1.7 </text:span><text:span text:style-name="T21">行业输入补全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24">请求接口</text:p>
            </table:table-cell>
            <table:table-cell table:style-name="Table7.B1" table:number-columns-spanned="2" office:value-type="string">
              <text:p text:style-name="P46">?q=personal_archive/get_industry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24">接口说明</text:p>
            </table:table-cell>
            <table:table-cell table:style-name="Table7.B2" table:number-columns-spanned="2" office:value-type="string">
              <text:p text:style-name="P43">输入行业名称时，下拉列表自动补全行业名称</text:p>
            </table:table-cell>
            <table:covered-table-cell/>
          </table:table-row>
          <table:table-row table:style-name="Table7.3">
            <table:table-cell table:style-name="Table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.4">
            <table:table-cell table:style-name="Table7.A4" office:value-type="string">
              <text:p text:style-name="P21">参数名</text:p>
            </table:table-cell>
            <table:table-cell table:style-name="Table7.A4" office:value-type="string">
              <text:p text:style-name="P21">类型</text:p>
            </table:table-cell>
            <table:table-cell table:style-name="Table7.C4" office:value-type="string">
              <text:p text:style-name="P21">描述</text:p>
            </table:table-cell>
          </table:table-row>
          <table:table-row table:style-name="Table7.5">
            <table:table-cell table:style-name="Table7.A1" office:value-type="string">
              <text:p text:style-name="P46">industry</text:p>
            </table:table-cell>
            <table:table-cell table:style-name="Table7.A1" office:value-type="string">
              <text:p text:style-name="P21">String</text:p>
            </table:table-cell>
            <table:table-cell table:style-name="Table7.B1" office:value-type="string">
              <text:p text:style-name="P24">行业名称</text:p>
            </table:table-cell>
          </table:table-row>
          <table:table-row table:style-name="Table7.6">
            <table:table-cell table:style-name="Table7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.7">
            <table:table-cell table:style-name="Table7.A4" office:value-type="string">
              <text:p text:style-name="P21">参数名</text:p>
            </table:table-cell>
            <table:table-cell table:style-name="Table7.A4" office:value-type="string">
              <text:p text:style-name="P21">类型</text:p>
            </table:table-cell>
            <table:table-cell table:style-name="Table7.C4" office:value-type="string">
              <text:p text:style-name="P21">描述</text:p>
            </table:table-cell>
          </table:table-row>
          <table:table-row table:style-name="Table7.7">
            <table:table-cell table:style-name="Table7.A2" office:value-type="string">
              <text:p text:style-name="P46">data.industry</text:p>
            </table:table-cell>
            <table:table-cell table:style-name="Table7.A2" office:value-type="string">
              <text:p text:style-name="P24">json数组对象</text:p>
            </table:table-cell>
            <table:table-cell table:style-name="Table7.B2" office:value-type="string">
              <text:p text:style-name="P24">json的key为name，行业名称</text:p>
            </table:table-cell>
          </table:table-row>
        </table:table>
        <text:p text:style-name="P22"/>
        <text:p text:style-name="P79"><text:span text:style-name="T20">1.1.8 </text:span><text:span text:style-name="T21">完成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24">请求接口</text:p>
            </table:table-cell>
            <table:table-cell table:style-name="Table8.B1" table:number-columns-spanned="2" office:value-type="string">
              <text:p text:style-name="P46">?q=register_guide/register</text:p>
            </table:table-cell>
            <table:covered-table-cell/>
          </table:table-row>
          <table:table-row table:style-name="Table8.1">
            <table:table-cell table:style-name="Table8.A2" office:value-type="string">
              <text:p text:style-name="P24">接口说明</text:p>
            </table:table-cell>
            <table:table-cell table:style-name="Table8.B2" table:number-columns-spanned="2" office:value-type="string">
              <text:p text:style-name="P43">该接口接收注册信息并保存</text:p>
            </table:table-cell>
            <table:covered-table-cell/>
          </table:table-row>
          <table:table-row table:style-name="Table8.3">
            <table:table-cell table:style-name="Table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.4">
            <table:table-cell table:style-name="Table8.A4" office:value-type="string">
              <text:p text:style-name="P21">参数名</text:p>
            </table:table-cell>
            <table:table-cell table:style-name="Table8.A4" office:value-type="string">
              <text:p text:style-name="P21">类型</text:p>
            </table:table-cell>
            <table:table-cell table:style-name="Table8.C4" office:value-type="string">
              <text:p text:style-name="P21">描述</text:p>
            </table:table-cell>
          </table:table-row>
          <table:table-row table:style-name="Table8.5">
            <table:table-cell table:style-name="Table8.A1" office:value-type="string">
              <text:p text:style-name="P46">user_info</text:p>
            </table:table-cell>
            <table:table-cell table:style-name="Table8.A1" office:value-type="string">
              <text:p text:style-name="P21">object</text:p>
            </table:table-cell>
            <table:table-cell table:style-name="Table8.B1" office:value-type="string">
              <text:p text:style-name="P11">{</text:p>
              <text:p text:style-name="P22"><text:span text:style-name="T11"><text:s text:c="4"/>name : </text:span><text:span text:style-name="T54">""</text:span><text:span text:style-name="T11">,</text:span></text:p>
              <text:p text:style-name="P22"><text:span text:style-name="T11"><text:s text:c="5"/>sex : </text:span><text:span text:style-name="T66">0</text:span><text:span text:style-name="T11">,</text:span><text:span text:style-name="T67">//0:male, 1:femal</text:span></text:p>
              <text:p text:style-name="P22"><text:span text:style-name="T48"><text:s text:c="4"/></text:span><text:span text:style-name="T11">role : </text:span><text:span text:style-name="T66">1</text:span><text:span text:style-name="T11">,</text:span><text:span text:style-name="T67">//1:student, 0:master</text:span></text:p>
              <text:p text:style-name="P22"><text:span text:style-name="T48"><text:s text:c="4"/></text:span><text:span text:style-name="T11">mail : </text:span><text:span text:style-name="T54">""</text:span><text:span text:style-name="T11">,</text:span></text:p>
              <text:p text:style-name="P22"><text:span text:style-name="T11"><text:s text:c="4"/>pass : </text:span><text:span text:style-name="T54">""</text:span><text:span text:style-name="T11">,//密码长度至少6位</text:span></text:p>
              <text:p text:style-name="P22"><text:span text:style-name="T11">situation : </text:span><text:span text:style-name="T66">0</text:span><text:span text:style-name="T11">,</text:span><text:span text:style-name="T67">//0：in school ，</text:span></text:p>
              <text:p text:style-name="P75"><text:s text:c="14"/>//1：graduate</text:p>
              <text:p text:style-name="P22"><text:span text:style-name="T48"><text:s/></text:span><text:span text:style-name="T11">company : </text:span><text:span text:style-name="T54">""</text:span><text:span text:style-name="T11">,</text:span></text:p>
              <text:p text:style-name="P22"><text:span text:style-name="T11"><text:s text:c="3"/>lives : </text:span><text:span text:style-name="T54">""</text:span><text:span text:style-name="T11">,</text:span></text:p>
              <text:p text:style-name="P22"><text:span text:style-name="T11"><text:s text:c="4"/>year : </text:span><text:span text:style-name="T54">""</text:span><text:span text:style-name="T11">,</text:span><text:span text:style-name="T67">//entrance's year</text:span></text:p>
              <text:p text:style-name="P22"><text:span text:style-name="T11"><text:s text:c="5"/>tid : </text:span><text:span text:style-name="T69">-</text:span><text:span text:style-name="T66">1</text:span><text:span text:style-name="T11">,</text:span><text:span text:style-name="T67">// user's tree id</text:span></text:p>
              <text:p text:style-name="P22"><text:soft-page-break/><text:span text:style-name="T67"><text:s text:c="2"/></text:span><text:span text:style-name="T11">account_type : </text:span><text:span text:style-name="T66">0</text:span><text:span text:style-name="T11">,</text:span></text:p>
              <text:p text:style-name="P22"><text:span text:style-name="T11"><text:s text:c="3"/>phone : </text:span><text:span text:style-name="T54">''</text:span></text:p>
              <text:p text:style-name="P11">}</text:p>
              <text:p text:style-name="P30">value代表缺省值。</text:p>
            </table:table-cell>
          </table:table-row>
          <table:table-row table:style-name="Table8.5">
            <table:table-cell table:style-name="Table8.A2" office:value-type="string">
              <text:p text:style-name="P46">work_experience</text:p>
            </table:table-cell>
            <table:table-cell table:style-name="Table8.A2" office:value-type="string">
              <text:p text:style-name="P21">object</text:p>
            </table:table-cell>
            <table:table-cell table:style-name="Table8.B2" office:value-type="string">
              <text:p text:style-name="P11">{</text:p>
              <text:p text:style-name="P22"><text:span text:style-name="T11"><text:s text:c="8"/></text:span><text:span text:style-name="T48"><text:s/></text:span><text:span text:style-name="T11">company : </text:span><text:span text:style-name="T54">""</text:span><text:span text:style-name="T11">,</text:span></text:p>
              <text:p text:style-name="P22"><text:span text:style-name="T11"><text:s text:c="7"/>job_title : </text:span><text:span text:style-name="T54">""</text:span><text:span text:style-name="T11">,</text:span></text:p>
              <text:p text:style-name="P22"><text:span text:style-name="T11"><text:s text:c="8"/>industry : </text:span><text:span text:style-name="T54">""</text:span><text:span text:style-name="T11">,</text:span></text:p>
              <text:p text:style-name="P22"><text:span text:style-name="T11"><text:s text:c="6"/>start_year : </text:span><text:span text:style-name="T54">0</text:span><text:span text:style-name="T11">,</text:span></text:p>
              <text:p text:style-name="P22"><text:span text:style-name="T11"><text:s text:c="5"/>start_month : </text:span><text:span text:style-name="T54">""</text:span><text:span text:style-name="T11">,</text:span></text:p>
              <text:p text:style-name="P22"><text:span text:style-name="T11"><text:s text:c="10"/>region : </text:span><text:span text:style-name="T54">""</text:span></text:p>
              <text:p text:style-name="P5">}</text:p>
              <text:p text:style-name="P5">value代表缺省值。</text:p>
            </table:table-cell>
          </table:table-row>
          <table:table-row table:style-name="Table8.5">
            <table:table-cell table:style-name="Table8.A2" office:value-type="string">
              <text:p text:style-name="P46">education_background</text:p>
            </table:table-cell>
            <table:table-cell table:style-name="Table8.A2" office:value-type="string">
              <text:p text:style-name="P21">object</text:p>
            </table:table-cell>
            <table:table-cell table:style-name="Table8.B2" office:value-type="string">
              <text:p text:style-name="P11">{</text:p>
              <text:p text:style-name="P22"><text:span text:style-name="T11"><text:s text:c="12"/>school : </text:span><text:span text:style-name="T54">""</text:span><text:span text:style-name="T11">,</text:span></text:p>
              <text:p text:style-name="P22"><text:span text:style-name="T11"><text:s text:c="11"/></text:span><text:span text:style-name="T48"><text:s/></text:span><text:span text:style-name="T11">degree : </text:span><text:span text:style-name="T54">"硕士研究生"</text:span><text:span text:style-name="T11">,</text:span></text:p>
              <text:p text:style-name="P22"><text:span text:style-name="T11"><text:s text:c="13"/>major : </text:span><text:span text:style-name="T54">""</text:span><text:span text:style-name="T11">,</text:span></text:p>
              <text:p text:style-name="P22"><text:span text:style-name="T11"><text:s text:c="4"/>entrance_month : </text:span><text:span text:style-name="T54">""</text:span><text:span text:style-name="T11">,</text:span></text:p>
              <text:p text:style-name="P22"><text:span text:style-name="T11"><text:s text:c="5"/>entrance_year : </text:span><text:span text:style-name="T54">0</text:span><text:span text:style-name="T11">,</text:span></text:p>
              <text:p text:style-name="P22"><text:span text:style-name="T11"><text:s text:c="5"/>graduate_year : </text:span><text:span text:style-name="T54">0</text:span><text:span text:style-name="T11">,</text:span></text:p>
              <text:p text:style-name="P22"><text:span text:style-name="T11"><text:s text:c="4"/>graduate_month : </text:span><text:span text:style-name="T54">""</text:span></text:p>
              <text:p text:style-name="P5">}</text:p>
              <text:p text:style-name="P67">value代表缺省值。</text:p>
            </table:table-cell>
          </table:table-row>
          <table:table-row table:style-name="Table8.5">
            <table:table-cell table:style-name="Table8.B2" table:number-columns-spanned="3" office:value-type="string">
              <text:p text:style-name="P9">响应参数（无）</text:p>
            </table:table-cell>
            <table:covered-table-cell/>
            <table:covered-table-cell/>
          </table:table-row>
          <table:table-row table:style-name="Table8.9">
            <table:table-cell table:style-name="Table8.A4" office:value-type="string">
              <text:p text:style-name="P21">参数名</text:p>
            </table:table-cell>
            <table:table-cell table:style-name="Table8.A4" office:value-type="string">
              <text:p text:style-name="P21">类型</text:p>
            </table:table-cell>
            <table:table-cell table:style-name="Table8.C4" office:value-type="string">
              <text:p text:style-name="P21">描述</text:p>
            </table:table-cell>
          </table:table-row>
          <table:table-row table:style-name="Table8.9">
            <table:table-cell table:style-name="Table8.A2" office:value-type="string">
              <text:p text:style-name="P47"/>
            </table:table-cell>
            <table:table-cell table:style-name="Table8.A2" office:value-type="string">
              <text:p text:style-name="P55"/>
            </table:table-cell>
            <table:table-cell table:style-name="Table8.B2" office:value-type="string">
              <text:p text:style-name="P55"/>
            </table:table-cell>
          </table:table-row>
        </table:table>
        <text:p text:style-name="P79"><text:span text:style-name="T20">1.1.9 </text:span><text:span text:style-name="T21">注册后跳转登录</text:span></text:p>
        <text:p text:style-name="P22"><text:span text:style-name="T43">注册后直接登录，</text:span><text:span text:style-name="T42">登录表单</text:span><text:span text:style-name="T43">：</text:span></text:p>
        <text:p text:style-name="P22"><text:span text:style-name="T74">&lt;</text:span><text:span text:style-name="T76">form </text:span><text:span text:style-name="T74">action</text:span><text:span text:style-name="T68">=</text:span><text:span text:style-name="T77">"/" </text:span><text:span text:style-name="T74">method</text:span><text:span text:style-name="T68">=</text:span><text:span text:style-name="T77">"post" </text:span><text:span text:style-name="T74">accept-charset</text:span><text:span text:style-name="T68">=</text:span><text:span text:style-name="T77">"UTF-8" </text:span><text:span text:style-name="T74">class</text:span><text:span text:style-name="T68">=</text:span><text:span text:style-name="T77">"hidden" </text:span><text:span text:style-name="T74">id</text:span><text:span text:style-name="T68">=</text:span><text:span text:style-name="T77">"login_form"</text:span><text:span text:style-name="T74">&gt;</text:span></text:p>
        <text:p text:style-name="P22"><text:span text:style-name="T15"><text:s text:c="4"/></text:span><text:span text:style-name="T74">&lt;</text:span><text:span text:style-name="T76">input</text:span><text:span text:style-name="T77"> </text:span><text:span text:style-name="T74">id</text:span><text:span text:style-name="T68">=</text:span><text:span text:style-name="T77">"edit-name" </text:span><text:span text:style-name="T74">name</text:span><text:span text:style-name="T68">=</text:span><text:span text:style-name="T77">"name"</text:span><text:span text:style-name="T74">&gt;</text:span></text:p>
        <text:p text:style-name="P22"><text:span text:style-name="T15"><text:s text:c="4"/></text:span><text:span text:style-name="T74">&lt;</text:span><text:span text:style-name="T76">input </text:span><text:span text:style-name="T77"><text:s/></text:span><text:span text:style-name="T74">id</text:span><text:span text:style-name="T68">=</text:span><text:span text:style-name="T77">"edit-pass" </text:span><text:span text:style-name="T74">name</text:span><text:span text:style-name="T68">=</text:span><text:span text:style-name="T77">"pass"</text:span><text:span text:style-name="T74">&gt;</text:span></text:p>
        <text:p text:style-name="P22"><text:span text:style-name="T15"><text:s text:c="4"/></text:span><text:span text:style-name="T74">&lt;</text:span><text:span text:style-name="T76">input </text:span><text:span text:style-name="T74">type</text:span><text:span text:style-name="T68">=</text:span><text:span text:style-name="T77">"hidden" </text:span><text:span text:style-name="T74">name</text:span><text:span text:style-name="T68">=</text:span><text:span text:style-name="T77">"form_id" </text:span><text:span text:style-name="T74">value</text:span><text:span text:style-name="T68">=</text:span><text:span text:style-name="T77">"user_login_block"</text:span><text:span text:style-name="T74">&gt;</text:span></text:p>
        <text:p text:style-name="P22"><text:span text:style-name="T74"><text:s text:c="4"/>&lt;</text:span><text:span text:style-name="T76">button</text:span><text:span text:style-name="T77"> </text:span><text:span text:style-name="T74">id</text:span><text:span text:style-name="T68">=</text:span><text:span text:style-name="T77">"login_submit" </text:span><text:span text:style-name="T74">name</text:span><text:span text:style-name="T68">=</text:span><text:span text:style-name="T77">"op" </text:span><text:span text:style-name="T74">type</text:span><text:span text:style-name="T68">=</text:span><text:span text:style-name="T77">"submit"</text:span><text:span text:style-name="T74">&gt;</text:span><text:span text:style-name="T15">登录</text:span><text:span text:style-name="T74">&lt;/</text:span><text:span text:style-name="T76">button</text:span><text:span text:style-name="T74">&gt;</text:span></text:p>
        <text:p text:style-name="P22"><text:span text:style-name="T74">&lt;/</text:span><text:span text:style-name="T76">form</text:span><text:span text:style-name="T74">&gt;</text:span></text:p>
        <text:h text:style-name="P94" text:outline-level="2"><text:bookmark-start text:name="__RefHeading__930_425059347"/><text:span text:style-name="T30">1.2 </text:span><text:span text:style-name="T28">登录</text:span><text:bookmark-end text:name="__RefHeading__930_425059347"/></text:h>
        <text:p text:style-name="P79"><text:span text:style-name="T20">1.2.1 </text:span><text:span text:style-name="T21">登录前校验帐号和密码：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24">请求接口</text:p>
            </table:table-cell>
            <table:table-cell table:style-name="Table9.B1" table:number-columns-spanned="2" office:value-type="string">
              <text:p text:style-name="P46">?q=account_manager/check_login_user</text:p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24">接口说明</text:p>
            </table:table-cell>
            <table:table-cell table:style-name="Table9.B2" table:number-columns-spanned="2" office:value-type="string">
              <text:p text:style-name="P43">校验帐号和密码是否匹配</text:p>
            </table:table-cell>
            <table:covered-table-cell/>
          </table:table-row>
          <table:table-row table:style-name="Table9.3">
            <table:table-cell table:style-name="Table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9.4">
            <table:table-cell table:style-name="Table9.A4" office:value-type="string">
              <text:p text:style-name="P21">参数名</text:p>
            </table:table-cell>
            <table:table-cell table:style-name="Table9.A4" office:value-type="string">
              <text:p text:style-name="P21">类型</text:p>
            </table:table-cell>
            <table:table-cell table:style-name="Table9.C4" office:value-type="string">
              <text:p text:style-name="P21">描述</text:p>
            </table:table-cell>
          </table:table-row>
          <text:soft-page-break/>
          <table:table-row table:style-name="Table9.5">
            <table:table-cell table:style-name="Table9.A1" office:value-type="string">
              <text:p text:style-name="P46">type</text:p>
            </table:table-cell>
            <table:table-cell table:style-name="Table9.A1" office:value-type="string">
              <text:p text:style-name="P21">int</text:p>
            </table:table-cell>
            <table:table-cell table:style-name="Table9.B1" office:value-type="string">
              <text:p text:style-name="P24">0为邮箱，1为电话号码</text:p>
            </table:table-cell>
          </table:table-row>
          <table:table-row table:style-name="Table9.5">
            <table:table-cell table:style-name="Table9.A2" office:value-type="string">
              <text:p text:style-name="P46">account</text:p>
            </table:table-cell>
            <table:table-cell table:style-name="Table9.A2" office:value-type="string">
              <text:p text:style-name="P21">String</text:p>
            </table:table-cell>
            <table:table-cell table:style-name="Table9.B2" office:value-type="string">
              <text:p text:style-name="P24">邮箱或电话号码</text:p>
            </table:table-cell>
          </table:table-row>
          <table:table-row table:style-name="Table9.5">
            <table:table-cell table:style-name="Table9.A2" office:value-type="string">
              <text:p text:style-name="P46">password</text:p>
            </table:table-cell>
            <table:table-cell table:style-name="Table9.A2" office:value-type="string">
              <text:p text:style-name="P21">String</text:p>
            </table:table-cell>
            <table:table-cell table:style-name="Table9.B2" office:value-type="string">
              <text:p text:style-name="P24">密码</text:p>
            </table:table-cell>
          </table:table-row>
          <table:table-row table:style-name="Table9.5">
            <table:table-cell table:style-name="Table9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.9">
            <table:table-cell table:style-name="Table9.A4" office:value-type="string">
              <text:p text:style-name="P21">参数名</text:p>
            </table:table-cell>
            <table:table-cell table:style-name="Table9.A4" office:value-type="string">
              <text:p text:style-name="P21">类型</text:p>
            </table:table-cell>
            <table:table-cell table:style-name="Table9.C4" office:value-type="string">
              <text:p text:style-name="P21">描述</text:p>
            </table:table-cell>
          </table:table-row>
          <table:table-row table:style-name="Table9.9">
            <table:table-cell table:style-name="Table9.A2" office:value-type="string">
              <text:p text:style-name="P46">data.check_login_user</text:p>
            </table:table-cell>
            <table:table-cell table:style-name="Table9.A2" office:value-type="string">
              <text:p text:style-name="P24">int</text:p>
            </table:table-cell>
            <table:table-cell table:style-name="Table9.B2" office:value-type="string">
              <text:p text:style-name="P24">1表示成功，0表示失败</text:p>
            </table:table-cell>
          </table:table-row>
          <table:table-row table:style-name="Table9.9">
            <table:table-cell table:style-name="Table9.A2" office:value-type="string">
              <text:p text:style-name="P46">data.user_name</text:p>
            </table:table-cell>
            <table:table-cell table:style-name="Table9.A2" office:value-type="string">
              <text:p text:style-name="P21">String</text:p>
            </table:table-cell>
            <table:table-cell table:style-name="Table9.B2" office:value-type="string">
              <text:p text:style-name="P24">根据邮箱/手机获取用户名</text:p>
            </table:table-cell>
          </table:table-row>
        </table:table>
        <text:p text:style-name="P79"><text:span text:style-name="T20">1.2.2 <text:s/></text:span><text:span text:style-name="T22">登录</text:span><text:span text:style-name="T20">for app</text:span></text:p>
        <text:p text:style-name="P79"><text:span text:style-name="T20">1</text:span><text:span text:style-name="T22">）</text:span><text:span text:style-name="T23"> </text:span><text:span text:style-name="T21">获取</text:span><text:span text:style-name="T20">token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24">请求接口</text:p>
            </table:table-cell>
            <table:table-cell table:style-name="Table10.B1" table:number-columns-spanned="2" office:value-type="string">
              <text:p text:style-name="P46">?q=rest_services/user/token</text:p>
            </table:table-cell>
            <table:covered-table-cell/>
          </table:table-row>
          <table:table-row table:style-name="Table10.1">
            <table:table-cell table:style-name="Table10.A2" office:value-type="string">
              <text:p text:style-name="P24">接口说明</text:p>
            </table:table-cell>
            <table:table-cell table:style-name="Table10.B2" table:number-columns-spanned="2" office:value-type="string">
              <text:p text:style-name="P43">通过rest services获取token</text:p>
            </table:table-cell>
            <table:covered-table-cell/>
          </table:table-row>
          <table:table-row table:style-name="Table10.3">
            <table:table-cell table:style-name="Table10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10.4">
            <table:table-cell table:style-name="Table10.A4" office:value-type="string">
              <text:p text:style-name="P21">参数名</text:p>
            </table:table-cell>
            <table:table-cell table:style-name="Table10.A4" office:value-type="string">
              <text:p text:style-name="P21">类型</text:p>
            </table:table-cell>
            <table:table-cell table:style-name="Table10.C4" office:value-type="string">
              <text:p text:style-name="P21">描述</text:p>
            </table:table-cell>
          </table:table-row>
          <table:table-row table:style-name="Table10.5">
            <table:table-cell table:style-name="Table10.A1" office:value-type="string">
              <text:p text:style-name="P47"/>
            </table:table-cell>
            <table:table-cell table:style-name="Table10.A1" office:value-type="string">
              <text:p text:style-name="P48"/>
            </table:table-cell>
            <table:table-cell table:style-name="Table10.B1" office:value-type="string">
              <text:p text:style-name="P55"/>
            </table:table-cell>
          </table:table-row>
          <table:table-row table:style-name="Table10.5">
            <table:table-cell table:style-name="Table1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.7">
            <table:table-cell table:style-name="Table10.A4" office:value-type="string">
              <text:p text:style-name="P21">参数名</text:p>
            </table:table-cell>
            <table:table-cell table:style-name="Table10.A4" office:value-type="string">
              <text:p text:style-name="P21">类型</text:p>
            </table:table-cell>
            <table:table-cell table:style-name="Table10.C4" office:value-type="string">
              <text:p text:style-name="P21">描述</text:p>
            </table:table-cell>
          </table:table-row>
          <table:table-row table:style-name="Table10.7">
            <table:table-cell table:style-name="Table10.A2" office:value-type="string">
              <text:p text:style-name="P46">data.token</text:p>
            </table:table-cell>
            <table:table-cell table:style-name="Table10.A2" office:value-type="string">
              <text:p text:style-name="P24">String</text:p>
            </table:table-cell>
            <table:table-cell table:style-name="Table10.B2" office:value-type="string">
              <text:p text:style-name="P25"/>
            </table:table-cell>
          </table:table-row>
        </table:table>
        <text:p text:style-name="P79"><text:span text:style-name="T20">2</text:span><text:span text:style-name="T22">）</text:span><text:span text:style-name="T21">登录</text:span></text:p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P24">请求接口</text:p>
            </table:table-cell>
            <table:table-cell table:style-name="Table11.B1" table:number-columns-spanned="2" office:value-type="string">
              <text:p text:style-name="P46">?q=rest_services/user/login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24">接口说明</text:p>
            </table:table-cell>
            <table:table-cell table:style-name="Table11.B2" table:number-columns-spanned="2" office:value-type="string">
              <text:p text:style-name="P43">用户登录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24">http请求头加入token</text:p>
            </table:table-cell>
            <table:table-cell table:style-name="Table11.B2" table:number-columns-spanned="2" office:value-type="string">
              <text:p text:style-name="P22"><text:span text:style-name="T60">"X-CSRF-Token": </text:span><text:span text:style-name="T17">token</text:span>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24">http请求头加入cookie</text:p>
            </table:table-cell>
            <table:table-cell table:style-name="Table11.B2" table:number-columns-spanned="2" office:value-type="string">
              <text:p text:style-name="P36"/>
            </table:table-cell>
            <table:covered-table-cell/>
          </table:table-row>
          <table:table-row table:style-name="Table11.5">
            <table:table-cell table:style-name="Table1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1.6">
            <table:table-cell table:style-name="Table11.A6" office:value-type="string">
              <text:p text:style-name="P21">参数名</text:p>
            </table:table-cell>
            <table:table-cell table:style-name="Table11.A6" office:value-type="string">
              <text:p text:style-name="P21">类型</text:p>
            </table:table-cell>
            <table:table-cell table:style-name="Table11.C6" office:value-type="string">
              <text:p text:style-name="P21">描述</text:p>
            </table:table-cell>
          </table:table-row>
          <table:table-row table:style-name="Table11.7">
            <table:table-cell table:style-name="Table11.A2" office:value-type="string">
              <text:p text:style-name="P46">username</text:p>
            </table:table-cell>
            <table:table-cell table:style-name="Table11.A2" office:value-type="string">
              <text:p text:style-name="P21">String</text:p>
            </table:table-cell>
            <table:table-cell table:style-name="Table11.B2" office:value-type="string">
              <text:p text:style-name="P22"><text:span text:style-name="T46">用户姓名（从1.2.1将邮箱/手机转换成名</text:span><text:span text:style-name="T55">data.user_name</text:span><text:span text:style-name="T46">）</text:span></text:p>
            </table:table-cell>
          </table:table-row>
          <table:table-row table:style-name="Table11.7">
            <table:table-cell table:style-name="Table11.A2" office:value-type="string">
              <text:p text:style-name="P46">password</text:p>
            </table:table-cell>
            <table:table-cell table:style-name="Table11.A2" office:value-type="string">
              <text:p text:style-name="P21">String</text:p>
            </table:table-cell>
            <table:table-cell table:style-name="Table11.B2" office:value-type="string">
              <text:p text:style-name="P24">密码</text:p>
            </table:table-cell>
          </table:table-row>
          <table:table-row table:style-name="Table11.7">
            <table:table-cell table:style-name="Table1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1.10">
            <table:table-cell table:style-name="Table11.A6" office:value-type="string">
              <text:p text:style-name="P21">参数名</text:p>
            </table:table-cell>
            <table:table-cell table:style-name="Table11.A6" office:value-type="string">
              <text:p text:style-name="P21">类型</text:p>
            </table:table-cell>
            <table:table-cell table:style-name="Table11.C6" office:value-type="string">
              <text:p text:style-name="P21">描述</text:p>
            </table:table-cell>
          </table:table-row>
          <table:table-row table:style-name="Table11.10">
            <table:table-cell table:style-name="Table11.A2" office:value-type="string">
              <text:p text:style-name="P46">userdata</text:p>
            </table:table-cell>
            <table:table-cell table:style-name="Table11.A2" office:value-type="string">
              <text:p text:style-name="P24">object</text:p>
            </table:table-cell>
            <table:table-cell table:style-name="Table11.B2" office:value-type="string">
              <text:p text:style-name="P6">{</text:p>
              <text:p text:style-name="P49"><text:s text:c="4"/>sessid，</text:p>
              <text:p text:style-name="P49"><text:s text:c="4"/>session_name，</text:p>
              <text:p text:style-name="P49"><text:s text:c="4"/>token,</text:p>
              <text:p text:style-name="P6">}</text:p>
            </table:table-cell>
          </table:table-row>
          <table:table-row table:style-name="Table11.10">
            <table:table-cell table:style-name="Table11.A2" office:value-type="string">
              <text:p text:style-name="P46">userdata.user</text:p>
            </table:table-cell>
            <table:table-cell table:style-name="Table11.A2" office:value-type="string">
              <text:p text:style-name="P24">object</text:p>
            </table:table-cell>
            <table:table-cell table:style-name="Table11.B2" office:value-type="string">
              <text:p text:style-name="P6">{</text:p>
              <text:p text:style-name="P49"><text:s text:c="7"/>uid，//用户id</text:p>
              <text:p text:style-name="P49"><text:s text:c="6"/>name，//用户名</text:p>
              <text:p text:style-name="P49"><text:s text:c="2"/>realname，//真实姓名</text:p>
              <text:p text:style-name="P49"><text:s text:c="6"/>mail, //邮箱</text:p>
              <text:p text:style-name="P49"><text:s text:c="4"/>status，//状态，1为active,0为blocked</text:p>
              <text:p text:style-name="P49"><text:soft-page-break/><text:s text:c="5"/>login,//登录时间</text:p>
              <text:p text:style-name="P49"><text:s text:c="7"/>tid，//师谱id</text:p>
              <text:p text:style-name="P49">university，//学校</text:p>
              <text:p text:style-name="P49"><text:s text:c="5"/>major，//专业</text:p>
              <text:p text:style-name="P49"><text:s text:c="5"/>degree，//学历</text:p>
              <text:p text:style-name="P49">picture_uri，//头像url</text:p>
              <text:p text:style-name="P49"><text:s text:c="4"/>company，//公司</text:p>
              <text:p text:style-name="P49"><text:s text:c="6"/>lives，//居住地</text:p>
              <text:p text:style-name="P49"><text:s text:c="2"/>situation，//1表示毕业，0表示学生</text:p>
              <text:p text:style-name="P49"><text:s text:c="7"/>role，//1为学生，0为导师</text:p>
              <text:p text:style-name="P49"><text:s text:c="8"/>sex，//1为女，0为男</text:p>
              <text:p text:style-name="P49"><text:s text:c="3"/>industry，//行业</text:p>
              <text:p text:style-name="P49"><text:s text:c="7"/>year，//加入师谱时间</text:p>
              <text:p text:style-name="P49"><text:s text:c="3"/>register，//注册时间</text:p>
              <text:p text:style-name="P49"><text:s text:c="6"/>apply，//申请状态，1表示正在申请</text:p>
              <text:p text:style-name="P49"><text:s text:c="5"/>joined，//是否已加入，1表示已加入</text:p>
              <text:p text:style-name="P49"><text:s text:c="2"/>job_title，//工作头衔</text:p>
              <text:p text:style-name="P49"><text:s text:c="3"/>validate，//邮箱是否验证。2表示已验证，1表示已发送验证信息</text:p>
              <text:p text:style-name="P6">}</text:p>
            </table:table-cell>
          </table:table-row>
        </table:table>
        <text:p text:style-name="P79"><text:bookmark-start text:name="__RefHeading__248_1707710052"/><text:span text:style-name="T20">1.2.3 </text:span><text:span text:style-name="T22">登录</text:span><text:span text:style-name="T20">for web</text:span><text:bookmark-end text:name="__RefHeading__248_1707710052"/></text:p>
        <text:p text:style-name="P79"><text:span text:style-name="T21">以</text:span><text:span text:style-name="T20">form</text:span><text:span text:style-name="T21">表单形式登录</text:span></text:p>
        <text:p text:style-name="P22"><text:span text:style-name="T74">&lt;</text:span><text:span text:style-name="T76">form </text:span><text:span text:style-name="T74">action</text:span><text:span text:style-name="T68">=</text:span><text:span text:style-name="T77">"/" </text:span><text:span text:style-name="T74">method</text:span><text:span text:style-name="T68">=</text:span><text:span text:style-name="T77">"post" </text:span><text:span text:style-name="T74">accept-charset</text:span><text:span text:style-name="T68">=</text:span><text:span text:style-name="T77">"UTF-8" </text:span><text:span text:style-name="T74">class</text:span><text:span text:style-name="T68">=</text:span><text:span text:style-name="T77">"hidden" </text:span><text:span text:style-name="T74">id</text:span><text:span text:style-name="T68">=</text:span><text:span text:style-name="T77">"login_form"</text:span><text:span text:style-name="T74">&gt;</text:span></text:p>
        <text:p text:style-name="P22"><text:span text:style-name="T15"><text:s text:c="4"/></text:span><text:span text:style-name="T74">&lt;</text:span><text:span text:style-name="T76">input</text:span><text:span text:style-name="T77"> </text:span><text:span text:style-name="T74">id</text:span><text:span text:style-name="T68">=</text:span><text:span text:style-name="T77">"edit-name" </text:span><text:span text:style-name="T74">name</text:span><text:span text:style-name="T68">=</text:span><text:span text:style-name="T77">"name"</text:span><text:span text:style-name="T74">&gt;</text:span></text:p>
        <text:p text:style-name="P22"><text:span text:style-name="T15"><text:s text:c="4"/></text:span><text:span text:style-name="T74">&lt;</text:span><text:span text:style-name="T76">input </text:span><text:span text:style-name="T77"><text:s/></text:span><text:span text:style-name="T74">id</text:span><text:span text:style-name="T68">=</text:span><text:span text:style-name="T77">"edit-pass" </text:span><text:span text:style-name="T74">name</text:span><text:span text:style-name="T68">=</text:span><text:span text:style-name="T77">"pass"</text:span><text:span text:style-name="T74">&gt;</text:span></text:p>
        <text:p text:style-name="P22"><text:span text:style-name="T15"><text:s text:c="4"/></text:span><text:span text:style-name="T74">&lt;</text:span><text:span text:style-name="T76">input </text:span><text:span text:style-name="T74">type</text:span><text:span text:style-name="T68">=</text:span><text:span text:style-name="T77">"hidden" </text:span><text:span text:style-name="T74">name</text:span><text:span text:style-name="T68">=</text:span><text:span text:style-name="T77">"form_id" </text:span><text:span text:style-name="T74">value</text:span><text:span text:style-name="T68">=</text:span><text:span text:style-name="T77">"user_login_block"</text:span><text:span text:style-name="T74">&gt;</text:span></text:p>
        <text:p text:style-name="P22"><text:span text:style-name="T74"><text:s text:c="4"/>&lt;</text:span><text:span text:style-name="T76">button</text:span><text:span text:style-name="T77"> </text:span><text:span text:style-name="T74">id</text:span><text:span text:style-name="T68">=</text:span><text:span text:style-name="T77">"login_submit" </text:span><text:span text:style-name="T74">name</text:span><text:span text:style-name="T68">=</text:span><text:span text:style-name="T77">"op" </text:span><text:span text:style-name="T74">type</text:span><text:span text:style-name="T68">=</text:span><text:span text:style-name="T77">"submit"</text:span><text:span text:style-name="T74">&gt;</text:span><text:span text:style-name="T15">登录</text:span><text:span text:style-name="T74">&lt;/</text:span><text:span text:style-name="T76">button</text:span><text:span text:style-name="T74">&gt;</text:span></text:p>
        <text:p text:style-name="P22"><text:span text:style-name="T74">&lt;/</text:span><text:span text:style-name="T76">form</text:span><text:span text:style-name="T74">&gt;</text:span></text:p>
        <text:h text:style-name="P94" text:outline-level="2"><text:bookmark-start text:name="__RefHeading__656_1910806231"/><text:span text:style-name="T31">1.3 </text:span><text:span text:style-name="T29">密码找回</text:span><text:span text:style-name="T25"> </text:span><text:bookmark-end text:name="__RefHeading__656_1910806231"/></text:h>
        <text:p text:style-name="P79"/>
        <text:h text:style-name="P92" text:outline-level="1"><text:bookmark-start text:name="__RefHeading__537_1876474993"/>二、首页<text:bookmark-end text:name="__RefHeading__537_1876474993"/></text:h>
        <text:p text:style-name="P33"/>
        <text:p text:style-name="P22"><text:span text:style-name="T46">首页的主要功能是可以输入话题/动态、推荐好友、显示好友动态/事件等信息。</text:span><text:span text:style-name="T78">（后续开发公司、职位推荐，专栏、行业交流推荐，交友）</text:span></text:p>
        <text:h text:style-name="P94" text:outline-level="2"><text:bookmark-start text:name="__RefHeading__1078_1541589551"/><text:soft-page-break/><text:span text:style-name="T32">2.1 </text:span><text:span text:style-name="T24">输入话题</text:span><text:span text:style-name="T32">/</text:span><text:span text:style-name="T24">动态</text:span><text:bookmark-end text:name="__RefHeading__1078_1541589551"/></text:h>
        <text:p text:style-name="P83">2.1.1 话题发布</text:p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P24">请求接口</text:p>
            </table:table-cell>
            <table:table-cell table:style-name="Table12.B1" table:number-columns-spanned="2" office:value-type="string">
              <text:p text:style-name="P46">?q=user_event/topic/create</text:p>
            </table:table-cell>
            <table:covered-table-cell/>
          </table:table-row>
          <table:table-row table:style-name="Table12.1">
            <table:table-cell table:style-name="Table12.A2" office:value-type="string">
              <text:p text:style-name="P24">接口说明</text:p>
            </table:table-cell>
            <table:table-cell table:style-name="Table12.B2" table:number-columns-spanned="2" office:value-type="string">
              <text:p text:style-name="P43">创建话题，一个话题也是一个事件或动态</text:p>
            </table:table-cell>
            <table:covered-table-cell/>
          </table:table-row>
          <table:table-row table:style-name="Table12.3">
            <table:table-cell table:style-name="Table1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2.4">
            <table:table-cell table:style-name="Table12.A4" office:value-type="string">
              <text:p text:style-name="P21">参数名</text:p>
            </table:table-cell>
            <table:table-cell table:style-name="Table12.A4" office:value-type="string">
              <text:p text:style-name="P21">类型</text:p>
            </table:table-cell>
            <table:table-cell table:style-name="Table12.C4" office:value-type="string">
              <text:p text:style-name="P21">描述</text:p>
            </table:table-cell>
          </table:table-row>
          <table:table-row table:style-name="Table12.5">
            <table:table-cell table:style-name="Table12.A2" office:value-type="string">
              <text:p text:style-name="P46">user_topic</text:p>
            </table:table-cell>
            <table:table-cell table:style-name="Table12.A2" office:value-type="string">
              <text:p text:style-name="P21">String</text:p>
            </table:table-cell>
            <table:table-cell table:style-name="Table12.B2" office:value-type="string">
              <text:p text:style-name="P24">输入的话题</text:p>
            </table:table-cell>
          </table:table-row>
          <table:table-row table:style-name="Table12.5">
            <table:table-cell table:style-name="Table12.A2" office:value-type="string">
              <text:p text:style-name="P46">topic_picture</text:p>
            </table:table-cell>
            <table:table-cell table:style-name="Table12.A2" office:value-type="string">
              <text:p text:style-name="P21">Array</text:p>
            </table:table-cell>
            <table:table-cell table:style-name="Table12.B2" office:value-type="string">
              <text:p text:style-name="P24">插入图片的url组成的数组</text:p>
            </table:table-cell>
          </table:table-row>
          <table:table-row table:style-name="Table12.5">
            <table:table-cell table:style-name="Table1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2.8">
            <table:table-cell table:style-name="Table12.A4" office:value-type="string">
              <text:p text:style-name="P21">参数名</text:p>
            </table:table-cell>
            <table:table-cell table:style-name="Table12.A4" office:value-type="string">
              <text:p text:style-name="P21">类型</text:p>
            </table:table-cell>
            <table:table-cell table:style-name="Table12.C4" office:value-type="string">
              <text:p text:style-name="P21">描述</text:p>
            </table:table-cell>
          </table:table-row>
          <table:table-row table:style-name="Table12.8">
            <table:table-cell table:style-name="Table12.A2" office:value-type="string">
              <text:p text:style-name="P46">data.topic</text:p>
            </table:table-cell>
            <table:table-cell table:style-name="Table12.A2" office:value-type="string">
              <text:p text:style-name="P24">Json object</text:p>
            </table:table-cell>
            <table:table-cell table:style-name="Table12.B2" office:value-type="string">
              <text:p text:style-name="P30">{</text:p>
              <text:p text:style-name="P30"><text:s text:c="6"/>uid ，</text:p>
              <text:p text:style-name="P30"><text:s text:c="6"/>tid ,</text:p>
              <text:p text:style-name="P30"><text:s text:c="6"/>eid ,//事件id</text:p>
              <text:p text:style-name="P30"><text:s text:c="5"/>name ,//发布人的name</text:p>
              <text:p text:style-name="P30"><text:s text:c="3"/>avator ,//发布人的头像</text:p>
              <text:p text:style-name="P11"><text:s text:c="2"/>created ,//发布时间</text:p>
              <text:p text:style-name="P11"><text:s text:c="5"/>type ,//事件类型</text:p>
              <text:p text:style-name="P22"><text:span text:style-name="T11"><text:s text:c="5"/>body ,//消息主题 <text:s/></text:span><text:span text:style-name="T6"><text:s text:c="3"/></text:span></text:p>
              <text:p text:style-name="P30">}</text:p>
            </table:table-cell>
          </table:table-row>
        </table:table>
        <text:p text:style-name="P22"/>
        <text:p text:style-name="P22">2.1.2 插入图片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P24">请求接口</text:p>
            </table:table-cell>
            <table:table-cell table:style-name="Table13.B1" table:number-columns-spanned="2" office:value-type="string">
              <text:p text:style-name="P46">?q=user_event/upload_picture</text:p>
            </table:table-cell>
            <table:covered-table-cell/>
          </table:table-row>
          <table:table-row table:style-name="Table13.1">
            <table:table-cell table:style-name="Table13.A2" office:value-type="string">
              <text:p text:style-name="P24">接口说明</text:p>
            </table:table-cell>
            <table:table-cell table:style-name="Table13.B2" table:number-columns-spanned="2" office:value-type="string">
              <text:p text:style-name="P22"><text:span text:style-name="T40">上传图片， http post上传。</text:span><text:span text:style-name="T41">暂时只支持上传4张图片</text:span><text:span text:style-name="T40">。</text:span></text:p>
            </table:table-cell>
            <table:covered-table-cell/>
          </table:table-row>
          <table:table-row table:style-name="Table13.3">
            <table:table-cell table:style-name="Table13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13.4">
            <table:table-cell table:style-name="Table1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3.5">
            <table:table-cell table:style-name="Table13.A5" office:value-type="string">
              <text:p text:style-name="P21">参数名</text:p>
            </table:table-cell>
            <table:table-cell table:style-name="Table13.B5" office:value-type="string">
              <text:p text:style-name="P21">类型</text:p>
            </table:table-cell>
            <table:table-cell table:style-name="Table13.C5" office:value-type="string">
              <text:p text:style-name="P21">描述</text:p>
            </table:table-cell>
          </table:table-row>
          <table:table-row table:style-name="Table13.5">
            <table:table-cell table:style-name="Table13.A2" office:value-type="string">
              <text:p text:style-name="P46">data.height</text:p>
            </table:table-cell>
            <table:table-cell table:style-name="Table13.A2" office:value-type="string">
              <text:p text:style-name="P24">Int</text:p>
            </table:table-cell>
            <table:table-cell table:style-name="Table13.B2" office:value-type="string">
              <text:p text:style-name="P30">图片高度</text:p>
            </table:table-cell>
          </table:table-row>
          <table:table-row table:style-name="Table13.5">
            <table:table-cell table:style-name="Table13.A2" office:value-type="string">
              <text:p text:style-name="P46">data.width</text:p>
            </table:table-cell>
            <table:table-cell table:style-name="Table13.A2" office:value-type="string">
              <text:p text:style-name="P24">Int</text:p>
            </table:table-cell>
            <table:table-cell table:style-name="Table13.B2" office:value-type="string">
              <text:p text:style-name="P30">图片宽度</text:p>
            </table:table-cell>
          </table:table-row>
          <table:table-row table:style-name="Table13.5">
            <table:table-cell table:style-name="Table13.A2" office:value-type="string">
              <text:p text:style-name="P46">data.uri</text:p>
            </table:table-cell>
            <table:table-cell table:style-name="Table13.A2" office:value-type="string">
              <text:p text:style-name="P24">String</text:p>
            </table:table-cell>
            <table:table-cell table:style-name="Table13.B2" office:value-type="string">
              <text:p text:style-name="P30">图片uri</text:p>
            </table:table-cell>
          </table:table-row>
        </table:table>
        <text:p text:style-name="P22"/>
        <text:h text:style-name="P94" text:outline-level="2"><text:bookmark-start text:name="__RefHeading__794_1387713861"/><text:span text:style-name="T32">2.2 </text:span><text:span text:style-name="T24">人脉推荐</text:span><text:bookmark-end text:name="__RefHeading__794_1387713861"/></text:h>
        <text:p text:style-name="P24">默认推荐4位相关联系人，显示每个联系人的姓名、居住地信息，如果在校学生则显示专业、学历，已经毕业则显示担任职位、公司。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24">请求接口</text:p>
            </table:table-cell>
            <table:table-cell table:style-name="Table14.B1" table:number-columns-spanned="2" office:value-type="string">
              <text:p text:style-name="P46">?q=contacts/recommend_contacts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24">接口说明</text:p>
            </table:table-cell>
            <table:table-cell table:style-name="Table14.B2" table:number-columns-spanned="2" office:value-type="string">
              <text:p text:style-name="P43">获取推荐的人脉信息</text:p>
            </table:table-cell>
            <table:covered-table-cell/>
          </table:table-row>
          <table:table-row table:style-name="Table14.3">
            <table:table-cell table:style-name="Table1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4.4">
            <table:table-cell table:style-name="Table14.A4" office:value-type="string">
              <text:p text:style-name="P21">参数名</text:p>
            </table:table-cell>
            <table:table-cell table:style-name="Table14.A4" office:value-type="string">
              <text:p text:style-name="P21">类型</text:p>
            </table:table-cell>
            <table:table-cell table:style-name="Table14.C4" office:value-type="string">
              <text:p text:style-name="P21">描述</text:p>
            </table:table-cell>
          </table:table-row>
          <text:soft-page-break/>
          <table:table-row table:style-name="Table14.5">
            <table:table-cell table:style-name="Table14.A1" office:value-type="string">
              <text:p text:style-name="P46">contacts_index</text:p>
            </table:table-cell>
            <table:table-cell table:style-name="Table14.A1" office:value-type="string">
              <text:p text:style-name="P21">int</text:p>
            </table:table-cell>
            <table:table-cell table:style-name="Table14.B1" office:value-type="string">
              <text:p text:style-name="P24">缺省为0，推荐联系人的索引</text:p>
            </table:table-cell>
          </table:table-row>
          <table:table-row table:style-name="Table14.5">
            <table:table-cell table:style-name="Table14.A2" office:value-type="string">
              <text:p text:style-name="P46">init_recommend_page</text:p>
            </table:table-cell>
            <table:table-cell table:style-name="Table14.A2" office:value-type="string">
              <text:p text:style-name="P21">int</text:p>
            </table:table-cell>
            <table:table-cell table:style-name="Table14.B2" office:value-type="string">
              <text:p text:style-name="P24">缺省为0，0表示首页推荐</text:p>
            </table:table-cell>
          </table:table-row>
          <table:table-row table:style-name="Table14.5">
            <table:table-cell table:style-name="Table1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4.8">
            <table:table-cell table:style-name="Table14.A4" office:value-type="string">
              <text:p text:style-name="P21">参数名</text:p>
            </table:table-cell>
            <table:table-cell table:style-name="Table14.A4" office:value-type="string">
              <text:p text:style-name="P21">类型</text:p>
            </table:table-cell>
            <table:table-cell table:style-name="Table14.C4" office:value-type="string">
              <text:p text:style-name="P21">描述</text:p>
            </table:table-cell>
          </table:table-row>
          <table:table-row table:style-name="Table14.8">
            <table:table-cell table:style-name="Table14.A2" office:value-type="string">
              <text:p text:style-name="P46">data.recommend_user</text:p>
            </table:table-cell>
            <table:table-cell table:style-name="Table14.A2" office:value-type="string">
              <text:p text:style-name="P24">Json 数组对象</text:p>
            </table:table-cell>
            <table:table-cell table:style-name="Table14.B2" office:value-type="string">
              <text:p text:style-name="P30">{</text:p>
              <text:p text:style-name="P30"><text:s text:c="11"/>uid ，//用户id</text:p>
              <text:p text:style-name="P30"><text:s text:c="6"/>realname , //真实姓名</text:p>
              <text:p text:style-name="P30"><text:s text:c="3"/>picture_uri , //头像</text:p>
              <text:p text:style-name="P30"><text:s text:c="5"/>situation , //0：学生，1：毕业</text:p>
              <text:p text:style-name="P30"><text:s text:c="9"/>lives ，//居住地区</text:p>
              <text:p text:style-name="P30"><text:s text:c="7"/>company , //公司</text:p>
              <text:p text:style-name="P30"><text:s text:c="5"/>job_title ，//职位</text:p>
              <text:p text:style-name="P30"><text:s text:c="9"/>major ，//专业</text:p>
              <text:p text:style-name="P30"><text:s text:c="8"/>degree ，//学历</text:p>
              <text:p text:style-name="P30"><text:s text:c="4"/>university ，//学校</text:p>
              <text:p text:style-name="P30">}</text:p>
            </table:table-cell>
          </table:table-row>
        </table:table>
        <text:p text:style-name="P22"/>
        <text:h text:style-name="P94" text:outline-level="2"><text:bookmark-start text:name="__RefHeading__1082_1541589551"/><text:span text:style-name="T32">2.3 </text:span><text:span text:style-name="T24">添加联系人</text:span><text:bookmark-end text:name="__RefHeading__1082_1541589551"/></text:h>
        <text:p text:style-name="P64">推荐的人脉可以添加为联系人，添加完联系人后更新推荐人列表</text:p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P24">请求接口</text:p>
            </table:table-cell>
            <table:table-cell table:style-name="Table15.B1" table:number-columns-spanned="2" office:value-type="string">
              <text:p text:style-name="P46">?q= contacts/add_contacts</text:p>
            </table:table-cell>
            <table:covered-table-cell/>
          </table:table-row>
          <table:table-row table:style-name="Table15.1">
            <table:table-cell table:style-name="Table15.A2" office:value-type="string">
              <text:p text:style-name="P24">接口说明</text:p>
            </table:table-cell>
            <table:table-cell table:style-name="Table15.B2" table:number-columns-spanned="2" office:value-type="string">
              <text:p text:style-name="P43">添加联系人</text:p>
            </table:table-cell>
            <table:covered-table-cell/>
          </table:table-row>
          <table:table-row table:style-name="Table15.3">
            <table:table-cell table:style-name="Table15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5.4">
            <table:table-cell table:style-name="Table15.A4" office:value-type="string">
              <text:p text:style-name="P21">参数名</text:p>
            </table:table-cell>
            <table:table-cell table:style-name="Table15.A4" office:value-type="string">
              <text:p text:style-name="P21">类型</text:p>
            </table:table-cell>
            <table:table-cell table:style-name="Table15.C4" office:value-type="string">
              <text:p text:style-name="P21">描述</text:p>
            </table:table-cell>
          </table:table-row>
          <table:table-row table:style-name="Table15.5">
            <table:table-cell table:style-name="Table15.A1" office:value-type="string">
              <text:p text:style-name="P46">uid</text:p>
            </table:table-cell>
            <table:table-cell table:style-name="Table15.A1" office:value-type="string">
              <text:p text:style-name="P21">int</text:p>
            </table:table-cell>
            <table:table-cell table:style-name="Table15.B1" office:value-type="string">
              <text:p text:style-name="P24">用户id</text:p>
            </table:table-cell>
          </table:table-row>
          <table:table-row table:style-name="Table15.5">
            <table:table-cell table:style-name="Table15.B2" table:number-columns-spanned="3" office:value-type="string">
              <text:p text:style-name="P9">响应参数(无)</text:p>
            </table:table-cell>
            <table:covered-table-cell/>
            <table:covered-table-cell/>
          </table:table-row>
        </table:table>
        <text:p text:style-name="P22"/>
        <text:h text:style-name="P94" text:outline-level="2"><text:bookmark-start text:name="__RefHeading__156_2107908482"/><text:span text:style-name="T32">2.4 </text:span><text:span text:style-name="T24">更多人脉</text:span><text:bookmark-end text:name="__RefHeading__156_2107908482"/></text:h>
        <text:p text:style-name="P22"><text:span text:style-name="T12">url : </text:span><text:span text:style-name="T55">"?q=contacts_main/recommend/all"</text:span><text:span text:style-name="T12">,</text:span></text:p>
        <text:p text:style-name="P9">通过该url跳转到更多联系人推荐页</text:p>
        <text:p text:style-name="P11"/>
        <text:h text:style-name="P94" text:outline-level="2"><text:bookmark-start text:name="__RefHeading__800_1387713861"/><text:span text:style-name="T32">2.5 </text:span><text:span text:style-name="T24">动态</text:span><text:bookmark-end text:name="__RefHeading__800_1387713861"/></text:h>
        <text:p text:style-name="P9">好友、联系人或关注的事情有新的动态，会在首页显示。</text:p>
        <text:p text:style-name="P9">共有如下几类动态：</text:p>
        <text:p text:style-name="P9">话题动态：</text:p>
        <text:p text:style-name="P9">1）发布话题</text:p>
        <text:p text:style-name="P9">联系人动态：</text:p>
        <text:p text:style-name="P9">1）添加联系人</text:p>
        <text:p text:style-name="P9"><text:soft-page-break/>师谱动态： <text:s/></text:p>
        <text:p text:style-name="P9">1）创建、加入师谱</text:p>
        <text:p text:style-name="P9">2）添加、邀请成员</text:p>
        <text:p text:style-name="P9">3）新成员加入师谱</text:p>
        <text:p text:style-name="P9">4）批准成员加入</text:p>
        <text:p text:style-name="P9">5）退出师谱</text:p>
        <text:p text:style-name="P9">档案动态：</text:p>
        <text:p text:style-name="P9">1）修改、上传头像</text:p>
        <text:p text:style-name="P9">2）添加个人简介</text:p>
        <text:p text:style-name="P9">3）添加、修改工作</text:p>
        <text:p text:style-name="P9">4）添加、修改技能</text:p>
        <text:p text:style-name="P9">5）添加、修改教育经历</text:p>
        <text:p text:style-name="P9">6）添加、修改其它资历信息</text:p>
        <text:p text:style-name="P9">问答动态：</text:p>
        <text:p text:style-name="P9">1）好友提问</text:p>
        <text:p text:style-name="P9">2）好友回答</text:p>
        <text:p text:style-name="P9">3）好友评论</text:p>
        <text:p text:style-name="P9"/>
        <text:p text:style-name="P9">用户动态采用下拉刷新方式，每次刷新服务器返回5条记录。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P24">请求接口</text:p>
            </table:table-cell>
            <table:table-cell table:style-name="Table16.B1" table:number-columns-spanned="2" office:value-type="string">
              <text:p text:style-name="P46">?q=contacts/load_event</text:p>
            </table:table-cell>
            <table:covered-table-cell/>
          </table:table-row>
          <table:table-row table:style-name="Table16.1">
            <table:table-cell table:style-name="Table16.A2" office:value-type="string">
              <text:p text:style-name="P24">接口说明</text:p>
            </table:table-cell>
            <table:table-cell table:style-name="Table16.B2" table:number-columns-spanned="2" office:value-type="string">
              <text:p text:style-name="P43">加载用户及联系人动态</text:p>
            </table:table-cell>
            <table:covered-table-cell/>
          </table:table-row>
          <table:table-row table:style-name="Table16.3">
            <table:table-cell table:style-name="Table1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6.4">
            <table:table-cell table:style-name="Table16.A4" office:value-type="string">
              <text:p text:style-name="P21">参数名</text:p>
            </table:table-cell>
            <table:table-cell table:style-name="Table16.A4" office:value-type="string">
              <text:p text:style-name="P21">类型</text:p>
            </table:table-cell>
            <table:table-cell table:style-name="Table16.C4" office:value-type="string">
              <text:p text:style-name="P21">描述</text:p>
            </table:table-cell>
          </table:table-row>
          <table:table-row table:style-name="Table16.5">
            <table:table-cell table:style-name="Table16.A2" office:value-type="string">
              <text:p text:style-name="P46">index</text:p>
            </table:table-cell>
            <table:table-cell table:style-name="Table16.A2" office:value-type="string">
              <text:p text:style-name="P21">int</text:p>
            </table:table-cell>
            <table:table-cell table:style-name="Table16.B2" office:value-type="string">
              <text:p text:style-name="P24">请求次数，初始为0，每请求一次该值加一</text:p>
            </table:table-cell>
          </table:table-row>
          <table:table-row table:style-name="Table16.5">
            <table:table-cell table:style-name="Table1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6.7">
            <table:table-cell table:style-name="Table16.A4" office:value-type="string">
              <text:p text:style-name="P21">参数名</text:p>
            </table:table-cell>
            <table:table-cell table:style-name="Table16.A4" office:value-type="string">
              <text:p text:style-name="P21">类型</text:p>
            </table:table-cell>
            <table:table-cell table:style-name="Table16.C4" office:value-type="string">
              <text:p text:style-name="P21">描述</text:p>
            </table:table-cell>
          </table:table-row>
          <table:table-row table:style-name="Table16.7">
            <table:table-cell table:style-name="Table16.A2" office:value-type="string">
              <text:p text:style-name="P46">data.event</text:p>
            </table:table-cell>
            <table:table-cell table:style-name="Table16.A2" office:value-type="string">
              <text:p text:style-name="P24">Json 数组对象</text:p>
            </table:table-cell>
            <table:table-cell table:style-name="Table16.B2" office:value-type="string">
              <text:p text:style-name="P30">每个数组元素定义：</text:p>
              <text:p text:style-name="P30">{</text:p>
              <text:p text:style-name="P64"><text:s text:c="8"/>uid ，//用户id</text:p>
              <text:p text:style-name="P64"><text:s text:c="8"/>eid ,//事件id</text:p>
              <text:p text:style-name="P64"><text:s text:c="7"/>name ,//事件作者</text:p>
              <text:p text:style-name="P64"><text:s/>relate_uid ,//事件中有关的用户id</text:p>
              <text:p text:style-name="P64">picture_uri ,//事件作者头像user_profile ,//事件作者概要信息</text:p>
              <text:p text:style-name="P22"><text:span text:style-name="T6"><text:s text:c="10"/></text:span><text:span text:style-name="T69">created</text:span> <text:s/><text:span text:style-name="T69">,//发布时间</text:span></text:p>
              <text:p text:style-name="P22"><text:span text:style-name="T6"><text:s text:c="4"/></text:span><text:span text:style-name="T69"><text:s text:c="6"/>type ,//事件类型(int类型)</text:span></text:p>
              <text:p text:style-name="P64"><text:s text:c="5"/>action ,//属于某个事件类型的动作</text:p>
              <text:p text:style-name="P64"><text:s text:c="6"/>title ,//事件标题</text:p>
              <text:p text:style-name="P22"><text:span text:style-name="T6"><text:s/></text:span><text:span text:style-name="T69"><text:s text:c="6"/>body ,</text:span> <text:span text:style-name="T69">//事件主体信息</text:span><text:span text:style-name="T6"> <text:s/></text:span></text:p>
              <text:p text:style-name="P22"><text:span text:style-name="T69"><text:s/>summary_picture, //事件概要图</text:span><text:span text:style-name="T11"> </text:span><text:span text:style-name="T6"><text:s text:c="3"/></text:span></text:p>
              <text:p text:style-name="P30">}</text:p>
            </table:table-cell>
          </table:table-row>
        </table:table>
        <text:p text:style-name="P22"/>
        <text:p text:style-name="P22"><draw:custom-shape text:anchor-type="char" draw:z-index="18" draw:style-name="gr5" draw:text-style-name="P103" svg:width="4.6752in" svg:height="1.4094in" svg:x="0.0098in" svg:y="0.1181in"><text:p/><draw:enhanced-geometry svg:viewBox="0 0 21600 21600" draw:type="rectangle" draw:enhanced-path="M 0 0 L 21600 0 21600 21600 0 21600 0 0 Z N"/></draw:custom-shape><draw:frame text:anchor-type="char" draw:z-index="19" draw:style-name="gr4" draw:text-style-name="P105" svg:width="0.6496in" svg:height="0.3685in" svg:x="0.0098in" svg:y="0.1181in"><draw:text-box><text:p text:style-name="P104"><text:span text:style-name="T88">picture_uri</text:span></text:p><text:p text:style-name="P104"><text:span text:style-name="T89"/></text:p><text:p text:style-name="P104"><text:span text:style-name="T88">uid</text:span></text:p></draw:text-box></draw:frame><draw:frame text:anchor-type="char" draw:z-index="20" draw:style-name="gr4" draw:text-style-name="P105" svg:width="0.3862in" svg:height="0.1421in" svg:x="0.6591in" svg:y="0.1181in"><draw:text-box><text:p text:style-name="P104"><text:span text:style-name="T90">name</text:span></text:p></draw:text-box></draw:frame><draw:frame text:anchor-type="char" draw:z-index="21" draw:style-name="gr4" draw:text-style-name="P105" svg:width="0.9441in" svg:height="0.1421in" svg:x="1.0882in" svg:y="0.1181in"><draw:text-box><text:p text:style-name="P104"><text:span text:style-name="T90">user_profile</text:span></text:p></draw:text-box></draw:frame></text:p>
        <text:p text:style-name="P22"><text:soft-page-break/>事件示例图如下：<draw:frame text:anchor-type="char" draw:z-index="22" draw:style-name="gr4" draw:text-style-name="P105" svg:width="1.1579in" svg:height="0.1413in" svg:x="0.6902in" svg:y="0.1783in"><draw:text-box><text:p text:style-name="P104"><text:span text:style-name="T90">action</text:span></text:p></draw:text-box></draw:frame></text:p>
        <text:p text:style-name="P9"/>
        <text:p text:style-name="P9"><draw:frame text:anchor-type="char" draw:z-index="24" draw:style-name="gr4" draw:text-style-name="P105" svg:width="0.4539in" svg:height="0.215in" svg:x="5.1752in" svg:y="0.1744in"><draw:text-box><text:p text:style-name="P104"><text:span text:style-name="T90">eid</text:span></text:p></draw:text-box></draw:frame><draw:frame text:anchor-type="char" draw:z-index="25" draw:style-name="gr4" draw:text-style-name="P105" svg:width="4.4185in" svg:height="0.2213in" svg:x="0.0898in" svg:y="0.0091in"><draw:text-box><text:p text:style-name="P104"><text:span text:style-name="T90">title</text:span></text:p></draw:text-box></draw:frame></text:p>
        <text:p text:style-name="P9"><draw:line text:anchor-type="char" draw:z-index="23" draw:style-name="gr2" draw:text-style-name="P102" svg:x1="4.6055in" svg:y1="0.0618in" svg:x2="5.1811in" svg:y2="0.0437in"><text:p/></draw:line><draw:frame text:anchor-type="char" draw:z-index="26" draw:style-name="gr4" draw:text-style-name="P105" svg:width="4.4614in" svg:height="0.3622in" svg:x="0.0772in" svg:y="0.0681in"><draw:text-box><text:p text:style-name="P104"><text:span text:style-name="T90">body</text:span></text:p></draw:text-box></draw:frame></text:p>
        <text:p text:style-name="P9"/>
        <text:p text:style-name="P9"><draw:frame text:anchor-type="char" draw:z-index="27" draw:style-name="gr4" draw:text-style-name="P105" svg:width="0.7598in" svg:height="0.178in" svg:x="3.4165in" svg:y="0.0217in"><draw:text-box><text:p text:style-name="P104"><text:span text:style-name="T90">created</text:span></text:p></draw:text-box></draw:frame></text:p>
        <text:p text:style-name="P9"/>
        <text:p text:style-name="P9">对于type==4和type==2要特殊处理。</text:p>
        <text:p text:style-name="P9">1）type==4属于问答事件，包括发布问题、回答问题事件，问答里的评论、回复事件等。</text:p>
        <text:p text:style-name="P22"><text:span text:style-name="T12">对于问答事件，一般title包含问题内容，body包含回答内容，</text:span><text:span text:style-name="T71">summary_picture表示回答的概要图，在事件里以缩略图形式显示。</text:span></text:p>
        <text:p text:style-name="P9"/>
        <text:p text:style-name="P9">2）type==2属于师谱成员动态，当有成员变更时，需要在显示变更成员的头像信息。</text:p>
        <text:p text:style-name="P22"><text:span text:style-name="T39">需要从服务器返回信息里提取</text:span><text:span text:style-name="T45">relate_uid，用该值获取用户信息</text:span>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P24">请求接口</text:p>
            </table:table-cell>
            <table:table-cell table:style-name="Table17.B1" table:number-columns-spanned="2" office:value-type="string">
              <text:p text:style-name="P46">?q=userinfo/get_userinfo</text:p>
            </table:table-cell>
            <table:covered-table-cell/>
          </table:table-row>
          <table:table-row table:style-name="Table17.1">
            <table:table-cell table:style-name="Table17.A2" office:value-type="string">
              <text:p text:style-name="P24">接口说明</text:p>
            </table:table-cell>
            <table:table-cell table:style-name="Table17.B2" table:number-columns-spanned="2" office:value-type="string">
              <text:p text:style-name="P43">获取用户信息</text:p>
            </table:table-cell>
            <table:covered-table-cell/>
          </table:table-row>
          <table:table-row table:style-name="Table17.3">
            <table:table-cell table:style-name="Table1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7.4">
            <table:table-cell table:style-name="Table17.A4" office:value-type="string">
              <text:p text:style-name="P21">参数名</text:p>
            </table:table-cell>
            <table:table-cell table:style-name="Table17.A4" office:value-type="string">
              <text:p text:style-name="P21">类型</text:p>
            </table:table-cell>
            <table:table-cell table:style-name="Table17.C4" office:value-type="string">
              <text:p text:style-name="P21">描述</text:p>
            </table:table-cell>
          </table:table-row>
          <table:table-row table:style-name="Table17.5">
            <table:table-cell table:style-name="Table17.A2" office:value-type="string">
              <text:p text:style-name="P46">uid</text:p>
            </table:table-cell>
            <table:table-cell table:style-name="Table17.A2" office:value-type="string">
              <text:p text:style-name="P21">int</text:p>
            </table:table-cell>
            <table:table-cell table:style-name="Table17.B2" office:value-type="string">
              <text:p text:style-name="P24">等于event中的relate_uid</text:p>
            </table:table-cell>
          </table:table-row>
          <table:table-row table:style-name="Table17.5">
            <table:table-cell table:style-name="Table17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7.7">
            <table:table-cell table:style-name="Table17.A4" office:value-type="string">
              <text:p text:style-name="P21">参数名</text:p>
            </table:table-cell>
            <table:table-cell table:style-name="Table17.A4" office:value-type="string">
              <text:p text:style-name="P21">类型</text:p>
            </table:table-cell>
            <table:table-cell table:style-name="Table17.C4" office:value-type="string">
              <text:p text:style-name="P21">描述</text:p>
            </table:table-cell>
          </table:table-row>
          <table:table-row table:style-name="Table17.7">
            <table:table-cell table:style-name="Table17.A2" office:value-type="string">
              <text:p text:style-name="P46">data.user</text:p>
            </table:table-cell>
            <table:table-cell table:style-name="Table17.A2" office:value-type="string">
              <text:p text:style-name="P24">Json对象</text:p>
            </table:table-cell>
            <table:table-cell table:style-name="Table17.B2" office:value-type="string">
              <text:p text:style-name="P30">{</text:p>
              <text:p text:style-name="P64"><text:s text:c="11"/>uid ，//用户id</text:p>
              <text:p text:style-name="P64"><text:s text:c="6"/>realname , //真实姓名</text:p>
              <text:p text:style-name="P64"><text:s text:c="3"/>picture_uri , //头像</text:p>
              <text:p text:style-name="P64"><text:s text:c="5"/>situation , //0：学生，1：毕业</text:p>
              <text:p text:style-name="P64"><text:s text:c="7"/>company , //公司</text:p>
              <text:p text:style-name="P64"><text:s text:c="5"/>job_title ，//职位</text:p>
              <text:p text:style-name="P64"><text:s text:c="9"/>major ，//专业</text:p>
              <text:p text:style-name="P64"><text:s text:c="8"/>degree ，//学历</text:p>
              <text:p text:style-name="P22"><text:span text:style-name="T69"><text:s text:c="4"/>university ，</text:span><text:span text:style-name="T72">//</text:span><text:span text:style-name="T69">学校</text:span><text:span text:style-name="T6"> <text:s text:c="2"/></text:span></text:p>
              <text:p text:style-name="P30">}</text:p>
            </table:table-cell>
          </table:table-row>
        </table:table>
        <text:h text:style-name="P94" text:outline-level="2"><text:bookmark-start text:name="__RefHeading__207_1467263976"/><text:span text:style-name="T32">2.6 </text:span><text:span text:style-name="T24">动态评论、回复、点赞</text:span><text:bookmark-end text:name="__RefHeading__207_1467263976"/></text:h>
        <text:p text:style-name="P24"><draw:custom-shape text:anchor-type="char" draw:z-index="28" draw:style-name="gr6" draw:text-style-name="P103" svg:width="3.3705in" svg:height="1.8567in" svg:x="0.739in" svg:y="0.0571in"><text:p/><draw:enhanced-geometry svg:viewBox="0 0 21600 21600" draw:type="rectangle" draw:enhanced-path="M 0 0 L 21600 0 21600 21600 0 21600 0 0 Z N"/></draw:custom-shape><draw:frame text:anchor-type="char" draw:z-index="29" draw:style-name="gr4" draw:text-style-name="P101" svg:width="3.3831in" svg:height="0.5697in" svg:x="0.739in" svg:y="0.0571in"><draw:text-box><text:p text:style-name="P100"><text:span text:style-name="T87">User event</text:span></text:p></draw:text-box></draw:frame><draw:frame text:anchor-type="char" draw:z-index="35" draw:style-name="gr7" draw:text-style-name="P107" svg:width="0.4724in" svg:height="0.1858in" svg:x="4.5626in" svg:y="0.178in"><draw:text-box><text:p text:style-name="P106"><text:span text:style-name="T87">eid</text:span></text:p></draw:text-box></draw:frame></text:p>
        <text:p text:style-name="P24"><draw:line text:anchor-type="char" draw:z-index="34" draw:style-name="gr2" draw:text-style-name="P102" svg:x1="3.9437in" svg:y1="0.0665in" svg:x2="4.4827in" svg:y2="0.0665in"><text:p/></draw:line><draw:line text:anchor-type="char" draw:z-index="47" draw:style-name="gr2" draw:text-style-name="P102" svg:x1="2.9937in" svg:y1="0.4902in" svg:x2="4.5256in" svg:y2="0.1028in"><text:p/></draw:line><draw:line text:anchor-type="char" draw:z-index="52" draw:style-name="gr2" draw:text-style-name="P102" svg:x1="2.9508in" svg:y1="1.1638in" svg:x2="4.526in" svg:y2="0.1465in"><text:p/></draw:line></text:p>
        <text:p text:style-name="P24"><draw:frame text:anchor-type="char" draw:z-index="30" draw:style-name="gr4" draw:text-style-name="P101" svg:width="0.6807in" svg:height="0.2886in" svg:x="0.739in" svg:y="0.1929in"><draw:text-box><text:p text:style-name="P100"><text:span text:style-name="T87">赞</text:span><text:span text:style-name="T87">(</text:span><text:span text:style-name="T87">数量</text:span><text:span text:style-name="T87">)</text:span></text:p></draw:text-box></draw:frame><draw:frame text:anchor-type="char" draw:z-index="31" draw:style-name="gr4" draw:text-style-name="P101" svg:width="1.5441in" svg:height="0.2823in" svg:x="1.511in" svg:y="0.1929in"><draw:text-box><text:p text:style-name="P100"><text:span text:style-name="T87">评论（数量）</text:span></text:p></draw:text-box></draw:frame><draw:frame text:anchor-type="char" draw:z-index="37" draw:style-name="gr7" draw:text-style-name="P107" svg:width="0.3067in" svg:height="0.1969in" svg:x="3.4472in" svg:y="0.1929in"><draw:text-box><text:p text:style-name="P106"><text:span text:style-name="T87">cid</text:span></text:p></draw:text-box></draw:frame></text:p>
        <text:p text:style-name="P24"><draw:line text:anchor-type="char" draw:z-index="36" draw:style-name="gr2" draw:text-style-name="P102" svg:x1="3.0547in" svg:y1="0.1728in" svg:x2="3.4472in" svg:y2="0.0874in"><text:p/></draw:line><draw:frame text:anchor-type="char" draw:z-index="42" draw:style-name="gr7" draw:text-style-name="P107" svg:width="0.478in" svg:height="0.1657in" svg:x="2.7366in" svg:y="0.0075in"><draw:text-box><text:p text:style-name="P106"><text:span text:style-name="T85">pid</text:span></text:p></draw:text-box></draw:frame><draw:line text:anchor-type="char" draw:z-index="43" draw:style-name="gr2" draw:text-style-name="P102" svg:x1="2.8957in" svg:y1="0.3327in" svg:x2="3.4472in" svg:y2="0.1244in"><text:p/></draw:line><draw:line text:anchor-type="char" draw:z-index="44" draw:style-name="gr2" draw:text-style-name="P102" svg:x1="2.9571in" svg:y1="0.4854in" svg:x2="3.5028in" svg:y2="0.1425in"><text:p/></draw:line><draw:line text:anchor-type="char" draw:z-index="54" draw:style-name="gr2" draw:text-style-name="P102" svg:x1="2.9634in" svg:y1="0.9264in" svg:x2="3.5031in" svg:y2="0.1425in"><text:p/></draw:line></text:p>
        <text:p text:style-name="P24"><draw:frame text:anchor-type="char" draw:z-index="32" draw:style-name="gr4" draw:text-style-name="P101" svg:width="1.3969in" svg:height="0.1539in" svg:x="1.6583in" svg:y="0.0417in"><draw:text-box><text:p text:style-name="P100"><text:span text:style-name="T85">回复</text:span></text:p></draw:text-box></draw:frame><draw:frame text:anchor-type="char" draw:z-index="33" draw:style-name="gr4" draw:text-style-name="P101" svg:width="1.385in" svg:height="0.178in" svg:x="1.6764in" svg:y="0.1953in"><draw:text-box><text:p text:style-name="P100"><text:span text:style-name="T85">回复</text:span></text:p></draw:text-box></draw:frame><draw:line text:anchor-type="char" draw:z-index="38" draw:style-name="gr2" draw:text-style-name="P102" svg:x1="3.0547in" svg:y1="0.128in" svg:x2="3.4039in" svg:y2="0.0972in"><text:p/></draw:line><draw:frame text:anchor-type="char" draw:z-index="39" draw:style-name="gr7" draw:text-style-name="P107" svg:width="0.2949in" svg:height="0.1906in" svg:x="3.4165in" svg:y="0.011in"><draw:text-box><text:p text:style-name="P106"><text:span text:style-name="T87">rid</text:span></text:p></draw:text-box></draw:frame><draw:frame text:anchor-type="char" draw:z-index="41" draw:style-name="gr7" draw:text-style-name="P107" svg:width="0.2886in" svg:height="0.1858in" svg:x="3.4228in" svg:y="0.2016in"><draw:text-box><text:p text:style-name="P106"><text:span text:style-name="T87">rid</text:span></text:p></draw:text-box></draw:frame><draw:frame text:anchor-type="char" draw:z-index="45" draw:style-name="gr7" draw:text-style-name="P107" svg:width="0.2886in" svg:height="0.1551in" svg:x="2.7362in" svg:y="0.0417in"><draw:text-box><text:p text:style-name="P106"><text:span text:style-name="T85">pid</text:span></text:p></draw:text-box></draw:frame><draw:frame text:anchor-type="char" draw:z-index="46" draw:style-name="gr7" draw:text-style-name="P107" svg:width="0.2886in" svg:height="0.1551in" svg:x="2.7362in" svg:y="0.1965in"><draw:text-box><text:p text:style-name="P106"><text:span text:style-name="T85">pid</text:span></text:p></draw:text-box></draw:frame></text:p>
        <text:p text:style-name="P24"><draw:line text:anchor-type="char" draw:z-index="40" draw:style-name="gr2" draw:text-style-name="P102" svg:x1="3.061in" svg:y1="0.1008in" svg:x2="3.4102in" svg:y2="0.1008in"><text:p/></draw:line><draw:frame text:anchor-type="char" draw:z-index="48" draw:style-name="gr4" draw:text-style-name="P101" svg:width="1.4953in" svg:height="0.2697in" svg:x="1.5661in" svg:y="0.1563in"><draw:text-box><text:p text:style-name="P100"><text:span text:style-name="T87">评论（数量）</text:span></text:p></draw:text-box></draw:frame></text:p>
        <text:p text:style-name="P24"><draw:frame text:anchor-type="char" draw:z-index="49" draw:style-name="gr4" draw:text-style-name="P101" svg:width="1.3543in" svg:height="0.1594in" svg:x="1.7071in" svg:y="0.2091in"><draw:text-box><text:p text:style-name="P100"><text:span text:style-name="T85">回复</text:span></text:p></draw:text-box></draw:frame><draw:frame text:anchor-type="char" draw:z-index="51" draw:style-name="gr7" draw:text-style-name="P107" svg:width="0.478in" svg:height="0.1657in" svg:x="2.7366in" svg:y="0.0075in"><draw:text-box><text:p text:style-name="P106"><text:span text:style-name="T85">pid</text:span></text:p></draw:text-box></draw:frame><draw:frame text:anchor-type="char" draw:z-index="53" draw:style-name="gr7" draw:text-style-name="P107" svg:width="0.478in" svg:height="0.1657in" svg:x="2.7181in" svg:y="0.2028in"><draw:text-box><text:p text:style-name="P106"><text:span text:style-name="T85">pid</text:span></text:p></draw:text-box></draw:frame></text:p>
        <text:p text:style-name="P24"><draw:frame text:anchor-type="char" draw:z-index="50" draw:style-name="gr4" draw:text-style-name="P101" svg:width="1.3421in" svg:height="0.1657in" svg:x="1.7071in" svg:y="0.1516in"><draw:text-box><text:p text:style-name="P100"><text:span text:style-name="T85">回复</text:span></text:p></draw:text-box></draw:frame></text:p>
        <text:p text:style-name="P24"><text:soft-page-break/></text:p>
        <text:p text:style-name="P24"/>
        <text:p text:style-name="P24"/>
        <text:p text:style-name="P24">说明：每个评论和回复都有一个pid,该pid是其所属父元素的id,评论的pid等于被评论事件的eid，回复的pid等于被回复评论的cid。一个事件下的全部评论具有相同的pid，一个评论下的全部回复也具有相同的pid。</text:p>
        <text:p text:style-name="P24"/>
        <text:p text:style-name="P79"><text:span text:style-name="T20">2.6.1 </text:span><text:span text:style-name="T21">评论加载</text:span></text:p>
        <table:table table:name="Table18" table:style-name="Table18">
          <table:table-column table:style-name="Table18.A"/>
          <table:table-column table:style-name="Table18.B"/>
          <table:table-column table:style-name="Table18.C"/>
          <table:table-row table:style-name="Table18.1">
            <table:table-cell table:style-name="Table18.A1" office:value-type="string">
              <text:p text:style-name="P24">请求接口</text:p>
            </table:table-cell>
            <table:table-cell table:style-name="Table18.B1" table:number-columns-spanned="2" office:value-type="string">
              <text:p text:style-name="P22"><text:span text:style-name="T55">?q= </text:span><text:span text:style-name="T58">user_event/comment/get</text:span></text:p>
            </table:table-cell>
            <table:covered-table-cell/>
          </table:table-row>
          <table:table-row table:style-name="Table18.1">
            <table:table-cell table:style-name="Table18.A2" office:value-type="string">
              <text:p text:style-name="P24">接口说明</text:p>
            </table:table-cell>
            <table:table-cell table:style-name="Table18.B2" table:number-columns-spanned="2" office:value-type="string">
              <text:p text:style-name="P43">加载评论</text:p>
            </table:table-cell>
            <table:covered-table-cell/>
          </table:table-row>
          <table:table-row table:style-name="Table18.3">
            <table:table-cell table:style-name="Table1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8.4">
            <table:table-cell table:style-name="Table18.A4" office:value-type="string">
              <text:p text:style-name="P21">参数名</text:p>
            </table:table-cell>
            <table:table-cell table:style-name="Table18.A4" office:value-type="string">
              <text:p text:style-name="P21">类型</text:p>
            </table:table-cell>
            <table:table-cell table:style-name="Table18.C4" office:value-type="string">
              <text:p text:style-name="P21">描述</text:p>
            </table:table-cell>
          </table:table-row>
          <table:table-row table:style-name="Table18.5">
            <table:table-cell table:style-name="Table18.A2" office:value-type="string">
              <text:p text:style-name="P46">event_id</text:p>
            </table:table-cell>
            <table:table-cell table:style-name="Table18.A2" office:value-type="string">
              <text:p text:style-name="P21">int</text:p>
            </table:table-cell>
            <table:table-cell table:style-name="Table18.B2" office:value-type="string">
              <text:p text:style-name="P24">事件id, 即为eid</text:p>
            </table:table-cell>
          </table:table-row>
          <table:table-row table:style-name="Table18.5">
            <table:table-cell table:style-name="Table18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8.7">
            <table:table-cell table:style-name="Table18.A4" office:value-type="string">
              <text:p text:style-name="P21">参数名</text:p>
            </table:table-cell>
            <table:table-cell table:style-name="Table18.A4" office:value-type="string">
              <text:p text:style-name="P21">类型</text:p>
            </table:table-cell>
            <table:table-cell table:style-name="Table18.C4" office:value-type="string">
              <text:p text:style-name="P21">描述</text:p>
            </table:table-cell>
          </table:table-row>
          <table:table-row table:style-name="Table18.7">
            <table:table-cell table:style-name="Table18.A2" office:value-type="string">
              <text:p text:style-name="P46">data</text:p>
            </table:table-cell>
            <table:table-cell table:style-name="Table18.A2" office:value-type="string">
              <text:p text:style-name="P24">Json数组对象</text:p>
            </table:table-cell>
            <table:table-cell table:style-name="Table18.B2" office:value-type="string">
              <text:p text:style-name="P30">每个数组元素定义：</text:p>
              <text:p text:style-name="P30">{</text:p>
              <text:p text:style-name="P64"><text:tab/>cid,//评论的id</text:p>
              <text:p text:style-name="P64"><text:tab/>pid,//父id即为事件id</text:p>
              <text:p text:style-name="P64"><text:tab/>eid,//事件id</text:p>
              <text:p text:style-name="P64"><text:tab/>uid,</text:p>
              <text:p text:style-name="P64"><text:tab/>ruid,//回复者的uid</text:p>
              <text:p text:style-name="P64"><text:tab/>avator,//头像</text:p>
              <text:p text:style-name="P64"><text:tab/>reply_avator,//回复者的头像</text:p>
              <text:p text:style-name="P64"><text:tab/>title,//事件</text:p>
              <text:p text:style-name="P64"><text:tab/>content,</text:p>
              <text:p text:style-name="P64"><text:tab/>created,</text:p>
              <text:p text:style-name="P64"><text:tab/>changed,</text:p>
              <text:p text:style-name="P64"><text:tab/>status,</text:p>
              <text:p text:style-name="P64"><text:tab/>name, </text:p>
              <text:p text:style-name="P65"><text:tab/>reply_name</text:p>
              <text:p text:style-name="P30">}</text:p>
            </table:table-cell>
          </table:table-row>
        </table:table>
        <text:p text:style-name="P22"/>
        <text:p text:style-name="P79"><text:span text:style-name="T20">2</text:span><text:span text:style-name="T21">）回复加载</text:span></text:p>
        <table:table table:name="Table19" table:style-name="Table19">
          <table:table-column table:style-name="Table19.A"/>
          <table:table-column table:style-name="Table19.B"/>
          <table:table-column table:style-name="Table19.C"/>
          <table:table-row table:style-name="Table19.1">
            <table:table-cell table:style-name="Table19.A1" office:value-type="string">
              <text:p text:style-name="P24">请求接口</text:p>
            </table:table-cell>
            <table:table-cell table:style-name="Table19.B1" table:number-columns-spanned="2" office:value-type="string">
              <text:p text:style-name="P22"><text:span text:style-name="T55">?q= </text:span><text:span text:style-name="T58">user_event/comment/get</text:span>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24">接口说明</text:p>
            </table:table-cell>
            <table:table-cell table:style-name="Table19.B2" table:number-columns-spanned="2" office:value-type="string">
              <text:p text:style-name="P43">加载回复</text:p>
            </table:table-cell>
            <table:covered-table-cell/>
          </table:table-row>
          <table:table-row table:style-name="Table19.3">
            <table:table-cell table:style-name="Table1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9.4">
            <table:table-cell table:style-name="Table19.A4" office:value-type="string">
              <text:p text:style-name="P21">参数名</text:p>
            </table:table-cell>
            <table:table-cell table:style-name="Table19.A4" office:value-type="string">
              <text:p text:style-name="P21">类型</text:p>
            </table:table-cell>
            <table:table-cell table:style-name="Table19.C4" office:value-type="string">
              <text:p text:style-name="P21">描述</text:p>
            </table:table-cell>
          </table:table-row>
          <table:table-row table:style-name="Table19.5">
            <table:table-cell table:style-name="Table19.A2" office:value-type="string">
              <text:p text:style-name="P54">load_reply</text:p>
            </table:table-cell>
            <table:table-cell table:style-name="Table19.A2" office:value-type="string">
              <text:p text:style-name="P21">bool</text:p>
            </table:table-cell>
            <table:table-cell table:style-name="Table19.B2" office:value-type="string">
              <text:p text:style-name="P24">true表示加载回复</text:p>
            </table:table-cell>
          </table:table-row>
          <table:table-row table:style-name="Table19.5">
            <table:table-cell table:style-name="Table19.A2" office:value-type="string">
              <text:p text:style-name="P54">reply_pid</text:p>
            </table:table-cell>
            <table:table-cell table:style-name="Table19.A2" office:value-type="string">
              <text:p text:style-name="P21">int</text:p>
            </table:table-cell>
            <table:table-cell table:style-name="Table19.B2" office:value-type="string">
              <text:p text:style-name="P54">该回复的父id,也就是评论的cid</text:p>
            </table:table-cell>
          </table:table-row>
          <table:table-row table:style-name="Table19.7">
            <table:table-cell table:style-name="Table19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ext:soft-page-break/>
          <table:table-row table:style-name="Table19.5">
            <table:table-cell table:style-name="Table19.A4" office:value-type="string">
              <text:p text:style-name="P21">参数名</text:p>
            </table:table-cell>
            <table:table-cell table:style-name="Table19.A4" office:value-type="string">
              <text:p text:style-name="P21">类型</text:p>
            </table:table-cell>
            <table:table-cell table:style-name="Table19.C4" office:value-type="string">
              <text:p text:style-name="P21">描述</text:p>
            </table:table-cell>
          </table:table-row>
          <table:table-row table:style-name="Table19.5">
            <table:table-cell table:style-name="Table19.A2" office:value-type="string">
              <text:p text:style-name="P46">data</text:p>
            </table:table-cell>
            <table:table-cell table:style-name="Table19.A2" office:value-type="string">
              <text:p text:style-name="P24">Json数组对象</text:p>
            </table:table-cell>
            <table:table-cell table:style-name="Table19.B2" office:value-type="string">
              <text:p text:style-name="P30">每个数组元素定义：</text:p>
              <text:p text:style-name="P30">{</text:p>
              <text:p text:style-name="P64"><text:tab/>pid,//父id，即为被回复评论的cid</text:p>
              <text:p text:style-name="P64"><text:s text:c="8"/>//一个评论下的回复具有相同的pid</text:p>
              <text:p text:style-name="P64"><text:tab/>uid,//被回复者的uid</text:p>
              <text:p text:style-name="P64"><text:tab/>ruid,//回复者的uid</text:p>
              <text:p text:style-name="P64"><text:tab/>reply_avator,//回复者的头像</text:p>
              <text:p text:style-name="P64"><text:tab/>content,//回复的内容</text:p>
              <text:p text:style-name="P64"><text:tab/>created,//创建时间</text:p>
              <text:p text:style-name="P64"><text:tab/>name, //被回复者的姓名</text:p>
              <text:p text:style-name="P65"><text:tab/>reply_name //回复者的姓名</text:p>
              <text:p text:style-name="P30">}</text:p>
            </table:table-cell>
          </table:table-row>
        </table:table>
        <text:p text:style-name="P22"/>
        <text:p text:style-name="P79"><text:span text:style-name="T20">3</text:span><text:span text:style-name="T21">）发布评论</text:span></text:p>
        <table:table table:name="Table20" table:style-name="Table20">
          <table:table-column table:style-name="Table20.A"/>
          <table:table-column table:style-name="Table20.B"/>
          <table:table-column table:style-name="Table20.C"/>
          <table:table-row table:style-name="Table20.1">
            <table:table-cell table:style-name="Table20.A1" office:value-type="string">
              <text:p text:style-name="P24">请求接口</text:p>
            </table:table-cell>
            <table:table-cell table:style-name="Table20.B1" table:number-columns-spanned="2" office:value-type="string">
              <text:p text:style-name="P22"><text:span text:style-name="T55">?q= </text:span><text:span text:style-name="T58">user_event/comment/ write</text:span></text:p>
            </table:table-cell>
            <table:covered-table-cell/>
          </table:table-row>
          <table:table-row table:style-name="Table20.1">
            <table:table-cell table:style-name="Table20.A2" office:value-type="string">
              <text:p text:style-name="P24">接口说明</text:p>
            </table:table-cell>
            <table:table-cell table:style-name="Table20.B2" table:number-columns-spanned="2" office:value-type="string">
              <text:p text:style-name="P43">发布评论</text:p>
            </table:table-cell>
            <table:covered-table-cell/>
          </table:table-row>
          <table:table-row table:style-name="Table20.3">
            <table:table-cell table:style-name="Table2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0.4">
            <table:table-cell table:style-name="Table20.A4" office:value-type="string">
              <text:p text:style-name="P21">参数名</text:p>
            </table:table-cell>
            <table:table-cell table:style-name="Table20.A4" office:value-type="string">
              <text:p text:style-name="P21">类型</text:p>
            </table:table-cell>
            <table:table-cell table:style-name="Table20.C4" office:value-type="string">
              <text:p text:style-name="P21">描述</text:p>
            </table:table-cell>
          </table:table-row>
          <table:table-row table:style-name="Table20.5">
            <table:table-cell table:style-name="Table20.A2" office:value-type="string">
              <text:p text:style-name="P46">topic_id</text:p>
            </table:table-cell>
            <table:table-cell table:style-name="Table20.A2" office:value-type="string">
              <text:p text:style-name="P21">int</text:p>
            </table:table-cell>
            <table:table-cell table:style-name="Table20.B2" office:value-type="string">
              <text:p text:style-name="P5">被评论的动态事件id</text:p>
            </table:table-cell>
          </table:table-row>
          <table:table-row table:style-name="Table20.5">
            <table:table-cell table:style-name="Table20.A2" office:value-type="string">
              <text:p text:style-name="P46">commentBody</text:p>
            </table:table-cell>
            <table:table-cell table:style-name="Table20.A2" office:value-type="string">
              <text:p text:style-name="P21">String</text:p>
            </table:table-cell>
            <table:table-cell table:style-name="Table20.B2" office:value-type="string">
              <text:p text:style-name="P5">评论内容</text:p>
            </table:table-cell>
          </table:table-row>
          <table:table-row table:style-name="Table20.7">
            <table:table-cell table:style-name="Table2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0.5">
            <table:table-cell table:style-name="Table20.A4" office:value-type="string">
              <text:p text:style-name="P21">参数名</text:p>
            </table:table-cell>
            <table:table-cell table:style-name="Table20.A4" office:value-type="string">
              <text:p text:style-name="P21">类型</text:p>
            </table:table-cell>
            <table:table-cell table:style-name="Table20.C4" office:value-type="string">
              <text:p text:style-name="P21">描述</text:p>
            </table:table-cell>
          </table:table-row>
          <table:table-row table:style-name="Table20.5">
            <table:table-cell table:style-name="Table20.A2" office:value-type="string">
              <text:p text:style-name="P46">data.comment</text:p>
            </table:table-cell>
            <table:table-cell table:style-name="Table20.A2" office:value-type="string">
              <text:p text:style-name="P24">Json数组对象</text:p>
            </table:table-cell>
            <table:table-cell table:style-name="Table20.B2" office:value-type="string">
              <text:p text:style-name="P30">每个数组元素定义：</text:p>
              <text:p text:style-name="P30">{</text:p>
              <text:p text:style-name="P64"><text:tab/>uid, //评论者的用户id</text:p>
              <text:p text:style-name="P64"><text:s text:c="4"/>cid, //该评论的id</text:p>
              <text:p text:style-name="P64"><text:tab/>avator,//评论者的头像</text:p>
              <text:p text:style-name="P64"><text:tab/>content,//评论内容</text:p>
              <text:p text:style-name="P64"><text:tab/>created,//创建时间</text:p>
              <text:p text:style-name="P65"><text:tab/>name, //评论者的姓名</text:p>
              <text:p text:style-name="P30">}</text:p>
            </table:table-cell>
          </table:table-row>
        </table:table>
        <text:p text:style-name="P22"/>
        <text:p text:style-name="P79"><text:span text:style-name="T20">4</text:span><text:span text:style-name="T21">）发布回复</text:span></text:p>
        <table:table table:name="Table21" table:style-name="Table21">
          <table:table-column table:style-name="Table21.A"/>
          <table:table-column table:style-name="Table21.B"/>
          <table:table-column table:style-name="Table21.C"/>
          <table:table-row table:style-name="Table21.1">
            <table:table-cell table:style-name="Table21.A1" office:value-type="string">
              <text:p text:style-name="P24">请求接口</text:p>
            </table:table-cell>
            <table:table-cell table:style-name="Table21.B1" table:number-columns-spanned="2" office:value-type="string">
              <text:p text:style-name="P22"><text:span text:style-name="T55">?q= </text:span><text:span text:style-name="T58">user_event/comment/ write</text:span></text:p>
            </table:table-cell>
            <table:covered-table-cell/>
          </table:table-row>
          <table:table-row table:style-name="Table21.1">
            <table:table-cell table:style-name="Table21.A2" office:value-type="string">
              <text:p text:style-name="P24">接口说明</text:p>
            </table:table-cell>
            <table:table-cell table:style-name="Table21.B2" table:number-columns-spanned="2" office:value-type="string">
              <text:p text:style-name="P43">发布回复</text:p>
            </table:table-cell>
            <table:covered-table-cell/>
          </table:table-row>
          <table:table-row table:style-name="Table21.3">
            <table:table-cell table:style-name="Table2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1.4">
            <table:table-cell table:style-name="Table21.A4" office:value-type="string">
              <text:p text:style-name="P21">参数名</text:p>
            </table:table-cell>
            <table:table-cell table:style-name="Table21.A4" office:value-type="string">
              <text:p text:style-name="P21">类型</text:p>
            </table:table-cell>
            <table:table-cell table:style-name="Table21.C4" office:value-type="string">
              <text:p text:style-name="P21">描述</text:p>
            </table:table-cell>
          </table:table-row>
          <table:table-row table:style-name="Table21.5">
            <table:table-cell table:style-name="Table21.A2" office:value-type="string">
              <text:p text:style-name="P46">reply</text:p>
            </table:table-cell>
            <table:table-cell table:style-name="Table21.A2" office:value-type="string">
              <text:p text:style-name="P21">bool</text:p>
            </table:table-cell>
            <table:table-cell table:style-name="Table21.B2" office:value-type="string">
              <text:p text:style-name="P5">true表示回复</text:p>
            </table:table-cell>
          </table:table-row>
          <table:table-row table:style-name="Table21.6">
            <table:table-cell table:style-name="Table21.A2" office:value-type="string">
              <text:p text:style-name="P46">reply_pid</text:p>
            </table:table-cell>
            <table:table-cell table:style-name="Table21.A2" office:value-type="string">
              <text:p text:style-name="Standard">String</text:p>
            </table:table-cell>
            <table:table-cell table:style-name="Table21.B2" office:value-type="string">
              <text:p text:style-name="P11">该回复的父id,即为评论的id</text:p>
            </table:table-cell>
          </table:table-row>
          <table:table-row table:style-name="Table21.6">
            <table:table-cell table:style-name="Table21.A2" office:value-type="string">
              <text:p text:style-name="P46">reply_body</text:p>
            </table:table-cell>
            <table:table-cell table:style-name="Table21.A2" office:value-type="string">
              <text:p text:style-name="Standard">String</text:p>
            </table:table-cell>
            <table:table-cell table:style-name="Table21.B2" office:value-type="string">
              <text:p text:style-name="P5">回复的内容</text:p>
            </table:table-cell>
          </table:table-row>
          <text:soft-page-break/>
          <table:table-row table:style-name="Table21.6">
            <table:table-cell table:style-name="Table21.A2" office:value-type="string">
              <text:p text:style-name="P46">author_name</text:p>
            </table:table-cell>
            <table:table-cell table:style-name="Table21.A2" office:value-type="string">
              <text:p text:style-name="Standard">String</text:p>
            </table:table-cell>
            <table:table-cell table:style-name="Table21.B2" office:value-type="string">
              <text:p text:style-name="P11">评论者的姓名 <text:s/></text:p>
            </table:table-cell>
          </table:table-row>
          <table:table-row table:style-name="Table21.6">
            <table:table-cell table:style-name="Table21.A2" office:value-type="string">
              <text:p text:style-name="P46">author_uid</text:p>
            </table:table-cell>
            <table:table-cell table:style-name="Table21.A2" office:value-type="string">
              <text:p text:style-name="Standard">int</text:p>
            </table:table-cell>
            <table:table-cell table:style-name="Table21.B2" office:value-type="string">
              <text:p text:style-name="P11">评论者的用户id</text:p>
            </table:table-cell>
          </table:table-row>
          <table:table-row table:style-name="Table21.10">
            <table:table-cell table:style-name="Table2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1.5">
            <table:table-cell table:style-name="Table21.A4" office:value-type="string">
              <text:p text:style-name="P21">参数名</text:p>
            </table:table-cell>
            <table:table-cell table:style-name="Table21.A4" office:value-type="string">
              <text:p text:style-name="P21">类型</text:p>
            </table:table-cell>
            <table:table-cell table:style-name="Table21.C4" office:value-type="string">
              <text:p text:style-name="P21">描述</text:p>
            </table:table-cell>
          </table:table-row>
          <table:table-row table:style-name="Table21.5">
            <table:table-cell table:style-name="Table21.A2" office:value-type="string">
              <text:p text:style-name="P46">data.comment</text:p>
            </table:table-cell>
            <table:table-cell table:style-name="Table21.A2" office:value-type="string">
              <text:p text:style-name="P24">Json数组对象</text:p>
            </table:table-cell>
            <table:table-cell table:style-name="Table21.B2" office:value-type="string">
              <text:p text:style-name="P30">每个数组元素定义：</text:p>
              <text:p text:style-name="P30">{</text:p>
              <text:p text:style-name="P64"><text:tab/>pid,//父id，即为被回复评论的cid</text:p>
              <text:p text:style-name="P64"><text:s text:c="8"/>//一个评论下的回复具有相同的pid</text:p>
              <text:p text:style-name="P64"><text:tab/>uid,//被回复者的uid</text:p>
              <text:p text:style-name="P64"><text:tab/>ruid,//回复者的uid</text:p>
              <text:p text:style-name="P64"><text:tab/>reply_avator,//回复者的头像</text:p>
              <text:p text:style-name="P64"><text:tab/>content,//回复的内容</text:p>
              <text:p text:style-name="P64"><text:tab/>created,//创建时间</text:p>
              <text:p text:style-name="P64"><text:tab/>name, //被回复者的姓名</text:p>
              <text:p text:style-name="P65"><text:tab/>reply_name //回复者的姓名</text:p>
              <text:p text:style-name="P30">}</text:p>
            </table:table-cell>
          </table:table-row>
        </table:table>
        <text:p text:style-name="P22"/>
        <text:p text:style-name="P79"><text:span text:style-name="T20">5) </text:span><text:span text:style-name="T21">加载赞（同时加载点赞的人名和赞数）</text:span></text:p>
        <table:table table:name="Table22" table:style-name="Table22">
          <table:table-column table:style-name="Table22.A"/>
          <table:table-column table:style-name="Table22.B"/>
          <table:table-column table:style-name="Table22.C"/>
          <table:table-row table:style-name="Table22.1">
            <table:table-cell table:style-name="Table22.A1" office:value-type="string">
              <text:p text:style-name="P24">请求接口</text:p>
            </table:table-cell>
            <table:table-cell table:style-name="Table22.B1" table:number-columns-spanned="2" office:value-type="string">
              <text:p text:style-name="P22"><text:span text:style-name="T55">?q=</text:span><text:span text:style-name="T58">user_event/</text:span><text:span text:style-name="T55">vote_load</text:span></text:p>
            </table:table-cell>
            <table:covered-table-cell/>
          </table:table-row>
          <table:table-row table:style-name="Table22.1">
            <table:table-cell table:style-name="Table22.A2" office:value-type="string">
              <text:p text:style-name="P24">接口说明</text:p>
            </table:table-cell>
            <table:table-cell table:style-name="Table22.B2" table:number-columns-spanned="2" office:value-type="string">
              <text:p text:style-name="P43">加载赞</text:p>
            </table:table-cell>
            <table:covered-table-cell/>
          </table:table-row>
          <table:table-row table:style-name="Table22.3">
            <table:table-cell table:style-name="Table2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2.4">
            <table:table-cell table:style-name="Table22.A4" office:value-type="string">
              <text:p text:style-name="P21">参数名</text:p>
            </table:table-cell>
            <table:table-cell table:style-name="Table22.A4" office:value-type="string">
              <text:p text:style-name="P21">类型</text:p>
            </table:table-cell>
            <table:table-cell table:style-name="Table22.C4" office:value-type="string">
              <text:p text:style-name="P21">描述</text:p>
            </table:table-cell>
          </table:table-row>
          <table:table-row table:style-name="Table22.5">
            <table:table-cell table:style-name="Table22.A2" office:value-type="string">
              <text:p text:style-name="P46">eid</text:p>
            </table:table-cell>
            <table:table-cell table:style-name="Table22.A2" office:value-type="string">
              <text:p text:style-name="P21">int</text:p>
            </table:table-cell>
            <table:table-cell table:style-name="Table22.B2" office:value-type="string">
              <text:p text:style-name="P5">被赞的事件、动态id</text:p>
            </table:table-cell>
          </table:table-row>
          <table:table-row table:style-name="Table22.5">
            <table:table-cell table:style-name="Table2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2.7">
            <table:table-cell table:style-name="Table22.A4" office:value-type="string">
              <text:p text:style-name="P21">参数名</text:p>
            </table:table-cell>
            <table:table-cell table:style-name="Table22.A4" office:value-type="string">
              <text:p text:style-name="P21">类型</text:p>
            </table:table-cell>
            <table:table-cell table:style-name="Table22.C4" office:value-type="string">
              <text:p text:style-name="P21">描述</text:p>
            </table:table-cell>
          </table:table-row>
          <table:table-row table:style-name="Table22.7">
            <table:table-cell table:style-name="Table22.A2" office:value-type="string">
              <text:p text:style-name="P46">data.vote_user</text:p>
            </table:table-cell>
            <table:table-cell table:style-name="Table22.A2" office:value-type="string">
              <text:p text:style-name="P24">Json 数组对象</text:p>
            </table:table-cell>
            <table:table-cell table:style-name="Table22.B2" office:value-type="string">
              <text:p text:style-name="P30">每个数组元素定义：</text:p>
              <text:p text:style-name="P30">{</text:p>
              <text:p text:style-name="P64"><text:s text:c="4"/>uid, //点赞者的用户id</text:p>
              <text:p text:style-name="P22"><text:span text:style-name="T69"><text:tab/>user_name, //点赞者的姓名</text:span><text:span text:style-name="T11"> </text:span><text:span text:style-name="T6"><text:s text:c="3"/></text:span></text:p>
              <text:p text:style-name="P30">}</text:p>
            </table:table-cell>
          </table:table-row>
        </table:table>
        <text:p text:style-name="P22"/>
        <text:p text:style-name="P79"><text:span text:style-name="T20">6) </text:span><text:span text:style-name="T21">点赞</text:span></text:p>
        <table:table table:name="Table23" table:style-name="Table23">
          <table:table-column table:style-name="Table23.A"/>
          <table:table-column table:style-name="Table23.B"/>
          <table:table-column table:style-name="Table23.C"/>
          <table:table-row table:style-name="Table23.1">
            <table:table-cell table:style-name="Table23.A1" office:value-type="string">
              <text:p text:style-name="P24">请求接口</text:p>
            </table:table-cell>
            <table:table-cell table:style-name="Table23.B1" table:number-columns-spanned="2" office:value-type="string">
              <text:p text:style-name="P22"><text:span text:style-name="T55">?q=</text:span><text:span text:style-name="T58">user_event/</text:span><text:span text:style-name="T55">vote_create</text:span></text:p>
            </table:table-cell>
            <table:covered-table-cell/>
          </table:table-row>
          <table:table-row table:style-name="Table23.1">
            <table:table-cell table:style-name="Table23.A2" office:value-type="string">
              <text:p text:style-name="P24">接口说明</text:p>
            </table:table-cell>
            <table:table-cell table:style-name="Table23.B2" table:number-columns-spanned="2" office:value-type="string">
              <text:p text:style-name="P43">点赞</text:p>
            </table:table-cell>
            <table:covered-table-cell/>
          </table:table-row>
          <table:table-row table:style-name="Table23.3">
            <table:table-cell table:style-name="Table2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3.4">
            <table:table-cell table:style-name="Table23.A4" office:value-type="string">
              <text:p text:style-name="P21">参数名</text:p>
            </table:table-cell>
            <table:table-cell table:style-name="Table23.A4" office:value-type="string">
              <text:p text:style-name="P21">类型</text:p>
            </table:table-cell>
            <table:table-cell table:style-name="Table23.C4" office:value-type="string">
              <text:p text:style-name="P21">描述</text:p>
            </table:table-cell>
          </table:table-row>
          <table:table-row table:style-name="Table23.5">
            <table:table-cell table:style-name="Table23.A2" office:value-type="string">
              <text:p text:style-name="P46">eid</text:p>
            </table:table-cell>
            <table:table-cell table:style-name="Table23.A2" office:value-type="string">
              <text:p text:style-name="P21">int</text:p>
            </table:table-cell>
            <table:table-cell table:style-name="Table23.B2" office:value-type="string">
              <text:p text:style-name="P5">被赞的事件、动态id</text:p>
            </table:table-cell>
          </table:table-row>
          <table:table-row table:style-name="Table23.5">
            <table:table-cell table:style-name="Table2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3.7">
            <table:table-cell table:style-name="Table23.A4" office:value-type="string">
              <text:p text:style-name="P21">参数名</text:p>
            </table:table-cell>
            <table:table-cell table:style-name="Table23.A4" office:value-type="string">
              <text:p text:style-name="P21">类型</text:p>
            </table:table-cell>
            <table:table-cell table:style-name="Table23.C4" office:value-type="string">
              <text:p text:style-name="P21">描述</text:p>
            </table:table-cell>
          </table:table-row>
          <table:table-row table:style-name="Table23.8">
            <table:table-cell table:style-name="Table23.A2" office:value-type="string">
              <text:p text:style-name="P66">data.vote_exist</text:p>
            </table:table-cell>
            <table:table-cell table:style-name="Table23.A2" office:value-type="string">
              <text:p text:style-name="Standard">bool</text:p>
            </table:table-cell>
            <table:table-cell table:style-name="Table23.B2" office:value-type="string">
              <text:p text:style-name="P66">False表示未点过赞，</text:p>
              <text:p text:style-name="P66"><text:soft-page-break/>true表示已点过赞（则不再计数）</text:p>
            </table:table-cell>
          </table:table-row>
          <table:table-row table:style-name="Table23.8">
            <table:table-cell table:style-name="Table23.A2" office:value-type="string">
              <text:p text:style-name="P66">data.vote_num</text:p>
            </table:table-cell>
            <table:table-cell table:style-name="Table23.A2" office:value-type="string">
              <text:p text:style-name="Standard">int</text:p>
            </table:table-cell>
            <table:table-cell table:style-name="Table23.B2" office:value-type="string">
              <text:p text:style-name="P66">获得总赞数</text:p>
            </table:table-cell>
          </table:table-row>
          <table:table-row table:style-name="Table23.8">
            <table:table-cell table:style-name="Table23.A2" office:value-type="string">
              <text:p text:style-name="P66">data.vote_user</text:p>
            </table:table-cell>
            <table:table-cell table:style-name="Table23.A2" office:value-type="string">
              <text:p text:style-name="P24">json对象数组</text:p>
            </table:table-cell>
            <table:table-cell table:style-name="Table23.B2" office:value-type="string">
              <text:p text:style-name="P24">数组元素定义：</text:p>
              <text:p text:style-name="P64">{ <text:s text:c="3"/></text:p>
              <text:p text:style-name="P64"><text:s text:c="4"/>uid, //点赞者的9用户id</text:p>
              <text:p text:style-name="P64"><text:s text:c="3"/>name, //点赞者的姓名</text:p>
              <text:p text:style-name="P67">}</text:p>
            </table:table-cell>
          </table:table-row>
        </table:table>
        <text:p text:style-name="P22"/>
        <text:p text:style-name="P24"/>
        <text:p text:style-name="P24"/>
        <text:p text:style-name="P24"/>
        <text:p text:style-name="P24"/>
        <text:p text:style-name="P24"/>
        <text:h text:style-name="P92" text:outline-level="1"><text:bookmark-start text:name="__RefHeading__1090_1541589551"/>三、人脉<text:bookmark-end text:name="__RefHeading__1090_1541589551"/></text:h>
        <text:h text:style-name="P94" text:outline-level="2"><text:bookmark-start text:name="__RefHeading__68_1758669174"/><text:span text:style-name="T32">3.1 绘制</text:span><text:span text:style-name="T24">师谱</text:span><text:bookmark-end text:name="__RefHeading__68_1758669174"/></text:h>
        <text:p text:style-name="P24">展示形式：以时间轴形式绘制师谱树，树根是导师，学生分布在不同的轴线上，入学时间相同的成员在同一条轴线上。如果学生也是导师，则该节点上显示缩略的图示。</text:p>
        <text:p text:style-name="P24"><draw:custom-shape text:anchor-type="char" draw:z-index="0" draw:style-name="gr1" draw:text-style-name="P101" svg:width="0.7106in" svg:height="0.3496in" svg:x="1.3091in" svg:y="0.0354in"><text:p text:style-name="P100"><text:span text:style-name="T85">导师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24"><draw:line text:anchor-type="char" draw:z-index="1" draw:style-name="gr2" draw:text-style-name="P102" svg:x1="1.6461in" svg:y1="0.1681in" svg:x2="1.628in" svg:y2="1.6563in"><text:p/></draw:line></text:p>
        <text:p text:style-name="P24"><draw:frame text:anchor-type="char" draw:z-index="6" draw:style-name="gr4" draw:text-style-name="P101" svg:width="0.6004in" svg:height="0.398in" svg:x="2.0752in" svg:y="0.0453in"><draw:text-box><text:p text:style-name="P100"><text:span text:style-name="T87">学生</text:span></text:p></draw:text-box></draw:frame><draw:frame text:anchor-type="char" draw:z-index="7" draw:style-name="gr4" draw:text-style-name="P101" svg:width="0.6004in" svg:height="0.398in" svg:x="3.772in" svg:y="0.0453in"><draw:text-box><text:p text:style-name="P100"><text:span text:style-name="T86">+</text:span><text:span text:style-name="T86">添加成员</text:span></text:p></draw:text-box></draw:frame><draw:frame text:anchor-type="char" draw:z-index="9" draw:style-name="gr4" draw:text-style-name="P101" svg:width="0.6004in" svg:height="0.398in" svg:x="2.9272in" svg:y="0.0429in"><draw:text-box><text:p text:style-name="P100"><text:span text:style-name="T87">学生</text:span></text:p></draw:text-box></draw:frame><draw:frame text:anchor-type="char" draw:z-index="15" draw:style-name="gr4" draw:text-style-name="P101" svg:width="0.4476in" svg:height="0.178in" svg:x="1.3638in" svg:y="0.0673in"><draw:text-box><text:p text:style-name="P100"><text:span text:style-name="T85">2001</text:span></text:p></draw:text-box></draw:frame></text:p>
        <text:p text:style-name="P24"><draw:line text:anchor-type="char" draw:z-index="2" draw:style-name="gr2" draw:text-style-name="P102" svg:x1="1.6457in" svg:y1="0.0283in" svg:x2="4.1638in" svg:y2="0.0528in"><text:p/></draw:line></text:p>
        <text:p text:style-name="P24"><draw:frame text:anchor-type="char" draw:z-index="8" draw:style-name="gr4" draw:text-style-name="P101" svg:width="0.6004in" svg:height="0.398in" svg:x="2.0811in" svg:y="0.0756in"><draw:text-box><text:p text:style-name="P100"><text:span text:style-name="T87">学生</text:span></text:p></draw:text-box></draw:frame><draw:frame text:anchor-type="char" draw:z-index="10" draw:style-name="gr4" draw:text-style-name="P101" svg:width="0.6004in" svg:height="0.398in" svg:x="2.9327in" svg:y="0.0917in"><draw:text-box><text:p text:style-name="P100"><text:span text:style-name="T87">学生</text:span></text:p></draw:text-box></draw:frame><draw:frame text:anchor-type="char" draw:z-index="11" draw:style-name="gr4" draw:text-style-name="P101" svg:width="0.6004in" svg:height="0.398in" svg:x="3.7791in" svg:y="0.1201in"><draw:text-box><text:p text:style-name="P100"><text:span text:style-name="T86">+</text:span><text:span text:style-name="T86">添加成员</text:span></text:p></draw:text-box></draw:frame><draw:frame text:anchor-type="char" draw:z-index="14" draw:style-name="gr4" draw:text-style-name="P101" svg:width="0.4476in" svg:height="0.178in" svg:x="1.4016in" svg:y="0.1055in"><draw:text-box><text:p text:style-name="P100"><text:span text:style-name="T85">2002</text:span></text:p></draw:text-box></draw:frame></text:p>
        <text:p text:style-name="P24"><draw:line text:anchor-type="char" draw:z-index="3" draw:style-name="gr2" draw:text-style-name="P102" svg:x1="1.6457in" svg:y1="0.0665in" svg:x2="4.1638in" svg:y2="0.1094in"><text:p/></draw:line></text:p>
        <text:p text:style-name="P24"><draw:frame text:anchor-type="char" draw:z-index="12" draw:style-name="gr4" draw:text-style-name="P101" svg:width="0.6004in" svg:height="0.398in" svg:x="2.9508in" svg:y="0.1528in"><draw:text-box><text:p text:style-name="P100"><text:span text:style-name="T87">学生</text:span></text:p></draw:text-box></draw:frame><draw:frame text:anchor-type="char" draw:z-index="13" draw:style-name="gr4" draw:text-style-name="P101" svg:width="0.6004in" svg:height="0.398in" svg:x="2.0811in" svg:y="0.1654in"><draw:text-box><text:p text:style-name="P100"><text:span text:style-name="T87">学生</text:span></text:p></draw:text-box></draw:frame><draw:frame text:anchor-type="char" draw:z-index="16" draw:style-name="gr4" draw:text-style-name="P101" svg:width="0.4476in" svg:height="0.178in" svg:x="1.3898in" svg:y="0.1563in"><draw:text-box><text:p text:style-name="P100"><text:span text:style-name="T85">2003</text:span></text:p></draw:text-box></draw:frame><draw:frame text:anchor-type="char" draw:z-index="17" draw:style-name="gr4" draw:text-style-name="P101" svg:width="0.6004in" svg:height="0.398in" svg:x="3.7791in" svg:y="0.139in"><draw:text-box><text:p text:style-name="P100"><text:span text:style-name="T86">+</text:span><text:span text:style-name="T86">添加成员</text:span></text:p></draw:text-box></draw:frame></text:p>
        <text:p text:style-name="P24"><draw:line text:anchor-type="char" draw:z-index="4" draw:style-name="gr2" draw:text-style-name="P102" svg:x1="1.628in" svg:y1="0.0866in" svg:x2="4.2134in" svg:y2="0.1173in"><text:p/></draw:line></text:p>
        <text:p text:style-name="P24"><draw:custom-shape text:anchor-type="char" draw:z-index="5" draw:style-name="gr3" draw:text-style-name="P101" svg:width="0.7169in" svg:height="0.374in" svg:x="1.272in" svg:y="0.152in"><text:p text:style-name="P100"><text:span text:style-name="T86">+</text:span><text:span text:style-name="T86">添加分支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55" draw:style-name="gr2" draw:text-style-name="P102" svg:x1="3.2453in" svg:y1="0.1173in" svg:x2="3.2453in" svg:y2="0.2618in"><text:p/></draw:line><draw:custom-shape text:anchor-type="char" draw:z-index="57" draw:style-name="gr8" draw:text-style-name="P103" svg:width="0.215in" svg:height="0.1287in" svg:x="2.8709in" svg:y="0.2071in"><text:p/><draw:enhanced-geometry svg:viewBox="0 0 21600 21600" draw:type="rectangle" draw:enhanced-path="M 0 0 L 21600 0 21600 21600 0 21600 0 0 Z N"/></draw:custom-shape><draw:custom-shape text:anchor-type="char" draw:z-index="58" draw:style-name="gr8" draw:text-style-name="P103" svg:width="0.215in" svg:height="0.1287in" svg:x="3.3925in" svg:y="0.2091in"><text:p/><draw:enhanced-geometry svg:viewBox="0 0 21600 21600" draw:type="rectangle" draw:enhanced-path="M 0 0 L 21600 0 21600 21600 0 21600 0 0 Z N"/></draw:custom-shape></text:p>
        <text:p text:style-name="P24"><draw:line text:anchor-type="char" draw:z-index="56" draw:style-name="gr2" draw:text-style-name="P102" svg:x1="3.0862in" svg:y1="0.0563in" svg:x2="3.4043in" svg:y2="0.0563in"><text:p/></draw:line></text:p>
        <text:p text:style-name="P24"/>
        <text:p text:style-name="P24"/>
        <text:p text:style-name="P24">交互流程：客户端提供用户uid向云端获取到缺省的tid, 再根据uid和tid向云端获取该师谱的所有成员信息，根据成员信息绘制师谱树。</text:p>
        <text:p text:style-name="P79"><text:span text:style-name="T20">1</text:span><text:span text:style-name="T21">）获取缺省</text:span><text:span text:style-name="T20">tid</text:span></text:p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 table:style-name="Table24.1">
            <table:table-cell table:style-name="Table24.A1" office:value-type="string">
              <text:p text:style-name="P24">请求接口</text:p>
            </table:table-cell>
            <table:table-cell table:style-name="Table24.B1" table:number-columns-spanned="2" office:value-type="string">
              <text:p text:style-name="P46">?q=relation_map/get_default_tree_id</text:p>
            </table:table-cell>
            <table:covered-table-cell/>
          </table:table-row>
          <table:table-row table:style-name="Table24.1">
            <table:table-cell table:style-name="Table24.A2" office:value-type="string">
              <text:p text:style-name="P24">接口说明</text:p>
            </table:table-cell>
            <table:table-cell table:style-name="Table24.B2" table:number-columns-spanned="2" office:value-type="string">
              <text:p text:style-name="P40">获取缺省tid</text:p>
            </table:table-cell>
            <table:covered-table-cell/>
          </table:table-row>
          <table:table-row table:style-name="Table24.3">
            <table:table-cell table:style-name="Table2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4.4">
            <table:table-cell table:style-name="Table24.A4" office:value-type="string">
              <text:p text:style-name="P21">参数名</text:p>
            </table:table-cell>
            <table:table-cell table:style-name="Table24.A4" office:value-type="string">
              <text:p text:style-name="P21">类型</text:p>
            </table:table-cell>
            <table:table-cell table:style-name="Table24.C4" office:value-type="string">
              <text:p text:style-name="P21">描述</text:p>
            </table:table-cell>
          </table:table-row>
          <table:table-row table:style-name="Table24.5">
            <table:table-cell table:style-name="Table24.A2" office:value-type="string">
              <text:p text:style-name="P46">uid</text:p>
            </table:table-cell>
            <table:table-cell table:style-name="Table24.A2" office:value-type="string">
              <text:p text:style-name="P21">int</text:p>
            </table:table-cell>
            <table:table-cell table:style-name="Table24.B2" office:value-type="string">
              <text:p text:style-name="P5">用户id</text:p>
            </table:table-cell>
          </table:table-row>
          <table:table-row table:style-name="Table24.5">
            <table:table-cell table:style-name="Table2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ext:soft-page-break/>
          <table:table-row table:style-name="Table24.7">
            <table:table-cell table:style-name="Table24.A4" office:value-type="string">
              <text:p text:style-name="P21">参数名</text:p>
            </table:table-cell>
            <table:table-cell table:style-name="Table24.A4" office:value-type="string">
              <text:p text:style-name="P21">类型</text:p>
            </table:table-cell>
            <table:table-cell table:style-name="Table24.C4" office:value-type="string">
              <text:p text:style-name="P21">描述</text:p>
            </table:table-cell>
          </table:table-row>
          <table:table-row table:style-name="Table24.8">
            <table:table-cell table:style-name="Table24.A2" office:value-type="string">
              <text:p text:style-name="P67">data.tid</text:p>
            </table:table-cell>
            <table:table-cell table:style-name="Table24.A2" office:value-type="string">
              <text:p text:style-name="P71">int</text:p>
            </table:table-cell>
            <table:table-cell table:style-name="Table24.B2" office:value-type="string">
              <text:p text:style-name="P5">0表示没有师谱</text:p>
            </table:table-cell>
          </table:table-row>
        </table:table>
        <text:p text:style-name="P22"/>
        <text:p text:style-name="P79"><text:span text:style-name="T20">2</text:span><text:span text:style-name="T21">）获取成员信息</text:span></text:p>
        <table:table table:name="Table25" table:style-name="Table25">
          <table:table-column table:style-name="Table25.A"/>
          <table:table-column table:style-name="Table25.B"/>
          <table:table-column table:style-name="Table25.C"/>
          <table:table-row table:style-name="Table25.1">
            <table:table-cell table:style-name="Table25.A1" office:value-type="string">
              <text:p text:style-name="P24">请求接口</text:p>
            </table:table-cell>
            <table:table-cell table:style-name="Table25.B1" table:number-columns-spanned="2" office:value-type="string">
              <text:p text:style-name="P46">?q=relation_map/tree_show</text:p>
            </table:table-cell>
            <table:covered-table-cell/>
          </table:table-row>
          <table:table-row table:style-name="Table25.1">
            <table:table-cell table:style-name="Table25.A2" office:value-type="string">
              <text:p text:style-name="P24">接口说明</text:p>
            </table:table-cell>
            <table:table-cell table:style-name="Table25.B2" table:number-columns-spanned="2" office:value-type="string">
              <text:p text:style-name="P9">获取成员信息</text:p>
            </table:table-cell>
            <table:covered-table-cell/>
          </table:table-row>
          <table:table-row table:style-name="Table25.3">
            <table:table-cell table:style-name="Table25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5.4">
            <table:table-cell table:style-name="Table25.A4" office:value-type="string">
              <text:p text:style-name="P21">参数名</text:p>
            </table:table-cell>
            <table:table-cell table:style-name="Table25.A4" office:value-type="string">
              <text:p text:style-name="P21">类型</text:p>
            </table:table-cell>
            <table:table-cell table:style-name="Table25.C4" office:value-type="string">
              <text:p text:style-name="P21">描述</text:p>
            </table:table-cell>
          </table:table-row>
          <table:table-row table:style-name="Table25.5">
            <table:table-cell table:style-name="Table25.A2" office:value-type="string">
              <text:p text:style-name="P46">uid</text:p>
            </table:table-cell>
            <table:table-cell table:style-name="Table25.A2" office:value-type="string">
              <text:p text:style-name="P21">int</text:p>
            </table:table-cell>
            <table:table-cell table:style-name="Table25.B2" office:value-type="string">
              <text:p text:style-name="P5">用户id</text:p>
            </table:table-cell>
          </table:table-row>
          <table:table-row table:style-name="Table25.5">
            <table:table-cell table:style-name="Table25.A2" office:value-type="string">
              <text:p text:style-name="P46">tid </text:p>
            </table:table-cell>
            <table:table-cell table:style-name="Table25.A2" office:value-type="string">
              <text:p text:style-name="P21">int</text:p>
            </table:table-cell>
            <table:table-cell table:style-name="Table25.B2" office:value-type="string">
              <text:p text:style-name="P24">树id</text:p>
            </table:table-cell>
          </table:table-row>
          <table:table-row table:style-name="Table25.5">
            <table:table-cell table:style-name="Table2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5.8">
            <table:table-cell table:style-name="Table25.A4" office:value-type="string">
              <text:p text:style-name="P21">参数名</text:p>
            </table:table-cell>
            <table:table-cell table:style-name="Table25.A4" office:value-type="string">
              <text:p text:style-name="P21">类型</text:p>
            </table:table-cell>
            <table:table-cell table:style-name="Table25.C4" office:value-type="string">
              <text:p text:style-name="P21">描述</text:p>
            </table:table-cell>
          </table:table-row>
          <table:table-row table:style-name="Table25.9">
            <table:table-cell table:style-name="Table25.A2" office:value-type="string">
              <text:p text:style-name="P22"><text:span text:style-name="T70">data.</text:span><text:span text:style-name="T12">user_info</text:span></text:p>
            </table:table-cell>
            <table:table-cell table:style-name="Table25.A2" office:value-type="string">
              <text:p text:style-name="P71">json数组对象</text:p>
            </table:table-cell>
            <table:table-cell table:style-name="Table25.B2" office:value-type="string">
              <text:p text:style-name="P5">数组元素定义：</text:p>
              <text:p text:style-name="P5">{</text:p>
              <text:p text:style-name="P90"><text:s text:c="4"/>uid： 用户id</text:p>
              <text:p text:style-name="P90"><text:s text:c="4"/>role: 0表示导师，1表示学生</text:p>
              <text:p text:style-name="P90"><text:s text:c="4"/>sex: 0表示男, 1表示女</text:p>
              <text:p text:style-name="P90"><text:s text:c="4"/>realname: 真实姓名</text:p>
              <text:p text:style-name="P9">year： 入学时间</text:p>
              <text:p text:style-name="P22"><text:span text:style-name="T34"><text:s/></text:span><text:span text:style-name="T79">situation：0表示学生，1表示毕业</text:span></text:p>
              <text:p text:style-name="P76"><text:s/>picture_uri：头像 uri</text:p>
              <text:p text:style-name="P76"><text:s/>university: 学校</text:p>
              <text:p text:style-name="P76"><text:s/>degree：学历</text:p>
              <text:p text:style-name="P76"><text:s/>major：专业</text:p>
              <text:p text:style-name="P76"><text:s/>joined： 加入状态 0表示未加入 1表示已经加入</text:p>
              <text:p text:style-name="P76"><text:s/>apply： 0表示被其它成员添加，但是还未加入</text:p>
              <text:p text:style-name="P22"><text:span text:style-name="T79"><text:s/></text:span><text:span text:style-name="T80">job_title：职位</text:span></text:p>
              <text:p text:style-name="P77"><text:s/>company：公司</text:p>
              <text:p text:style-name="P77"><text:s/>lives：居住地区</text:p>
              <text:p text:style-name="P76">asMasterTid：//如果存在，则该节点也是一个导师</text:p>
              <text:p text:style-name="P76">asStudentTid：//如果存在，则该节点也是一个学生</text:p>
              <text:p text:style-name="P5">}</text:p>
            </table:table-cell>
          </table:table-row>
        </table:table>
        <text:p text:style-name="P22"/>
        <text:p text:style-name="P79"><text:span text:style-name="T20">3</text:span><text:span text:style-name="T21">）双重身份的师谱缩略图</text:span></text:p>
        <text:p text:style-name="P22"><text:span text:style-name="T12">如果某个学生节点也是一位导师，当显示其为学生的师谱时，在该节点下方添加其学生的师谱缩略图（通过</text:span><text:span text:style-name="T81">asMasterTid</text:span><text:span text:style-name="T79">判断</text:span><text:span text:style-name="T12">）；当显示其为导师的师谱后，在该节点上方添加其导师的师谱缩略图（通过</text:span><text:span text:style-name="T81">asStudentTid</text:span><text:span text:style-name="T79">判断</text:span><text:span text:style-name="T12">）。点击缩略图可跳转到相应的师谱。</text:span></text:p>
        <text:h text:style-name="P94" text:outline-level="2"><text:bookmark-start text:name="__RefHeading__1094_1541589551"/><text:soft-page-break/><text:span text:style-name="T32">3.2 </text:span><text:span text:style-name="T24">管理成员</text:span><text:bookmark-end text:name="__RefHeading__1094_1541589551"/></text:h>
        <text:p text:style-name="P79"><text:span text:style-name="T20">3.2.1 </text:span><text:span text:style-name="T21">添加成员</text:span></text:p>
        <text:p text:style-name="P24">点击“+添加成员”按钮后弹出编辑框，依次输入同门姓名、性别、入学时间、邮箱。输入完成后即生成一个新成员的节点，并向同门的邮箱发送一封有帐号/密码的邀请信。</text:p>
        <table:table table:name="Table26" table:style-name="Table26">
          <table:table-column table:style-name="Table26.A"/>
          <table:table-column table:style-name="Table26.B"/>
          <table:table-column table:style-name="Table26.C"/>
          <table:table-row table:style-name="Table26.1">
            <table:table-cell table:style-name="Table26.A1" office:value-type="string">
              <text:p text:style-name="P24">请求接口</text:p>
            </table:table-cell>
            <table:table-cell table:style-name="Table26.B1" table:number-columns-spanned="2" office:value-type="string">
              <text:p text:style-name="P46">?q=relation_map/add</text:p>
            </table:table-cell>
            <table:covered-table-cell/>
          </table:table-row>
          <table:table-row table:style-name="Table26.1">
            <table:table-cell table:style-name="Table26.A2" office:value-type="string">
              <text:p text:style-name="P24">接口说明</text:p>
            </table:table-cell>
            <table:table-cell table:style-name="Table26.B2" table:number-columns-spanned="2" office:value-type="string">
              <text:p text:style-name="P40">添加成员</text:p>
            </table:table-cell>
            <table:covered-table-cell/>
          </table:table-row>
          <table:table-row table:style-name="Table26.3">
            <table:table-cell table:style-name="Table2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6.4">
            <table:table-cell table:style-name="Table26.A4" office:value-type="string">
              <text:p text:style-name="P21">参数名</text:p>
            </table:table-cell>
            <table:table-cell table:style-name="Table26.A4" office:value-type="string">
              <text:p text:style-name="P21">类型</text:p>
            </table:table-cell>
            <table:table-cell table:style-name="Table26.C4" office:value-type="string">
              <text:p text:style-name="P21">描述</text:p>
            </table:table-cell>
          </table:table-row>
          <table:table-row table:style-name="Table26.5">
            <table:table-cell table:style-name="Table26.A2" office:value-type="string">
              <text:p text:style-name="P46">tid</text:p>
            </table:table-cell>
            <table:table-cell table:style-name="Table26.A2" office:value-type="string">
              <text:p text:style-name="P21">int</text:p>
            </table:table-cell>
            <table:table-cell table:style-name="Table26.B2" office:value-type="string">
              <text:p text:style-name="P5">树id</text:p>
            </table:table-cell>
          </table:table-row>
          <table:table-row table:style-name="Table26.5">
            <table:table-cell table:style-name="Table26.A2" office:value-type="string">
              <text:p text:style-name="P46">userInfo</text:p>
            </table:table-cell>
            <table:table-cell table:style-name="Table26.A2" office:value-type="string">
              <text:p text:style-name="P21">object</text:p>
            </table:table-cell>
            <table:table-cell table:style-name="Table26.B2" office:value-type="string">
              <text:p text:style-name="P64">{</text:p>
              <text:p text:style-name="P64"><text:s text:c="4"/>name : "",</text:p>
              <text:p text:style-name="P64"><text:s text:c="5"/>sex : 0,</text:p>
              <text:p text:style-name="P64"><text:s text:c="4"/>year : 0,//入学时间</text:p>
              <text:p text:style-name="P64"><text:s text:c="4"/>apply: 1,</text:p>
              <text:p text:style-name="P67">};</text:p>
            </table:table-cell>
          </table:table-row>
          <table:table-row table:style-name="Table26.5">
            <table:table-cell table:style-name="Table2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6.8">
            <table:table-cell table:style-name="Table26.A4" office:value-type="string">
              <text:p text:style-name="P21">参数名</text:p>
            </table:table-cell>
            <table:table-cell table:style-name="Table26.A4" office:value-type="string">
              <text:p text:style-name="P21">类型</text:p>
            </table:table-cell>
            <table:table-cell table:style-name="Table26.C4" office:value-type="string">
              <text:p text:style-name="P21">描述</text:p>
            </table:table-cell>
          </table:table-row>
          <table:table-row table:style-name="Table26.9">
            <table:table-cell table:style-name="Table26.A2" office:value-type="string">
              <text:p text:style-name="P22"><text:span text:style-name="T70">data.</text:span><text:span text:style-name="T43">userInfo</text:span></text:p>
            </table:table-cell>
            <table:table-cell table:style-name="Table26.A2" office:value-type="string">
              <text:p text:style-name="P71">object</text:p>
            </table:table-cell>
            <table:table-cell table:style-name="Table26.B2" office:value-type="string">
              <text:p text:style-name="P5">{</text:p>
              <text:p text:style-name="P64"><text:s text:c="5"/>realname : "",</text:p>
              <text:p text:style-name="P64"><text:s text:c="10"/>sex : ,</text:p>
              <text:p text:style-name="P64"><text:s text:c="9"/>year : ,//入学时间</text:p>
              <text:p text:style-name="P64"><text:s text:c="9"/>mail :</text:p>
              <text:p text:style-name="P67"><text:s text:c="2"/>picture_uri : //头像 </text:p>
              <text:p text:style-name="P5">}</text:p>
            </table:table-cell>
          </table:table-row>
        </table:table>
        <text:p text:style-name="P22"/>
        <text:p text:style-name="P79"><text:span text:style-name="T20">3.3.2 </text:span><text:span text:style-name="T21">成员邀请</text:span></text:p>
        <text:p text:style-name="P39">成员节点添加后自动向成员邮箱发送一封包含邮箱/密码的邀请信，密码是由数字和字母随机生成的6位组合值。</text:p>
        <table:table table:name="Table27" table:style-name="Table27">
          <table:table-column table:style-name="Table27.A"/>
          <table:table-column table:style-name="Table27.B"/>
          <table:table-column table:style-name="Table27.C"/>
          <table:table-row table:style-name="Table27.1">
            <table:table-cell table:style-name="Table27.A1" office:value-type="string">
              <text:p text:style-name="P24">请求接口</text:p>
            </table:table-cell>
            <table:table-cell table:style-name="Table27.B1" table:number-columns-spanned="2" office:value-type="string">
              <text:p text:style-name="P46">?q=relation_map/invite</text:p>
            </table:table-cell>
            <table:covered-table-cell/>
          </table:table-row>
          <table:table-row table:style-name="Table27.1">
            <table:table-cell table:style-name="Table27.A2" office:value-type="string">
              <text:p text:style-name="P24">接口说明</text:p>
            </table:table-cell>
            <table:table-cell table:style-name="Table27.B2" table:number-columns-spanned="2" office:value-type="string">
              <text:p text:style-name="P40">邀请成员</text:p>
            </table:table-cell>
            <table:covered-table-cell/>
          </table:table-row>
          <table:table-row table:style-name="Table27.3">
            <table:table-cell table:style-name="Table2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7.4">
            <table:table-cell table:style-name="Table27.A4" office:value-type="string">
              <text:p text:style-name="P21">参数名</text:p>
            </table:table-cell>
            <table:table-cell table:style-name="Table27.A4" office:value-type="string">
              <text:p text:style-name="P21">类型</text:p>
            </table:table-cell>
            <table:table-cell table:style-name="Table27.C4" office:value-type="string">
              <text:p text:style-name="P21">描述</text:p>
            </table:table-cell>
          </table:table-row>
          <table:table-row table:style-name="Table27.5">
            <table:table-cell table:style-name="Table27.A2" office:value-type="string">
              <text:p text:style-name="P46">uid</text:p>
            </table:table-cell>
            <table:table-cell table:style-name="Table27.A2" office:value-type="string">
              <text:p text:style-name="P21">int</text:p>
            </table:table-cell>
            <table:table-cell table:style-name="Table27.B2" office:value-type="string">
              <text:p text:style-name="P5">用户id</text:p>
            </table:table-cell>
          </table:table-row>
          <table:table-row table:style-name="Table27.5">
            <table:table-cell table:style-name="Table27.A2" office:value-type="string">
              <text:p text:style-name="P46">email</text:p>
            </table:table-cell>
            <table:table-cell table:style-name="Table27.A2" office:value-type="string">
              <text:p text:style-name="P21">String</text:p>
            </table:table-cell>
            <table:table-cell table:style-name="Table27.B2" office:value-type="string">
              <text:p text:style-name="P67">邮箱</text:p>
            </table:table-cell>
          </table:table-row>
          <table:table-row table:style-name="Table27.5">
            <table:table-cell table:style-name="Table27.A2" office:value-type="string">
              <text:p text:style-name="P46">message</text:p>
            </table:table-cell>
            <table:table-cell table:style-name="Table27.A2" office:value-type="string">
              <text:p text:style-name="P21">String</text:p>
            </table:table-cell>
            <table:table-cell table:style-name="Table27.B2" office:value-type="string">
              <text:p text:style-name="P64">邮件内容，可为空</text:p>
            </table:table-cell>
          </table:table-row>
          <table:table-row table:style-name="Table27.5">
            <table:table-cell table:style-name="Table27.B2" table:number-columns-spanned="3" office:value-type="string">
              <text:p text:style-name="P9">响应参数(无)</text:p>
            </table:table-cell>
            <table:covered-table-cell/>
            <table:covered-table-cell/>
          </table:table-row>
        </table:table>
        <text:p text:style-name="P22"/>
        <text:p text:style-name="P79"><text:span text:style-name="T20">3.2.3 </text:span><text:span text:style-name="T21">邀请导师</text:span></text:p>
        <text:p text:style-name="P5"><text:soft-page-break/>第一次创建师谱时，如果导师未被邀请过，则其apply值为0，则在导师节点上显示邀请按钮，当点击该按钮后弹出邀请框，要求输入导师邮箱及邀请信息，确定后即向该邮箱发出邀请邮件。</text:p>
        <text:p text:style-name="P5">访问url及参数参考成员邀请部分</text:p>
        <text:p text:style-name="P79"><text:span text:style-name="T20">3.2.4 </text:span><text:span text:style-name="T21">添加分支</text:span></text:p>
        <text:p text:style-name="P9">允许给师谱树添加新的分支，点击添加新分支按钮后，在新的时间轴线上临时生成一个添加成员的节点，该节点与1.2添加成员具有相同功能，如果该节点未填充成员数据，则刷新后该节点不保存。</text:p>
        <text:h text:style-name="P94" text:outline-level="2"><text:bookmark-start text:name="__RefHeading__557_1876474993"/><text:span text:style-name="T32">3.3 </text:span><text:span text:style-name="T24">创建</text:span><text:span text:style-name="T32">/</text:span><text:span text:style-name="T24">添加师谱</text:span><text:bookmark-end text:name="__RefHeading__557_1876474993"/></text:h>
        <text:p text:style-name="P9">弹出编辑框，输入导师基本信息: 姓名，性别，工作院校，职称以及加入师门时间，输入完成后生成新的师谱树图。</text:p>
        <text:p text:style-name="P9">输入导师姓名后弹出同名导师列表，如果导师在提示的列表里，当用户点选后自动跳转到该导师的师谱中，如果不存在则填写空余表格。</text:p>
        <text:p text:style-name="P79"><text:span text:style-name="T20">3.3.1 <text:s/></text:span><text:span text:style-name="T21">获取同名用户信息</text:span></text:p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P24">请求接口</text:p>
            </table:table-cell>
            <table:table-cell table:style-name="Table28.B1" table:number-columns-spanned="2" office:value-type="string">
              <text:p text:style-name="P46">?q=userinfo/get_userinfo</text:p>
            </table:table-cell>
            <table:covered-table-cell/>
          </table:table-row>
          <table:table-row table:style-name="Table28.1">
            <table:table-cell table:style-name="Table28.A2" office:value-type="string">
              <text:p text:style-name="P24">接口说明</text:p>
            </table:table-cell>
            <table:table-cell table:style-name="Table28.B2" table:number-columns-spanned="2" office:value-type="string">
              <text:p text:style-name="P9">输入导师提示</text:p>
            </table:table-cell>
            <table:covered-table-cell/>
          </table:table-row>
          <table:table-row table:style-name="Table28.3">
            <table:table-cell table:style-name="Table2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8.4">
            <table:table-cell table:style-name="Table28.A4" office:value-type="string">
              <text:p text:style-name="P21">参数名</text:p>
            </table:table-cell>
            <table:table-cell table:style-name="Table28.A4" office:value-type="string">
              <text:p text:style-name="P21">类型</text:p>
            </table:table-cell>
            <table:table-cell table:style-name="Table28.C4" office:value-type="string">
              <text:p text:style-name="P21">描述</text:p>
            </table:table-cell>
          </table:table-row>
          <table:table-row table:style-name="Table28.5">
            <table:table-cell table:style-name="Table28.A2" office:value-type="string">
              <text:p text:style-name="P46">name</text:p>
            </table:table-cell>
            <table:table-cell table:style-name="Table28.A2" office:value-type="string">
              <text:p text:style-name="P21">String</text:p>
            </table:table-cell>
            <table:table-cell table:style-name="Table28.B2" office:value-type="string">
              <text:p text:style-name="P5">导师姓名</text:p>
            </table:table-cell>
          </table:table-row>
          <table:table-row table:style-name="Table28.5">
            <table:table-cell table:style-name="Table28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8.7">
            <table:table-cell table:style-name="Table28.A4" office:value-type="string">
              <text:p text:style-name="P21">参数名</text:p>
            </table:table-cell>
            <table:table-cell table:style-name="Table28.A4" office:value-type="string">
              <text:p text:style-name="P21">类型</text:p>
            </table:table-cell>
            <table:table-cell table:style-name="Table28.C4" office:value-type="string">
              <text:p text:style-name="P21">描述</text:p>
            </table:table-cell>
          </table:table-row>
          <table:table-row table:style-name="Table28.8">
            <table:table-cell table:style-name="Table28.A2" office:value-type="string">
              <text:p text:style-name="P22"><text:span text:style-name="T70">data.</text:span><text:span text:style-name="T43">user</text:span></text:p>
            </table:table-cell>
            <table:table-cell table:style-name="Table28.A2" office:value-type="string">
              <text:p text:style-name="P71">对象数组</text:p>
            </table:table-cell>
            <table:table-cell table:style-name="Table28.B2" office:value-type="string">
              <text:p text:style-name="P5">数组元素定义：</text:p>
              <text:p text:style-name="P5">{</text:p>
              <text:p text:style-name="P64"><text:s text:c="11"/>uid ，</text:p>
              <text:p text:style-name="P64"><text:s text:c="11"/>tid ,</text:p>
              <text:p text:style-name="P64"><text:s text:c="6"/>realname ,</text:p>
              <text:p text:style-name="P64"><text:s text:c="11"/>sex ,</text:p>
              <text:p text:style-name="P22"><text:span text:style-name="T6"><text:s text:c="7"/></text:span><text:span text:style-name="T69">picture_uri</text:span> <text:s/><text:span text:style-name="T69">,</text:span></text:p>
              <text:p text:style-name="P22"><text:span text:style-name="T6"><text:s text:c="5"/></text:span><text:span text:style-name="T69"><text:s text:c="3"/>job_title ,</text:span></text:p>
              <text:p text:style-name="P67"><text:s text:c="8"/>company , </text:p>
              <text:p text:style-name="P5">}</text:p>
            </table:table-cell>
          </table:table-row>
        </table:table>
        <text:p text:style-name="P22"/>
        <text:p text:style-name="P79"><text:span text:style-name="T20">3.3.2 <text:s/></text:span><text:span text:style-name="T21">创建师谱</text:span></text:p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P24">请求接口</text:p>
            </table:table-cell>
            <table:table-cell table:style-name="Table29.B1" table:number-columns-spanned="2" office:value-type="string">
              <text:p text:style-name="P46">?q=relation_map/create_new_tree</text:p>
            </table:table-cell>
            <table:covered-table-cell/>
          </table:table-row>
          <table:table-row table:style-name="Table29.1">
            <table:table-cell table:style-name="Table29.A2" office:value-type="string">
              <text:p text:style-name="P24">接口说明</text:p>
            </table:table-cell>
            <table:table-cell table:style-name="Table29.B2" table:number-columns-spanned="2" office:value-type="string">
              <text:p text:style-name="P9">创建师谱/添加新的师谱</text:p>
            </table:table-cell>
            <table:covered-table-cell/>
          </table:table-row>
          <table:table-row table:style-name="Table29.3">
            <table:table-cell table:style-name="Table2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29.4">
            <table:table-cell table:style-name="Table29.A4" office:value-type="string">
              <text:p text:style-name="P21">参数名</text:p>
            </table:table-cell>
            <table:table-cell table:style-name="Table29.A4" office:value-type="string">
              <text:p text:style-name="P21">类型</text:p>
            </table:table-cell>
            <table:table-cell table:style-name="Table29.C4" office:value-type="string">
              <text:p text:style-name="P21">描述</text:p>
            </table:table-cell>
          </table:table-row>
          <table:table-row table:style-name="Table29.5">
            <table:table-cell table:style-name="Table29.A2" office:value-type="string">
              <text:p text:style-name="P46">masterInfo</text:p>
            </table:table-cell>
            <table:table-cell table:style-name="Table29.A2" office:value-type="string">
              <text:p text:style-name="P21">object</text:p>
            </table:table-cell>
            <table:table-cell table:style-name="Table29.B2" office:value-type="string">
              <text:p text:style-name="P46">{</text:p>
              <text:p text:style-name="P22"><text:span text:style-name="T55"><text:s text:c="8"/>uid : </text:span><text:span text:style-name="T56">-</text:span><text:span text:style-name="T55">1,</text:span></text:p>
              <text:p text:style-name="P22"><text:soft-page-break/><text:span text:style-name="T55"><text:s text:c="8"/>tid : </text:span><text:span text:style-name="T56">-</text:span><text:span text:style-name="T55">1,</text:span></text:p>
              <text:p text:style-name="P46"><text:s text:c="7"/>name : "",</text:p>
              <text:p text:style-name="P46"><text:s text:c="7"/>year : "",//加入师门时间</text:p>
              <text:p text:style-name="P46"><text:s text:c="8"/>sex : 0,//默认0为男性</text:p>
              <text:p text:style-name="P46"><text:s text:c="2"/>job_title : "",</text:p>
              <text:p text:style-name="P46"><text:s text:c="2"/>university : "",</text:p>
              <text:p text:style-name="P9"><text:s text:c="2"/>}</text:p>
            </table:table-cell>
          </table:table-row>
          <table:table-row table:style-name="Table29.5">
            <table:table-cell table:style-name="Table29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29.7">
            <table:table-cell table:style-name="Table29.A4" office:value-type="string">
              <text:p text:style-name="P21">参数名</text:p>
            </table:table-cell>
            <table:table-cell table:style-name="Table29.A4" office:value-type="string">
              <text:p text:style-name="P21">类型</text:p>
            </table:table-cell>
            <table:table-cell table:style-name="Table29.C4" office:value-type="string">
              <text:p text:style-name="P21">描述</text:p>
            </table:table-cell>
          </table:table-row>
          <table:table-row table:style-name="Table29.8">
            <table:table-cell table:style-name="Table29.A2" office:value-type="string">
              <text:p text:style-name="P22"><text:span text:style-name="T70">data.</text:span><text:span text:style-name="T43">uid</text:span></text:p>
            </table:table-cell>
            <table:table-cell table:style-name="Table29.A2" office:value-type="string">
              <text:p text:style-name="P71">int</text:p>
            </table:table-cell>
            <table:table-cell table:style-name="Table29.B2" office:value-type="string">
              <text:p text:style-name="P5">用户id</text:p>
            </table:table-cell>
          </table:table-row>
          <table:table-row table:style-name="Table29.8">
            <table:table-cell table:style-name="Table29.A2" office:value-type="string">
              <text:p text:style-name="P67">data.tid</text:p>
            </table:table-cell>
            <table:table-cell table:style-name="Table29.A2" office:value-type="string">
              <text:p text:style-name="P71">int</text:p>
            </table:table-cell>
            <table:table-cell table:style-name="Table29.B2" office:value-type="string">
              <text:p text:style-name="P5">树id</text:p>
            </table:table-cell>
          </table:table-row>
        </table:table>
        <text:p text:style-name="P22"/>
        <text:h text:style-name="P94" text:outline-level="2"><text:bookmark-start text:name="__RefHeading__1098_1541589551"/><text:span text:style-name="T32">3.4 </text:span><text:span text:style-name="T24">加入的师谱列表</text:span><text:bookmark-end text:name="__RefHeading__1098_1541589551"/></text:h>
        <text:p text:style-name="P9">如果创建/加入多个师谱，则能够显示已经加入的师谱列表，点击每个条目则跳转到对应师谱树。</text:p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P24">请求接口</text:p>
            </table:table-cell>
            <table:table-cell table:style-name="Table30.B1" table:number-columns-spanned="2" office:value-type="string">
              <text:p text:style-name="P46">?q=relation_map/get_tree_list</text:p>
            </table:table-cell>
            <table:covered-table-cell/>
          </table:table-row>
          <table:table-row table:style-name="Table30.1">
            <table:table-cell table:style-name="Table30.A2" office:value-type="string">
              <text:p text:style-name="P24">接口说明</text:p>
            </table:table-cell>
            <table:table-cell table:style-name="Table30.B2" table:number-columns-spanned="2" office:value-type="string">
              <text:p text:style-name="P9">加入的师谱列表</text:p>
            </table:table-cell>
            <table:covered-table-cell/>
          </table:table-row>
          <table:table-row table:style-name="Table30.3">
            <table:table-cell table:style-name="Table3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0.4">
            <table:table-cell table:style-name="Table30.A4" office:value-type="string">
              <text:p text:style-name="P21">参数名</text:p>
            </table:table-cell>
            <table:table-cell table:style-name="Table30.A4" office:value-type="string">
              <text:p text:style-name="P21">类型</text:p>
            </table:table-cell>
            <table:table-cell table:style-name="Table30.C4" office:value-type="string">
              <text:p text:style-name="P21">描述</text:p>
            </table:table-cell>
          </table:table-row>
          <table:table-row table:style-name="Table30.5">
            <table:table-cell table:style-name="Table30.A2" office:value-type="string">
              <text:p text:style-name="P46">uid</text:p>
            </table:table-cell>
            <table:table-cell table:style-name="Table30.A2" office:value-type="string">
              <text:p text:style-name="P21">int</text:p>
            </table:table-cell>
            <table:table-cell table:style-name="Table30.B2" office:value-type="string">
              <text:p text:style-name="P24">用户id</text:p>
            </table:table-cell>
          </table:table-row>
          <table:table-row table:style-name="Table30.5">
            <table:table-cell table:style-name="Table3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30.7">
            <table:table-cell table:style-name="Table30.A4" office:value-type="string">
              <text:p text:style-name="P21">参数名</text:p>
            </table:table-cell>
            <table:table-cell table:style-name="Table30.A4" office:value-type="string">
              <text:p text:style-name="P21">类型</text:p>
            </table:table-cell>
            <table:table-cell table:style-name="Table30.C4" office:value-type="string">
              <text:p text:style-name="P21">描述</text:p>
            </table:table-cell>
          </table:table-row>
          <table:table-row table:style-name="Table30.8">
            <table:table-cell table:style-name="Table30.A2" office:value-type="string">
              <text:p text:style-name="P22"><text:span text:style-name="T70">data.</text:span><text:span text:style-name="T43">tree_info</text:span></text:p>
            </table:table-cell>
            <table:table-cell table:style-name="Table30.A2" office:value-type="string">
              <text:p text:style-name="P71">数组对象</text:p>
            </table:table-cell>
            <table:table-cell table:style-name="Table30.B2" office:value-type="string">
              <text:p text:style-name="P5">元素定义如下：</text:p>
              <text:p text:style-name="P39">{ <text:s/></text:p>
              <text:p text:style-name="P39"><text:s text:c="3"/>tid, <text:s text:c="2"/>//树的id</text:p>
              <text:p text:style-name="P39"><text:s text:c="3"/>tname //树的名字，即是导师的名字</text:p>
              <text:p text:style-name="P39">}</text:p>
            </table:table-cell>
          </table:table-row>
        </table:table>
        <text:h text:style-name="P94" text:outline-level="2"><text:bookmark-start text:name="__RefHeading__682_1910806231"/><text:span text:style-name="T32">3.5 申请</text:span><text:span text:style-name="T24">加入师谱</text:span><text:bookmark-end text:name="__RefHeading__682_1910806231"/></text:h>
        <text:p text:style-name="P24">在某个师谱树里，用户点击加入师谱，需要输入加入师门时间，申请后需要成员审批才能正式加入。</text:p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P24">请求接口</text:p>
            </table:table-cell>
            <table:table-cell table:style-name="Table31.B1" table:number-columns-spanned="2" office:value-type="string">
              <text:p text:style-name="P46">?q=relation_map/apply_join_map</text:p>
            </table:table-cell>
            <table:covered-table-cell/>
          </table:table-row>
          <table:table-row table:style-name="Table31.1">
            <table:table-cell table:style-name="Table31.A2" office:value-type="string">
              <text:p text:style-name="P24">接口说明</text:p>
            </table:table-cell>
            <table:table-cell table:style-name="Table31.B2" table:number-columns-spanned="2" office:value-type="string">
              <text:p text:style-name="P9">加入师谱</text:p>
            </table:table-cell>
            <table:covered-table-cell/>
          </table:table-row>
          <table:table-row table:style-name="Table31.3">
            <table:table-cell table:style-name="Table3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1.4">
            <table:table-cell table:style-name="Table31.A4" office:value-type="string">
              <text:p text:style-name="P21">参数名</text:p>
            </table:table-cell>
            <table:table-cell table:style-name="Table31.A4" office:value-type="string">
              <text:p text:style-name="P21">类型</text:p>
            </table:table-cell>
            <table:table-cell table:style-name="Table31.C4" office:value-type="string">
              <text:p text:style-name="P21">描述</text:p>
            </table:table-cell>
          </table:table-row>
          <table:table-row table:style-name="Table31.5">
            <table:table-cell table:style-name="Table31.A2" office:value-type="string">
              <text:p text:style-name="P46">tid</text:p>
            </table:table-cell>
            <table:table-cell table:style-name="Table31.A2" office:value-type="string">
              <text:p text:style-name="P21">int</text:p>
            </table:table-cell>
            <table:table-cell table:style-name="Table31.B2" office:value-type="string">
              <text:p text:style-name="P24">该树的tid</text:p>
            </table:table-cell>
          </table:table-row>
          <table:table-row table:style-name="Table31.5">
            <table:table-cell table:style-name="Table31.A2" office:value-type="string">
              <text:p text:style-name="P46">join_year</text:p>
            </table:table-cell>
            <table:table-cell table:style-name="Table31.A2" office:value-type="string">
              <text:p text:style-name="P21">int</text:p>
            </table:table-cell>
            <table:table-cell table:style-name="Table31.B2" office:value-type="string">
              <text:p text:style-name="P24">加入师门时间</text:p>
            </table:table-cell>
          </table:table-row>
          <table:table-row table:style-name="Table31.5">
            <table:table-cell table:style-name="Table31.A2" office:value-type="string">
              <text:p text:style-name="P46">message</text:p>
            </table:table-cell>
            <table:table-cell table:style-name="Table31.A2" office:value-type="string">
              <text:p text:style-name="P21">text</text:p>
            </table:table-cell>
            <table:table-cell table:style-name="Table31.B2" office:value-type="string">
              <text:p text:style-name="P24">申请说明</text:p>
            </table:table-cell>
          </table:table-row>
          <table:table-row table:style-name="Table31.5">
            <table:table-cell table:style-name="Table3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31.9">
            <table:table-cell table:style-name="Table31.A4" office:value-type="string">
              <text:p text:style-name="P21">参数名</text:p>
            </table:table-cell>
            <table:table-cell table:style-name="Table31.A4" office:value-type="string">
              <text:p text:style-name="P21">类型</text:p>
            </table:table-cell>
            <table:table-cell table:style-name="Table31.C4" office:value-type="string">
              <text:p text:style-name="P21">描述</text:p>
            </table:table-cell>
          </table:table-row>
          <table:table-row table:style-name="Table31.10">
            <table:table-cell table:style-name="Table31.A2" office:value-type="string">
              <text:p text:style-name="P22"><text:span text:style-name="T73">data.</text:span><text:span text:style-name="T43">isJoined</text:span></text:p>
            </table:table-cell>
            <table:table-cell table:style-name="Table31.A2" office:value-type="string">
              <text:p text:style-name="P38">bool</text:p>
            </table:table-cell>
            <table:table-cell table:style-name="Table31.B2" office:value-type="string">
              <text:p text:style-name="P39">true表示已经申请加入，不能重复申请</text:p>
            </table:table-cell>
          </table:table-row>
          <text:soft-page-break/>
          <table:table-row table:style-name="Table31.10">
            <table:table-cell table:style-name="Table31.A2" office:value-type="string">
              <text:p text:style-name="P22"><text:span text:style-name="T73">data.</text:span><text:span text:style-name="T43">status</text:span></text:p>
            </table:table-cell>
            <table:table-cell table:style-name="Table31.A2" office:value-type="string">
              <text:p text:style-name="P71">bool</text:p>
            </table:table-cell>
            <table:table-cell table:style-name="Table31.B2" office:value-type="string">
              <text:p text:style-name="P39">true表示已发出申请，等待成员审批</text:p>
            </table:table-cell>
          </table:table-row>
        </table:table>
        <text:h text:style-name="P94" text:outline-level="2"><text:bookmark-start text:name="__RefHeading__1102_1541589551"/><text:span text:style-name="T32">3.6 </text:span><text:span text:style-name="T24">管理师谱</text:span><text:bookmark-end text:name="__RefHeading__1102_1541589551"/></text:h>
        <text:p text:style-name="P79"><text:span text:style-name="T20">3.6.1 </text:span><text:span text:style-name="T21">管理师谱</text:span></text:p>
        <text:p text:style-name="P5">能够获得导师姓名、师谱创建时间、创建人、成员人数信息，支持退出师谱功能。（未来支持创建师谱logo、加入师谱申请、同意、踢人等功能）</text:p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 table:style-name="Table32.1">
            <table:table-cell table:style-name="Table32.A1" office:value-type="string">
              <text:p text:style-name="P24">请求接口</text:p>
            </table:table-cell>
            <table:table-cell table:style-name="Table32.B1" table:number-columns-spanned="2" office:value-type="string">
              <text:p text:style-name="P46">?q=relation_map/apply_join_map</text:p>
            </table:table-cell>
            <table:covered-table-cell/>
          </table:table-row>
          <table:table-row table:style-name="Table32.1">
            <table:table-cell table:style-name="Table32.A2" office:value-type="string">
              <text:p text:style-name="P24">接口说明</text:p>
            </table:table-cell>
            <table:table-cell table:style-name="Table32.B2" table:number-columns-spanned="2" office:value-type="string">
              <text:p text:style-name="P9">管理师谱</text:p>
            </table:table-cell>
            <table:covered-table-cell/>
          </table:table-row>
          <table:table-row table:style-name="Table32.3">
            <table:table-cell table:style-name="Table3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2.4">
            <table:table-cell table:style-name="Table32.A4" office:value-type="string">
              <text:p text:style-name="P21">参数名</text:p>
            </table:table-cell>
            <table:table-cell table:style-name="Table32.A4" office:value-type="string">
              <text:p text:style-name="P21">类型</text:p>
            </table:table-cell>
            <table:table-cell table:style-name="Table32.C4" office:value-type="string">
              <text:p text:style-name="P21">描述</text:p>
            </table:table-cell>
          </table:table-row>
          <table:table-row table:style-name="Table32.5">
            <table:table-cell table:style-name="Table32.A2" office:value-type="string">
              <text:p text:style-name="P46">uid</text:p>
            </table:table-cell>
            <table:table-cell table:style-name="Table32.A2" office:value-type="string">
              <text:p text:style-name="P21">int</text:p>
            </table:table-cell>
            <table:table-cell table:style-name="Table32.B2" office:value-type="string">
              <text:p text:style-name="P24">用户id</text:p>
            </table:table-cell>
          </table:table-row>
          <table:table-row table:style-name="Table32.5">
            <table:table-cell table:style-name="Table3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32.7">
            <table:table-cell table:style-name="Table32.A4" office:value-type="string">
              <text:p text:style-name="P21">参数名</text:p>
            </table:table-cell>
            <table:table-cell table:style-name="Table32.A4" office:value-type="string">
              <text:p text:style-name="P21">类型</text:p>
            </table:table-cell>
            <table:table-cell table:style-name="Table32.C4" office:value-type="string">
              <text:p text:style-name="P21">描述</text:p>
            </table:table-cell>
          </table:table-row>
          <table:table-row table:style-name="Table32.8">
            <table:table-cell table:style-name="Table32.A2" office:value-type="string">
              <text:p text:style-name="P22"><text:span text:style-name="T70">data.</text:span><text:span text:style-name="T44">tree_info</text:span></text:p>
            </table:table-cell>
            <table:table-cell table:style-name="Table32.A2" office:value-type="string">
              <text:p text:style-name="P71">数组对象</text:p>
            </table:table-cell>
            <table:table-cell table:style-name="Table32.B2" office:value-type="string">
              <text:p text:style-name="P39">数组元素定义如下：</text:p>
              <text:p text:style-name="P39">{</text:p>
              <text:p text:style-name="P39"><text:s text:c="3"/>tname, //导师姓名</text:p>
              <text:p text:style-name="P39"><text:s text:c="3"/>tid,</text:p>
              <text:p text:style-name="P39"><text:s text:c="3"/>admin, //创建人</text:p>
              <text:p text:style-name="P39"><text:s text:c="3"/>admin_id,//创建人uid</text:p>
              <text:p text:style-name="P39"><text:s text:c="3"/>totalMembers,//成员总数</text:p>
              <text:p text:style-name="P39">}</text:p>
            </table:table-cell>
          </table:table-row>
        </table:table>
        <text:p text:style-name="P79"><text:span text:style-name="T20">3.6.2 <text:s/></text:span><text:span text:style-name="T21">退出师谱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row table:style-name="Table33.1">
            <table:table-cell table:style-name="Table33.A1" office:value-type="string">
              <text:p text:style-name="P24">请求接口</text:p>
            </table:table-cell>
            <table:table-cell table:style-name="Table33.B1" table:number-columns-spanned="2" office:value-type="string">
              <text:p text:style-name="P46">?q=relation_map/exit_tree</text:p>
            </table:table-cell>
            <table:covered-table-cell/>
          </table:table-row>
          <table:table-row table:style-name="Table33.1">
            <table:table-cell table:style-name="Table33.A2" office:value-type="string">
              <text:p text:style-name="P24">接口说明</text:p>
            </table:table-cell>
            <table:table-cell table:style-name="Table33.B2" table:number-columns-spanned="2" office:value-type="string">
              <text:p text:style-name="P39">退出师谱</text:p>
            </table:table-cell>
            <table:covered-table-cell/>
          </table:table-row>
          <table:table-row table:style-name="Table33.3">
            <table:table-cell table:style-name="Table3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3.4">
            <table:table-cell table:style-name="Table33.A4" office:value-type="string">
              <text:p text:style-name="P21">参数名</text:p>
            </table:table-cell>
            <table:table-cell table:style-name="Table33.A4" office:value-type="string">
              <text:p text:style-name="P21">类型</text:p>
            </table:table-cell>
            <table:table-cell table:style-name="Table33.C4" office:value-type="string">
              <text:p text:style-name="P21">描述</text:p>
            </table:table-cell>
          </table:table-row>
          <table:table-row table:style-name="Table33.5">
            <table:table-cell table:style-name="Table33.A2" office:value-type="string">
              <text:p text:style-name="P46">uid</text:p>
            </table:table-cell>
            <table:table-cell table:style-name="Table33.A2" office:value-type="string">
              <text:p text:style-name="P21">int</text:p>
            </table:table-cell>
            <table:table-cell table:style-name="Table33.B2" office:value-type="string">
              <text:p text:style-name="P24">用户id</text:p>
            </table:table-cell>
          </table:table-row>
          <table:table-row table:style-name="Table33.5">
            <table:table-cell table:style-name="Table33.A2" office:value-type="string">
              <text:p text:style-name="P46">tid</text:p>
            </table:table-cell>
            <table:table-cell table:style-name="Table33.A2" office:value-type="string">
              <text:p text:style-name="P21">int</text:p>
            </table:table-cell>
            <table:table-cell table:style-name="Table33.B2" office:value-type="string">
              <text:p text:style-name="P24">树id</text:p>
            </table:table-cell>
          </table:table-row>
          <table:table-row table:style-name="Table33.5">
            <table:table-cell table:style-name="Table33.B2" table:number-columns-spanned="3" office:value-type="string">
              <text:p text:style-name="P9">响应参数(无）</text:p>
            </table:table-cell>
            <table:covered-table-cell/>
            <table:covered-table-cell/>
          </table:table-row>
        </table:table>
        <text:h text:style-name="P94" text:outline-level="2"><text:bookmark-start text:name="__RefHeading__396_73342006"/><text:span text:style-name="T32">3.7 </text:span><text:span text:style-name="T24">分享给好友</text:span><text:bookmark-end text:name="__RefHeading__396_73342006"/></text:h>
        <text:p text:style-name="P9">通过微信、qq、邮箱等社交网络，将师谱树分享给好友、同门。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h text:style-name="P92" text:outline-level="1"><text:bookmark-start text:name="__RefHeading__964_425059347"/>四、档案<text:bookmark-end text:name="__RefHeading__964_425059347"/></text:h>
        <text:h text:style-name="P94" text:outline-level="2"><text:bookmark-start text:name="__RefHeading__966_425059347"/><text:span text:style-name="T32">4.1 </text:span><text:span text:style-name="T24">个人概况</text:span><text:bookmark-end text:name="__RefHeading__966_425059347"/></text:h>
        <text:p text:style-name="P81">个人概况包含头像，姓名，如果是已经毕业则显示：就职公司、职位，毕业学校，现居住地，公司行业；如果是学生则显示：专业、学历、学校及居住地区</text:p>
        <text:p text:style-name="P79"><text:span text:style-name="T20">4.1.1 </text:span><text:span text:style-name="T21">头像</text:span></text:p>
        <text:p text:style-name="P6">http post上传文件，文件上传表单：</text:p>
        <text:p text:style-name="P26">&lt;form name="file" enctype="multipart/form-data"&gt;</text:p>
        <text:p text:style-name="P26">&lt;/form&gt;</text:p>
        <text:p text:style-name="P6">请求参数：</text:p>
        <text:p text:style-name="P24">Content-Disposition: form-data; name="files"; filename="xxx"</text:p>
        <text:p text:style-name="P24">Content-Type: image/jpeg</text:p>
        <text:p text:style-name="P24">获取已上传文件保存路径：</text:p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 table:style-name="Table34.1">
            <table:table-cell table:style-name="Table34.A1" office:value-type="string">
              <text:p text:style-name="P24">请求接口</text:p>
            </table:table-cell>
            <table:table-cell table:style-name="Table34.B1" table:number-columns-spanned="2" office:value-type="string">
              <text:p text:style-name="P46">?q=personal_archive/upload_head_picture_by_phone</text:p>
            </table:table-cell>
            <table:covered-table-cell/>
          </table:table-row>
          <table:table-row table:style-name="Table34.1">
            <table:table-cell table:style-name="Table34.A2" office:value-type="string">
              <text:p text:style-name="P24">接口说明</text:p>
            </table:table-cell>
            <table:table-cell table:style-name="Table34.B2" table:number-columns-spanned="2" office:value-type="string">
              <text:p text:style-name="P5">获取已上传文件保存路径</text:p>
            </table:table-cell>
            <table:covered-table-cell/>
          </table:table-row>
          <table:table-row table:style-name="Table34.3">
            <table:table-cell table:style-name="Table34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34.4">
            <table:table-cell table:style-name="Table3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34.5">
            <table:table-cell table:style-name="Table34.A5" office:value-type="string">
              <text:p text:style-name="P21">参数名</text:p>
            </table:table-cell>
            <table:table-cell table:style-name="Table34.B5" office:value-type="string">
              <text:p text:style-name="P21">类型</text:p>
            </table:table-cell>
            <table:table-cell table:style-name="Table34.C5" office:value-type="string">
              <text:p text:style-name="P21">描述</text:p>
            </table:table-cell>
          </table:table-row>
          <table:table-row table:style-name="Table34.6">
            <table:table-cell table:style-name="Table34.A2" office:value-type="string">
              <text:p text:style-name="P22"><text:span text:style-name="T70">data.</text:span><text:span text:style-name="T71">uri</text:span></text:p>
            </table:table-cell>
            <table:table-cell table:style-name="Table34.A2" office:value-type="string">
              <text:p text:style-name="P71">String</text:p>
            </table:table-cell>
            <table:table-cell table:style-name="Table34.B2" office:value-type="string">
              <text:p text:style-name="P39">头像的uri</text:p>
            </table:table-cell>
          </table:table-row>
        </table:table>
        <text:p text:style-name="P79"><text:span text:style-name="T20">4.1.2 <text:s/></text:span><text:span text:style-name="T21">基本信息</text:span></text:p>
        <text:p text:style-name="P26">获取基本信息：</text:p>
        <table:table table:name="Table35" table:style-name="Table35">
          <table:table-column table:style-name="Table35.A"/>
          <table:table-column table:style-name="Table35.B"/>
          <table:table-column table:style-name="Table35.C"/>
          <text:soft-page-break/>
          <table:table-row table:style-name="Table35.1">
            <table:table-cell table:style-name="Table35.A1" office:value-type="string">
              <text:p text:style-name="P24">请求接口</text:p>
            </table:table-cell>
            <table:table-cell table:style-name="Table35.B1" table:number-columns-spanned="2" office:value-type="string">
              <text:p text:style-name="P46">?q=personal_archive/user_summary</text:p>
            </table:table-cell>
            <table:covered-table-cell/>
          </table:table-row>
          <table:table-row table:style-name="Table35.1">
            <table:table-cell table:style-name="Table35.A2" office:value-type="string">
              <text:p text:style-name="P24">接口说明</text:p>
            </table:table-cell>
            <table:table-cell table:style-name="Table35.B2" table:number-columns-spanned="2" office:value-type="string">
              <text:p text:style-name="P6">获取基本信息</text:p>
            </table:table-cell>
            <table:covered-table-cell/>
          </table:table-row>
          <table:table-row table:style-name="Table35.3">
            <table:table-cell table:style-name="Table35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5.4">
            <table:table-cell table:style-name="Table35.A4" office:value-type="string">
              <text:p text:style-name="P21">参数名</text:p>
            </table:table-cell>
            <table:table-cell table:style-name="Table35.A4" office:value-type="string">
              <text:p text:style-name="P21">类型</text:p>
            </table:table-cell>
            <table:table-cell table:style-name="Table35.C4" office:value-type="string">
              <text:p text:style-name="P21">描述</text:p>
            </table:table-cell>
          </table:table-row>
          <table:table-row table:style-name="Table35.5">
            <table:table-cell table:style-name="Table35.A2" office:value-type="string">
              <text:p text:style-name="P46">uid</text:p>
            </table:table-cell>
            <table:table-cell table:style-name="Table35.A2" office:value-type="string">
              <text:p text:style-name="P21">int</text:p>
            </table:table-cell>
            <table:table-cell table:style-name="Table35.B2" office:value-type="string">
              <text:p text:style-name="P24">用户id</text:p>
            </table:table-cell>
          </table:table-row>
          <table:table-row table:style-name="Table35.5">
            <table:table-cell table:style-name="Table3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35.7">
            <table:table-cell table:style-name="Table35.A4" office:value-type="string">
              <text:p text:style-name="P21">参数名</text:p>
            </table:table-cell>
            <table:table-cell table:style-name="Table35.A4" office:value-type="string">
              <text:p text:style-name="P21">类型</text:p>
            </table:table-cell>
            <table:table-cell table:style-name="Table35.C4" office:value-type="string">
              <text:p text:style-name="P21">描述</text:p>
            </table:table-cell>
          </table:table-row>
          <table:table-row table:style-name="Table35.8">
            <table:table-cell table:style-name="Table35.A2" office:value-type="string">
              <text:p text:style-name="P22"><text:span text:style-name="T70">data.</text:span><text:span text:style-name="T12">user_summary</text:span></text:p>
            </table:table-cell>
            <table:table-cell table:style-name="Table35.A2" office:value-type="string">
              <text:p text:style-name="P71">json对象</text:p>
            </table:table-cell>
            <table:table-cell table:style-name="Table35.B2" office:value-type="string">
              <text:p text:style-name="P39">{</text:p>
              <text:p text:style-name="P22"><text:span text:style-name="T43"><text:s text:c="2"/></text:span><text:span text:style-name="T12"><text:s text:c="2"/>uid： 用户id</text:span></text:p>
              <text:p text:style-name="P9"><text:s text:c="4"/>sex: 0表示男, 1表示女</text:p>
              <text:p text:style-name="P9"><text:s text:c="4"/>realname: 真实姓名</text:p>
              <text:p text:style-name="P22"><text:span text:style-name="T34"><text:s text:c="2"/></text:span><text:span text:style-name="T12"><text:s text:c="3"/></text:span><text:span text:style-name="T79">situation：0表示学生，1表示毕业</text:span></text:p>
              <text:p text:style-name="P76"><text:s text:c="4"/>picture_uri：头像 uri</text:p>
              <text:p text:style-name="P76"><text:s text:c="4"/>university: 学校</text:p>
              <text:p text:style-name="P76"><text:s text:c="4"/>degree：学历</text:p>
              <text:p text:style-name="P76"><text:s text:c="4"/>major：专业</text:p>
              <text:p text:style-name="P76"><text:s text:c="4"/>joined： 加入状态 0表示未加入 1表示已经加入</text:p>
              <text:p text:style-name="P76"><text:s text:c="4"/>apply： 0表示被其它成员添加，但是还未加入</text:p>
              <text:p text:style-name="P22"><text:span text:style-name="T79"><text:s text:c="4"/></text:span><text:span text:style-name="T80">job_title：职位</text:span></text:p>
              <text:p text:style-name="P77"><text:s text:c="4"/>company：公司</text:p>
              <text:p text:style-name="P78"><text:s text:c="4"/>lives：居住地区</text:p>
              <text:p text:style-name="P39">}</text:p>
            </table:table-cell>
          </table:table-row>
        </table:table>
        <text:p text:style-name="P22"/>
        <text:h text:style-name="P94" text:outline-level="2"><text:bookmark-start text:name="__RefHeading__1110_1541589551"/><text:span text:style-name="T32">4.2 </text:span><text:span text:style-name="T24">问答动态</text:span><text:bookmark-end text:name="__RefHeading__1110_1541589551"/></text:h>
        <text:p text:style-name="P26">包括问题数，回答数，专栏数，获赞数，关注/被关注数量。点击数字可以跳转到对应页面。</text:p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office:value-type="string">
              <text:p text:style-name="P24">请求接口</text:p>
            </table:table-cell>
            <table:table-cell table:style-name="Table36.B1" table:number-columns-spanned="2" office:value-type="string">
              <text:p text:style-name="P46">?q=profession_communicate/get_user_activity_info</text:p>
            </table:table-cell>
            <table:covered-table-cell/>
          </table:table-row>
          <table:table-row table:style-name="Table36.1">
            <table:table-cell table:style-name="Table36.A2" office:value-type="string">
              <text:p text:style-name="P24">接口说明</text:p>
            </table:table-cell>
            <table:table-cell table:style-name="Table36.B2" table:number-columns-spanned="2" office:value-type="string">
              <text:p text:style-name="P6">问答动态</text:p>
            </table:table-cell>
            <table:covered-table-cell/>
          </table:table-row>
          <table:table-row table:style-name="Table36.3">
            <table:table-cell table:style-name="Table3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6.4">
            <table:table-cell table:style-name="Table36.A4" office:value-type="string">
              <text:p text:style-name="P21">参数名</text:p>
            </table:table-cell>
            <table:table-cell table:style-name="Table36.A4" office:value-type="string">
              <text:p text:style-name="P21">类型</text:p>
            </table:table-cell>
            <table:table-cell table:style-name="Table36.C4" office:value-type="string">
              <text:p text:style-name="P21">描述</text:p>
            </table:table-cell>
          </table:table-row>
          <table:table-row table:style-name="Table36.5">
            <table:table-cell table:style-name="Table36.A2" office:value-type="string">
              <text:p text:style-name="P46">uid</text:p>
            </table:table-cell>
            <table:table-cell table:style-name="Table36.A2" office:value-type="string">
              <text:p text:style-name="P21">int</text:p>
            </table:table-cell>
            <table:table-cell table:style-name="Table36.B2" office:value-type="string">
              <text:p text:style-name="P24">用户id</text:p>
            </table:table-cell>
          </table:table-row>
          <table:table-row table:style-name="Table36.5">
            <table:table-cell table:style-name="Table3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36.7">
            <table:table-cell table:style-name="Table36.A4" office:value-type="string">
              <text:p text:style-name="P21">参数名</text:p>
            </table:table-cell>
            <table:table-cell table:style-name="Table36.A4" office:value-type="string">
              <text:p text:style-name="P21">类型</text:p>
            </table:table-cell>
            <table:table-cell table:style-name="Table36.C4" office:value-type="string">
              <text:p text:style-name="P21">描述</text:p>
            </table:table-cell>
          </table:table-row>
          <table:table-row table:style-name="Table36.8">
            <table:table-cell table:style-name="Table36.A2" office:value-type="string">
              <text:p text:style-name="P22"><text:span text:style-name="T70">data.</text:span><text:span text:style-name="T13">questions</text:span></text:p>
            </table:table-cell>
            <table:table-cell table:style-name="Table36.A2" office:value-type="string">
              <text:p text:style-name="P71">int</text:p>
            </table:table-cell>
            <table:table-cell table:style-name="Table36.B2" office:value-type="string">
              <text:p text:style-name="P39">提问数</text:p>
            </table:table-cell>
          </table:table-row>
          <table:table-row table:style-name="Table36.8">
            <table:table-cell table:style-name="Table36.A2" office:value-type="string">
              <text:p text:style-name="P22"><text:span text:style-name="T70">data.</text:span><text:span text:style-name="T13">answers</text:span></text:p>
            </table:table-cell>
            <table:table-cell table:style-name="Table36.A2" office:value-type="string">
              <text:p text:style-name="P71">int</text:p>
            </table:table-cell>
            <table:table-cell table:style-name="Table36.B2" office:value-type="string">
              <text:p text:style-name="P39">回答数</text:p>
            </table:table-cell>
          </table:table-row>
          <table:table-row table:style-name="Table36.8">
            <table:table-cell table:style-name="Table36.A2" office:value-type="string">
              <text:p text:style-name="P22"><text:span text:style-name="T70">data.</text:span><text:span text:style-name="T13">agrees</text:span></text:p>
            </table:table-cell>
            <table:table-cell table:style-name="Table36.A2" office:value-type="string">
              <text:p text:style-name="P71">int</text:p>
            </table:table-cell>
            <table:table-cell table:style-name="Table36.B2" office:value-type="string">
              <text:p text:style-name="P39">获赞数</text:p>
            </table:table-cell>
          </table:table-row>
          <table:table-row table:style-name="Table36.8">
            <table:table-cell table:style-name="Table36.A2" office:value-type="string">
              <text:p text:style-name="P22"><text:span text:style-name="T70">data.</text:span><text:span text:style-name="T13">followed</text:span></text:p>
            </table:table-cell>
            <table:table-cell table:style-name="Table36.A2" office:value-type="string">
              <text:p text:style-name="P71">int</text:p>
            </table:table-cell>
            <table:table-cell table:style-name="Table36.B2" office:value-type="string">
              <text:p text:style-name="P39">被关注数</text:p>
            </table:table-cell>
          </table:table-row>
          <table:table-row table:style-name="Table36.8">
            <table:table-cell table:style-name="Table36.A2" office:value-type="string">
              <text:p text:style-name="P22"><text:span text:style-name="T70">data.</text:span><text:span text:style-name="T13">following</text:span></text:p>
            </table:table-cell>
            <table:table-cell table:style-name="Table36.A2" office:value-type="string">
              <text:p text:style-name="P71">int</text:p>
            </table:table-cell>
            <table:table-cell table:style-name="Table36.B2" office:value-type="string">
              <text:p text:style-name="P39">关注数</text:p>
            </table:table-cell>
          </table:table-row>
        </table:table>
        <text:p text:style-name="P22"/>
        <text:h text:style-name="P94" text:outline-level="2"><text:bookmark-start text:name="__RefHeading__404_73342006"/><text:soft-page-break/><text:span text:style-name="T32">4.3 </text:span><text:span text:style-name="T24">个人简介</text:span><text:bookmark-end text:name="__RefHeading__404_73342006"/></text:h>
        <text:p text:style-name="P79"><text:span text:style-name="T20">4.3.1</text:span><text:span text:style-name="T21">加载简介</text:span></text:p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 table:style-name="Table37.1">
            <table:table-cell table:style-name="Table37.A1" office:value-type="string">
              <text:p text:style-name="P24">请求接口</text:p>
            </table:table-cell>
            <table:table-cell table:style-name="Table37.B1" table:number-columns-spanned="2" office:value-type="string">
              <text:p text:style-name="P46">?q=personal_archive/profile/load</text:p>
            </table:table-cell>
            <table:covered-table-cell/>
          </table:table-row>
          <table:table-row table:style-name="Table37.1">
            <table:table-cell table:style-name="Table37.A2" office:value-type="string">
              <text:p text:style-name="P24">接口说明</text:p>
            </table:table-cell>
            <table:table-cell table:style-name="Table37.B2" table:number-columns-spanned="2" office:value-type="string">
              <text:p text:style-name="P6">加载简介</text:p>
            </table:table-cell>
            <table:covered-table-cell/>
          </table:table-row>
          <table:table-row table:style-name="Table37.3">
            <table:table-cell table:style-name="Table3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7.4">
            <table:table-cell table:style-name="Table37.A4" office:value-type="string">
              <text:p text:style-name="P21">参数名</text:p>
            </table:table-cell>
            <table:table-cell table:style-name="Table37.A4" office:value-type="string">
              <text:p text:style-name="P21">类型</text:p>
            </table:table-cell>
            <table:table-cell table:style-name="Table37.C4" office:value-type="string">
              <text:p text:style-name="P21">描述</text:p>
            </table:table-cell>
          </table:table-row>
          <table:table-row table:style-name="Table37.5">
            <table:table-cell table:style-name="Table37.A2" office:value-type="string">
              <text:p text:style-name="P46">uid</text:p>
            </table:table-cell>
            <table:table-cell table:style-name="Table37.A2" office:value-type="string">
              <text:p text:style-name="P21">int</text:p>
            </table:table-cell>
            <table:table-cell table:style-name="Table37.B2" office:value-type="string">
              <text:p text:style-name="P24">用户id</text:p>
            </table:table-cell>
          </table:table-row>
          <table:table-row table:style-name="Table37.5">
            <table:table-cell table:style-name="Table37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37.7">
            <table:table-cell table:style-name="Table37.A4" office:value-type="string">
              <text:p text:style-name="P21">参数名</text:p>
            </table:table-cell>
            <table:table-cell table:style-name="Table37.A4" office:value-type="string">
              <text:p text:style-name="P21">类型</text:p>
            </table:table-cell>
            <table:table-cell table:style-name="Table37.C4" office:value-type="string">
              <text:p text:style-name="P21">描述</text:p>
            </table:table-cell>
          </table:table-row>
          <table:table-row table:style-name="Table37.8">
            <table:table-cell table:style-name="Table37.A2" office:value-type="string">
              <text:p text:style-name="P10">data.content</text:p>
            </table:table-cell>
            <table:table-cell table:style-name="Table37.A2" office:value-type="string">
              <text:p text:style-name="P71">blob</text:p>
            </table:table-cell>
            <table:table-cell table:style-name="Table37.B2" office:value-type="string">
              <text:p text:style-name="P39">简介内容</text:p>
            </table:table-cell>
          </table:table-row>
        </table:table>
        <text:p text:style-name="P22"/>
        <text:p text:style-name="P79"><text:span text:style-name="T20">4.3.2</text:span><text:span text:style-name="T21">添加简介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row table:style-name="Table38.1">
            <table:table-cell table:style-name="Table38.A1" office:value-type="string">
              <text:p text:style-name="P24">请求接口</text:p>
            </table:table-cell>
            <table:table-cell table:style-name="Table38.B1" table:number-columns-spanned="2" office:value-type="string">
              <text:p text:style-name="P46">?q=personal_archive/profile/add</text:p>
            </table:table-cell>
            <table:covered-table-cell/>
          </table:table-row>
          <table:table-row table:style-name="Table38.1">
            <table:table-cell table:style-name="Table38.A2" office:value-type="string">
              <text:p text:style-name="P24">接口说明</text:p>
            </table:table-cell>
            <table:table-cell table:style-name="Table38.B2" table:number-columns-spanned="2" office:value-type="string">
              <text:p text:style-name="P6">加载简介</text:p>
            </table:table-cell>
            <table:covered-table-cell/>
          </table:table-row>
          <table:table-row table:style-name="Table38.3">
            <table:table-cell table:style-name="Table3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8.4">
            <table:table-cell table:style-name="Table38.A4" office:value-type="string">
              <text:p text:style-name="P21">参数名</text:p>
            </table:table-cell>
            <table:table-cell table:style-name="Table38.A4" office:value-type="string">
              <text:p text:style-name="P21">类型</text:p>
            </table:table-cell>
            <table:table-cell table:style-name="Table38.C4" office:value-type="string">
              <text:p text:style-name="P21">描述</text:p>
            </table:table-cell>
          </table:table-row>
          <table:table-row table:style-name="Table38.5">
            <table:table-cell table:style-name="Table38.A2" office:value-type="string">
              <text:p text:style-name="P46">uid</text:p>
            </table:table-cell>
            <table:table-cell table:style-name="Table38.A2" office:value-type="string">
              <text:p text:style-name="P21">int</text:p>
            </table:table-cell>
            <table:table-cell table:style-name="Table38.B2" office:value-type="string">
              <text:p text:style-name="P24">用户id</text:p>
            </table:table-cell>
          </table:table-row>
          <table:table-row table:style-name="Table38.5">
            <table:table-cell table:style-name="Table38.A2" office:value-type="string">
              <text:p text:style-name="P46">content</text:p>
            </table:table-cell>
            <table:table-cell table:style-name="Table38.A2" office:value-type="string">
              <text:p text:style-name="P21">String</text:p>
            </table:table-cell>
            <table:table-cell table:style-name="Table38.B2" office:value-type="string">
              <text:p text:style-name="P24">简介内容</text:p>
            </table:table-cell>
          </table:table-row>
          <table:table-row table:style-name="Table38.5">
            <table:table-cell table:style-name="Table38.B2" table:number-columns-spanned="3" office:value-type="string">
              <text:p text:style-name="P9">响应参数（无）</text:p>
            </table:table-cell>
            <table:covered-table-cell/>
            <table:covered-table-cell/>
          </table:table-row>
        </table:table>
        <text:p text:style-name="P22"/>
        <text:p text:style-name="P79"><text:span text:style-name="T20">4.3.3</text:span><text:span text:style-name="T21">修改简介</text:span></text:p>
        <table:table table:name="Table39" table:style-name="Table39">
          <table:table-column table:style-name="Table39.A"/>
          <table:table-column table:style-name="Table39.B"/>
          <table:table-column table:style-name="Table39.C"/>
          <table:table-row table:style-name="Table39.1">
            <table:table-cell table:style-name="Table39.A1" office:value-type="string">
              <text:p text:style-name="P24">请求接口</text:p>
            </table:table-cell>
            <table:table-cell table:style-name="Table39.B1" table:number-columns-spanned="2" office:value-type="string">
              <text:p text:style-name="P46">?q=personal_archive/profile/modify</text:p>
            </table:table-cell>
            <table:covered-table-cell/>
          </table:table-row>
          <table:table-row table:style-name="Table39.1">
            <table:table-cell table:style-name="Table39.A2" office:value-type="string">
              <text:p text:style-name="P24">接口说明</text:p>
            </table:table-cell>
            <table:table-cell table:style-name="Table39.B2" table:number-columns-spanned="2" office:value-type="string">
              <text:p text:style-name="P6">修改简介</text:p>
            </table:table-cell>
            <table:covered-table-cell/>
          </table:table-row>
          <table:table-row table:style-name="Table39.3">
            <table:table-cell table:style-name="Table3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39.4">
            <table:table-cell table:style-name="Table39.A4" office:value-type="string">
              <text:p text:style-name="P21">参数名</text:p>
            </table:table-cell>
            <table:table-cell table:style-name="Table39.A4" office:value-type="string">
              <text:p text:style-name="P21">类型</text:p>
            </table:table-cell>
            <table:table-cell table:style-name="Table39.C4" office:value-type="string">
              <text:p text:style-name="P21">描述</text:p>
            </table:table-cell>
          </table:table-row>
          <table:table-row table:style-name="Table39.5">
            <table:table-cell table:style-name="Table39.A2" office:value-type="string">
              <text:p text:style-name="P46">uid</text:p>
            </table:table-cell>
            <table:table-cell table:style-name="Table39.A2" office:value-type="string">
              <text:p text:style-name="P21">int</text:p>
            </table:table-cell>
            <table:table-cell table:style-name="Table39.B2" office:value-type="string">
              <text:p text:style-name="P24">用户id</text:p>
            </table:table-cell>
          </table:table-row>
          <table:table-row table:style-name="Table39.5">
            <table:table-cell table:style-name="Table39.A2" office:value-type="string">
              <text:p text:style-name="P46">content</text:p>
            </table:table-cell>
            <table:table-cell table:style-name="Table39.A2" office:value-type="string">
              <text:p text:style-name="P21">String</text:p>
            </table:table-cell>
            <table:table-cell table:style-name="Table39.B2" office:value-type="string">
              <text:p text:style-name="P24">简介内容</text:p>
            </table:table-cell>
          </table:table-row>
          <table:table-row table:style-name="Table39.5">
            <table:table-cell table:style-name="Table39.B2" table:number-columns-spanned="3" office:value-type="string">
              <text:p text:style-name="P9">响应参数（无）</text:p>
            </table:table-cell>
            <table:covered-table-cell/>
            <table:covered-table-cell/>
          </table:table-row>
        </table:table>
        <text:p text:style-name="P22"/>
        <text:h text:style-name="P94" text:outline-level="2"><text:bookmark-start text:name="__RefHeading__696_1910806231"/><text:span text:style-name="T32">4.4 </text:span><text:span text:style-name="T24">职业履历</text:span><text:bookmark-end text:name="__RefHeading__696_1910806231"/></text:h>
        <text:p text:style-name="P79"><text:span text:style-name="T20">4.4.1 </text:span><text:span text:style-name="T21">获取履历</text:span></text:p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office:value-type="string">
              <text:p text:style-name="P24">请求接口</text:p>
            </table:table-cell>
            <table:table-cell table:style-name="Table40.B1" table:number-columns-spanned="2" office:value-type="string">
              <text:p text:style-name="P46">?q=personal_archive/work_experience/load</text:p>
            </table:table-cell>
            <table:covered-table-cell/>
          </table:table-row>
          <table:table-row table:style-name="Table40.1">
            <table:table-cell table:style-name="Table40.A2" office:value-type="string">
              <text:p text:style-name="P24">接口说明</text:p>
            </table:table-cell>
            <table:table-cell table:style-name="Table40.B2" table:number-columns-spanned="2" office:value-type="string">
              <text:p text:style-name="P6">获取履历</text:p>
            </table:table-cell>
            <table:covered-table-cell/>
          </table:table-row>
          <table:table-row table:style-name="Table40.3">
            <table:table-cell table:style-name="Table4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0.4">
            <table:table-cell table:style-name="Table40.A4" office:value-type="string">
              <text:p text:style-name="P21">参数名</text:p>
            </table:table-cell>
            <table:table-cell table:style-name="Table40.A4" office:value-type="string">
              <text:p text:style-name="P21">类型</text:p>
            </table:table-cell>
            <table:table-cell table:style-name="Table40.C4" office:value-type="string">
              <text:p text:style-name="P21">描述</text:p>
            </table:table-cell>
          </table:table-row>
          <text:soft-page-break/>
          <table:table-row table:style-name="Table40.5">
            <table:table-cell table:style-name="Table40.A2" office:value-type="string">
              <text:p text:style-name="P46">uid</text:p>
            </table:table-cell>
            <table:table-cell table:style-name="Table40.A2" office:value-type="string">
              <text:p text:style-name="P21">int</text:p>
            </table:table-cell>
            <table:table-cell table:style-name="Table40.B2" office:value-type="string">
              <text:p text:style-name="P24">用户id</text:p>
            </table:table-cell>
          </table:table-row>
          <table:table-row table:style-name="Table40.5">
            <table:table-cell table:style-name="Table4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0.7">
            <table:table-cell table:style-name="Table40.A4" office:value-type="string">
              <text:p text:style-name="P21">参数名</text:p>
            </table:table-cell>
            <table:table-cell table:style-name="Table40.A4" office:value-type="string">
              <text:p text:style-name="P21">类型</text:p>
            </table:table-cell>
            <table:table-cell table:style-name="Table40.C4" office:value-type="string">
              <text:p text:style-name="P21">描述</text:p>
            </table:table-cell>
          </table:table-row>
          <table:table-row table:style-name="Table40.8">
            <table:table-cell table:style-name="Table40.A2" office:value-type="string">
              <text:p text:style-name="P22"><text:span text:style-name="T13">data.</text:span><text:span text:style-name="T10">work</text:span></text:p>
            </table:table-cell>
            <table:table-cell table:style-name="Table40.A2" office:value-type="string">
              <text:p text:style-name="P71">数组对象</text:p>
            </table:table-cell>
            <table:table-cell table:style-name="Table40.B2" office:value-type="string">
              <text:p text:style-name="P6">取值方式如： data.work['company']</text:p>
              <text:p text:style-name="P9">{[</text:p>
              <text:p text:style-name="P9"><text:s text:c="5"/>weid： 该工作经验的id</text:p>
              <text:p text:style-name="P22"><text:span text:style-name="T79"><text:s text:c="5"/></text:span><text:span text:style-name="T80">job_title：职位</text:span></text:p>
              <text:p text:style-name="P77"><text:s text:c="5"/>company：公司</text:p>
              <text:p text:style-name="P77"><text:s text:c="5"/>now: //是否工作至今，1是，0非</text:p>
              <text:p text:style-name="P22"><text:span text:style-name="T80"><text:s text:c="5"/></text:span><text:span text:style-name="T55">entrance_year：//入职年 整型</text:span></text:p>
              <text:p text:style-name="P46"><text:s text:c="5"/>entrance_month：//入职月份</text:p>
              <text:p text:style-name="P22"><text:span text:style-name="T55"><text:s text:c="5"/></text:span><text:span text:style-name="T45">leave_year：//离职年 整型</text:span></text:p>
              <text:p text:style-name="P29"><text:s text:c="5"/>leave_month：//离职月</text:p>
              <text:p text:style-name="P29"><text:s text:c="5"/>region：//公司所在地区</text:p>
              <text:p text:style-name="P22"><text:span text:style-name="T45"><text:s text:c="5"/>summary：//工作内容</text:span><text:span text:style-name="T13">描述</text:span></text:p>
              <text:p text:style-name="P10">]}</text:p>
            </table:table-cell>
          </table:table-row>
        </table:table>
        <text:p text:style-name="P22"/>
        <text:p text:style-name="P79"><text:span text:style-name="T20">4.4.2 </text:span><text:span text:style-name="T21">添加履历</text:span></text:p>
        <text:p text:style-name="P10">添加履历时，输入公司、职位等信息后可以实现自动补全。相关接口如下：</text:p>
        <text:p text:style-name="P26">1)公司名称补全</text:p>
        <table:table table:name="Table41" table:style-name="Table41">
          <table:table-column table:style-name="Table41.A"/>
          <table:table-column table:style-name="Table41.B"/>
          <table:table-column table:style-name="Table41.C"/>
          <table:table-row table:style-name="Table41.1">
            <table:table-cell table:style-name="Table41.A1" office:value-type="string">
              <text:p text:style-name="P24">请求接口</text:p>
            </table:table-cell>
            <table:table-cell table:style-name="Table41.B1" table:number-columns-spanned="2" office:value-type="string">
              <text:p text:style-name="P46">?q=personal_archive/get_company</text:p>
            </table:table-cell>
            <table:covered-table-cell/>
          </table:table-row>
          <table:table-row table:style-name="Table41.1">
            <table:table-cell table:style-name="Table41.A2" office:value-type="string">
              <text:p text:style-name="P24">接口说明</text:p>
            </table:table-cell>
            <table:table-cell table:style-name="Table41.B2" table:number-columns-spanned="2" office:value-type="string">
              <text:p text:style-name="P6">公司名称补全</text:p>
            </table:table-cell>
            <table:covered-table-cell/>
          </table:table-row>
          <table:table-row table:style-name="Table41.3">
            <table:table-cell table:style-name="Table4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1.4">
            <table:table-cell table:style-name="Table41.A4" office:value-type="string">
              <text:p text:style-name="P21">参数名</text:p>
            </table:table-cell>
            <table:table-cell table:style-name="Table41.A4" office:value-type="string">
              <text:p text:style-name="P21">类型</text:p>
            </table:table-cell>
            <table:table-cell table:style-name="Table41.C4" office:value-type="string">
              <text:p text:style-name="P21">描述</text:p>
            </table:table-cell>
          </table:table-row>
          <table:table-row table:style-name="Table41.5">
            <table:table-cell table:style-name="Table41.A2" office:value-type="string">
              <text:p text:style-name="P46">company</text:p>
            </table:table-cell>
            <table:table-cell table:style-name="Table41.A2" office:value-type="string">
              <text:p text:style-name="P21">String</text:p>
            </table:table-cell>
            <table:table-cell table:style-name="Table41.B2" office:value-type="string">
              <text:p text:style-name="P24">公司名称</text:p>
            </table:table-cell>
          </table:table-row>
          <table:table-row table:style-name="Table41.5">
            <table:table-cell table:style-name="Table4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1.7">
            <table:table-cell table:style-name="Table41.A4" office:value-type="string">
              <text:p text:style-name="P21">参数名</text:p>
            </table:table-cell>
            <table:table-cell table:style-name="Table41.A4" office:value-type="string">
              <text:p text:style-name="P21">类型</text:p>
            </table:table-cell>
            <table:table-cell table:style-name="Table41.C4" office:value-type="string">
              <text:p text:style-name="P21">描述</text:p>
            </table:table-cell>
          </table:table-row>
          <table:table-row table:style-name="Table41.8">
            <table:table-cell table:style-name="Table41.A2" office:value-type="string">
              <text:p text:style-name="P22"><text:span text:style-name="T13">data.</text:span><text:span text:style-name="T57">company</text:span></text:p>
            </table:table-cell>
            <table:table-cell table:style-name="Table41.A2" office:value-type="string">
              <text:p text:style-name="P71">对象数组</text:p>
            </table:table-cell>
            <table:table-cell table:style-name="Table41.B2" office:value-type="string">
              <text:p text:style-name="P39">{</text:p>
              <text:p text:style-name="P39"><text:s text:c="2"/>name://公司名字</text:p>
              <text:p text:style-name="P39">}</text:p>
            </table:table-cell>
          </table:table-row>
        </table:table>
        <text:p text:style-name="P22"/>
        <text:p text:style-name="P26">2)职位名称补全</text:p>
        <table:table table:name="Table42" table:style-name="Table42">
          <table:table-column table:style-name="Table42.A"/>
          <table:table-column table:style-name="Table42.B"/>
          <table:table-column table:style-name="Table42.C"/>
          <table:table-row table:style-name="Table42.1">
            <table:table-cell table:style-name="Table42.A1" office:value-type="string">
              <text:p text:style-name="P24">请求接口</text:p>
            </table:table-cell>
            <table:table-cell table:style-name="Table42.B1" table:number-columns-spanned="2" office:value-type="string">
              <text:p text:style-name="P46">?q=personal_archive/get_title</text:p>
            </table:table-cell>
            <table:covered-table-cell/>
          </table:table-row>
          <table:table-row table:style-name="Table42.1">
            <table:table-cell table:style-name="Table42.A2" office:value-type="string">
              <text:p text:style-name="P24">接口说明</text:p>
            </table:table-cell>
            <table:table-cell table:style-name="Table42.B2" table:number-columns-spanned="2" office:value-type="string">
              <text:p text:style-name="P6">职位名称补全</text:p>
            </table:table-cell>
            <table:covered-table-cell/>
          </table:table-row>
          <table:table-row table:style-name="Table42.3">
            <table:table-cell table:style-name="Table4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2.4">
            <table:table-cell table:style-name="Table42.A4" office:value-type="string">
              <text:p text:style-name="P21">参数名</text:p>
            </table:table-cell>
            <table:table-cell table:style-name="Table42.A4" office:value-type="string">
              <text:p text:style-name="P21">类型</text:p>
            </table:table-cell>
            <table:table-cell table:style-name="Table42.C4" office:value-type="string">
              <text:p text:style-name="P21">描述</text:p>
            </table:table-cell>
          </table:table-row>
          <table:table-row table:style-name="Table42.5">
            <table:table-cell table:style-name="Table42.A2" office:value-type="string">
              <text:p text:style-name="P46">title</text:p>
            </table:table-cell>
            <table:table-cell table:style-name="Table42.A2" office:value-type="string">
              <text:p text:style-name="P21">String</text:p>
            </table:table-cell>
            <table:table-cell table:style-name="Table42.B2" office:value-type="string">
              <text:p text:style-name="P24">职位名称</text:p>
            </table:table-cell>
          </table:table-row>
          <table:table-row table:style-name="Table42.5">
            <table:table-cell table:style-name="Table4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2.7">
            <table:table-cell table:style-name="Table42.A4" office:value-type="string">
              <text:p text:style-name="P21">参数名</text:p>
            </table:table-cell>
            <table:table-cell table:style-name="Table42.A4" office:value-type="string">
              <text:p text:style-name="P21">类型</text:p>
            </table:table-cell>
            <table:table-cell table:style-name="Table42.C4" office:value-type="string">
              <text:p text:style-name="P21">描述</text:p>
            </table:table-cell>
          </table:table-row>
          <table:table-row table:style-name="Table42.8">
            <table:table-cell table:style-name="Table42.A2" office:value-type="string">
              <text:p text:style-name="P22"><text:span text:style-name="T13">data.</text:span><text:span text:style-name="T57">title</text:span></text:p>
            </table:table-cell>
            <table:table-cell table:style-name="Table42.A2" office:value-type="string">
              <text:p text:style-name="P71">对象数组</text:p>
            </table:table-cell>
            <table:table-cell table:style-name="Table42.B2" office:value-type="string">
              <text:p text:style-name="P39">{</text:p>
              <text:p text:style-name="P39"><text:s text:c="2"/>name://职位名字</text:p>
              <text:p text:style-name="P39">}</text:p>
            </table:table-cell>
          </table:table-row>
        </table:table>
        <text:p text:style-name="P22"><text:soft-page-break/></text:p>
        <text:p text:style-name="P26">3)行业名称补全</text:p>
        <table:table table:name="Table43" table:style-name="Table43">
          <table:table-column table:style-name="Table43.A"/>
          <table:table-column table:style-name="Table43.B"/>
          <table:table-column table:style-name="Table43.C"/>
          <table:table-row table:style-name="Table43.1">
            <table:table-cell table:style-name="Table43.A1" office:value-type="string">
              <text:p text:style-name="P24">请求接口</text:p>
            </table:table-cell>
            <table:table-cell table:style-name="Table43.B1" table:number-columns-spanned="2" office:value-type="string">
              <text:p text:style-name="P46">?q=personal_archive/get_industry</text:p>
            </table:table-cell>
            <table:covered-table-cell/>
          </table:table-row>
          <table:table-row table:style-name="Table43.1">
            <table:table-cell table:style-name="Table43.A2" office:value-type="string">
              <text:p text:style-name="P24">接口说明</text:p>
            </table:table-cell>
            <table:table-cell table:style-name="Table43.B2" table:number-columns-spanned="2" office:value-type="string">
              <text:p text:style-name="P6">行业名称补全</text:p>
            </table:table-cell>
            <table:covered-table-cell/>
          </table:table-row>
          <table:table-row table:style-name="Table43.3">
            <table:table-cell table:style-name="Table4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3.4">
            <table:table-cell table:style-name="Table43.A4" office:value-type="string">
              <text:p text:style-name="P21">参数名</text:p>
            </table:table-cell>
            <table:table-cell table:style-name="Table43.A4" office:value-type="string">
              <text:p text:style-name="P21">类型</text:p>
            </table:table-cell>
            <table:table-cell table:style-name="Table43.C4" office:value-type="string">
              <text:p text:style-name="P21">描述</text:p>
            </table:table-cell>
          </table:table-row>
          <table:table-row table:style-name="Table43.5">
            <table:table-cell table:style-name="Table43.A2" office:value-type="string">
              <text:p text:style-name="P46">industry</text:p>
            </table:table-cell>
            <table:table-cell table:style-name="Table43.A2" office:value-type="string">
              <text:p text:style-name="P21">String</text:p>
            </table:table-cell>
            <table:table-cell table:style-name="Table43.B2" office:value-type="string">
              <text:p text:style-name="P24">行业名称</text:p>
            </table:table-cell>
          </table:table-row>
          <table:table-row table:style-name="Table43.5">
            <table:table-cell table:style-name="Table4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3.7">
            <table:table-cell table:style-name="Table43.A4" office:value-type="string">
              <text:p text:style-name="P21">参数名</text:p>
            </table:table-cell>
            <table:table-cell table:style-name="Table43.A4" office:value-type="string">
              <text:p text:style-name="P21">类型</text:p>
            </table:table-cell>
            <table:table-cell table:style-name="Table43.C4" office:value-type="string">
              <text:p text:style-name="P21">描述</text:p>
            </table:table-cell>
          </table:table-row>
          <table:table-row table:style-name="Table43.8">
            <table:table-cell table:style-name="Table43.A2" office:value-type="string">
              <text:p text:style-name="P22"><text:span text:style-name="T13">data.</text:span><text:span text:style-name="T57">industry</text:span></text:p>
            </table:table-cell>
            <table:table-cell table:style-name="Table43.A2" office:value-type="string">
              <text:p text:style-name="P71">对象数组</text:p>
            </table:table-cell>
            <table:table-cell table:style-name="Table43.B2" office:value-type="string">
              <text:p text:style-name="P39">{</text:p>
              <text:p text:style-name="P39"><text:s text:c="2"/>name://行业名字</text:p>
              <text:p text:style-name="P39">}</text:p>
            </table:table-cell>
          </table:table-row>
        </table:table>
        <text:p text:style-name="P22"><text:span text:style-name="T84"><text:s text:c="4"/></text:span><text:span text:style-name="T12">对于居住地，采用级联方式，第一级选择国家，国家确定后，第二级选择所在国家的省级区划，点击下拉菜单可以显示全部的省级区划，第三级是某个升级区划所辖的市区级行政单位，点击下拉菜单可以选择全部市区级行政单位。在web端将区域数据保存在一个js文件中。</text:span></text:p>
        <text:p text:style-name="P22"/>
        <text:p text:style-name="P26">4）添加履历</text:p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 table:style-name="Table44.1">
            <table:table-cell table:style-name="Table44.A1" office:value-type="string">
              <text:p text:style-name="P24">请求接口</text:p>
            </table:table-cell>
            <table:table-cell table:style-name="Table44.B1" table:number-columns-spanned="2" office:value-type="string">
              <text:p text:style-name="P46">?q=personal_archive/work_experience/create</text:p>
            </table:table-cell>
            <table:covered-table-cell/>
          </table:table-row>
          <table:table-row table:style-name="Table44.1">
            <table:table-cell table:style-name="Table44.A2" office:value-type="string">
              <text:p text:style-name="P24">接口说明</text:p>
            </table:table-cell>
            <table:table-cell table:style-name="Table44.B2" table:number-columns-spanned="2" office:value-type="string">
              <text:p text:style-name="P6">添加履历</text:p>
            </table:table-cell>
            <table:covered-table-cell/>
          </table:table-row>
          <table:table-row table:style-name="Table44.3">
            <table:table-cell table:style-name="Table4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4.4">
            <table:table-cell table:style-name="Table44.A4" office:value-type="string">
              <text:p text:style-name="P21">参数名</text:p>
            </table:table-cell>
            <table:table-cell table:style-name="Table44.A4" office:value-type="string">
              <text:p text:style-name="P21">类型</text:p>
            </table:table-cell>
            <table:table-cell table:style-name="Table44.C4" office:value-type="string">
              <text:p text:style-name="P21">描述</text:p>
            </table:table-cell>
          </table:table-row>
          <table:table-row table:style-name="Table44.5">
            <table:table-cell table:style-name="Table44.A2" office:value-type="string">
              <text:p text:style-name="P46">uid</text:p>
            </table:table-cell>
            <table:table-cell table:style-name="Table44.A2" office:value-type="string">
              <text:p text:style-name="P21">int</text:p>
            </table:table-cell>
            <table:table-cell table:style-name="Table44.B2" office:value-type="string">
              <text:p text:style-name="P24">用户id</text:p>
            </table:table-cell>
          </table:table-row>
          <table:table-row table:style-name="Table44.5">
            <table:table-cell table:style-name="Table44.A2" office:value-type="string">
              <text:p text:style-name="P51">work_experience</text:p>
            </table:table-cell>
            <table:table-cell table:style-name="Table44.A2" office:value-type="string">
              <text:p text:style-name="P21">object</text:p>
            </table:table-cell>
            <table:table-cell table:style-name="Table44.B2" office:value-type="string">
              <text:p text:style-name="P9">{</text:p>
              <text:p text:style-name="P22"><text:span text:style-name="T79"><text:s text:c="5"/></text:span><text:span text:style-name="T80">job_title：职位</text:span></text:p>
              <text:p text:style-name="P77"><text:s text:c="5"/>company：公司</text:p>
              <text:p text:style-name="P77"><text:s text:c="5"/>now: //1表示工作至今 （整型）</text:p>
              <text:p text:style-name="P22"><text:span text:style-name="T80"><text:s text:c="5"/></text:span><text:span text:style-name="T55">entrance_year：//入职年 （整型）</text:span></text:p>
              <text:p text:style-name="P46"><text:s text:c="5"/>entrance_month：//入职月份</text:p>
              <text:p text:style-name="P22"><text:span text:style-name="T55"><text:s text:c="5"/></text:span><text:span text:style-name="T45">leave_year：//离职年 <text:s/>（整型）</text:span></text:p>
              <text:p text:style-name="P29"><text:s text:c="5"/>leave_month：//离职月</text:p>
              <text:p text:style-name="P29"><text:s text:c="5"/>region：//公司所在地区</text:p>
              <text:p text:style-name="P22"><text:span text:style-name="T36"><text:s text:c="2"/></text:span><text:span text:style-name="T13"><text:s text:c="4"/>work_summary：//工作内容描述</text:span></text:p>
              <text:p text:style-name="P6">}</text:p>
            </table:table-cell>
          </table:table-row>
          <table:table-row table:style-name="Table44.5">
            <table:table-cell table:style-name="Table4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4.8">
            <table:table-cell table:style-name="Table44.A4" office:value-type="string">
              <text:p text:style-name="P21">参数名</text:p>
            </table:table-cell>
            <table:table-cell table:style-name="Table44.A4" office:value-type="string">
              <text:p text:style-name="P21">类型</text:p>
            </table:table-cell>
            <table:table-cell table:style-name="Table44.C4" office:value-type="string">
              <text:p text:style-name="P21">描述</text:p>
            </table:table-cell>
          </table:table-row>
          <table:table-row table:style-name="Table44.9">
            <table:table-cell table:style-name="Table44.A2" office:value-type="string">
              <text:p text:style-name="P22"><text:span text:style-name="T13">data.</text:span><text:span text:style-name="T59">work</text:span></text:p>
            </table:table-cell>
            <table:table-cell table:style-name="Table44.A2" office:value-type="string">
              <text:p text:style-name="P71">数组对象</text:p>
            </table:table-cell>
            <table:table-cell table:style-name="Table44.B2" office:value-type="string">
              <text:p text:style-name="P41">取值方式 data.work['company']</text:p>
              <text:p text:style-name="P39">{</text:p>
              <text:p text:style-name="P22"><text:span text:style-name="T43"><text:s text:c="2"/></text:span><text:span text:style-name="T12"><text:s/>weid： 该条工作经验的id</text:span></text:p>
              <text:p text:style-name="P22"><text:span text:style-name="T79"><text:s text:c="5"/></text:span><text:span text:style-name="T80">job_title：职位</text:span></text:p>
              <text:p text:style-name="P77"><text:s text:c="5"/>company：公司</text:p>
              <text:p text:style-name="P77"><text:s text:c="5"/>now: //是否工作至今，1表是，0表非</text:p>
              <text:p text:style-name="P22"><text:span text:style-name="T80"><text:s text:c="5"/></text:span><text:span text:style-name="T55">entrance_year：//入职年 整型</text:span></text:p>
              <text:p text:style-name="P46"><text:s text:c="5"/>entrance_month：//入职月份</text:p>
              <text:p text:style-name="P22"><text:soft-page-break/><text:span text:style-name="T55"><text:s text:c="5"/></text:span><text:span text:style-name="T45">leave_year：//离职年 整型</text:span></text:p>
              <text:p text:style-name="P29"><text:s text:c="5"/>leave_month：//离职月</text:p>
              <text:p text:style-name="P29"><text:s text:c="5"/>region：//公司所在地区</text:p>
              <text:p text:style-name="P76"><text:s text:c="5"/>summary：//工作内容描述</text:p>
              <text:p text:style-name="P39">}</text:p>
            </table:table-cell>
          </table:table-row>
        </table:table>
        <text:p text:style-name="P79"><text:span text:style-name="T20">4.4.3 </text:span><text:span text:style-name="T21">修改履历</text:span></text:p>
        <table:table table:name="Table45" table:style-name="Table45">
          <table:table-column table:style-name="Table45.A"/>
          <table:table-column table:style-name="Table45.B"/>
          <table:table-column table:style-name="Table45.C"/>
          <table:table-row table:style-name="Table45.1">
            <table:table-cell table:style-name="Table45.A1" office:value-type="string">
              <text:p text:style-name="P24">请求接口</text:p>
            </table:table-cell>
            <table:table-cell table:style-name="Table45.B1" table:number-columns-spanned="2" office:value-type="string">
              <text:p text:style-name="P46">?q=personal_archive/work_experience/modify</text:p>
            </table:table-cell>
            <table:covered-table-cell/>
          </table:table-row>
          <table:table-row table:style-name="Table45.1">
            <table:table-cell table:style-name="Table45.A2" office:value-type="string">
              <text:p text:style-name="P24">接口说明</text:p>
            </table:table-cell>
            <table:table-cell table:style-name="Table45.B2" table:number-columns-spanned="2" office:value-type="string">
              <text:p text:style-name="P6">修改履历</text:p>
            </table:table-cell>
            <table:covered-table-cell/>
          </table:table-row>
          <table:table-row table:style-name="Table45.3">
            <table:table-cell table:style-name="Table45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5.4">
            <table:table-cell table:style-name="Table45.A4" office:value-type="string">
              <text:p text:style-name="P21">参数名</text:p>
            </table:table-cell>
            <table:table-cell table:style-name="Table45.A4" office:value-type="string">
              <text:p text:style-name="P21">类型</text:p>
            </table:table-cell>
            <table:table-cell table:style-name="Table45.C4" office:value-type="string">
              <text:p text:style-name="P21">描述</text:p>
            </table:table-cell>
          </table:table-row>
          <table:table-row table:style-name="Table45.5">
            <table:table-cell table:style-name="Table45.A2" office:value-type="string">
              <text:p text:style-name="P46">uid</text:p>
            </table:table-cell>
            <table:table-cell table:style-name="Table45.A2" office:value-type="string">
              <text:p text:style-name="P21">int</text:p>
            </table:table-cell>
            <table:table-cell table:style-name="Table45.B2" office:value-type="string">
              <text:p text:style-name="P24">用户id</text:p>
            </table:table-cell>
          </table:table-row>
          <table:table-row table:style-name="Table45.5">
            <table:table-cell table:style-name="Table45.A2" office:value-type="string">
              <text:p text:style-name="P46">weid</text:p>
            </table:table-cell>
            <table:table-cell table:style-name="Table45.A2" office:value-type="string">
              <text:p text:style-name="P21">int</text:p>
            </table:table-cell>
            <table:table-cell table:style-name="Table45.B2" office:value-type="string">
              <text:p text:style-name="P24">工作履历id</text:p>
            </table:table-cell>
          </table:table-row>
          <table:table-row table:style-name="Table45.5">
            <table:table-cell table:style-name="Table45.A2" office:value-type="string">
              <text:p text:style-name="P51">work_experience</text:p>
            </table:table-cell>
            <table:table-cell table:style-name="Table45.A2" office:value-type="string">
              <text:p text:style-name="P21">object</text:p>
            </table:table-cell>
            <table:table-cell table:style-name="Table45.B2" office:value-type="string">
              <text:p text:style-name="P9">{</text:p>
              <text:p text:style-name="P22"><text:span text:style-name="T79"><text:s text:c="5"/></text:span><text:span text:style-name="T80">job_title：职位</text:span></text:p>
              <text:p text:style-name="P77"><text:s text:c="5"/>company：公司</text:p>
              <text:p text:style-name="P77"><text:s text:c="5"/>now: //1表示工作至今 （整型）</text:p>
              <text:p text:style-name="P22"><text:span text:style-name="T80"><text:s text:c="5"/></text:span><text:span text:style-name="T55">entrance_year：//入职年 （整型）</text:span></text:p>
              <text:p text:style-name="P46"><text:s text:c="5"/>entrance_month：//入职月份</text:p>
              <text:p text:style-name="P22"><text:span text:style-name="T55"><text:s text:c="5"/></text:span><text:span text:style-name="T45">leave_year：//离职年 <text:s/>（整型）</text:span></text:p>
              <text:p text:style-name="P29"><text:s text:c="5"/>leave_month：//离职月</text:p>
              <text:p text:style-name="P29"><text:s text:c="5"/>region：//公司所在地区</text:p>
              <text:p text:style-name="P10"><text:s text:c="6"/>work_summary：//工作内容描述</text:p>
              <text:p text:style-name="P6">}</text:p>
            </table:table-cell>
          </table:table-row>
          <table:table-row table:style-name="Table45.5">
            <table:table-cell table:style-name="Table4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5.9">
            <table:table-cell table:style-name="Table45.A4" office:value-type="string">
              <text:p text:style-name="P21">参数名</text:p>
            </table:table-cell>
            <table:table-cell table:style-name="Table45.A4" office:value-type="string">
              <text:p text:style-name="P21">类型</text:p>
            </table:table-cell>
            <table:table-cell table:style-name="Table45.C4" office:value-type="string">
              <text:p text:style-name="P21">描述</text:p>
            </table:table-cell>
          </table:table-row>
          <table:table-row table:style-name="Table45.10">
            <table:table-cell table:style-name="Table45.A2" office:value-type="string">
              <text:p text:style-name="P22"><text:span text:style-name="T13">data.</text:span><text:span text:style-name="T59">work</text:span></text:p>
            </table:table-cell>
            <table:table-cell table:style-name="Table45.A2" office:value-type="string">
              <text:p text:style-name="P71">数组对象</text:p>
            </table:table-cell>
            <table:table-cell table:style-name="Table45.B2" office:value-type="string">
              <text:p text:style-name="P41">取值方式 data.work['company']</text:p>
              <text:p text:style-name="P39">{</text:p>
              <text:p text:style-name="P22"><text:span text:style-name="T43"><text:s text:c="2"/></text:span><text:span text:style-name="T12"><text:s text:c="3"/>weid： 该条工作经验的id</text:span></text:p>
              <text:p text:style-name="P22"><text:span text:style-name="T79"><text:s text:c="5"/></text:span><text:span text:style-name="T80">job_title：职位</text:span></text:p>
              <text:p text:style-name="P77"><text:s text:c="5"/>company：公司</text:p>
              <text:p text:style-name="P77"><text:s text:c="5"/>now: //是否工作至今，1表是，0表非</text:p>
              <text:p text:style-name="P22"><text:span text:style-name="T80"><text:s text:c="5"/></text:span><text:span text:style-name="T55">entrance_year：//入职年 整型</text:span></text:p>
              <text:p text:style-name="P46"><text:s text:c="5"/>entrance_month：//入职月份</text:p>
              <text:p text:style-name="P22"><text:span text:style-name="T55"><text:s text:c="5"/></text:span><text:span text:style-name="T45">leave_year：//离职年 整型</text:span></text:p>
              <text:p text:style-name="P29"><text:s text:c="5"/>leave_month：//离职月</text:p>
              <text:p text:style-name="P29"><text:s text:c="5"/>region：//公司所在地区</text:p>
              <text:p text:style-name="P76"><text:s text:c="5"/>summary：//工作内容描述</text:p>
              <text:p text:style-name="P39">}</text:p>
            </table:table-cell>
          </table:table-row>
        </table:table>
        <text:p text:style-name="P22"/>
        <text:h text:style-name="P94" text:outline-level="2"><text:bookmark-start text:name="__RefHeading__1116_1541589551"/><text:soft-page-break/><text:span text:style-name="T32">4.5 </text:span><text:span text:style-name="T24">技能</text:span><text:bookmark-end text:name="__RefHeading__1116_1541589551"/></text:h>
        <text:p text:style-name="P79"><text:span text:style-name="T20">4.5.1</text:span><text:span text:style-name="T21">获取技能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 table:style-name="Table46.1">
            <table:table-cell table:style-name="Table46.A1" office:value-type="string">
              <text:p text:style-name="P24">请求接口</text:p>
            </table:table-cell>
            <table:table-cell table:style-name="Table46.B1" table:number-columns-spanned="2" office:value-type="string">
              <text:p text:style-name="P46">?q=personal_archive/work_skill/get</text:p>
            </table:table-cell>
            <table:covered-table-cell/>
          </table:table-row>
          <table:table-row table:style-name="Table46.1">
            <table:table-cell table:style-name="Table46.A2" office:value-type="string">
              <text:p text:style-name="P24">接口说明</text:p>
            </table:table-cell>
            <table:table-cell table:style-name="Table46.B2" table:number-columns-spanned="2" office:value-type="string">
              <text:p text:style-name="P6">获取技能</text:p>
            </table:table-cell>
            <table:covered-table-cell/>
          </table:table-row>
          <table:table-row table:style-name="Table46.3">
            <table:table-cell table:style-name="Table4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6.4">
            <table:table-cell table:style-name="Table46.A4" office:value-type="string">
              <text:p text:style-name="P21">参数名</text:p>
            </table:table-cell>
            <table:table-cell table:style-name="Table46.A4" office:value-type="string">
              <text:p text:style-name="P21">类型</text:p>
            </table:table-cell>
            <table:table-cell table:style-name="Table46.C4" office:value-type="string">
              <text:p text:style-name="P21">描述</text:p>
            </table:table-cell>
          </table:table-row>
          <table:table-row table:style-name="Table46.5">
            <table:table-cell table:style-name="Table46.A2" office:value-type="string">
              <text:p text:style-name="P56">uid</text:p>
            </table:table-cell>
            <table:table-cell table:style-name="Table46.A2" office:value-type="string">
              <text:p text:style-name="P21">int</text:p>
            </table:table-cell>
            <table:table-cell table:style-name="Table46.B2" office:value-type="string">
              <text:p text:style-name="P24">用户id</text:p>
            </table:table-cell>
          </table:table-row>
          <table:table-row table:style-name="Table46.5">
            <table:table-cell table:style-name="Table4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6.7">
            <table:table-cell table:style-name="Table46.A4" office:value-type="string">
              <text:p text:style-name="P21">参数名</text:p>
            </table:table-cell>
            <table:table-cell table:style-name="Table46.A4" office:value-type="string">
              <text:p text:style-name="P21">类型</text:p>
            </table:table-cell>
            <table:table-cell table:style-name="Table46.C4" office:value-type="string">
              <text:p text:style-name="P21">描述</text:p>
            </table:table-cell>
          </table:table-row>
          <table:table-row table:style-name="Table46.8">
            <table:table-cell table:style-name="Table46.A2" office:value-type="string">
              <text:p text:style-name="P22"><text:span text:style-name="T13">data.</text:span><text:span text:style-name="T57">skill</text:span></text:p>
            </table:table-cell>
            <table:table-cell table:style-name="Table46.A2" office:value-type="string">
              <text:p text:style-name="P71">数组对象</text:p>
            </table:table-cell>
            <table:table-cell table:style-name="Table46.B2" office:value-type="string">
              <text:p text:style-name="P41">取值方式 data.skill['skill']</text:p>
              <text:p text:style-name="P39">{</text:p>
              <text:p text:style-name="P22"><text:span text:style-name="T43"><text:s text:c="5"/></text:span><text:span text:style-name="T12">wsid： 该条工作技能的id</text:span></text:p>
              <text:p text:style-name="P22"><text:span text:style-name="T79"><text:s text:c="5"/>skill</text:span><text:span text:style-name="T82">：技能名称</text:span></text:p>
              <text:p text:style-name="P39">}</text:p>
            </table:table-cell>
          </table:table-row>
        </table:table>
        <text:p text:style-name="P79"><text:span text:style-name="T20">4.5.2</text:span><text:span text:style-name="T21">添加技能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row table:style-name="Table47.1">
            <table:table-cell table:style-name="Table47.A1" office:value-type="string">
              <text:p text:style-name="P24">请求接口</text:p>
            </table:table-cell>
            <table:table-cell table:style-name="Table47.B1" table:number-columns-spanned="2" office:value-type="string">
              <text:p text:style-name="P46">?q=personal_archive/work_skill/add</text:p>
            </table:table-cell>
            <table:covered-table-cell/>
          </table:table-row>
          <table:table-row table:style-name="Table47.1">
            <table:table-cell table:style-name="Table47.A2" office:value-type="string">
              <text:p text:style-name="P24">接口说明</text:p>
            </table:table-cell>
            <table:table-cell table:style-name="Table47.B2" table:number-columns-spanned="2" office:value-type="string">
              <text:p text:style-name="P6">添加技能</text:p>
            </table:table-cell>
            <table:covered-table-cell/>
          </table:table-row>
          <table:table-row table:style-name="Table47.3">
            <table:table-cell table:style-name="Table4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7.4">
            <table:table-cell table:style-name="Table47.A4" office:value-type="string">
              <text:p text:style-name="P21">参数名</text:p>
            </table:table-cell>
            <table:table-cell table:style-name="Table47.A4" office:value-type="string">
              <text:p text:style-name="P21">类型</text:p>
            </table:table-cell>
            <table:table-cell table:style-name="Table47.C4" office:value-type="string">
              <text:p text:style-name="P21">描述</text:p>
            </table:table-cell>
          </table:table-row>
          <table:table-row table:style-name="Table47.5">
            <table:table-cell table:style-name="Table47.A2" office:value-type="string">
              <text:p text:style-name="P56">uid</text:p>
            </table:table-cell>
            <table:table-cell table:style-name="Table47.A2" office:value-type="string">
              <text:p text:style-name="P21">int</text:p>
            </table:table-cell>
            <table:table-cell table:style-name="Table47.B2" office:value-type="string">
              <text:p text:style-name="P24">用户id</text:p>
            </table:table-cell>
          </table:table-row>
          <table:table-row table:style-name="Table47.5">
            <table:table-cell table:style-name="Table47.A2" office:value-type="string">
              <text:p text:style-name="P56">work_skill</text:p>
            </table:table-cell>
            <table:table-cell table:style-name="Table47.A2" office:value-type="string">
              <text:p text:style-name="P21">array</text:p>
            </table:table-cell>
            <table:table-cell table:style-name="Table47.B2" office:value-type="string">
              <text:p text:style-name="P24">输入的技能加入该数组</text:p>
            </table:table-cell>
          </table:table-row>
          <table:table-row table:style-name="Table47.5">
            <table:table-cell table:style-name="Table47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7.8">
            <table:table-cell table:style-name="Table47.A4" office:value-type="string">
              <text:p text:style-name="P21">参数名</text:p>
            </table:table-cell>
            <table:table-cell table:style-name="Table47.A4" office:value-type="string">
              <text:p text:style-name="P21">类型</text:p>
            </table:table-cell>
            <table:table-cell table:style-name="Table47.C4" office:value-type="string">
              <text:p text:style-name="P21">描述</text:p>
            </table:table-cell>
          </table:table-row>
          <table:table-row table:style-name="Table47.9">
            <table:table-cell table:style-name="Table47.A2" office:value-type="string">
              <text:p text:style-name="P22"><text:span text:style-name="T13">data.</text:span><text:span text:style-name="T57">skill</text:span></text:p>
            </table:table-cell>
            <table:table-cell table:style-name="Table47.A2" office:value-type="string">
              <text:p text:style-name="P71">数组对象</text:p>
            </table:table-cell>
            <table:table-cell table:style-name="Table47.B2" office:value-type="string">
              <text:p text:style-name="P41">取值方式 data.skill['skill']</text:p>
              <text:p text:style-name="P39">{</text:p>
              <text:p text:style-name="P22"><text:span text:style-name="T43"><text:s text:c="5"/></text:span><text:span text:style-name="T12">wsid： 该条工作技能的id</text:span></text:p>
              <text:p text:style-name="P22"><text:span text:style-name="T79"><text:s text:c="5"/>skill</text:span><text:span text:style-name="T82">：技能名称</text:span></text:p>
              <text:p text:style-name="P39">}</text:p>
            </table:table-cell>
          </table:table-row>
        </table:table>
        <text:p text:style-name="P79"><text:span text:style-name="T20">4.5.3</text:span><text:span text:style-name="T21">删除技能</text:span></text:p>
        <table:table table:name="Table48" table:style-name="Table48">
          <table:table-column table:style-name="Table48.A"/>
          <table:table-column table:style-name="Table48.B"/>
          <table:table-column table:style-name="Table48.C"/>
          <table:table-row table:style-name="Table48.1">
            <table:table-cell table:style-name="Table48.A1" office:value-type="string">
              <text:p text:style-name="P24">请求接口</text:p>
            </table:table-cell>
            <table:table-cell table:style-name="Table48.B1" table:number-columns-spanned="2" office:value-type="string">
              <text:p text:style-name="P46">?q=personal_archive/work_skill/delete</text:p>
            </table:table-cell>
            <table:covered-table-cell/>
          </table:table-row>
          <table:table-row table:style-name="Table48.1">
            <table:table-cell table:style-name="Table48.A2" office:value-type="string">
              <text:p text:style-name="P24">接口说明</text:p>
            </table:table-cell>
            <table:table-cell table:style-name="Table48.B2" table:number-columns-spanned="2" office:value-type="string">
              <text:p text:style-name="P6">删除技能</text:p>
            </table:table-cell>
            <table:covered-table-cell/>
          </table:table-row>
          <table:table-row table:style-name="Table48.3">
            <table:table-cell table:style-name="Table4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8.4">
            <table:table-cell table:style-name="Table48.A4" office:value-type="string">
              <text:p text:style-name="P21">参数名</text:p>
            </table:table-cell>
            <table:table-cell table:style-name="Table48.A4" office:value-type="string">
              <text:p text:style-name="P21">类型</text:p>
            </table:table-cell>
            <table:table-cell table:style-name="Table48.C4" office:value-type="string">
              <text:p text:style-name="P21">描述</text:p>
            </table:table-cell>
          </table:table-row>
          <table:table-row table:style-name="Table48.5">
            <table:table-cell table:style-name="Table48.A2" office:value-type="string">
              <text:p text:style-name="P56">wsid</text:p>
            </table:table-cell>
            <table:table-cell table:style-name="Table48.A2" office:value-type="string">
              <text:p text:style-name="P21">int</text:p>
            </table:table-cell>
            <table:table-cell table:style-name="Table48.B2" office:value-type="string">
              <text:p text:style-name="P24">该技能id</text:p>
            </table:table-cell>
          </table:table-row>
          <table:table-row table:style-name="Table48.5">
            <table:table-cell table:style-name="Table48.B2" table:number-columns-spanned="3" office:value-type="string">
              <text:p text:style-name="P9">响应参数(无)</text:p>
            </table:table-cell>
            <table:covered-table-cell/>
            <table:covered-table-cell/>
          </table:table-row>
        </table:table>
        <text:p text:style-name="P22"/>
        <text:h text:style-name="P94" text:outline-level="2"><text:bookmark-start text:name="__RefHeading__39_2072453891"/><text:soft-page-break/><text:span text:style-name="T32">4.6 </text:span><text:span text:style-name="T24">教育背景</text:span><text:bookmark-end text:name="__RefHeading__39_2072453891"/></text:h>
        <text:p text:style-name="P79"><text:span text:style-name="T20">4.6.1</text:span><text:span text:style-name="T21">获取教育背景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 table:style-name="Table49.1">
            <table:table-cell table:style-name="Table49.A1" office:value-type="string">
              <text:p text:style-name="P24">请求接口</text:p>
            </table:table-cell>
            <table:table-cell table:style-name="Table49.B1" table:number-columns-spanned="2" office:value-type="string">
              <text:p text:style-name="P46">?q=personal_archive/education_background/load</text:p>
            </table:table-cell>
            <table:covered-table-cell/>
          </table:table-row>
          <table:table-row table:style-name="Table49.1">
            <table:table-cell table:style-name="Table49.A2" office:value-type="string">
              <text:p text:style-name="P24">接口说明</text:p>
            </table:table-cell>
            <table:table-cell table:style-name="Table49.B2" table:number-columns-spanned="2" office:value-type="string">
              <text:p text:style-name="P6">获取教育背景</text:p>
            </table:table-cell>
            <table:covered-table-cell/>
          </table:table-row>
          <table:table-row table:style-name="Table49.3">
            <table:table-cell table:style-name="Table4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49.4">
            <table:table-cell table:style-name="Table49.A4" office:value-type="string">
              <text:p text:style-name="P21">参数名</text:p>
            </table:table-cell>
            <table:table-cell table:style-name="Table49.A4" office:value-type="string">
              <text:p text:style-name="P21">类型</text:p>
            </table:table-cell>
            <table:table-cell table:style-name="Table49.C4" office:value-type="string">
              <text:p text:style-name="P21">描述</text:p>
            </table:table-cell>
          </table:table-row>
          <table:table-row table:style-name="Table49.5">
            <table:table-cell table:style-name="Table49.A2" office:value-type="string">
              <text:p text:style-name="P56">uid</text:p>
            </table:table-cell>
            <table:table-cell table:style-name="Table49.A2" office:value-type="string">
              <text:p text:style-name="P21">int</text:p>
            </table:table-cell>
            <table:table-cell table:style-name="Table49.B2" office:value-type="string">
              <text:p text:style-name="P24">用户id</text:p>
            </table:table-cell>
          </table:table-row>
          <table:table-row table:style-name="Table49.5">
            <table:table-cell table:style-name="Table49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49.7">
            <table:table-cell table:style-name="Table49.A4" office:value-type="string">
              <text:p text:style-name="P21">参数名</text:p>
            </table:table-cell>
            <table:table-cell table:style-name="Table49.A4" office:value-type="string">
              <text:p text:style-name="P21">类型</text:p>
            </table:table-cell>
            <table:table-cell table:style-name="Table49.C4" office:value-type="string">
              <text:p text:style-name="P21">描述</text:p>
            </table:table-cell>
          </table:table-row>
          <table:table-row table:style-name="Table49.8">
            <table:table-cell table:style-name="Table49.A2" office:value-type="string">
              <text:p text:style-name="P22"><text:span text:style-name="T13">data.</text:span><text:span text:style-name="T10">is_author</text:span></text:p>
            </table:table-cell>
            <table:table-cell table:style-name="Table49.A2" office:value-type="string">
              <text:p text:style-name="P71">bool</text:p>
            </table:table-cell>
            <table:table-cell table:style-name="Table49.B2" office:value-type="string">
              <text:p text:style-name="P39">true表示作者本人</text:p>
            </table:table-cell>
          </table:table-row>
          <table:table-row table:style-name="Table49.8">
            <table:table-cell table:style-name="Table49.A2" office:value-type="string">
              <text:p text:style-name="P68">data.education</text:p>
            </table:table-cell>
            <table:table-cell table:style-name="Table49.A2" office:value-type="string">
              <text:p text:style-name="P71">数组对象</text:p>
            </table:table-cell>
            <table:table-cell table:style-name="Table49.B2" office:value-type="string">
              <text:p text:style-name="P6">取值方式 data.education['university']</text:p>
              <text:p text:style-name="P9">{</text:p>
              <text:p text:style-name="P9"><text:s text:c="5"/>ebid： 该条教育背景的id</text:p>
              <text:p text:style-name="P22"><text:span text:style-name="T79"><text:s text:c="5"/>major</text:span><text:span text:style-name="T80">：专业</text:span></text:p>
              <text:p text:style-name="P77"><text:s text:c="5"/>degree：学历</text:p>
              <text:p text:style-name="P29"><text:s text:c="5"/>university：//学校</text:p>
              <text:p text:style-name="P77"><text:s text:c="5"/>achivement：//成绩</text:p>
              <text:p text:style-name="P22"><text:span text:style-name="T80"><text:s text:c="5"/></text:span><text:span text:style-name="T55">entrance_year：//入学年 整型</text:span></text:p>
              <text:p text:style-name="P46"><text:s text:c="5"/>entrance_month：//入学月份</text:p>
              <text:p text:style-name="P22"><text:span text:style-name="T55"><text:s text:c="5"/>graduate</text:span><text:span text:style-name="T45">_year：//毕业年 整型</text:span></text:p>
              <text:p text:style-name="P29"><text:s text:c="5"/>graduate_month：//毕业月</text:p>
              <text:p text:style-name="P10">}</text:p>
            </table:table-cell>
          </table:table-row>
        </table:table>
        <text:p text:style-name="P22"/>
        <text:p text:style-name="P79"><text:span text:style-name="T20">4.6.2</text:span><text:span text:style-name="T21">添加教育背景</text:span></text:p>
        <text:p text:style-name="P26">输入学校和专业时可以自动补全名称。</text:p>
        <text:p text:style-name="P26">1) 学校名称补全</text:p>
        <table:table table:name="Table50" table:style-name="Table50">
          <table:table-column table:style-name="Table50.A"/>
          <table:table-column table:style-name="Table50.B"/>
          <table:table-column table:style-name="Table50.C"/>
          <table:table-row table:style-name="Table50.1">
            <table:table-cell table:style-name="Table50.A1" office:value-type="string">
              <text:p text:style-name="P24">请求接口</text:p>
            </table:table-cell>
            <table:table-cell table:style-name="Table50.B1" table:number-columns-spanned="2" office:value-type="string">
              <text:p text:style-name="P46">?q=personal_archive/get_school</text:p>
            </table:table-cell>
            <table:covered-table-cell/>
          </table:table-row>
          <table:table-row table:style-name="Table50.1">
            <table:table-cell table:style-name="Table50.A2" office:value-type="string">
              <text:p text:style-name="P24">接口说明</text:p>
            </table:table-cell>
            <table:table-cell table:style-name="Table50.B2" table:number-columns-spanned="2" office:value-type="string">
              <text:p text:style-name="P6">学校名称补全</text:p>
            </table:table-cell>
            <table:covered-table-cell/>
          </table:table-row>
          <table:table-row table:style-name="Table50.3">
            <table:table-cell table:style-name="Table5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0.4">
            <table:table-cell table:style-name="Table50.A4" office:value-type="string">
              <text:p text:style-name="P21">参数名</text:p>
            </table:table-cell>
            <table:table-cell table:style-name="Table50.A4" office:value-type="string">
              <text:p text:style-name="P21">类型</text:p>
            </table:table-cell>
            <table:table-cell table:style-name="Table50.C4" office:value-type="string">
              <text:p text:style-name="P21">描述</text:p>
            </table:table-cell>
          </table:table-row>
          <table:table-row table:style-name="Table50.5">
            <table:table-cell table:style-name="Table50.A2" office:value-type="string">
              <text:p text:style-name="P46">school</text:p>
            </table:table-cell>
            <table:table-cell table:style-name="Table50.A2" office:value-type="string">
              <text:p text:style-name="P21">String</text:p>
            </table:table-cell>
            <table:table-cell table:style-name="Table50.B2" office:value-type="string">
              <text:p text:style-name="P24">学校名称</text:p>
            </table:table-cell>
          </table:table-row>
          <table:table-row table:style-name="Table50.5">
            <table:table-cell table:style-name="Table5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0.7">
            <table:table-cell table:style-name="Table50.A4" office:value-type="string">
              <text:p text:style-name="P21">参数名</text:p>
            </table:table-cell>
            <table:table-cell table:style-name="Table50.A4" office:value-type="string">
              <text:p text:style-name="P21">类型</text:p>
            </table:table-cell>
            <table:table-cell table:style-name="Table50.C4" office:value-type="string">
              <text:p text:style-name="P21">描述</text:p>
            </table:table-cell>
          </table:table-row>
          <table:table-row table:style-name="Table50.8">
            <table:table-cell table:style-name="Table50.A2" office:value-type="string">
              <text:p text:style-name="P22"><text:span text:style-name="T13">data.</text:span><text:span text:style-name="T57">school</text:span></text:p>
            </table:table-cell>
            <table:table-cell table:style-name="Table50.A2" office:value-type="string">
              <text:p text:style-name="P71">对象数组</text:p>
            </table:table-cell>
            <table:table-cell table:style-name="Table50.B2" office:value-type="string">
              <text:p text:style-name="P39">{</text:p>
              <text:p text:style-name="P39"><text:s text:c="2"/>name://行业名字</text:p>
              <text:p text:style-name="P39">}</text:p>
            </table:table-cell>
          </table:table-row>
        </table:table>
        <text:p text:style-name="P22"/>
        <text:p text:style-name="P26">2) 专业名称补全</text:p>
        <table:table table:name="Table51" table:style-name="Table51">
          <table:table-column table:style-name="Table51.A"/>
          <table:table-column table:style-name="Table51.B"/>
          <table:table-column table:style-name="Table51.C"/>
          <table:table-row table:style-name="Table51.1">
            <table:table-cell table:style-name="Table51.A1" office:value-type="string">
              <text:p text:style-name="P24">请求接口</text:p>
            </table:table-cell>
            <table:table-cell table:style-name="Table51.B1" table:number-columns-spanned="2" office:value-type="string">
              <text:p text:style-name="P46">?q=personal_archive/get_major</text:p>
            </table:table-cell>
            <table:covered-table-cell/>
          </table:table-row>
          <text:soft-page-break/>
          <table:table-row table:style-name="Table51.1">
            <table:table-cell table:style-name="Table51.A2" office:value-type="string">
              <text:p text:style-name="P24">接口说明</text:p>
            </table:table-cell>
            <table:table-cell table:style-name="Table51.B2" table:number-columns-spanned="2" office:value-type="string">
              <text:p text:style-name="P6">专业名称补全</text:p>
            </table:table-cell>
            <table:covered-table-cell/>
          </table:table-row>
          <table:table-row table:style-name="Table51.3">
            <table:table-cell table:style-name="Table5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1.4">
            <table:table-cell table:style-name="Table51.A4" office:value-type="string">
              <text:p text:style-name="P21">参数名</text:p>
            </table:table-cell>
            <table:table-cell table:style-name="Table51.A4" office:value-type="string">
              <text:p text:style-name="P21">类型</text:p>
            </table:table-cell>
            <table:table-cell table:style-name="Table51.C4" office:value-type="string">
              <text:p text:style-name="P21">描述</text:p>
            </table:table-cell>
          </table:table-row>
          <table:table-row table:style-name="Table51.5">
            <table:table-cell table:style-name="Table51.A2" office:value-type="string">
              <text:p text:style-name="P46">major</text:p>
            </table:table-cell>
            <table:table-cell table:style-name="Table51.A2" office:value-type="string">
              <text:p text:style-name="P21">String</text:p>
            </table:table-cell>
            <table:table-cell table:style-name="Table51.B2" office:value-type="string">
              <text:p text:style-name="P24">专业名称</text:p>
            </table:table-cell>
          </table:table-row>
          <table:table-row table:style-name="Table51.5">
            <table:table-cell table:style-name="Table5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1.7">
            <table:table-cell table:style-name="Table51.A4" office:value-type="string">
              <text:p text:style-name="P21">参数名</text:p>
            </table:table-cell>
            <table:table-cell table:style-name="Table51.A4" office:value-type="string">
              <text:p text:style-name="P21">类型</text:p>
            </table:table-cell>
            <table:table-cell table:style-name="Table51.C4" office:value-type="string">
              <text:p text:style-name="P21">描述</text:p>
            </table:table-cell>
          </table:table-row>
          <table:table-row table:style-name="Table51.8">
            <table:table-cell table:style-name="Table51.A2" office:value-type="string">
              <text:p text:style-name="P22"><text:span text:style-name="T13">data.</text:span><text:span text:style-name="T57">major</text:span></text:p>
            </table:table-cell>
            <table:table-cell table:style-name="Table51.A2" office:value-type="string">
              <text:p text:style-name="P71">对象数组</text:p>
            </table:table-cell>
            <table:table-cell table:style-name="Table51.B2" office:value-type="string">
              <text:p text:style-name="P39">{</text:p>
              <text:p text:style-name="P39"><text:s text:c="2"/>name://专业名字</text:p>
              <text:p text:style-name="P39">}</text:p>
            </table:table-cell>
          </table:table-row>
        </table:table>
        <text:p text:style-name="P22"/>
        <text:p text:style-name="P6">3) 添加教育背景</text:p>
        <table:table table:name="Table52" table:style-name="Table52">
          <table:table-column table:style-name="Table52.A"/>
          <table:table-column table:style-name="Table52.B"/>
          <table:table-column table:style-name="Table52.C"/>
          <table:table-row table:style-name="Table52.1">
            <table:table-cell table:style-name="Table52.A1" office:value-type="string">
              <text:p text:style-name="P24">请求接口</text:p>
            </table:table-cell>
            <table:table-cell table:style-name="Table52.B1" table:number-columns-spanned="2" office:value-type="string">
              <text:p text:style-name="P46">?q=personal_archive/education_background/create</text:p>
            </table:table-cell>
            <table:covered-table-cell/>
          </table:table-row>
          <table:table-row table:style-name="Table52.1">
            <table:table-cell table:style-name="Table52.A2" office:value-type="string">
              <text:p text:style-name="P24">接口说明</text:p>
            </table:table-cell>
            <table:table-cell table:style-name="Table52.B2" table:number-columns-spanned="2" office:value-type="string">
              <text:p text:style-name="P6">添加教育背景</text:p>
            </table:table-cell>
            <table:covered-table-cell/>
          </table:table-row>
          <table:table-row table:style-name="Table52.3">
            <table:table-cell table:style-name="Table5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2.4">
            <table:table-cell table:style-name="Table52.A4" office:value-type="string">
              <text:p text:style-name="P21">参数名</text:p>
            </table:table-cell>
            <table:table-cell table:style-name="Table52.A4" office:value-type="string">
              <text:p text:style-name="P21">类型</text:p>
            </table:table-cell>
            <table:table-cell table:style-name="Table52.C4" office:value-type="string">
              <text:p text:style-name="P21">描述</text:p>
            </table:table-cell>
          </table:table-row>
          <table:table-row table:style-name="Table52.5">
            <table:table-cell table:style-name="Table52.A2" office:value-type="string">
              <text:p text:style-name="P56">uid</text:p>
            </table:table-cell>
            <table:table-cell table:style-name="Table52.A2" office:value-type="string">
              <text:p text:style-name="P21">int</text:p>
            </table:table-cell>
            <table:table-cell table:style-name="Table52.B2" office:value-type="string">
              <text:p text:style-name="P24">用户id</text:p>
            </table:table-cell>
          </table:table-row>
          <table:table-row table:style-name="Table52.5">
            <table:table-cell table:style-name="Table52.A2" office:value-type="string">
              <text:p text:style-name="P51">education_background</text:p>
            </table:table-cell>
            <table:table-cell table:style-name="Table52.A2" office:value-type="string">
              <text:p text:style-name="P21">object</text:p>
            </table:table-cell>
            <table:table-cell table:style-name="Table52.B2" office:value-type="string">
              <text:p text:style-name="P51">{</text:p>
              <text:p text:style-name="P22"><text:span text:style-name="T79"><text:s text:c="5"/>major</text:span><text:span text:style-name="T80">：专业</text:span></text:p>
              <text:p text:style-name="P77"><text:s text:c="5"/>degree：学历</text:p>
              <text:p text:style-name="P29"><text:s text:c="5"/>university：//学校</text:p>
              <text:p text:style-name="P77"><text:s text:c="5"/>achivement：//成绩</text:p>
              <text:p text:style-name="P22"><text:span text:style-name="T80"><text:s text:c="5"/></text:span><text:span text:style-name="T55">entrance_year：//入学年 整型</text:span></text:p>
              <text:p text:style-name="P46"><text:s text:c="5"/>entrance_month：//入学月份</text:p>
              <text:p text:style-name="P22"><text:span text:style-name="T55"><text:s text:c="5"/>graduate</text:span><text:span text:style-name="T45">_year：//毕业年 整型</text:span></text:p>
              <text:p text:style-name="P51"><text:s text:c="5"/>graduate_month：//毕业月</text:p>
              <text:p text:style-name="P51">}</text:p>
            </table:table-cell>
          </table:table-row>
          <table:table-row table:style-name="Table52.5">
            <table:table-cell table:style-name="Table5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2.8">
            <table:table-cell table:style-name="Table52.A4" office:value-type="string">
              <text:p text:style-name="P21">参数名</text:p>
            </table:table-cell>
            <table:table-cell table:style-name="Table52.A4" office:value-type="string">
              <text:p text:style-name="P21">类型</text:p>
            </table:table-cell>
            <table:table-cell table:style-name="Table52.C4" office:value-type="string">
              <text:p text:style-name="P21">描述</text:p>
            </table:table-cell>
          </table:table-row>
          <table:table-row table:style-name="Table52.9">
            <table:table-cell table:style-name="Table52.A2" office:value-type="string">
              <text:p text:style-name="P22"><text:span text:style-name="T13">data.</text:span><text:span text:style-name="T10">is_author</text:span></text:p>
            </table:table-cell>
            <table:table-cell table:style-name="Table52.A2" office:value-type="string">
              <text:p text:style-name="P71">bool</text:p>
            </table:table-cell>
            <table:table-cell table:style-name="Table52.B2" office:value-type="string">
              <text:p text:style-name="P39">true表示作者本人</text:p>
            </table:table-cell>
          </table:table-row>
          <table:table-row table:style-name="Table52.9">
            <table:table-cell table:style-name="Table52.A2" office:value-type="string">
              <text:p text:style-name="P68">data.education</text:p>
            </table:table-cell>
            <table:table-cell table:style-name="Table52.A2" office:value-type="string">
              <text:p text:style-name="P71">数组对象</text:p>
            </table:table-cell>
            <table:table-cell table:style-name="Table52.B2" office:value-type="string">
              <text:p text:style-name="P6">取值方式 data.education['university']</text:p>
              <text:p text:style-name="P9">{</text:p>
              <text:p text:style-name="P9"><text:s text:c="5"/>ebid： 该条教育背景的id</text:p>
              <text:p text:style-name="P22"><text:span text:style-name="T79"><text:s text:c="5"/>major</text:span><text:span text:style-name="T80">：专业</text:span></text:p>
              <text:p text:style-name="P77"><text:s text:c="5"/>degree：学历</text:p>
              <text:p text:style-name="P29"><text:s text:c="5"/>university：//学校</text:p>
              <text:p text:style-name="P77"><text:s text:c="5"/>achivement：//成绩</text:p>
              <text:p text:style-name="P22"><text:span text:style-name="T80"><text:s text:c="5"/></text:span><text:span text:style-name="T55">entrance_year：//入学年 整型</text:span></text:p>
              <text:p text:style-name="P46"><text:s text:c="5"/>entrance_month：//入学月份</text:p>
              <text:p text:style-name="P22"><text:span text:style-name="T55"><text:s text:c="5"/>graduate</text:span><text:span text:style-name="T45">_year：//毕业年 整型</text:span></text:p>
              <text:p text:style-name="P29"><text:s text:c="5"/>graduate_month：//毕业月</text:p>
              <text:p text:style-name="P10">}</text:p>
            </table:table-cell>
          </table:table-row>
        </table:table>
        <text:p text:style-name="P79"><text:span text:style-name="T20">4.6.3</text:span><text:span text:style-name="T21">编辑教育背景</text:span></text:p>
        <table:table table:name="Table53" table:style-name="Table53">
          <table:table-column table:style-name="Table53.A"/>
          <table:table-column table:style-name="Table53.B"/>
          <table:table-column table:style-name="Table53.C"/>
          <text:soft-page-break/>
          <table:table-row table:style-name="Table53.1">
            <table:table-cell table:style-name="Table53.A1" office:value-type="string">
              <text:p text:style-name="P24">请求接口</text:p>
            </table:table-cell>
            <table:table-cell table:style-name="Table53.B1" table:number-columns-spanned="2" office:value-type="string">
              <text:p text:style-name="P46">?q=personal_archive/education_background/modify</text:p>
            </table:table-cell>
            <table:covered-table-cell/>
          </table:table-row>
          <table:table-row table:style-name="Table53.1">
            <table:table-cell table:style-name="Table53.A2" office:value-type="string">
              <text:p text:style-name="P24">接口说明</text:p>
            </table:table-cell>
            <table:table-cell table:style-name="Table53.B2" table:number-columns-spanned="2" office:value-type="string">
              <text:p text:style-name="P6">编辑教育背景</text:p>
            </table:table-cell>
            <table:covered-table-cell/>
          </table:table-row>
          <table:table-row table:style-name="Table53.3">
            <table:table-cell table:style-name="Table5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3.4">
            <table:table-cell table:style-name="Table53.A4" office:value-type="string">
              <text:p text:style-name="P21">参数名</text:p>
            </table:table-cell>
            <table:table-cell table:style-name="Table53.A4" office:value-type="string">
              <text:p text:style-name="P21">类型</text:p>
            </table:table-cell>
            <table:table-cell table:style-name="Table53.C4" office:value-type="string">
              <text:p text:style-name="P21">描述</text:p>
            </table:table-cell>
          </table:table-row>
          <table:table-row table:style-name="Table53.5">
            <table:table-cell table:style-name="Table53.A2" office:value-type="string">
              <text:p text:style-name="P56">ebid</text:p>
            </table:table-cell>
            <table:table-cell table:style-name="Table53.A2" office:value-type="string">
              <text:p text:style-name="P21">int</text:p>
            </table:table-cell>
            <table:table-cell table:style-name="Table53.B2" office:value-type="string">
              <text:p text:style-name="P46">该条教育背景的id</text:p>
            </table:table-cell>
          </table:table-row>
          <table:table-row table:style-name="Table53.5">
            <table:table-cell table:style-name="Table53.A2" office:value-type="string">
              <text:p text:style-name="P51">education_background</text:p>
            </table:table-cell>
            <table:table-cell table:style-name="Table53.A2" office:value-type="string">
              <text:p text:style-name="P21">object</text:p>
            </table:table-cell>
            <table:table-cell table:style-name="Table53.B2" office:value-type="string">
              <text:p text:style-name="P51">{</text:p>
              <text:p text:style-name="P22"><text:span text:style-name="T79"><text:s text:c="5"/>major</text:span><text:span text:style-name="T80">：专业</text:span></text:p>
              <text:p text:style-name="P77"><text:s text:c="5"/>degree：学历</text:p>
              <text:p text:style-name="P29"><text:s text:c="5"/>university：//学校</text:p>
              <text:p text:style-name="P77"><text:s text:c="5"/>achivement：//成绩</text:p>
              <text:p text:style-name="P22"><text:span text:style-name="T80"><text:s text:c="5"/></text:span><text:span text:style-name="T55">entrance_year：//入学年 整型</text:span></text:p>
              <text:p text:style-name="P46"><text:s text:c="5"/>entrance_month：//入学月份</text:p>
              <text:p text:style-name="P22"><text:span text:style-name="T55"><text:s text:c="5"/>graduate</text:span><text:span text:style-name="T45">_year：//毕业年 整型</text:span></text:p>
              <text:p text:style-name="P51"><text:s text:c="5"/>graduate_month：//毕业月</text:p>
              <text:p text:style-name="P51">}</text:p>
            </table:table-cell>
          </table:table-row>
          <table:table-row table:style-name="Table53.5">
            <table:table-cell table:style-name="Table5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3.8">
            <table:table-cell table:style-name="Table53.A4" office:value-type="string">
              <text:p text:style-name="P21">参数名</text:p>
            </table:table-cell>
            <table:table-cell table:style-name="Table53.A4" office:value-type="string">
              <text:p text:style-name="P21">类型</text:p>
            </table:table-cell>
            <table:table-cell table:style-name="Table53.C4" office:value-type="string">
              <text:p text:style-name="P21">描述</text:p>
            </table:table-cell>
          </table:table-row>
          <table:table-row table:style-name="Table53.9">
            <table:table-cell table:style-name="Table53.A2" office:value-type="string">
              <text:p text:style-name="P22"><text:span text:style-name="T13">data.</text:span><text:span text:style-name="T10">is_author</text:span></text:p>
            </table:table-cell>
            <table:table-cell table:style-name="Table53.A2" office:value-type="string">
              <text:p text:style-name="P71">bool</text:p>
            </table:table-cell>
            <table:table-cell table:style-name="Table53.B2" office:value-type="string">
              <text:p text:style-name="P39">true表示作者本人</text:p>
            </table:table-cell>
          </table:table-row>
          <table:table-row table:style-name="Table53.9">
            <table:table-cell table:style-name="Table53.A2" office:value-type="string">
              <text:p text:style-name="P68">data.education</text:p>
            </table:table-cell>
            <table:table-cell table:style-name="Table53.A2" office:value-type="string">
              <text:p text:style-name="P71">数组对象</text:p>
            </table:table-cell>
            <table:table-cell table:style-name="Table53.B2" office:value-type="string">
              <text:p text:style-name="P6">取值方式 data.education['university']</text:p>
              <text:p text:style-name="P9">{</text:p>
              <text:p text:style-name="P9"><text:s text:c="5"/>ebid： 该条教育背景的id</text:p>
              <text:p text:style-name="P22"><text:span text:style-name="T79"><text:s text:c="5"/>major</text:span><text:span text:style-name="T80">：专业</text:span></text:p>
              <text:p text:style-name="P77"><text:s text:c="5"/>degree：学历</text:p>
              <text:p text:style-name="P29"><text:s text:c="5"/>university：//学校</text:p>
              <text:p text:style-name="P77"><text:s text:c="5"/>achivement：//成绩</text:p>
              <text:p text:style-name="P22"><text:span text:style-name="T80"><text:s text:c="5"/></text:span><text:span text:style-name="T55">entrance_year：//入学年 整型</text:span></text:p>
              <text:p text:style-name="P46"><text:s text:c="5"/>entrance_month：//入学月份</text:p>
              <text:p text:style-name="P22"><text:span text:style-name="T55"><text:s text:c="5"/>graduate</text:span><text:span text:style-name="T45">_year：//毕业年 整型</text:span></text:p>
              <text:p text:style-name="P29"><text:s text:c="5"/>graduate_month：//毕业月</text:p>
              <text:p text:style-name="P10">}</text:p>
            </table:table-cell>
          </table:table-row>
        </table:table>
        <text:h text:style-name="P94" text:outline-level="2"><text:bookmark-start text:name="__RefHeading__1120_1541589551"/><text:span text:style-name="T32">4.7 </text:span><text:span text:style-name="T24">最近访客</text:span><text:bookmark-end text:name="__RefHeading__1120_1541589551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 table:style-name="Table54.1">
            <table:table-cell table:style-name="Table54.A1" office:value-type="string">
              <text:p text:style-name="P24">请求接口</text:p>
            </table:table-cell>
            <table:table-cell table:style-name="Table54.B1" table:number-columns-spanned="2" office:value-type="string">
              <text:p text:style-name="P46">?q=recent_visitor/get_recent_visitor</text:p>
            </table:table-cell>
            <table:covered-table-cell/>
          </table:table-row>
          <table:table-row table:style-name="Table54.1">
            <table:table-cell table:style-name="Table54.A2" office:value-type="string">
              <text:p text:style-name="P24">接口说明</text:p>
            </table:table-cell>
            <table:table-cell table:style-name="Table54.B2" table:number-columns-spanned="2" office:value-type="string">
              <text:p text:style-name="P6">最近访客，根据访问时间排序最近访客。</text:p>
            </table:table-cell>
            <table:covered-table-cell/>
          </table:table-row>
          <table:table-row table:style-name="Table54.3">
            <table:table-cell table:style-name="Table5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4.4">
            <table:table-cell table:style-name="Table54.A4" office:value-type="string">
              <text:p text:style-name="P21">参数名</text:p>
            </table:table-cell>
            <table:table-cell table:style-name="Table54.A4" office:value-type="string">
              <text:p text:style-name="P21">类型</text:p>
            </table:table-cell>
            <table:table-cell table:style-name="Table54.C4" office:value-type="string">
              <text:p text:style-name="P21">描述</text:p>
            </table:table-cell>
          </table:table-row>
          <table:table-row table:style-name="Table54.5">
            <table:table-cell table:style-name="Table54.A2" office:value-type="string">
              <text:p text:style-name="P56">uid</text:p>
            </table:table-cell>
            <table:table-cell table:style-name="Table54.A2" office:value-type="string">
              <text:p text:style-name="P21">int</text:p>
            </table:table-cell>
            <table:table-cell table:style-name="Table54.B2" office:value-type="string">
              <text:p text:style-name="P24">用户id</text:p>
            </table:table-cell>
          </table:table-row>
          <table:table-row table:style-name="Table54.5">
            <table:table-cell table:style-name="Table54.A2" office:value-type="string">
              <text:p text:style-name="P51">recent_visitor_index</text:p>
            </table:table-cell>
            <table:table-cell table:style-name="Table54.A2" office:value-type="string">
              <text:p text:style-name="P21">int</text:p>
            </table:table-cell>
            <table:table-cell table:style-name="Table54.B2" office:value-type="string">
              <text:p text:style-name="P46">初始为0</text:p>
            </table:table-cell>
          </table:table-row>
          <table:table-row table:style-name="Table54.5">
            <table:table-cell table:style-name="Table5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4.8">
            <table:table-cell table:style-name="Table54.A4" office:value-type="string">
              <text:p text:style-name="P21">参数名</text:p>
            </table:table-cell>
            <table:table-cell table:style-name="Table54.A4" office:value-type="string">
              <text:p text:style-name="P21">类型</text:p>
            </table:table-cell>
            <table:table-cell table:style-name="Table54.C4" office:value-type="string">
              <text:p text:style-name="P21">描述</text:p>
            </table:table-cell>
          </table:table-row>
          <table:table-row table:style-name="Table54.9">
            <table:table-cell table:style-name="Table54.A2" office:value-type="string">
              <text:p text:style-name="P22"><text:span text:style-name="T13">data.</text:span><text:span text:style-name="T10">is_author</text:span></text:p>
            </table:table-cell>
            <table:table-cell table:style-name="Table54.A2" office:value-type="string">
              <text:p text:style-name="P71">bool</text:p>
            </table:table-cell>
            <table:table-cell table:style-name="Table54.B2" office:value-type="string">
              <text:p text:style-name="P39">true表示作者本人</text:p>
            </table:table-cell>
          </table:table-row>
          <table:table-row table:style-name="Table54.9">
            <table:table-cell table:style-name="Table54.A2" office:value-type="string">
              <text:p text:style-name="P22"><text:span text:style-name="T49">data.</text:span><text:span text:style-name="T14">recent_visitors</text:span></text:p>
            </table:table-cell>
            <table:table-cell table:style-name="Table54.A2" office:value-type="string">
              <text:p text:style-name="P71">数组对象</text:p>
            </table:table-cell>
            <table:table-cell table:style-name="Table54.B2" office:value-type="string">
              <text:p text:style-name="P6">取值方式 data.education['university']</text:p>
              <text:p text:style-name="P9"><text:soft-page-break/>{</text:p>
              <text:p text:style-name="P6"><text:s text:c="4"/>uid://用户id</text:p>
              <text:p text:style-name="P6"><text:s text:c="4"/>realname://真实姓名</text:p>
              <text:p text:style-name="P6"><text:s text:c="4"/>picture_uri://头像</text:p>
              <text:p text:style-name="P6"><text:s text:c="4"/>situation://0 表示在读，1表示毕业</text:p>
              <text:p text:style-name="P6"><text:s text:c="4"/>company://公司</text:p>
              <text:p text:style-name="P6"><text:s text:c="4"/>job_title://职位</text:p>
              <text:p text:style-name="P6"><text:s text:c="4"/>university://学校</text:p>
              <text:p text:style-name="P6"><text:s text:c="4"/>major://专业</text:p>
              <text:p text:style-name="P6"><text:s text:c="4"/>timestamp://访问时间戳</text:p>
              <text:p text:style-name="P10">}</text:p>
            </table:table-cell>
          </table:table-row>
        </table:table>
        <text:p text:style-name="P22"/>
        <text:h text:style-name="P94" text:outline-level="2"><text:bookmark-start text:name="__RefHeading__194_2107908482"/><text:span text:style-name="T32">4.8 </text:span><text:span text:style-name="T24">联系人</text:span><text:bookmark-end text:name="__RefHeading__194_2107908482"/></text:h>
        <text:p text:style-name="P79"><text:span text:style-name="T20">4.8.1 </text:span><text:span text:style-name="T21">显示默认联系人</text:span></text:p>
        <table:table table:name="Table55" table:style-name="Table55">
          <table:table-column table:style-name="Table55.A"/>
          <table:table-column table:style-name="Table55.B"/>
          <table:table-column table:style-name="Table55.C"/>
          <table:table-row table:style-name="Table55.1">
            <table:table-cell table:style-name="Table55.A1" office:value-type="string">
              <text:p text:style-name="P24">请求接口</text:p>
            </table:table-cell>
            <table:table-cell table:style-name="Table55.B1" table:number-columns-spanned="2" office:value-type="string">
              <text:p text:style-name="P46">?q=contacts/get_default_contacts</text:p>
            </table:table-cell>
            <table:covered-table-cell/>
          </table:table-row>
          <table:table-row table:style-name="Table55.1">
            <table:table-cell table:style-name="Table55.A2" office:value-type="string">
              <text:p text:style-name="P24">接口说明</text:p>
            </table:table-cell>
            <table:table-cell table:style-name="Table55.B2" table:number-columns-spanned="2" office:value-type="string">
              <text:p text:style-name="P6">显示默认联系人，默认显示8位联系人。</text:p>
            </table:table-cell>
            <table:covered-table-cell/>
          </table:table-row>
          <table:table-row table:style-name="Table55.3">
            <table:table-cell table:style-name="Table55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5.4">
            <table:table-cell table:style-name="Table55.A4" office:value-type="string">
              <text:p text:style-name="P21">参数名</text:p>
            </table:table-cell>
            <table:table-cell table:style-name="Table55.A4" office:value-type="string">
              <text:p text:style-name="P21">类型</text:p>
            </table:table-cell>
            <table:table-cell table:style-name="Table55.C4" office:value-type="string">
              <text:p text:style-name="P21">描述</text:p>
            </table:table-cell>
          </table:table-row>
          <table:table-row table:style-name="Table55.5">
            <table:table-cell table:style-name="Table55.A2" office:value-type="string">
              <text:p text:style-name="P56">uid</text:p>
            </table:table-cell>
            <table:table-cell table:style-name="Table55.A2" office:value-type="string">
              <text:p text:style-name="P21">int</text:p>
            </table:table-cell>
            <table:table-cell table:style-name="Table55.B2" office:value-type="string">
              <text:p text:style-name="P24">用户id</text:p>
            </table:table-cell>
          </table:table-row>
          <table:table-row table:style-name="Table55.5">
            <table:table-cell table:style-name="Table55.A2" office:value-type="string">
              <text:p text:style-name="P51">contacts_index</text:p>
            </table:table-cell>
            <table:table-cell table:style-name="Table55.A2" office:value-type="string">
              <text:p text:style-name="P21">int</text:p>
            </table:table-cell>
            <table:table-cell table:style-name="Table55.B2" office:value-type="string">
              <text:p text:style-name="P46">初始为0， 起始索引</text:p>
            </table:table-cell>
          </table:table-row>
          <table:table-row table:style-name="Table55.5">
            <table:table-cell table:style-name="Table55.A2" office:value-type="string">
              <text:p text:style-name="P51">init_recommend_page</text:p>
            </table:table-cell>
            <table:table-cell table:style-name="Table55.A2" office:value-type="string">
              <text:p text:style-name="P21">int</text:p>
            </table:table-cell>
            <table:table-cell table:style-name="Table55.B2" office:value-type="string">
              <text:p text:style-name="P46">默认0，数据库一次加载的人数，0：8位，1:16位</text:p>
            </table:table-cell>
          </table:table-row>
          <table:table-row table:style-name="Table55.5">
            <table:table-cell table:style-name="Table5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5.9">
            <table:table-cell table:style-name="Table55.A4" office:value-type="string">
              <text:p text:style-name="P21">参数名</text:p>
            </table:table-cell>
            <table:table-cell table:style-name="Table55.A4" office:value-type="string">
              <text:p text:style-name="P21">类型</text:p>
            </table:table-cell>
            <table:table-cell table:style-name="Table55.C4" office:value-type="string">
              <text:p text:style-name="P21">描述</text:p>
            </table:table-cell>
          </table:table-row>
          <table:table-row table:style-name="Table55.10">
            <table:table-cell table:style-name="Table55.A2" office:value-type="string">
              <text:p text:style-name="P10">data.end</text:p>
            </table:table-cell>
            <table:table-cell table:style-name="Table55.A2" office:value-type="string">
              <text:p text:style-name="P71">bool</text:p>
            </table:table-cell>
            <table:table-cell table:style-name="Table55.B2" office:value-type="string">
              <text:p text:style-name="P39">true数据库结尾</text:p>
            </table:table-cell>
          </table:table-row>
          <table:table-row table:style-name="Table55.10">
            <table:table-cell table:style-name="Table55.A2" office:value-type="string">
              <text:p text:style-name="P68">data.visitor</text:p>
            </table:table-cell>
            <table:table-cell table:style-name="Table55.A2" office:value-type="string">
              <text:p text:style-name="P71">int</text:p>
            </table:table-cell>
            <table:table-cell table:style-name="Table55.B2" office:value-type="string">
              <text:p text:style-name="P41">0表示作者本人，1表示非作者本人</text:p>
            </table:table-cell>
          </table:table-row>
          <table:table-row table:style-name="Table55.10">
            <table:table-cell table:style-name="Table55.A2" office:value-type="string">
              <text:p text:style-name="P22"><text:span text:style-name="T49">data.</text:span><text:span text:style-name="T10">contacts_user</text:span></text:p>
            </table:table-cell>
            <table:table-cell table:style-name="Table55.A2" office:value-type="string">
              <text:p text:style-name="P71">数组对象</text:p>
            </table:table-cell>
            <table:table-cell table:style-name="Table55.B2" office:value-type="string">
              <text:p text:style-name="P6">取值方式 data.education['university']</text:p>
              <text:p text:style-name="P9">{</text:p>
              <text:p text:style-name="P6"><text:s text:c="4"/>uid://用户id</text:p>
              <text:p text:style-name="P6"><text:s text:c="4"/>realname://真实姓名</text:p>
              <text:p text:style-name="P6"><text:s text:c="4"/>picture_uri://头像</text:p>
              <text:p text:style-name="P6"><text:s text:c="4"/>situation://0 表示在读，1表示毕业</text:p>
              <text:p text:style-name="P6"><text:s text:c="4"/>company://公司</text:p>
              <text:p text:style-name="P6"><text:s text:c="4"/>job_title://职位</text:p>
              <text:p text:style-name="P6"><text:s text:c="4"/>degree://学历</text:p>
              <text:p text:style-name="P6"><text:s text:c="4"/>major://专业</text:p>
              <text:p text:style-name="P10">}</text:p>
            </table:table-cell>
          </table:table-row>
        </table:table>
        <text:p text:style-name="P79"><text:span text:style-name="T20">4.8.2 </text:span><text:span text:style-name="T21">显示全部联系人</text:span></text:p>
        <table:table table:name="Table56" table:style-name="Table56">
          <table:table-column table:style-name="Table56.A"/>
          <table:table-column table:style-name="Table56.B"/>
          <table:table-column table:style-name="Table56.C"/>
          <table:table-row table:style-name="Table56.1">
            <table:table-cell table:style-name="Table56.A1" office:value-type="string">
              <text:p text:style-name="P24">请求接口</text:p>
            </table:table-cell>
            <table:table-cell table:style-name="Table56.B1" table:number-columns-spanned="2" office:value-type="string">
              <text:p text:style-name="P46">?q=contacts/get_default_contacts</text:p>
            </table:table-cell>
            <table:covered-table-cell/>
          </table:table-row>
          <table:table-row table:style-name="Table56.1">
            <table:table-cell table:style-name="Table56.A2" office:value-type="string">
              <text:p text:style-name="P24">接口说明</text:p>
            </table:table-cell>
            <table:table-cell table:style-name="Table56.B2" table:number-columns-spanned="2" office:value-type="string">
              <text:p text:style-name="P6">显示默认联系人，默认显示8位联系人。</text:p>
            </table:table-cell>
            <table:covered-table-cell/>
          </table:table-row>
          <text:soft-page-break/>
          <table:table-row table:style-name="Table56.3">
            <table:table-cell table:style-name="Table5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6.4">
            <table:table-cell table:style-name="Table56.A4" office:value-type="string">
              <text:p text:style-name="P21">参数名</text:p>
            </table:table-cell>
            <table:table-cell table:style-name="Table56.A4" office:value-type="string">
              <text:p text:style-name="P21">类型</text:p>
            </table:table-cell>
            <table:table-cell table:style-name="Table56.C4" office:value-type="string">
              <text:p text:style-name="P21">描述</text:p>
            </table:table-cell>
          </table:table-row>
          <table:table-row table:style-name="Table56.5">
            <table:table-cell table:style-name="Table56.A2" office:value-type="string">
              <text:p text:style-name="P56">uid</text:p>
            </table:table-cell>
            <table:table-cell table:style-name="Table56.A2" office:value-type="string">
              <text:p text:style-name="P21">int</text:p>
            </table:table-cell>
            <table:table-cell table:style-name="Table56.B2" office:value-type="string">
              <text:p text:style-name="P24">用户id</text:p>
            </table:table-cell>
          </table:table-row>
          <table:table-row table:style-name="Table56.5">
            <table:table-cell table:style-name="Table56.A2" office:value-type="string">
              <text:p text:style-name="P51">contacts_index</text:p>
            </table:table-cell>
            <table:table-cell table:style-name="Table56.A2" office:value-type="string">
              <text:p text:style-name="P21">int</text:p>
            </table:table-cell>
            <table:table-cell table:style-name="Table56.B2" office:value-type="string">
              <text:p text:style-name="P46">初始为0， 起始索引</text:p>
            </table:table-cell>
          </table:table-row>
          <table:table-row table:style-name="Table56.5">
            <table:table-cell table:style-name="Table56.A2" office:value-type="string">
              <text:p text:style-name="P51">init_recommend_page</text:p>
            </table:table-cell>
            <table:table-cell table:style-name="Table56.A2" office:value-type="string">
              <text:p text:style-name="P21">int</text:p>
            </table:table-cell>
            <table:table-cell table:style-name="Table56.B2" office:value-type="string">
              <text:p text:style-name="P46">默认0，数据库一次加载的人数，0：8位，1:16位</text:p>
            </table:table-cell>
          </table:table-row>
          <table:table-row table:style-name="Table56.5">
            <table:table-cell table:style-name="Table56.A2" office:value-type="string">
              <text:p text:style-name="P51">recommend_more</text:p>
            </table:table-cell>
            <table:table-cell table:style-name="Table56.A2" office:value-type="string">
              <text:p text:style-name="P21">int</text:p>
            </table:table-cell>
            <table:table-cell table:style-name="Table56.B2" office:value-type="string">
              <text:p text:style-name="P46">默认为1，起始加载人数，0：8位，1：16位</text:p>
            </table:table-cell>
          </table:table-row>
          <table:table-row table:style-name="Table56.5">
            <table:table-cell table:style-name="Table5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6.10">
            <table:table-cell table:style-name="Table56.A4" office:value-type="string">
              <text:p text:style-name="P21">参数名</text:p>
            </table:table-cell>
            <table:table-cell table:style-name="Table56.A4" office:value-type="string">
              <text:p text:style-name="P21">类型</text:p>
            </table:table-cell>
            <table:table-cell table:style-name="Table56.C4" office:value-type="string">
              <text:p text:style-name="P21">描述</text:p>
            </table:table-cell>
          </table:table-row>
          <table:table-row table:style-name="Table56.11">
            <table:table-cell table:style-name="Table56.A2" office:value-type="string">
              <text:p text:style-name="P10">data.end</text:p>
            </table:table-cell>
            <table:table-cell table:style-name="Table56.A2" office:value-type="string">
              <text:p text:style-name="P71">bool</text:p>
            </table:table-cell>
            <table:table-cell table:style-name="Table56.B2" office:value-type="string">
              <text:p text:style-name="P39">true数据库结尾</text:p>
            </table:table-cell>
          </table:table-row>
          <table:table-row table:style-name="Table56.11">
            <table:table-cell table:style-name="Table56.A2" office:value-type="string">
              <text:p text:style-name="P68">data.visitor</text:p>
            </table:table-cell>
            <table:table-cell table:style-name="Table56.A2" office:value-type="string">
              <text:p text:style-name="P71">int</text:p>
            </table:table-cell>
            <table:table-cell table:style-name="Table56.B2" office:value-type="string">
              <text:p text:style-name="P41">0表示作者本人，1表示非作者本人</text:p>
            </table:table-cell>
          </table:table-row>
          <table:table-row table:style-name="Table56.11">
            <table:table-cell table:style-name="Table56.A2" office:value-type="string">
              <text:p text:style-name="P22"><text:span text:style-name="T49">data.</text:span><text:span text:style-name="T10">contacts_user</text:span></text:p>
            </table:table-cell>
            <table:table-cell table:style-name="Table56.A2" office:value-type="string">
              <text:p text:style-name="P71">数组对象</text:p>
            </table:table-cell>
            <table:table-cell table:style-name="Table56.B2" office:value-type="string">
              <text:p text:style-name="P6">取值方式 data.education['university']</text:p>
              <text:p text:style-name="P9">{</text:p>
              <text:p text:style-name="P6"><text:s text:c="4"/>uid://用户id</text:p>
              <text:p text:style-name="P6"><text:s text:c="4"/>realname://真实姓名</text:p>
              <text:p text:style-name="P6"><text:s text:c="4"/>picture_uri://头像</text:p>
              <text:p text:style-name="P6"><text:s text:c="4"/>situation://0 表示在读，1表示毕业</text:p>
              <text:p text:style-name="P6"><text:s text:c="4"/>company://公司</text:p>
              <text:p text:style-name="P6"><text:s text:c="4"/>job_title://职位</text:p>
              <text:p text:style-name="P6"><text:s text:c="4"/>degree://学历</text:p>
              <text:p text:style-name="P6"><text:s text:c="4"/>major://专业</text:p>
              <text:p text:style-name="P10">}</text:p>
            </table:table-cell>
          </table:table-row>
        </table:table>
        <text:p text:style-name="P22"/>
        <text:p text:style-name="P79"><text:span text:style-name="T20">4.8.3 </text:span><text:span text:style-name="T21">申请添加联系人</text:span></text:p>
        <table:table table:name="Table57" table:style-name="Table57">
          <table:table-column table:style-name="Table57.A"/>
          <table:table-column table:style-name="Table57.B"/>
          <table:table-column table:style-name="Table57.C"/>
          <table:table-row table:style-name="Table57.1">
            <table:table-cell table:style-name="Table57.A1" office:value-type="string">
              <text:p text:style-name="P24">请求接口</text:p>
            </table:table-cell>
            <table:table-cell table:style-name="Table57.B1" table:number-columns-spanned="2" office:value-type="string">
              <text:p text:style-name="P46">?q=contacts/add_contacts</text:p>
            </table:table-cell>
            <table:covered-table-cell/>
          </table:table-row>
          <table:table-row table:style-name="Table57.1">
            <table:table-cell table:style-name="Table57.A2" office:value-type="string">
              <text:p text:style-name="P24">接口说明</text:p>
            </table:table-cell>
            <table:table-cell table:style-name="Table57.B2" table:number-columns-spanned="2" office:value-type="string">
              <text:p text:style-name="P6">申请添加联系人</text:p>
            </table:table-cell>
            <table:covered-table-cell/>
          </table:table-row>
          <table:table-row table:style-name="Table57.3">
            <table:table-cell table:style-name="Table5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7.4">
            <table:table-cell table:style-name="Table57.A4" office:value-type="string">
              <text:p text:style-name="P21">参数名</text:p>
            </table:table-cell>
            <table:table-cell table:style-name="Table57.A4" office:value-type="string">
              <text:p text:style-name="P21">类型</text:p>
            </table:table-cell>
            <table:table-cell table:style-name="Table57.C4" office:value-type="string">
              <text:p text:style-name="P21">描述</text:p>
            </table:table-cell>
          </table:table-row>
          <table:table-row table:style-name="Table57.5">
            <table:table-cell table:style-name="Table57.A2" office:value-type="string">
              <text:p text:style-name="P56">uid</text:p>
            </table:table-cell>
            <table:table-cell table:style-name="Table57.A2" office:value-type="string">
              <text:p text:style-name="P21">int</text:p>
            </table:table-cell>
            <table:table-cell table:style-name="Table57.B2" office:value-type="string">
              <text:p text:style-name="P24">用户id</text:p>
            </table:table-cell>
          </table:table-row>
          <table:table-row table:style-name="Table57.5">
            <table:table-cell table:style-name="Table57.B2" table:number-columns-spanned="3" office:value-type="string">
              <text:p text:style-name="P9">响应参数（无）</text:p>
            </table:table-cell>
            <table:covered-table-cell/>
            <table:covered-table-cell/>
          </table:table-row>
        </table:table>
        <text:p text:style-name="P22"/>
        <text:h text:style-name="P94" text:outline-level="2"><text:bookmark-start text:name="__RefHeading__1124_1541589551"/><text:span text:style-name="T32">4.9 </text:span><text:span text:style-name="T24">查看师谱</text:span><text:bookmark-end text:name="__RefHeading__1124_1541589551"/></text:h>
        <text:p text:style-name="P26">提供一个入口，可以查看他的师谱。</text:p>
        <text:h text:style-name="P94" text:outline-level="2"><text:bookmark-start text:name="__RefHeading__245_1467263976"/><text:span text:style-name="T32">4.10 </text:span><text:span text:style-name="T24">发送站内信</text:span><text:bookmark-end text:name="__RefHeading__245_1467263976"/></text:h>
        <table:table table:name="Table58" table:style-name="Table58">
          <table:table-column table:style-name="Table58.A"/>
          <table:table-column table:style-name="Table58.B"/>
          <table:table-column table:style-name="Table58.C"/>
          <table:table-row table:style-name="Table58.1">
            <table:table-cell table:style-name="Table58.A1" office:value-type="string">
              <text:p text:style-name="P24">请求接口</text:p>
            </table:table-cell>
            <table:table-cell table:style-name="Table58.B1" table:number-columns-spanned="2" office:value-type="string">
              <text:p text:style-name="P46">?q=personal_archive/inmail_send</text:p>
            </table:table-cell>
            <table:covered-table-cell/>
          </table:table-row>
          <table:table-row table:style-name="Table58.1">
            <table:table-cell table:style-name="Table58.A2" office:value-type="string">
              <text:p text:style-name="P24">接口说明</text:p>
            </table:table-cell>
            <table:table-cell table:style-name="Table58.B2" table:number-columns-spanned="2" office:value-type="string">
              <text:p text:style-name="P6">发送站内信</text:p>
            </table:table-cell>
            <table:covered-table-cell/>
          </table:table-row>
          <table:table-row table:style-name="Table58.3">
            <table:table-cell table:style-name="Table5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8.4">
            <table:table-cell table:style-name="Table58.A4" office:value-type="string">
              <text:p text:style-name="P21">参数名</text:p>
            </table:table-cell>
            <table:table-cell table:style-name="Table58.A4" office:value-type="string">
              <text:p text:style-name="P21">类型</text:p>
            </table:table-cell>
            <table:table-cell table:style-name="Table58.C4" office:value-type="string">
              <text:p text:style-name="P21">描述</text:p>
            </table:table-cell>
          </table:table-row>
          <text:soft-page-break/>
          <table:table-row table:style-name="Table58.5">
            <table:table-cell table:style-name="Table58.A2" office:value-type="string">
              <text:p text:style-name="P56">uid</text:p>
            </table:table-cell>
            <table:table-cell table:style-name="Table58.A2" office:value-type="string">
              <text:p text:style-name="P21">int</text:p>
            </table:table-cell>
            <table:table-cell table:style-name="Table58.B2" office:value-type="string">
              <text:p text:style-name="P22"><text:span text:style-name="T55">要添加人的用户id</text:span><text:span text:style-name="T61"> </text:span></text:p>
            </table:table-cell>
          </table:table-row>
          <table:table-row table:style-name="Table58.5">
            <table:table-cell table:style-name="Table58.A2" office:value-type="string">
              <text:p text:style-name="P51">subject</text:p>
            </table:table-cell>
            <table:table-cell table:style-name="Table58.A2" office:value-type="string">
              <text:p text:style-name="P21">String</text:p>
            </table:table-cell>
            <table:table-cell table:style-name="Table58.B2" office:value-type="string">
              <text:p text:style-name="P46">邮件标题</text:p>
            </table:table-cell>
          </table:table-row>
          <table:table-row table:style-name="Table58.5">
            <table:table-cell table:style-name="Table58.A2" office:value-type="string">
              <text:p text:style-name="P51">body</text:p>
            </table:table-cell>
            <table:table-cell table:style-name="Table58.A2" office:value-type="string">
              <text:p text:style-name="P21">String</text:p>
            </table:table-cell>
            <table:table-cell table:style-name="Table58.B2" office:value-type="string">
              <text:p text:style-name="P46">邮件内容</text:p>
            </table:table-cell>
          </table:table-row>
          <table:table-row table:style-name="Table58.5">
            <table:table-cell table:style-name="Table58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58.9">
            <table:table-cell table:style-name="Table58.A4" office:value-type="string">
              <text:p text:style-name="P21">参数名</text:p>
            </table:table-cell>
            <table:table-cell table:style-name="Table58.A4" office:value-type="string">
              <text:p text:style-name="P21">类型</text:p>
            </table:table-cell>
            <table:table-cell table:style-name="Table58.C4" office:value-type="string">
              <text:p text:style-name="P21">描述</text:p>
            </table:table-cell>
          </table:table-row>
          <table:table-row table:style-name="Table58.10">
            <table:table-cell table:style-name="Table58.A2" office:value-type="string">
              <text:p text:style-name="P22"><text:span text:style-name="T13">data.</text:span><text:span text:style-name="T10">send</text:span></text:p>
            </table:table-cell>
            <table:table-cell table:style-name="Table58.A2" office:value-type="string">
              <text:p text:style-name="P71">bool</text:p>
            </table:table-cell>
            <table:table-cell table:style-name="Table58.B2" office:value-type="string">
              <text:p text:style-name="P39">true表示发送成功</text:p>
            </table:table-cell>
          </table:table-row>
        </table:table>
        <text:p text:style-name="P22"/>
        <text:h text:style-name="P94" text:outline-level="2"><text:bookmark-start text:name="__RefHeading__1128_1541589551"/><text:span text:style-name="T32">4.11 </text:span><text:span text:style-name="T24">添加联系人</text:span><text:bookmark-end text:name="__RefHeading__1128_1541589551"/></text:h>
        <table:table table:name="Table59" table:style-name="Table59">
          <table:table-column table:style-name="Table59.A"/>
          <table:table-column table:style-name="Table59.B"/>
          <table:table-column table:style-name="Table59.C"/>
          <table:table-row table:style-name="Table59.1">
            <table:table-cell table:style-name="Table59.A1" office:value-type="string">
              <text:p text:style-name="P24">请求接口</text:p>
            </table:table-cell>
            <table:table-cell table:style-name="Table59.B1" table:number-columns-spanned="2" office:value-type="string">
              <text:p text:style-name="P46">?q=contacts/add_contacts</text:p>
            </table:table-cell>
            <table:covered-table-cell/>
          </table:table-row>
          <table:table-row table:style-name="Table59.1">
            <table:table-cell table:style-name="Table59.A2" office:value-type="string">
              <text:p text:style-name="P24">接口说明</text:p>
            </table:table-cell>
            <table:table-cell table:style-name="Table59.B2" table:number-columns-spanned="2" office:value-type="string">
              <text:p text:style-name="P6">添加联系人</text:p>
            </table:table-cell>
            <table:covered-table-cell/>
          </table:table-row>
          <table:table-row table:style-name="Table59.3">
            <table:table-cell table:style-name="Table5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59.4">
            <table:table-cell table:style-name="Table59.A4" office:value-type="string">
              <text:p text:style-name="P21">参数名</text:p>
            </table:table-cell>
            <table:table-cell table:style-name="Table59.A4" office:value-type="string">
              <text:p text:style-name="P21">类型</text:p>
            </table:table-cell>
            <table:table-cell table:style-name="Table59.C4" office:value-type="string">
              <text:p text:style-name="P21">描述</text:p>
            </table:table-cell>
          </table:table-row>
          <table:table-row table:style-name="Table59.5">
            <table:table-cell table:style-name="Table59.A2" office:value-type="string">
              <text:p text:style-name="P56">uid</text:p>
            </table:table-cell>
            <table:table-cell table:style-name="Table59.A2" office:value-type="string">
              <text:p text:style-name="P21">int</text:p>
            </table:table-cell>
            <table:table-cell table:style-name="Table59.B2" office:value-type="string">
              <text:p text:style-name="P22"><text:span text:style-name="T55">要添加的用户id</text:span><text:span text:style-name="T61"> </text:span></text:p>
            </table:table-cell>
          </table:table-row>
          <table:table-row table:style-name="Table59.5">
            <table:table-cell table:style-name="Table59.B2" table:number-columns-spanned="3" office:value-type="string">
              <text:p text:style-name="P9">响应参数（无）</text:p>
            </table:table-cell>
            <table:covered-table-cell/>
            <table:covered-table-cell/>
          </table:table-row>
        </table:table>
        <text:p text:style-name="P22"/>
        <text:h text:style-name="P94" text:outline-level="2"><text:bookmark-start text:name="__RefHeading__51_2072453891"/><text:span text:style-name="T32">4.12 </text:span><text:span text:style-name="T24">联系方式</text:span><text:bookmark-end text:name="__RefHeading__51_2072453891"/></text:h>
        <text:p text:style-name="P10">目前支持手机、固话、微信、邮箱等几个方式，只有自己才可以编辑，只有同门和好友才能看到联系方式。</text:p>
        <text:p text:style-name="P79"><text:span text:style-name="T20">4.12.1 </text:span><text:span text:style-name="T21">获取联系方式</text:span></text:p>
        <table:table table:name="Table60" table:style-name="Table60">
          <table:table-column table:style-name="Table60.A"/>
          <table:table-column table:style-name="Table60.B"/>
          <table:table-column table:style-name="Table60.C"/>
          <table:table-row table:style-name="Table60.1">
            <table:table-cell table:style-name="Table60.A1" office:value-type="string">
              <text:p text:style-name="P24">请求接口</text:p>
            </table:table-cell>
            <table:table-cell table:style-name="Table60.B1" table:number-columns-spanned="2" office:value-type="string">
              <text:p text:style-name="P46">?q=personal_archive/contact_info/load</text:p>
            </table:table-cell>
            <table:covered-table-cell/>
          </table:table-row>
          <table:table-row table:style-name="Table60.1">
            <table:table-cell table:style-name="Table60.A2" office:value-type="string">
              <text:p text:style-name="P24">接口说明</text:p>
            </table:table-cell>
            <table:table-cell table:style-name="Table60.B2" table:number-columns-spanned="2" office:value-type="string">
              <text:p text:style-name="P10">获取联系方式</text:p>
            </table:table-cell>
            <table:covered-table-cell/>
          </table:table-row>
          <table:table-row table:style-name="Table60.3">
            <table:table-cell table:style-name="Table6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0.4">
            <table:table-cell table:style-name="Table60.A4" office:value-type="string">
              <text:p text:style-name="P21">参数名</text:p>
            </table:table-cell>
            <table:table-cell table:style-name="Table60.A4" office:value-type="string">
              <text:p text:style-name="P21">类型</text:p>
            </table:table-cell>
            <table:table-cell table:style-name="Table60.C4" office:value-type="string">
              <text:p text:style-name="P21">描述</text:p>
            </table:table-cell>
          </table:table-row>
          <table:table-row table:style-name="Table60.5">
            <table:table-cell table:style-name="Table60.A2" office:value-type="string">
              <text:p text:style-name="P56">uid</text:p>
            </table:table-cell>
            <table:table-cell table:style-name="Table60.A2" office:value-type="string">
              <text:p text:style-name="P21">int</text:p>
            </table:table-cell>
            <table:table-cell table:style-name="Table60.B2" office:value-type="string">
              <text:p text:style-name="P22"><text:span text:style-name="T55">要添加人的用户id</text:span><text:span text:style-name="T61"> </text:span></text:p>
            </table:table-cell>
          </table:table-row>
          <table:table-row table:style-name="Table60.5">
            <table:table-cell table:style-name="Table6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0.7">
            <table:table-cell table:style-name="Table60.A4" office:value-type="string">
              <text:p text:style-name="P21">参数名</text:p>
            </table:table-cell>
            <table:table-cell table:style-name="Table60.A4" office:value-type="string">
              <text:p text:style-name="P21">类型</text:p>
            </table:table-cell>
            <table:table-cell table:style-name="Table60.C4" office:value-type="string">
              <text:p text:style-name="P21">描述</text:p>
            </table:table-cell>
          </table:table-row>
          <table:table-row table:style-name="Table60.8">
            <table:table-cell table:style-name="Table60.A2" office:value-type="string">
              <text:p text:style-name="P10">data</text:p>
            </table:table-cell>
            <table:table-cell table:style-name="Table60.A2" office:value-type="string">
              <text:p text:style-name="P71">数组对象</text:p>
            </table:table-cell>
            <table:table-cell table:style-name="Table60.B2" office:value-type="string">
              <text:p text:style-name="P6">使用方式如data['type'],data['information']</text:p>
              <text:p text:style-name="P6">{</text:p>
              <text:p text:style-name="P46"><text:s text:c="4"/>type,//int 类型，1手机，2固话，3微信，4邮箱</text:p>
              <text:p text:style-name="P46"><text:s text:c="4"/>information，//联系方式信息</text:p>
              <text:p text:style-name="P6">}</text:p>
            </table:table-cell>
          </table:table-row>
        </table:table>
        <text:p text:style-name="P79"><text:span text:style-name="T20">4.12.2 </text:span><text:span text:style-name="T21">编辑</text:span><text:span text:style-name="T20">/</text:span><text:span text:style-name="T21">修改联系方式</text:span></text:p>
        <table:table table:name="Table61" table:style-name="Table61">
          <table:table-column table:style-name="Table61.A"/>
          <table:table-column table:style-name="Table61.B"/>
          <table:table-column table:style-name="Table61.C"/>
          <table:table-row table:style-name="Table61.1">
            <table:table-cell table:style-name="Table61.A1" office:value-type="string">
              <text:p text:style-name="P24">请求接口</text:p>
            </table:table-cell>
            <table:table-cell table:style-name="Table61.B1" table:number-columns-spanned="2" office:value-type="string">
              <text:p text:style-name="P46">?q=personal_archive/contact_info/create</text:p>
            </table:table-cell>
            <table:covered-table-cell/>
          </table:table-row>
          <table:table-row table:style-name="Table61.1">
            <table:table-cell table:style-name="Table61.A2" office:value-type="string">
              <text:p text:style-name="P24">接口说明</text:p>
            </table:table-cell>
            <table:table-cell table:style-name="Table61.B2" table:number-columns-spanned="2" office:value-type="string">
              <text:p text:style-name="P6">编辑/修改联系方式</text:p>
            </table:table-cell>
            <table:covered-table-cell/>
          </table:table-row>
          <table:table-row table:style-name="Table61.3">
            <table:table-cell table:style-name="Table6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1.4">
            <table:table-cell table:style-name="Table61.A4" office:value-type="string">
              <text:p text:style-name="P21">参数名</text:p>
            </table:table-cell>
            <table:table-cell table:style-name="Table61.A4" office:value-type="string">
              <text:p text:style-name="P21">类型</text:p>
            </table:table-cell>
            <table:table-cell table:style-name="Table61.C4" office:value-type="string">
              <text:p text:style-name="P21">描述</text:p>
            </table:table-cell>
          </table:table-row>
          <table:table-row table:style-name="Table61.5">
            <table:table-cell table:style-name="Table61.A2" office:value-type="string">
              <text:p text:style-name="P51">type</text:p>
            </table:table-cell>
            <table:table-cell table:style-name="Table61.A2" office:value-type="string">
              <text:p text:style-name="P21">int</text:p>
            </table:table-cell>
            <table:table-cell table:style-name="Table61.B2" office:value-type="string">
              <text:p text:style-name="P22"><text:span text:style-name="T55">联系方式类型 ：</text:span><text:span text:style-name="T57">1手机，2固话，3微信，4邮箱</text:span></text:p>
            </table:table-cell>
          </table:table-row>
          <text:soft-page-break/>
          <table:table-row table:style-name="Table61.5">
            <table:table-cell table:style-name="Table61.A2" office:value-type="string">
              <text:p text:style-name="P51">contact_info</text:p>
            </table:table-cell>
            <table:table-cell table:style-name="Table61.A2" office:value-type="string">
              <text:p text:style-name="P21">String</text:p>
            </table:table-cell>
            <table:table-cell table:style-name="Table61.B2" office:value-type="string">
              <text:p text:style-name="P22"><text:span text:style-name="T55">联系方式内容</text:span><text:span text:style-name="T61"> <text:s/></text:span></text:p>
            </table:table-cell>
          </table:table-row>
          <table:table-row table:style-name="Table61.5">
            <table:table-cell table:style-name="Table6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1.8">
            <table:table-cell table:style-name="Table61.A4" office:value-type="string">
              <text:p text:style-name="P21">参数名</text:p>
            </table:table-cell>
            <table:table-cell table:style-name="Table61.A4" office:value-type="string">
              <text:p text:style-name="P21">类型</text:p>
            </table:table-cell>
            <table:table-cell table:style-name="Table61.C4" office:value-type="string">
              <text:p text:style-name="P21">描述</text:p>
            </table:table-cell>
          </table:table-row>
          <table:table-row table:style-name="Table61.9">
            <table:table-cell table:style-name="Table61.A2" office:value-type="string">
              <text:p text:style-name="P10">data</text:p>
            </table:table-cell>
            <table:table-cell table:style-name="Table61.A2" office:value-type="string">
              <text:p text:style-name="P71">bool</text:p>
            </table:table-cell>
            <table:table-cell table:style-name="Table61.B2" office:value-type="string">
              <text:p text:style-name="P6">true表示成功</text:p>
            </table:table-cell>
          </table:table-row>
        </table:table>
        <text:p text:style-name="P22"/>
        <text:p text:style-name="P73">4.13 专栏、动态、访问记录(待开发)</text:p>
        <text:p text:style-name="P35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h text:style-name="P92" text:outline-level="1"><text:bookmark-start text:name="__RefHeading__1132_1541589551"/>五、问答<text:bookmark-end text:name="__RefHeading__1132_1541589551"/></text:h>
        <text:h text:style-name="P94" text:outline-level="2"><text:bookmark-start text:name="__RefHeading__368_1442159765"/><text:span text:style-name="T32">5.1 </text:span><text:span text:style-name="T24">问题</text:span><text:bookmark-end text:name="__RefHeading__368_1442159765"/></text:h>
        <text:p text:style-name="P79"><text:span text:style-name="T20">5.1.1 </text:span><text:span text:style-name="T21">问题编辑、发布</text:span></text:p>
        <text:p text:style-name="P22"><text:span text:style-name="T47">问题分标题、描述及话题标签三个部分。标题最多</text:span><text:span text:style-name="T50">52</text:span><text:span text:style-name="T47">个字，要超出后要提示用户。</text:span></text:p>
        <text:p text:style-name="P28">发布话题：</text:p>
        <table:table table:name="Table62" table:style-name="Table62">
          <table:table-column table:style-name="Table62.A"/>
          <table:table-column table:style-name="Table62.B"/>
          <table:table-column table:style-name="Table62.C"/>
          <table:table-row table:style-name="Table62.1">
            <table:table-cell table:style-name="Table62.A1" office:value-type="string">
              <text:p text:style-name="P24">请求接口</text:p>
            </table:table-cell>
            <table:table-cell table:style-name="Table62.B1" table:number-columns-spanned="2" office:value-type="string">
              <text:p text:style-name="P46">?q=profession_communicate/publish_question</text:p>
            </table:table-cell>
            <table:covered-table-cell/>
          </table:table-row>
          <table:table-row table:style-name="Table62.1">
            <table:table-cell table:style-name="Table62.A2" office:value-type="string">
              <text:p text:style-name="P24">接口说明</text:p>
            </table:table-cell>
            <table:table-cell table:style-name="Table62.B2" table:number-columns-spanned="2" office:value-type="string">
              <text:p text:style-name="P8">发布话题</text:p>
            </table:table-cell>
            <table:covered-table-cell/>
          </table:table-row>
          <table:table-row table:style-name="Table62.3">
            <table:table-cell table:style-name="Table6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2.4">
            <table:table-cell table:style-name="Table62.A4" office:value-type="string">
              <text:p text:style-name="P21">参数名</text:p>
            </table:table-cell>
            <table:table-cell table:style-name="Table62.A4" office:value-type="string">
              <text:p text:style-name="P21">类型</text:p>
            </table:table-cell>
            <table:table-cell table:style-name="Table62.C4" office:value-type="string">
              <text:p text:style-name="P21">描述</text:p>
            </table:table-cell>
          </table:table-row>
          <table:table-row table:style-name="Table62.5">
            <table:table-cell table:style-name="Table62.A2" office:value-type="string">
              <text:p text:style-name="P51">title</text:p>
            </table:table-cell>
            <table:table-cell table:style-name="Table62.A2" office:value-type="string">
              <text:p text:style-name="P21">String</text:p>
            </table:table-cell>
            <table:table-cell table:style-name="Table62.B2" office:value-type="string">
              <text:p text:style-name="P51">标题</text:p>
            </table:table-cell>
          </table:table-row>
          <table:table-row table:style-name="Table62.5">
            <table:table-cell table:style-name="Table62.A2" office:value-type="string">
              <text:p text:style-name="P51">content</text:p>
            </table:table-cell>
            <table:table-cell table:style-name="Table62.A2" office:value-type="string">
              <text:p text:style-name="P21">String</text:p>
            </table:table-cell>
            <table:table-cell table:style-name="Table62.B2" office:value-type="string">
              <text:p text:style-name="P22"><text:span text:style-name="T55">描述</text:span><text:span text:style-name="T61"> </text:span></text:p>
            </table:table-cell>
          </table:table-row>
          <text:soft-page-break/>
          <table:table-row table:style-name="Table62.5">
            <table:table-cell table:style-name="Table62.A2" office:value-type="string">
              <text:p text:style-name="P51">tag</text:p>
            </table:table-cell>
            <table:table-cell table:style-name="Table62.A2" office:value-type="string">
              <text:p text:style-name="P21">String</text:p>
            </table:table-cell>
            <table:table-cell table:style-name="Table62.B2" office:value-type="string">
              <text:p text:style-name="P22"><text:span text:style-name="T55">话题</text:span><text:span text:style-name="T61"> </text:span></text:p>
            </table:table-cell>
          </table:table-row>
          <table:table-row table:style-name="Table62.5">
            <table:table-cell table:style-name="Table6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2.9">
            <table:table-cell table:style-name="Table62.A4" office:value-type="string">
              <text:p text:style-name="P21">参数名</text:p>
            </table:table-cell>
            <table:table-cell table:style-name="Table62.A4" office:value-type="string">
              <text:p text:style-name="P21">类型</text:p>
            </table:table-cell>
            <table:table-cell table:style-name="Table62.C4" office:value-type="string">
              <text:p text:style-name="P21">描述</text:p>
            </table:table-cell>
          </table:table-row>
          <table:table-row table:style-name="Table62.10">
            <table:table-cell table:style-name="Table62.A2" office:value-type="string">
              <text:p text:style-name="P22"><text:span text:style-name="T13">data</text:span><text:span text:style-name="T10">.question</text:span></text:p>
            </table:table-cell>
            <table:table-cell table:style-name="Table62.A2" office:value-type="string">
              <text:p text:style-name="P71">int</text:p>
            </table:table-cell>
            <table:table-cell table:style-name="Table62.B2" office:value-type="string">
              <text:p text:style-name="P51">问题的id</text:p>
            </table:table-cell>
          </table:table-row>
        </table:table>
        <text:p text:style-name="P22"/>
        <text:p text:style-name="P79"><text:span text:style-name="T20">5.1.2 </text:span><text:span text:style-name="T21">问题详情页</text:span></text:p>
        <text:p text:style-name="P28">问题详情页包括问题的话题标签，标题、描述，回答数，答案列表及每个答案的评论部分，还有邀请回答部分，如果暂时没有答案，则显示匹配的可邀请回答的人。</text:p>
        <text:p text:style-name="P22"><text:span text:style-name="T50">1</text:span><text:span text:style-name="T47">）问题发布后直接跳转到问题详情页，获取问题详情如下：</text:span></text:p>
        <table:table table:name="Table63" table:style-name="Table63">
          <table:table-column table:style-name="Table63.A"/>
          <table:table-column table:style-name="Table63.B"/>
          <table:table-column table:style-name="Table63.C"/>
          <table:table-row table:style-name="Table63.1">
            <table:table-cell table:style-name="Table63.A1" office:value-type="string">
              <text:p text:style-name="P24">请求接口</text:p>
            </table:table-cell>
            <table:table-cell table:style-name="Table63.B1" table:number-columns-spanned="2" office:value-type="string">
              <text:p text:style-name="P46">?q=profession_communicate/question_detail</text:p>
            </table:table-cell>
            <table:covered-table-cell/>
          </table:table-row>
          <table:table-row table:style-name="Table63.1">
            <table:table-cell table:style-name="Table63.A2" office:value-type="string">
              <text:p text:style-name="P24">接口说明</text:p>
            </table:table-cell>
            <table:table-cell table:style-name="Table63.B2" table:number-columns-spanned="2" office:value-type="string">
              <text:p text:style-name="P8">问题详情页</text:p>
            </table:table-cell>
            <table:covered-table-cell/>
          </table:table-row>
          <table:table-row table:style-name="Table63.3">
            <table:table-cell table:style-name="Table6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3.4">
            <table:table-cell table:style-name="Table63.A4" office:value-type="string">
              <text:p text:style-name="P21">参数名</text:p>
            </table:table-cell>
            <table:table-cell table:style-name="Table63.A4" office:value-type="string">
              <text:p text:style-name="P21">类型</text:p>
            </table:table-cell>
            <table:table-cell table:style-name="Table63.C4" office:value-type="string">
              <text:p text:style-name="P21">描述</text:p>
            </table:table-cell>
          </table:table-row>
          <table:table-row table:style-name="Table63.5">
            <table:table-cell table:style-name="Table63.A2" office:value-type="string">
              <text:p text:style-name="P51">qid</text:p>
            </table:table-cell>
            <table:table-cell table:style-name="Table63.A2" office:value-type="string">
              <text:p text:style-name="P21">int</text:p>
            </table:table-cell>
            <table:table-cell table:style-name="Table63.B2" office:value-type="string">
              <text:p text:style-name="P22"><text:span text:style-name="T57">问题id</text:span><text:span text:style-name="T62"> </text:span></text:p>
            </table:table-cell>
          </table:table-row>
          <table:table-row table:style-name="Table63.5">
            <table:table-cell table:style-name="Table6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3.7">
            <table:table-cell table:style-name="Table63.A4" office:value-type="string">
              <text:p text:style-name="P21">参数名</text:p>
            </table:table-cell>
            <table:table-cell table:style-name="Table63.A4" office:value-type="string">
              <text:p text:style-name="P21">类型</text:p>
            </table:table-cell>
            <table:table-cell table:style-name="Table63.C4" office:value-type="string">
              <text:p text:style-name="P21">描述</text:p>
            </table:table-cell>
          </table:table-row>
          <table:table-row table:style-name="Table63.8">
            <table:table-cell table:style-name="Table63.A2" office:value-type="string">
              <text:p text:style-name="P22"><text:span text:style-name="T13">data</text:span><text:span text:style-name="T10">.question</text:span></text:p>
            </table:table-cell>
            <table:table-cell table:style-name="Table63.A2" office:value-type="string">
              <text:p text:style-name="P71">对象</text:p>
            </table:table-cell>
            <table:table-cell table:style-name="Table63.B2" office:value-type="string">
              <text:p text:style-name="P6">{</text:p>
              <text:p text:style-name="P46"><text:s text:c="4"/>qid,//问题的id</text:p>
              <text:p text:style-name="P46"><text:s text:c="4"/>uid,//用户的id</text:p>
              <text:p text:style-name="P46"><text:s text:c="4"/>title,//问题的标题</text:p>
              <text:p text:style-name="P46"><text:s text:c="4"/>content,//问题的描述</text:p>
              <text:p text:style-name="P46"><text:s text:c="4"/>created,//问题创建时间</text:p>
              <text:p text:style-name="P46"><text:s text:c="4"/>answer_number,//问题的回答数</text:p>
              <text:p text:style-name="P46"><text:s text:c="4"/>views,//问题的浏览数</text:p>
              <text:p text:style-name="P46"><text:s text:c="4"/>comment_number,//问题的评论数</text:p>
              <text:p text:style-name="P46"><text:s text:c="4"/>main_tag,//问题的主话题标签</text:p>
              <text:p text:style-name="P6">}</text:p>
            </table:table-cell>
          </table:table-row>
        </table:table>
        <text:p text:style-name="P22"/>
        <text:p text:style-name="P6">2）获取问题的话题标签</text:p>
        <table:table table:name="Table64" table:style-name="Table64">
          <table:table-column table:style-name="Table64.A"/>
          <table:table-column table:style-name="Table64.B"/>
          <table:table-column table:style-name="Table64.C"/>
          <table:table-row table:style-name="Table64.1">
            <table:table-cell table:style-name="Table64.A1" office:value-type="string">
              <text:p text:style-name="P24">请求接口</text:p>
            </table:table-cell>
            <table:table-cell table:style-name="Table64.B1" table:number-columns-spanned="2" office:value-type="string">
              <text:p text:style-name="P46">?q=profession_communicate/question_tags</text:p>
            </table:table-cell>
            <table:covered-table-cell/>
          </table:table-row>
          <table:table-row table:style-name="Table64.1">
            <table:table-cell table:style-name="Table64.A2" office:value-type="string">
              <text:p text:style-name="P24">接口说明</text:p>
            </table:table-cell>
            <table:table-cell table:style-name="Table64.B2" table:number-columns-spanned="2" office:value-type="string">
              <text:p text:style-name="P6">获取问题的话题标签</text:p>
            </table:table-cell>
            <table:covered-table-cell/>
          </table:table-row>
          <table:table-row table:style-name="Table64.3">
            <table:table-cell table:style-name="Table6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4.4">
            <table:table-cell table:style-name="Table64.A4" office:value-type="string">
              <text:p text:style-name="P21">参数名</text:p>
            </table:table-cell>
            <table:table-cell table:style-name="Table64.A4" office:value-type="string">
              <text:p text:style-name="P21">类型</text:p>
            </table:table-cell>
            <table:table-cell table:style-name="Table64.C4" office:value-type="string">
              <text:p text:style-name="P21">描述</text:p>
            </table:table-cell>
          </table:table-row>
          <table:table-row table:style-name="Table64.5">
            <table:table-cell table:style-name="Table64.A2" office:value-type="string">
              <text:p text:style-name="P51">qid</text:p>
            </table:table-cell>
            <table:table-cell table:style-name="Table64.A2" office:value-type="string">
              <text:p text:style-name="P21">int</text:p>
            </table:table-cell>
            <table:table-cell table:style-name="Table64.B2" office:value-type="string">
              <text:p text:style-name="P22"><text:span text:style-name="T57">问题id</text:span><text:span text:style-name="T62"> </text:span></text:p>
            </table:table-cell>
          </table:table-row>
          <table:table-row table:style-name="Table64.5">
            <table:table-cell table:style-name="Table6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4.7">
            <table:table-cell table:style-name="Table64.A4" office:value-type="string">
              <text:p text:style-name="P21">参数名</text:p>
            </table:table-cell>
            <table:table-cell table:style-name="Table64.A4" office:value-type="string">
              <text:p text:style-name="P21">类型</text:p>
            </table:table-cell>
            <table:table-cell table:style-name="Table64.C4" office:value-type="string">
              <text:p text:style-name="P21">描述</text:p>
            </table:table-cell>
          </table:table-row>
          <table:table-row table:style-name="Table64.8">
            <table:table-cell table:style-name="Table64.A2" office:value-type="string">
              <text:p text:style-name="P22"><text:span text:style-name="T13">data</text:span><text:span text:style-name="T10">.tags</text:span></text:p>
            </table:table-cell>
            <table:table-cell table:style-name="Table64.A2" office:value-type="string">
              <text:p text:style-name="P71">对象</text:p>
            </table:table-cell>
            <table:table-cell table:style-name="Table64.B2" office:value-type="string">
              <text:p text:style-name="P6">{</text:p>
              <text:p text:style-name="P46"><text:s text:c="4"/>tid,//话题的id</text:p>
              <text:p text:style-name="P46"><text:s text:c="4"/>name,//话题名字</text:p>
              <text:p text:style-name="P6">}</text:p>
            </table:table-cell>
          </table:table-row>
        </table:table>
        <text:h text:style-name="P94" text:outline-level="2"><text:bookmark-start text:name="__RefHeading__994_425059347"/><text:soft-page-break/><text:span text:style-name="T32">5.2 </text:span><text:span text:style-name="T24">回答</text:span><text:bookmark-end text:name="__RefHeading__994_425059347"/></text:h>
        <text:p text:style-name="P79"><text:span text:style-name="T20">5.2.1 </text:span><text:span text:style-name="T21">获取答案：</text:span></text:p>
        <table:table table:name="Table65" table:style-name="Table65">
          <table:table-column table:style-name="Table65.A"/>
          <table:table-column table:style-name="Table65.B"/>
          <table:table-column table:style-name="Table65.C"/>
          <table:table-row table:style-name="Table65.1">
            <table:table-cell table:style-name="Table65.A1" office:value-type="string">
              <text:p text:style-name="P24">请求接口</text:p>
            </table:table-cell>
            <table:table-cell table:style-name="Table65.B1" table:number-columns-spanned="2" office:value-type="string">
              <text:p text:style-name="P46">?q=profession_communicate/answer</text:p>
            </table:table-cell>
            <table:covered-table-cell/>
          </table:table-row>
          <table:table-row table:style-name="Table65.1">
            <table:table-cell table:style-name="Table65.A2" office:value-type="string">
              <text:p text:style-name="P24">接口说明</text:p>
            </table:table-cell>
            <table:table-cell table:style-name="Table65.B2" table:number-columns-spanned="2" office:value-type="string">
              <text:p text:style-name="P6">获取某个问题的全部答案。</text:p>
            </table:table-cell>
            <table:covered-table-cell/>
          </table:table-row>
          <table:table-row table:style-name="Table65.3">
            <table:table-cell table:style-name="Table65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5.4">
            <table:table-cell table:style-name="Table65.A4" office:value-type="string">
              <text:p text:style-name="P21">参数名</text:p>
            </table:table-cell>
            <table:table-cell table:style-name="Table65.A4" office:value-type="string">
              <text:p text:style-name="P21">类型</text:p>
            </table:table-cell>
            <table:table-cell table:style-name="Table65.C4" office:value-type="string">
              <text:p text:style-name="P21">描述</text:p>
            </table:table-cell>
          </table:table-row>
          <table:table-row table:style-name="Table65.5">
            <table:table-cell table:style-name="Table65.A2" office:value-type="string">
              <text:p text:style-name="P51">qid</text:p>
            </table:table-cell>
            <table:table-cell table:style-name="Table65.A2" office:value-type="string">
              <text:p text:style-name="P21">int</text:p>
            </table:table-cell>
            <table:table-cell table:style-name="Table65.B2" office:value-type="string">
              <text:p text:style-name="P22"><text:span text:style-name="T57">问题id</text:span><text:span text:style-name="T62"> </text:span></text:p>
            </table:table-cell>
          </table:table-row>
          <table:table-row table:style-name="Table65.5">
            <table:table-cell table:style-name="Table6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5.7">
            <table:table-cell table:style-name="Table65.A4" office:value-type="string">
              <text:p text:style-name="P21">参数名</text:p>
            </table:table-cell>
            <table:table-cell table:style-name="Table65.A4" office:value-type="string">
              <text:p text:style-name="P21">类型</text:p>
            </table:table-cell>
            <table:table-cell table:style-name="Table65.C4" office:value-type="string">
              <text:p text:style-name="P21">描述</text:p>
            </table:table-cell>
          </table:table-row>
          <table:table-row table:style-name="Table65.8">
            <table:table-cell table:style-name="Table65.A2" office:value-type="string">
              <text:p text:style-name="P22"><text:span text:style-name="T13">data</text:span><text:span text:style-name="T10">.answer</text:span></text:p>
            </table:table-cell>
            <table:table-cell table:style-name="Table65.A2" office:value-type="string">
              <text:p text:style-name="P71">数组对象</text:p>
            </table:table-cell>
            <table:table-cell table:style-name="Table65.B2" office:value-type="string">
              <text:p text:style-name="P6">{</text:p>
              <text:p text:style-name="P46"><text:s text:c="4"/>aid,//回答的id</text:p>
              <text:p text:style-name="P46"><text:s text:c="4"/>uid,//回答者的用户id</text:p>
              <text:p text:style-name="P46"><text:s text:c="4"/>realname,//回答者真实姓名</text:p>
              <text:p text:style-name="P46"><text:s text:c="4"/>avator,//回答者的头像</text:p>
              <text:p text:style-name="P46"><text:s text:c="4"/>title,//回答者的职位</text:p>
              <text:p text:style-name="P46"><text:s text:c="4"/>content,//回答内容</text:p>
              <text:p text:style-name="P46"><text:s text:c="4"/>comment_number,//评论数</text:p>
              <text:p text:style-name="P46"><text:s text:c="4"/>created,//发布时间 </text:p>
              <text:p text:style-name="P6">}</text:p>
            </table:table-cell>
          </table:table-row>
          <table:table-row table:style-name="Table65.8">
            <table:table-cell table:style-name="Table65.A2" office:value-type="string">
              <text:p text:style-name="P6">data.answer_number</text:p>
            </table:table-cell>
            <table:table-cell table:style-name="Table65.A2" office:value-type="string">
              <text:p text:style-name="P71">int</text:p>
            </table:table-cell>
            <table:table-cell table:style-name="Table65.B2" office:value-type="string">
              <text:p text:style-name="P6">答案数</text:p>
            </table:table-cell>
          </table:table-row>
          <table:table-row table:style-name="Table65.8">
            <table:table-cell table:style-name="Table65.A2" office:value-type="string">
              <text:p text:style-name="P6">data.login</text:p>
            </table:table-cell>
            <table:table-cell table:style-name="Table65.A2" office:value-type="string">
              <text:p text:style-name="P5">bool</text:p>
            </table:table-cell>
            <table:table-cell table:style-name="Table65.B2" office:value-type="string">
              <text:p text:style-name="P6">true表示该用户已经登录</text:p>
            </table:table-cell>
          </table:table-row>
        </table:table>
        <text:p text:style-name="P22"/>
        <text:p text:style-name="P79"><text:span text:style-name="T20">5.2.2 </text:span><text:span text:style-name="T21">发布答案</text:span></text:p>
        <table:table table:name="Table66" table:style-name="Table66">
          <table:table-column table:style-name="Table66.A"/>
          <table:table-column table:style-name="Table66.B"/>
          <table:table-column table:style-name="Table66.C"/>
          <table:table-row table:style-name="Table66.1">
            <table:table-cell table:style-name="Table66.A1" office:value-type="string">
              <text:p text:style-name="P24">请求接口</text:p>
            </table:table-cell>
            <table:table-cell table:style-name="Table66.B1" table:number-columns-spanned="2" office:value-type="string">
              <text:p text:style-name="P46">?q=profession_communicate/publish_answer</text:p>
            </table:table-cell>
            <table:covered-table-cell/>
          </table:table-row>
          <table:table-row table:style-name="Table66.1">
            <table:table-cell table:style-name="Table66.A2" office:value-type="string">
              <text:p text:style-name="P24">接口说明</text:p>
            </table:table-cell>
            <table:table-cell table:style-name="Table66.B2" table:number-columns-spanned="2" office:value-type="string">
              <text:p text:style-name="P6">发布答案</text:p>
            </table:table-cell>
            <table:covered-table-cell/>
          </table:table-row>
          <table:table-row table:style-name="Table66.3">
            <table:table-cell table:style-name="Table6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6.4">
            <table:table-cell table:style-name="Table66.A4" office:value-type="string">
              <text:p text:style-name="P21">参数名</text:p>
            </table:table-cell>
            <table:table-cell table:style-name="Table66.A4" office:value-type="string">
              <text:p text:style-name="P21">类型</text:p>
            </table:table-cell>
            <table:table-cell table:style-name="Table66.C4" office:value-type="string">
              <text:p text:style-name="P21">描述</text:p>
            </table:table-cell>
          </table:table-row>
          <table:table-row table:style-name="Table66.5">
            <table:table-cell table:style-name="Table66.A2" office:value-type="string">
              <text:p text:style-name="P51">qid</text:p>
            </table:table-cell>
            <table:table-cell table:style-name="Table66.A2" office:value-type="string">
              <text:p text:style-name="P21">int</text:p>
            </table:table-cell>
            <table:table-cell table:style-name="Table66.B2" office:value-type="string">
              <text:p text:style-name="P22"><text:span text:style-name="T57">问题id</text:span><text:span text:style-name="T62"> </text:span></text:p>
            </table:table-cell>
          </table:table-row>
          <table:table-row table:style-name="Table66.5">
            <table:table-cell table:style-name="Table66.A2" office:value-type="string">
              <text:p text:style-name="P51">answer</text:p>
            </table:table-cell>
            <table:table-cell table:style-name="Table66.A2" office:value-type="string">
              <text:p text:style-name="P21">object</text:p>
            </table:table-cell>
            <table:table-cell table:style-name="Table66.B2" office:value-type="string">
              <text:p text:style-name="P51">{</text:p>
              <text:p text:style-name="P46"><text:s text:c="2"/>content: //回答的内容</text:p>
              <text:p text:style-name="P46"><text:s text:c="2"/>picture: //回答的一张概要图url,如果答案中插入多张图片，则以第一张为概要图</text:p>
              <text:p text:style-name="P46"><text:s/>summary: //回答概要</text:p>
              <text:p text:style-name="P51">}</text:p>
            </table:table-cell>
          </table:table-row>
          <table:table-row table:style-name="Table66.5">
            <table:table-cell table:style-name="Table6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6.8">
            <table:table-cell table:style-name="Table66.A4" office:value-type="string">
              <text:p text:style-name="P21">参数名</text:p>
            </table:table-cell>
            <table:table-cell table:style-name="Table66.A4" office:value-type="string">
              <text:p text:style-name="P21">类型</text:p>
            </table:table-cell>
            <table:table-cell table:style-name="Table66.C4" office:value-type="string">
              <text:p text:style-name="P21">描述</text:p>
            </table:table-cell>
          </table:table-row>
          <table:table-row table:style-name="Table66.9">
            <table:table-cell table:style-name="Table66.A2" office:value-type="string">
              <text:p text:style-name="P22"><text:span text:style-name="T13">data</text:span><text:span text:style-name="T10">.answer</text:span></text:p>
            </table:table-cell>
            <table:table-cell table:style-name="Table66.A2" office:value-type="string">
              <text:p text:style-name="P71">数组对象</text:p>
            </table:table-cell>
            <table:table-cell table:style-name="Table66.B2" office:value-type="string">
              <text:p text:style-name="P6">{</text:p>
              <text:p text:style-name="P46"><text:s text:c="4"/>aid,//回答的id</text:p>
              <text:p text:style-name="P46"><text:s text:c="4"/>uid,//回答者的用户id</text:p>
              <text:p text:style-name="P46"><text:s text:c="4"/>realname,//回答者真实姓名</text:p>
              <text:p text:style-name="P46"><text:soft-page-break/><text:s text:c="4"/>avator,//回答者的头像</text:p>
              <text:p text:style-name="P46"><text:s text:c="4"/>title,//回答者的职位</text:p>
              <text:p text:style-name="P46"><text:s text:c="4"/>content,//回答内容</text:p>
              <text:p text:style-name="P46"><text:s text:c="4"/>comment_number,//评论数</text:p>
              <text:p text:style-name="P46"><text:s text:c="4"/>created,//发布时间 </text:p>
              <text:p text:style-name="P6">}</text:p>
            </table:table-cell>
          </table:table-row>
          <table:table-row table:style-name="Table66.9">
            <table:table-cell table:style-name="Table66.A2" office:value-type="string">
              <text:p text:style-name="P6">data.answer_number</text:p>
            </table:table-cell>
            <table:table-cell table:style-name="Table66.A2" office:value-type="string">
              <text:p text:style-name="P71">int</text:p>
            </table:table-cell>
            <table:table-cell table:style-name="Table66.B2" office:value-type="string">
              <text:p text:style-name="P6">答案数</text:p>
            </table:table-cell>
          </table:table-row>
        </table:table>
        <text:p text:style-name="P22"/>
        <text:p text:style-name="P79"><text:span text:style-name="T20">5.2.3 </text:span><text:span text:style-name="T21">答案中插入图片</text:span></text:p>
        <text:p text:style-name="P79"><text:span text:style-name="T21">获取图片的</text:span><text:span text:style-name="T20">uri:</text:span></text:p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 table:style-name="Table67.1">
            <table:table-cell table:style-name="Table67.A1" office:value-type="string">
              <text:p text:style-name="P24">请求接口</text:p>
            </table:table-cell>
            <table:table-cell table:style-name="Table67.B1" table:number-columns-spanned="2" office:value-type="string">
              <text:p text:style-name="P46">?q=profession_communicate/answer</text:p>
            </table:table-cell>
            <table:covered-table-cell/>
          </table:table-row>
          <table:table-row table:style-name="Table67.1">
            <table:table-cell table:style-name="Table67.A2" office:value-type="string">
              <text:p text:style-name="P24">接口说明</text:p>
            </table:table-cell>
            <table:table-cell table:style-name="Table67.B2" table:number-columns-spanned="2" office:value-type="string">
              <text:p text:style-name="P6">答案中插入图片，获取图片的uri</text:p>
            </table:table-cell>
            <table:covered-table-cell/>
          </table:table-row>
          <table:table-row table:style-name="Table67.3">
            <table:table-cell table:style-name="Table67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67.4">
            <table:table-cell table:style-name="Table67.A4" office:value-type="string">
              <text:p text:style-name="P21">参数名</text:p>
            </table:table-cell>
            <table:table-cell table:style-name="Table67.A4" office:value-type="string">
              <text:p text:style-name="P21">类型</text:p>
            </table:table-cell>
            <table:table-cell table:style-name="Table67.C4" office:value-type="string">
              <text:p text:style-name="P21">描述</text:p>
            </table:table-cell>
          </table:table-row>
          <table:table-row table:style-name="Table67.5">
            <table:table-cell table:style-name="Table67.A2" office:value-type="string">
              <text:p text:style-name="P52"/>
            </table:table-cell>
            <table:table-cell table:style-name="Table67.A2" office:value-type="string">
              <text:p text:style-name="P53"/>
            </table:table-cell>
            <table:table-cell table:style-name="Table67.B2" office:value-type="string">
              <text:p text:style-name="P52"/>
            </table:table-cell>
          </table:table-row>
          <table:table-row table:style-name="Table67.5">
            <table:table-cell table:style-name="Table67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7.7">
            <table:table-cell table:style-name="Table67.A4" office:value-type="string">
              <text:p text:style-name="P21">参数名</text:p>
            </table:table-cell>
            <table:table-cell table:style-name="Table67.A4" office:value-type="string">
              <text:p text:style-name="P21">类型</text:p>
            </table:table-cell>
            <table:table-cell table:style-name="Table67.C4" office:value-type="string">
              <text:p text:style-name="P21">描述</text:p>
            </table:table-cell>
          </table:table-row>
          <table:table-row table:style-name="Table67.8">
            <table:table-cell table:style-name="Table67.A2" office:value-type="string">
              <text:p text:style-name="P22"><text:span text:style-name="T13">data</text:span><text:span text:style-name="T10">.</text:span><text:span text:style-name="T13">uri</text:span></text:p>
            </table:table-cell>
            <table:table-cell table:style-name="Table67.A2" office:value-type="string">
              <text:p text:style-name="P71">String</text:p>
            </table:table-cell>
            <table:table-cell table:style-name="Table67.B2" office:value-type="string">
              <text:p text:style-name="P6">图片的地址</text:p>
            </table:table-cell>
          </table:table-row>
        </table:table>
        <text:p text:style-name="P22"/>
        <text:h text:style-name="P94" text:outline-level="2"><text:bookmark-start text:name="__RefHeading__314_1707710052"/><text:span text:style-name="T32">5.3 </text:span><text:span text:style-name="T24">评论、回复</text:span><text:bookmark-end text:name="__RefHeading__314_1707710052"/></text:h>
        <text:p text:style-name="P79"><text:span text:style-name="T20">5.3.1 </text:span><text:span text:style-name="T21">获取评论</text:span></text:p>
        <table:table table:name="Table68" table:style-name="Table68">
          <table:table-column table:style-name="Table68.A"/>
          <table:table-column table:style-name="Table68.B"/>
          <table:table-column table:style-name="Table68.C"/>
          <table:table-row table:style-name="Table68.1">
            <table:table-cell table:style-name="Table68.A1" office:value-type="string">
              <text:p text:style-name="P24">请求接口</text:p>
            </table:table-cell>
            <table:table-cell table:style-name="Table68.B1" table:number-columns-spanned="2" office:value-type="string">
              <text:p text:style-name="P46">?q=profession_communicate/load_answer_comment</text:p>
            </table:table-cell>
            <table:covered-table-cell/>
          </table:table-row>
          <table:table-row table:style-name="Table68.1">
            <table:table-cell table:style-name="Table68.A2" office:value-type="string">
              <text:p text:style-name="P24">接口说明</text:p>
            </table:table-cell>
            <table:table-cell table:style-name="Table68.B2" table:number-columns-spanned="2" office:value-type="string">
              <text:p text:style-name="P6">获取评论</text:p>
            </table:table-cell>
            <table:covered-table-cell/>
          </table:table-row>
          <table:table-row table:style-name="Table68.3">
            <table:table-cell table:style-name="Table6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8.4">
            <table:table-cell table:style-name="Table68.A4" office:value-type="string">
              <text:p text:style-name="P21">参数名</text:p>
            </table:table-cell>
            <table:table-cell table:style-name="Table68.A4" office:value-type="string">
              <text:p text:style-name="P21">类型</text:p>
            </table:table-cell>
            <table:table-cell table:style-name="Table68.C4" office:value-type="string">
              <text:p text:style-name="P21">描述</text:p>
            </table:table-cell>
          </table:table-row>
          <table:table-row table:style-name="Table68.5">
            <table:table-cell table:style-name="Table68.A2" office:value-type="string">
              <text:p text:style-name="P51">aid</text:p>
            </table:table-cell>
            <table:table-cell table:style-name="Table68.A2" office:value-type="string">
              <text:p text:style-name="P21">int</text:p>
            </table:table-cell>
            <table:table-cell table:style-name="Table68.B2" office:value-type="string">
              <text:p text:style-name="P22"><text:span text:style-name="T57">回答的id</text:span><text:span text:style-name="T62"> </text:span></text:p>
            </table:table-cell>
          </table:table-row>
          <table:table-row table:style-name="Table68.5">
            <table:table-cell table:style-name="Table68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8.7">
            <table:table-cell table:style-name="Table68.A4" office:value-type="string">
              <text:p text:style-name="P21">参数名</text:p>
            </table:table-cell>
            <table:table-cell table:style-name="Table68.A4" office:value-type="string">
              <text:p text:style-name="P21">类型</text:p>
            </table:table-cell>
            <table:table-cell table:style-name="Table68.C4" office:value-type="string">
              <text:p text:style-name="P21">描述</text:p>
            </table:table-cell>
          </table:table-row>
          <table:table-row table:style-name="Table68.8">
            <table:table-cell table:style-name="Table68.A2" office:value-type="string">
              <text:p text:style-name="P22"><text:span text:style-name="T13">data</text:span><text:span text:style-name="T10">.comment</text:span></text:p>
            </table:table-cell>
            <table:table-cell table:style-name="Table68.A2" office:value-type="string">
              <text:p text:style-name="P71">数组对象</text:p>
            </table:table-cell>
            <table:table-cell table:style-name="Table68.B2" office:value-type="string">
              <text:p text:style-name="P6">{</text:p>
              <text:p text:style-name="P46"><text:s text:c="4"/>cid,//评论的id</text:p>
              <text:p text:style-name="P46"><text:s text:c="4"/>uid,//评论者的用户id</text:p>
              <text:p text:style-name="P46"><text:s text:c="4"/>name,//评论者真实姓名</text:p>
              <text:p text:style-name="P46"><text:s text:c="4"/>avator,//评论者的头像</text:p>
              <text:p text:style-name="P46"><text:s text:c="4"/>content,//评论内容</text:p>
              <text:p text:style-name="P46"><text:s text:c="4"/>created,//时间 </text:p>
              <text:p text:style-name="P6">}</text:p>
            </table:table-cell>
          </table:table-row>
        </table:table>
        <text:p text:style-name="P22"/>
        <text:p text:style-name="P79"><text:span text:style-name="T20">5.3.2 </text:span><text:span text:style-name="T21">发布评论</text:span></text:p>
        <table:table table:name="Table69" table:style-name="Table69">
          <table:table-column table:style-name="Table69.A"/>
          <table:table-column table:style-name="Table69.B"/>
          <table:table-column table:style-name="Table69.C"/>
          <text:soft-page-break/>
          <table:table-row table:style-name="Table69.1">
            <table:table-cell table:style-name="Table69.A1" office:value-type="string">
              <text:p text:style-name="P24">请求接口</text:p>
            </table:table-cell>
            <table:table-cell table:style-name="Table69.B1" table:number-columns-spanned="2" office:value-type="string">
              <text:p text:style-name="P46">?q=profession_communicate/write_answer_comment</text:p>
            </table:table-cell>
            <table:covered-table-cell/>
          </table:table-row>
          <table:table-row table:style-name="Table69.1">
            <table:table-cell table:style-name="Table69.A2" office:value-type="string">
              <text:p text:style-name="P24">接口说明</text:p>
            </table:table-cell>
            <table:table-cell table:style-name="Table69.B2" table:number-columns-spanned="2" office:value-type="string">
              <text:p text:style-name="P6">发布评论</text:p>
            </table:table-cell>
            <table:covered-table-cell/>
          </table:table-row>
          <table:table-row table:style-name="Table69.3">
            <table:table-cell table:style-name="Table6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69.4">
            <table:table-cell table:style-name="Table69.A4" office:value-type="string">
              <text:p text:style-name="P21">参数名</text:p>
            </table:table-cell>
            <table:table-cell table:style-name="Table69.A4" office:value-type="string">
              <text:p text:style-name="P21">类型</text:p>
            </table:table-cell>
            <table:table-cell table:style-name="Table69.C4" office:value-type="string">
              <text:p text:style-name="P21">描述</text:p>
            </table:table-cell>
          </table:table-row>
          <table:table-row table:style-name="Table69.5">
            <table:table-cell table:style-name="Table69.A2" office:value-type="string">
              <text:p text:style-name="P51">aid</text:p>
            </table:table-cell>
            <table:table-cell table:style-name="Table69.A2" office:value-type="string">
              <text:p text:style-name="P21">int</text:p>
            </table:table-cell>
            <table:table-cell table:style-name="Table69.B2" office:value-type="string">
              <text:p text:style-name="P22"><text:span text:style-name="T57">回答的id</text:span><text:span text:style-name="T62"> </text:span></text:p>
            </table:table-cell>
          </table:table-row>
          <table:table-row table:style-name="Table69.5">
            <table:table-cell table:style-name="Table69.A2" office:value-type="string">
              <text:p text:style-name="P51">comment</text:p>
            </table:table-cell>
            <table:table-cell table:style-name="Table69.A2" office:value-type="string">
              <text:p text:style-name="P21">String</text:p>
            </table:table-cell>
            <table:table-cell table:style-name="Table69.B2" office:value-type="string">
              <text:p text:style-name="P46">评论内容</text:p>
            </table:table-cell>
          </table:table-row>
          <table:table-row table:style-name="Table69.5">
            <table:table-cell table:style-name="Table69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69.8">
            <table:table-cell table:style-name="Table69.A4" office:value-type="string">
              <text:p text:style-name="P21">参数名</text:p>
            </table:table-cell>
            <table:table-cell table:style-name="Table69.A4" office:value-type="string">
              <text:p text:style-name="P21">类型</text:p>
            </table:table-cell>
            <table:table-cell table:style-name="Table69.C4" office:value-type="string">
              <text:p text:style-name="P21">描述</text:p>
            </table:table-cell>
          </table:table-row>
          <table:table-row table:style-name="Table69.9">
            <table:table-cell table:style-name="Table69.A2" office:value-type="string">
              <text:p text:style-name="P22"><text:span text:style-name="T13">data</text:span><text:span text:style-name="T10">.comment</text:span></text:p>
            </table:table-cell>
            <table:table-cell table:style-name="Table69.A2" office:value-type="string">
              <text:p text:style-name="P71">数组对象</text:p>
            </table:table-cell>
            <table:table-cell table:style-name="Table69.B2" office:value-type="string">
              <text:p text:style-name="P6">{</text:p>
              <text:p text:style-name="P46"><text:s text:c="4"/>cid,//评论的id</text:p>
              <text:p text:style-name="P46"><text:s text:c="4"/>uid,//评论者的用户id</text:p>
              <text:p text:style-name="P46"><text:s text:c="4"/>name,//评论者真实姓名</text:p>
              <text:p text:style-name="P46"><text:s text:c="4"/>avator,//评论者的头像</text:p>
              <text:p text:style-name="P46"><text:s text:c="4"/>content,//评论内容</text:p>
              <text:p text:style-name="P46"><text:s text:c="4"/>created,//时间 </text:p>
              <text:p text:style-name="P6">}</text:p>
            </table:table-cell>
          </table:table-row>
        </table:table>
        <text:p text:style-name="P22"/>
        <text:p text:style-name="P79"><text:span text:style-name="T20">5.3.3 </text:span><text:span text:style-name="T21">获取评论的回复</text:span></text:p>
        <table:table table:name="Table70" table:style-name="Table70">
          <table:table-column table:style-name="Table70.A"/>
          <table:table-column table:style-name="Table70.B"/>
          <table:table-column table:style-name="Table70.C"/>
          <table:table-row table:style-name="Table70.1">
            <table:table-cell table:style-name="Table70.A1" office:value-type="string">
              <text:p text:style-name="P24">请求接口</text:p>
            </table:table-cell>
            <table:table-cell table:style-name="Table70.B1" table:number-columns-spanned="2" office:value-type="string">
              <text:p text:style-name="P46">?q=profession_communicate/load_comment_reply</text:p>
            </table:table-cell>
            <table:covered-table-cell/>
          </table:table-row>
          <table:table-row table:style-name="Table70.1">
            <table:table-cell table:style-name="Table70.A2" office:value-type="string">
              <text:p text:style-name="P24">接口说明</text:p>
            </table:table-cell>
            <table:table-cell table:style-name="Table70.B2" table:number-columns-spanned="2" office:value-type="string">
              <text:p text:style-name="P6">获取评论的回复</text:p>
            </table:table-cell>
            <table:covered-table-cell/>
          </table:table-row>
          <table:table-row table:style-name="Table70.3">
            <table:table-cell table:style-name="Table7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0.4">
            <table:table-cell table:style-name="Table70.A4" office:value-type="string">
              <text:p text:style-name="P21">参数名</text:p>
            </table:table-cell>
            <table:table-cell table:style-name="Table70.A4" office:value-type="string">
              <text:p text:style-name="P21">类型</text:p>
            </table:table-cell>
            <table:table-cell table:style-name="Table70.C4" office:value-type="string">
              <text:p text:style-name="P21">描述</text:p>
            </table:table-cell>
          </table:table-row>
          <table:table-row table:style-name="Table70.5">
            <table:table-cell table:style-name="Table70.A2" office:value-type="string">
              <text:p text:style-name="P51">cid</text:p>
            </table:table-cell>
            <table:table-cell table:style-name="Table70.A2" office:value-type="string">
              <text:p text:style-name="P21">int</text:p>
            </table:table-cell>
            <table:table-cell table:style-name="Table70.B2" office:value-type="string">
              <text:p text:style-name="P22"><text:span text:style-name="T57">评论的id</text:span><text:span text:style-name="T62"> </text:span></text:p>
            </table:table-cell>
          </table:table-row>
          <table:table-row table:style-name="Table70.5">
            <table:table-cell table:style-name="Table70.A2" office:value-type="string">
              <text:p text:style-name="P51">type</text:p>
            </table:table-cell>
            <table:table-cell table:style-name="Table70.A2" office:value-type="string">
              <text:p text:style-name="P21">int</text:p>
            </table:table-cell>
            <table:table-cell table:style-name="Table70.B2" office:value-type="string">
              <text:p text:style-name="P46">0表示问题的回复，1表示回答的回复</text:p>
            </table:table-cell>
          </table:table-row>
          <table:table-row table:style-name="Table70.5">
            <table:table-cell table:style-name="Table7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0.8">
            <table:table-cell table:style-name="Table70.A4" office:value-type="string">
              <text:p text:style-name="P21">参数名</text:p>
            </table:table-cell>
            <table:table-cell table:style-name="Table70.A4" office:value-type="string">
              <text:p text:style-name="P21">类型</text:p>
            </table:table-cell>
            <table:table-cell table:style-name="Table70.C4" office:value-type="string">
              <text:p text:style-name="P21">描述</text:p>
            </table:table-cell>
          </table:table-row>
          <table:table-row table:style-name="Table70.9">
            <table:table-cell table:style-name="Table70.A2" office:value-type="string">
              <text:p text:style-name="P22"><text:span text:style-name="T13">data</text:span><text:span text:style-name="T10">.reply</text:span></text:p>
            </table:table-cell>
            <table:table-cell table:style-name="Table70.A2" office:value-type="string">
              <text:p text:style-name="P71">数组对象</text:p>
            </table:table-cell>
            <table:table-cell table:style-name="Table70.B2" office:value-type="string">
              <text:p text:style-name="P6">{</text:p>
              <text:p text:style-name="P46"><text:s text:c="4"/>cid,//评论的id</text:p>
              <text:p text:style-name="P46"><text:s text:c="4"/>cuid,//评论者的用户id</text:p>
              <text:p text:style-name="P46"><text:s text:c="4"/>uid,//回复者的用户id</text:p>
              <text:p text:style-name="P46"><text:s text:c="4"/>name,//回复者真实姓名</text:p>
              <text:p text:style-name="P46"><text:s text:c="4"/>avator,//回复者的头像</text:p>
              <text:p text:style-name="P46"><text:s text:c="4"/>content,//回复内容</text:p>
              <text:p text:style-name="P46"><text:s text:c="4"/>created,//时间 </text:p>
              <text:p text:style-name="P6">}</text:p>
            </table:table-cell>
          </table:table-row>
        </table:table>
        <text:p text:style-name="P22"/>
        <text:p text:style-name="P79"><text:span text:style-name="T20">5.3.4 </text:span><text:span text:style-name="T21">发布回复</text:span></text:p>
        <table:table table:name="Table71" table:style-name="Table71">
          <table:table-column table:style-name="Table71.A"/>
          <table:table-column table:style-name="Table71.B"/>
          <table:table-column table:style-name="Table71.C"/>
          <table:table-row table:style-name="Table71.1">
            <table:table-cell table:style-name="Table71.A1" office:value-type="string">
              <text:p text:style-name="P24">请求接口</text:p>
            </table:table-cell>
            <table:table-cell table:style-name="Table71.B1" table:number-columns-spanned="2" office:value-type="string">
              <text:p text:style-name="P46">?q=profession_communicate/write_answer_comment_reply</text:p>
            </table:table-cell>
            <table:covered-table-cell/>
          </table:table-row>
          <table:table-row table:style-name="Table71.1">
            <table:table-cell table:style-name="Table71.A2" office:value-type="string">
              <text:p text:style-name="P24">接口说明</text:p>
            </table:table-cell>
            <table:table-cell table:style-name="Table71.B2" table:number-columns-spanned="2" office:value-type="string">
              <text:p text:style-name="P6">获取评论的回复</text:p>
            </table:table-cell>
            <table:covered-table-cell/>
          </table:table-row>
          <table:table-row table:style-name="Table71.3">
            <table:table-cell table:style-name="Table7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ext:soft-page-break/>
          <table:table-row table:style-name="Table71.4">
            <table:table-cell table:style-name="Table71.A4" office:value-type="string">
              <text:p text:style-name="P21">参数名</text:p>
            </table:table-cell>
            <table:table-cell table:style-name="Table71.A4" office:value-type="string">
              <text:p text:style-name="P21">类型</text:p>
            </table:table-cell>
            <table:table-cell table:style-name="Table71.C4" office:value-type="string">
              <text:p text:style-name="P21">描述</text:p>
            </table:table-cell>
          </table:table-row>
          <table:table-row table:style-name="Table71.5">
            <table:table-cell table:style-name="Table71.A2" office:value-type="string">
              <text:p text:style-name="P51">cid</text:p>
            </table:table-cell>
            <table:table-cell table:style-name="Table71.A2" office:value-type="string">
              <text:p text:style-name="P21">int</text:p>
            </table:table-cell>
            <table:table-cell table:style-name="Table71.B2" office:value-type="string">
              <text:p text:style-name="P22"><text:span text:style-name="T57">评论的id</text:span><text:span text:style-name="T62"> </text:span></text:p>
            </table:table-cell>
          </table:table-row>
          <table:table-row table:style-name="Table71.5">
            <table:table-cell table:style-name="Table71.A2" office:value-type="string">
              <text:p text:style-name="P51">cuid</text:p>
            </table:table-cell>
            <table:table-cell table:style-name="Table71.A2" office:value-type="string">
              <text:p text:style-name="P21">int</text:p>
            </table:table-cell>
            <table:table-cell table:style-name="Table71.B2" office:value-type="string">
              <text:p text:style-name="P46">被评论者id</text:p>
            </table:table-cell>
          </table:table-row>
          <table:table-row table:style-name="Table71.5">
            <table:table-cell table:style-name="Table71.A2" office:value-type="string">
              <text:p text:style-name="P51">commenter</text:p>
            </table:table-cell>
            <table:table-cell table:style-name="Table71.A2" office:value-type="string">
              <text:p text:style-name="P21">String</text:p>
            </table:table-cell>
            <table:table-cell table:style-name="Table71.B2" office:value-type="string">
              <text:p text:style-name="P46">被评论者的名字</text:p>
            </table:table-cell>
          </table:table-row>
          <table:table-row table:style-name="Table71.5">
            <table:table-cell table:style-name="Table71.A2" office:value-type="string">
              <text:p text:style-name="P51">reply_content</text:p>
            </table:table-cell>
            <table:table-cell table:style-name="Table71.A2" office:value-type="string">
              <text:p text:style-name="P21">String</text:p>
            </table:table-cell>
            <table:table-cell table:style-name="Table71.B2" office:value-type="string">
              <text:p text:style-name="P46">回复的内容</text:p>
            </table:table-cell>
          </table:table-row>
          <table:table-row table:style-name="Table71.5">
            <table:table-cell table:style-name="Table7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1.10">
            <table:table-cell table:style-name="Table71.A4" office:value-type="string">
              <text:p text:style-name="P21">参数名</text:p>
            </table:table-cell>
            <table:table-cell table:style-name="Table71.A4" office:value-type="string">
              <text:p text:style-name="P21">类型</text:p>
            </table:table-cell>
            <table:table-cell table:style-name="Table71.C4" office:value-type="string">
              <text:p text:style-name="P21">描述</text:p>
            </table:table-cell>
          </table:table-row>
          <table:table-row table:style-name="Table71.11">
            <table:table-cell table:style-name="Table71.A2" office:value-type="string">
              <text:p text:style-name="P22"><text:span text:style-name="T13">data</text:span><text:span text:style-name="T10">.reply</text:span></text:p>
            </table:table-cell>
            <table:table-cell table:style-name="Table71.A2" office:value-type="string">
              <text:p text:style-name="P71">数组对象</text:p>
            </table:table-cell>
            <table:table-cell table:style-name="Table71.B2" office:value-type="string">
              <text:p text:style-name="P6">{</text:p>
              <text:p text:style-name="P46"><text:s text:c="4"/>cid,//评论的id</text:p>
              <text:p text:style-name="P46"><text:s text:c="4"/>cuid,//评论者的用户id</text:p>
              <text:p text:style-name="P46"><text:s text:c="4"/>uid,//回复者的用户id</text:p>
              <text:p text:style-name="P46"><text:s text:c="4"/>name,//回复者真实姓名</text:p>
              <text:p text:style-name="P46"><text:s text:c="4"/>avator,//回复者的头像</text:p>
              <text:p text:style-name="P46"><text:s text:c="4"/>content,//回复内容</text:p>
              <text:p text:style-name="P46"><text:s text:c="4"/>created,//时间 </text:p>
              <text:p text:style-name="P6">}</text:p>
            </table:table-cell>
          </table:table-row>
        </table:table>
        <text:p text:style-name="P22"/>
        <text:h text:style-name="P94" text:outline-level="2"><text:bookmark-start text:name="__RefHeading__1140_1541589551"/><text:span text:style-name="T32">5.4 </text:span><text:span text:style-name="T24">赞</text:span><text:bookmark-end text:name="__RefHeading__1140_1541589551"/></text:h>
        <text:p text:style-name="P79"><text:span text:style-name="T20">5.4.1 </text:span><text:span text:style-name="T21">获取赞数</text:span></text:p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 table:style-name="Table72.1">
            <table:table-cell table:style-name="Table72.A1" office:value-type="string">
              <text:p text:style-name="P24">请求接口</text:p>
            </table:table-cell>
            <table:table-cell table:style-name="Table72.B1" table:number-columns-spanned="2" office:value-type="string">
              <text:p text:style-name="P46">?q=profession_communicate/load_vote</text:p>
            </table:table-cell>
            <table:covered-table-cell/>
          </table:table-row>
          <table:table-row table:style-name="Table72.1">
            <table:table-cell table:style-name="Table72.A2" office:value-type="string">
              <text:p text:style-name="P24">接口说明</text:p>
            </table:table-cell>
            <table:table-cell table:style-name="Table72.B2" table:number-columns-spanned="2" office:value-type="string">
              <text:p text:style-name="P6">获取赞数</text:p>
            </table:table-cell>
            <table:covered-table-cell/>
          </table:table-row>
          <table:table-row table:style-name="Table72.3">
            <table:table-cell table:style-name="Table7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2.4">
            <table:table-cell table:style-name="Table72.A4" office:value-type="string">
              <text:p text:style-name="P21">参数名</text:p>
            </table:table-cell>
            <table:table-cell table:style-name="Table72.A4" office:value-type="string">
              <text:p text:style-name="P21">类型</text:p>
            </table:table-cell>
            <table:table-cell table:style-name="Table72.C4" office:value-type="string">
              <text:p text:style-name="P21">描述</text:p>
            </table:table-cell>
          </table:table-row>
          <table:table-row table:style-name="Table72.5">
            <table:table-cell table:style-name="Table72.A2" office:value-type="string">
              <text:p text:style-name="P51">aid</text:p>
            </table:table-cell>
            <table:table-cell table:style-name="Table72.A2" office:value-type="string">
              <text:p text:style-name="P21">int</text:p>
            </table:table-cell>
            <table:table-cell table:style-name="Table72.B2" office:value-type="string">
              <text:p text:style-name="P22"><text:span text:style-name="T57">答案的id</text:span><text:span text:style-name="T62"> </text:span></text:p>
            </table:table-cell>
          </table:table-row>
          <table:table-row table:style-name="Table72.5">
            <table:table-cell table:style-name="Table7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2.7">
            <table:table-cell table:style-name="Table72.A4" office:value-type="string">
              <text:p text:style-name="P21">参数名</text:p>
            </table:table-cell>
            <table:table-cell table:style-name="Table72.A4" office:value-type="string">
              <text:p text:style-name="P21">类型</text:p>
            </table:table-cell>
            <table:table-cell table:style-name="Table72.C4" office:value-type="string">
              <text:p text:style-name="P21">描述</text:p>
            </table:table-cell>
          </table:table-row>
          <table:table-row table:style-name="Table72.8">
            <table:table-cell table:style-name="Table72.A2" office:value-type="string">
              <text:p text:style-name="P22"><text:span text:style-name="T13">data</text:span><text:span text:style-name="T10">.vote_up_num</text:span></text:p>
            </table:table-cell>
            <table:table-cell table:style-name="Table72.A2" office:value-type="string">
              <text:p text:style-name="P5">int</text:p>
            </table:table-cell>
            <table:table-cell table:style-name="Table72.B2" office:value-type="string">
              <text:p text:style-name="P6">赞数</text:p>
            </table:table-cell>
          </table:table-row>
          <table:table-row table:style-name="Table72.8">
            <table:table-cell table:style-name="Table72.A2" office:value-type="string">
              <text:p text:style-name="P6">data.vote_user</text:p>
            </table:table-cell>
            <table:table-cell table:style-name="Table72.A2" office:value-type="string">
              <text:p text:style-name="P71">数组对象</text:p>
            </table:table-cell>
            <table:table-cell table:style-name="Table72.B2" office:value-type="string">
              <text:p text:style-name="P6">{</text:p>
              <text:p text:style-name="P46"><text:s text:c="4"/>uid,//点赞者用户id</text:p>
              <text:p text:style-name="P46"><text:s text:c="4"/>user_name,//点赞者真实姓名</text:p>
              <text:p text:style-name="P6">}</text:p>
            </table:table-cell>
          </table:table-row>
        </table:table>
        <text:p text:style-name="P22"/>
        <text:p text:style-name="P79"><text:span text:style-name="T20">5.4.2 </text:span><text:span text:style-name="T21">点赞</text:span><text:span text:style-name="T20">/</text:span><text:span text:style-name="T21">反对</text:span></text:p>
        <table:table table:name="Table73" table:style-name="Table73">
          <table:table-column table:style-name="Table73.A"/>
          <table:table-column table:style-name="Table73.B"/>
          <table:table-column table:style-name="Table73.C"/>
          <table:table-row table:style-name="Table73.1">
            <table:table-cell table:style-name="Table73.A1" office:value-type="string">
              <text:p text:style-name="P24">请求接口</text:p>
            </table:table-cell>
            <table:table-cell table:style-name="Table73.B1" table:number-columns-spanned="2" office:value-type="string">
              <text:p text:style-name="P46">?q=profession_communicate/vote_create</text:p>
            </table:table-cell>
            <table:covered-table-cell/>
          </table:table-row>
          <table:table-row table:style-name="Table73.1">
            <table:table-cell table:style-name="Table73.A2" office:value-type="string">
              <text:p text:style-name="P24">接口说明</text:p>
            </table:table-cell>
            <table:table-cell table:style-name="Table73.B2" table:number-columns-spanned="2" office:value-type="string">
              <text:p text:style-name="P6">点赞/反对</text:p>
            </table:table-cell>
            <table:covered-table-cell/>
          </table:table-row>
          <table:table-row table:style-name="Table73.3">
            <table:table-cell table:style-name="Table7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3.4">
            <table:table-cell table:style-name="Table73.A4" office:value-type="string">
              <text:p text:style-name="P21">参数名</text:p>
            </table:table-cell>
            <table:table-cell table:style-name="Table73.A4" office:value-type="string">
              <text:p text:style-name="P21">类型</text:p>
            </table:table-cell>
            <table:table-cell table:style-name="Table73.C4" office:value-type="string">
              <text:p text:style-name="P21">描述</text:p>
            </table:table-cell>
          </table:table-row>
          <table:table-row table:style-name="Table73.5">
            <table:table-cell table:style-name="Table73.A2" office:value-type="string">
              <text:p text:style-name="P51">aid</text:p>
            </table:table-cell>
            <table:table-cell table:style-name="Table73.A2" office:value-type="string">
              <text:p text:style-name="P21">int</text:p>
            </table:table-cell>
            <table:table-cell table:style-name="Table73.B2" office:value-type="string">
              <text:p text:style-name="P22"><text:span text:style-name="T57">答案的id</text:span><text:span text:style-name="T62"> </text:span></text:p>
            </table:table-cell>
          </table:table-row>
          <table:table-row table:style-name="Table73.5">
            <table:table-cell table:style-name="Table73.A2" office:value-type="string">
              <text:p text:style-name="P51">vote_type</text:p>
            </table:table-cell>
            <table:table-cell table:style-name="Table73.A2" office:value-type="string">
              <text:p text:style-name="P21">int</text:p>
            </table:table-cell>
            <table:table-cell table:style-name="Table73.B2" office:value-type="string">
              <text:p text:style-name="P46">1表示赞成，0表示反对</text:p>
            </table:table-cell>
          </table:table-row>
          <text:soft-page-break/>
          <table:table-row table:style-name="Table73.5">
            <table:table-cell table:style-name="Table7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3.8">
            <table:table-cell table:style-name="Table73.A4" office:value-type="string">
              <text:p text:style-name="P21">参数名</text:p>
            </table:table-cell>
            <table:table-cell table:style-name="Table73.A4" office:value-type="string">
              <text:p text:style-name="P21">类型</text:p>
            </table:table-cell>
            <table:table-cell table:style-name="Table73.C4" office:value-type="string">
              <text:p text:style-name="P21">描述</text:p>
            </table:table-cell>
          </table:table-row>
          <table:table-row table:style-name="Table73.9">
            <table:table-cell table:style-name="Table73.A2" office:value-type="string">
              <text:p text:style-name="P22"><text:span text:style-name="T13">data</text:span><text:span text:style-name="T10">.vote_up_num</text:span></text:p>
            </table:table-cell>
            <table:table-cell table:style-name="Table73.A2" office:value-type="string">
              <text:p text:style-name="P5">int</text:p>
            </table:table-cell>
            <table:table-cell table:style-name="Table73.B2" office:value-type="string">
              <text:p text:style-name="P6">赞数</text:p>
            </table:table-cell>
          </table:table-row>
          <table:table-row table:style-name="Table73.9">
            <table:table-cell table:style-name="Table73.A2" office:value-type="string">
              <text:p text:style-name="P6">data.vote_user</text:p>
            </table:table-cell>
            <table:table-cell table:style-name="Table73.A2" office:value-type="string">
              <text:p text:style-name="P71">数组对象</text:p>
            </table:table-cell>
            <table:table-cell table:style-name="Table73.B2" office:value-type="string">
              <text:p text:style-name="P22"><text:span text:style-name="T37">取值方式：data.</text:span><text:span text:style-name="T10">vote_user['name']</text:span></text:p>
              <text:p text:style-name="P6">{</text:p>
              <text:p text:style-name="P46"><text:s text:c="4"/>uid,//点赞者用户id</text:p>
              <text:p text:style-name="P46"><text:s text:c="4"/>user_name,//点赞者真实姓名</text:p>
              <text:p text:style-name="P6">}</text:p>
            </table:table-cell>
          </table:table-row>
          <table:table-row table:style-name="Table73.9">
            <table:table-cell table:style-name="Table73.A2" office:value-type="string">
              <text:p text:style-name="P6">data.voteAlready</text:p>
            </table:table-cell>
            <table:table-cell table:style-name="Table73.A2" office:value-type="string">
              <text:p text:style-name="P71">int</text:p>
            </table:table-cell>
            <table:table-cell table:style-name="Table73.B2" office:value-type="string">
              <text:p text:style-name="P6">1表示已经点过，再点则不再计数</text:p>
            </table:table-cell>
          </table:table-row>
        </table:table>
        <text:p text:style-name="P22"/>
        <text:h text:style-name="P94" text:outline-level="2"><text:bookmark-start text:name="__RefHeading__108_1758669174"/><text:span text:style-name="T32">5.5 </text:span><text:span text:style-name="T24">问题分类</text:span><text:bookmark-end text:name="__RefHeading__108_1758669174"/></text:h>
        <text:p text:style-name="P26">问题分为：最热、订阅、待解、最新4个分类。一个分类对应一个标签页，每个问题下显示获赞最高的答案。</text:p>
        <text:p text:style-name="P79"><text:span text:style-name="T20">5.5.1 </text:span><text:span text:style-name="T21">分类问题显示</text:span></text:p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 table:style-name="Table74.1">
            <table:table-cell table:style-name="Table74.A1" office:value-type="string">
              <text:p text:style-name="P24">请求接口</text:p>
            </table:table-cell>
            <table:table-cell table:style-name="Table74.B1" table:number-columns-spanned="2" office:value-type="string">
              <text:p text:style-name="P22"><text:span text:style-name="T55">?q=</text:span><text:span text:style-name="T57">profession_communicate/question_classification/hot</text:span></text:p>
            </table:table-cell>
            <table:covered-table-cell/>
          </table:table-row>
          <table:table-row table:style-name="Table74.1">
            <table:table-cell table:style-name="Table74.A2" office:value-type="string">
              <text:p text:style-name="P24">接口说明</text:p>
            </table:table-cell>
            <table:table-cell table:style-name="Table74.B2" table:number-columns-spanned="2" office:value-type="string">
              <text:p text:style-name="P51">热点问题</text:p>
            </table:table-cell>
            <table:covered-table-cell/>
          </table:table-row>
          <table:table-row table:style-name="Table74.3">
            <table:table-cell table:style-name="Table7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4.4">
            <table:table-cell table:style-name="Table74.A4" office:value-type="string">
              <text:p text:style-name="P21">参数名</text:p>
            </table:table-cell>
            <table:table-cell table:style-name="Table74.A4" office:value-type="string">
              <text:p text:style-name="P21">类型</text:p>
            </table:table-cell>
            <table:table-cell table:style-name="Table74.C4" office:value-type="string">
              <text:p text:style-name="P21">描述</text:p>
            </table:table-cell>
          </table:table-row>
          <table:table-row table:style-name="Table74.5">
            <table:table-cell table:style-name="Table74.A2" office:value-type="string">
              <text:p text:style-name="P51">index</text:p>
            </table:table-cell>
            <table:table-cell table:style-name="Table74.A2" office:value-type="string">
              <text:p text:style-name="P21">int</text:p>
            </table:table-cell>
            <table:table-cell table:style-name="Table74.B2" office:value-type="string">
              <text:p text:style-name="P22"><text:span text:style-name="T57">页面向下滚动一次，该值加一</text:span><text:span text:style-name="T62"> </text:span></text:p>
            </table:table-cell>
          </table:table-row>
          <table:table-row table:style-name="Table74.5">
            <table:table-cell table:style-name="Table7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4.7">
            <table:table-cell table:style-name="Table74.A4" office:value-type="string">
              <text:p text:style-name="P21">参数名</text:p>
            </table:table-cell>
            <table:table-cell table:style-name="Table74.A4" office:value-type="string">
              <text:p text:style-name="P21">类型</text:p>
            </table:table-cell>
            <table:table-cell table:style-name="Table74.C4" office:value-type="string">
              <text:p text:style-name="P21">描述</text:p>
            </table:table-cell>
          </table:table-row>
          <table:table-row table:style-name="Table74.8">
            <table:table-cell table:style-name="Table74.A2" office:value-type="string">
              <text:p text:style-name="P22"><text:span text:style-name="T13">data</text:span><text:span text:style-name="T10">.end</text:span></text:p>
            </table:table-cell>
            <table:table-cell table:style-name="Table74.A2" office:value-type="string">
              <text:p text:style-name="P5">bool</text:p>
            </table:table-cell>
            <table:table-cell table:style-name="Table74.B2" office:value-type="string">
              <text:p text:style-name="P6">true表示数据全部读完</text:p>
            </table:table-cell>
          </table:table-row>
          <table:table-row table:style-name="Table74.8">
            <table:table-cell table:style-name="Table74.A2" office:value-type="string">
              <text:p text:style-name="P6">data.question</text:p>
            </table:table-cell>
            <table:table-cell table:style-name="Table74.A2" office:value-type="string">
              <text:p text:style-name="P71">数组对象</text:p>
            </table:table-cell>
            <table:table-cell table:style-name="Table74.B2" office:value-type="string">
              <text:p text:style-name="P6">{</text:p>
              <text:p text:style-name="P46"><text:s text:c="4"/>qid,//问题的id</text:p>
              <text:p text:style-name="P46"><text:s text:c="4"/>uid,//用户的id</text:p>
              <text:p text:style-name="P46"><text:s text:c="4"/>title,//问题的标题</text:p>
              <text:p text:style-name="P46"><text:s text:c="4"/>content,//问题的描述</text:p>
              <text:p text:style-name="P46"><text:s text:c="4"/>created,//问题创建时间</text:p>
              <text:p text:style-name="P46"><text:s text:c="4"/>answer_number,//问题的回答数</text:p>
              <text:p text:style-name="P46"><text:s text:c="4"/>views,//问题的浏览数</text:p>
              <text:p text:style-name="P46"><text:s text:c="4"/>comment_number,//问题的评论数</text:p>
              <text:p text:style-name="P46"><text:s text:c="4"/>main_tag,//问题的主话题标签</text:p>
              <text:p text:style-name="P6">}</text:p>
            </table:table-cell>
          </table:table-row>
        </table:table>
        <text:p text:style-name="P22"/>
        <table:table table:name="Table75" table:style-name="Table75">
          <table:table-column table:style-name="Table75.A"/>
          <table:table-column table:style-name="Table75.B"/>
          <table:table-column table:style-name="Table75.C"/>
          <table:table-row table:style-name="Table75.1">
            <table:table-cell table:style-name="Table75.A1" office:value-type="string">
              <text:p text:style-name="P24">请求接口</text:p>
            </table:table-cell>
            <table:table-cell table:style-name="Table75.B1" table:number-columns-spanned="2" office:value-type="string">
              <text:p text:style-name="P22"><text:span text:style-name="T55">?q=</text:span><text:span text:style-name="T57">profession_communicate/question_classification/fed</text:span></text:p>
            </table:table-cell>
            <table:covered-table-cell/>
          </table:table-row>
          <table:table-row table:style-name="Table75.1">
            <table:table-cell table:style-name="Table75.A2" office:value-type="string">
              <text:p text:style-name="P24">接口说明</text:p>
            </table:table-cell>
            <table:table-cell table:style-name="Table75.B2" table:number-columns-spanned="2" office:value-type="string">
              <text:p text:style-name="P51">已订阅问题</text:p>
            </table:table-cell>
            <table:covered-table-cell/>
          </table:table-row>
          <table:table-row table:style-name="Table75.3">
            <table:table-cell table:style-name="Table75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5.4">
            <table:table-cell table:style-name="Table75.A4" office:value-type="string">
              <text:p text:style-name="P21">参数名</text:p>
            </table:table-cell>
            <table:table-cell table:style-name="Table75.A4" office:value-type="string">
              <text:p text:style-name="P21">类型</text:p>
            </table:table-cell>
            <table:table-cell table:style-name="Table75.C4" office:value-type="string">
              <text:p text:style-name="P21">描述</text:p>
            </table:table-cell>
          </table:table-row>
          <table:table-row table:style-name="Table75.5">
            <table:table-cell table:style-name="Table75.A2" office:value-type="string">
              <text:p text:style-name="P51">index</text:p>
            </table:table-cell>
            <table:table-cell table:style-name="Table75.A2" office:value-type="string">
              <text:p text:style-name="P21">int</text:p>
            </table:table-cell>
            <table:table-cell table:style-name="Table75.B2" office:value-type="string">
              <text:p text:style-name="P22"><text:span text:style-name="T57">页面向下滚动一次，该值加一</text:span><text:span text:style-name="T62"> </text:span></text:p>
            </table:table-cell>
          </table:table-row>
          <table:table-row table:style-name="Table75.5">
            <table:table-cell table:style-name="Table7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ext:soft-page-break/>
          <table:table-row table:style-name="Table75.7">
            <table:table-cell table:style-name="Table75.A4" office:value-type="string">
              <text:p text:style-name="P21">参数名</text:p>
            </table:table-cell>
            <table:table-cell table:style-name="Table75.A4" office:value-type="string">
              <text:p text:style-name="P21">类型</text:p>
            </table:table-cell>
            <table:table-cell table:style-name="Table75.C4" office:value-type="string">
              <text:p text:style-name="P21">描述</text:p>
            </table:table-cell>
          </table:table-row>
          <table:table-row table:style-name="Table75.8">
            <table:table-cell table:style-name="Table75.A2" office:value-type="string">
              <text:p text:style-name="P22"><text:span text:style-name="T13">data</text:span><text:span text:style-name="T10">.end</text:span></text:p>
            </table:table-cell>
            <table:table-cell table:style-name="Table75.A2" office:value-type="string">
              <text:p text:style-name="P5">bool</text:p>
            </table:table-cell>
            <table:table-cell table:style-name="Table75.B2" office:value-type="string">
              <text:p text:style-name="P6">true表示数据全部读完</text:p>
            </table:table-cell>
          </table:table-row>
          <table:table-row table:style-name="Table75.8">
            <table:table-cell table:style-name="Table75.A2" office:value-type="string">
              <text:p text:style-name="P6">data.question</text:p>
            </table:table-cell>
            <table:table-cell table:style-name="Table75.A2" office:value-type="string">
              <text:p text:style-name="P71">数组对象</text:p>
            </table:table-cell>
            <table:table-cell table:style-name="Table75.B2" office:value-type="string">
              <text:p text:style-name="P6">{</text:p>
              <text:p text:style-name="P46"><text:s text:c="4"/>qid,//问题的id</text:p>
              <text:p text:style-name="P46"><text:s text:c="4"/>uid,//用户的id</text:p>
              <text:p text:style-name="P46"><text:s text:c="4"/>title,//问题的标题</text:p>
              <text:p text:style-name="P46"><text:s text:c="4"/>content,//问题的描述</text:p>
              <text:p text:style-name="P46"><text:s text:c="4"/>created,//问题创建时间</text:p>
              <text:p text:style-name="P46"><text:s text:c="4"/>answer_number,//问题的回答数</text:p>
              <text:p text:style-name="P46"><text:s text:c="4"/>views,//问题的浏览数</text:p>
              <text:p text:style-name="P46"><text:s text:c="4"/>comment_number,//问题的评论数</text:p>
              <text:p text:style-name="P46"><text:s text:c="4"/>main_tag,//问题的主话题标签</text:p>
              <text:p text:style-name="P6">}</text:p>
            </table:table-cell>
          </table:table-row>
        </table:table>
        <text:p text:style-name="P22"/>
        <table:table table:name="Table76" table:style-name="Table76">
          <table:table-column table:style-name="Table76.A"/>
          <table:table-column table:style-name="Table76.B"/>
          <table:table-column table:style-name="Table76.C"/>
          <table:table-row table:style-name="Table76.1">
            <table:table-cell table:style-name="Table76.A1" office:value-type="string">
              <text:p text:style-name="P24">请求接口</text:p>
            </table:table-cell>
            <table:table-cell table:style-name="Table76.B1" table:number-columns-spanned="2" office:value-type="string">
              <text:p text:style-name="P22"><text:span text:style-name="T55">?q=</text:span><text:span text:style-name="T57">profession_communicate/question_classification/unsolved</text:span></text:p>
            </table:table-cell>
            <table:covered-table-cell/>
          </table:table-row>
          <table:table-row table:style-name="Table76.1">
            <table:table-cell table:style-name="Table76.A2" office:value-type="string">
              <text:p text:style-name="P24">接口说明</text:p>
            </table:table-cell>
            <table:table-cell table:style-name="Table76.B2" table:number-columns-spanned="2" office:value-type="string">
              <text:p text:style-name="P51">待解问题</text:p>
            </table:table-cell>
            <table:covered-table-cell/>
          </table:table-row>
          <table:table-row table:style-name="Table76.3">
            <table:table-cell table:style-name="Table7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6.4">
            <table:table-cell table:style-name="Table76.A4" office:value-type="string">
              <text:p text:style-name="P21">参数名</text:p>
            </table:table-cell>
            <table:table-cell table:style-name="Table76.A4" office:value-type="string">
              <text:p text:style-name="P21">类型</text:p>
            </table:table-cell>
            <table:table-cell table:style-name="Table76.C4" office:value-type="string">
              <text:p text:style-name="P21">描述</text:p>
            </table:table-cell>
          </table:table-row>
          <table:table-row table:style-name="Table76.5">
            <table:table-cell table:style-name="Table76.A2" office:value-type="string">
              <text:p text:style-name="P51">index</text:p>
            </table:table-cell>
            <table:table-cell table:style-name="Table76.A2" office:value-type="string">
              <text:p text:style-name="P21">int</text:p>
            </table:table-cell>
            <table:table-cell table:style-name="Table76.B2" office:value-type="string">
              <text:p text:style-name="P22"><text:span text:style-name="T57">页面向下滚动一次，该值加一</text:span><text:span text:style-name="T62"> </text:span></text:p>
            </table:table-cell>
          </table:table-row>
          <table:table-row table:style-name="Table76.5">
            <table:table-cell table:style-name="Table7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6.7">
            <table:table-cell table:style-name="Table76.A4" office:value-type="string">
              <text:p text:style-name="P21">参数名</text:p>
            </table:table-cell>
            <table:table-cell table:style-name="Table76.A4" office:value-type="string">
              <text:p text:style-name="P21">类型</text:p>
            </table:table-cell>
            <table:table-cell table:style-name="Table76.C4" office:value-type="string">
              <text:p text:style-name="P21">描述</text:p>
            </table:table-cell>
          </table:table-row>
          <table:table-row table:style-name="Table76.8">
            <table:table-cell table:style-name="Table76.A2" office:value-type="string">
              <text:p text:style-name="P22"><text:span text:style-name="T13">data</text:span><text:span text:style-name="T10">.end</text:span></text:p>
            </table:table-cell>
            <table:table-cell table:style-name="Table76.A2" office:value-type="string">
              <text:p text:style-name="P5">bool</text:p>
            </table:table-cell>
            <table:table-cell table:style-name="Table76.B2" office:value-type="string">
              <text:p text:style-name="P6">true表示数据全部读完</text:p>
            </table:table-cell>
          </table:table-row>
          <table:table-row table:style-name="Table76.8">
            <table:table-cell table:style-name="Table76.A2" office:value-type="string">
              <text:p text:style-name="P6">data.question</text:p>
            </table:table-cell>
            <table:table-cell table:style-name="Table76.A2" office:value-type="string">
              <text:p text:style-name="P71">数组对象</text:p>
            </table:table-cell>
            <table:table-cell table:style-name="Table76.B2" office:value-type="string">
              <text:p text:style-name="P6">{</text:p>
              <text:p text:style-name="P46"><text:s text:c="4"/>qid,//问题的id</text:p>
              <text:p text:style-name="P46"><text:s text:c="4"/>uid,//用户的id</text:p>
              <text:p text:style-name="P46"><text:s text:c="4"/>title,//问题的标题</text:p>
              <text:p text:style-name="P46"><text:s text:c="4"/>content,//问题的描述</text:p>
              <text:p text:style-name="P46"><text:s text:c="4"/>created,//问题创建时间</text:p>
              <text:p text:style-name="P46"><text:s text:c="4"/>answer_number,//问题的回答数</text:p>
              <text:p text:style-name="P46"><text:s text:c="4"/>views,//问题的浏览数</text:p>
              <text:p text:style-name="P46"><text:s text:c="4"/>comment_number,//问题的评论数</text:p>
              <text:p text:style-name="P46"><text:s text:c="4"/>main_tag,//问题的主话题标签</text:p>
              <text:p text:style-name="P6">}</text:p>
            </table:table-cell>
          </table:table-row>
        </table:table>
        <text:p text:style-name="P22"/>
        <table:table table:name="Table77" table:style-name="Table77">
          <table:table-column table:style-name="Table77.A"/>
          <table:table-column table:style-name="Table77.B"/>
          <table:table-column table:style-name="Table77.C"/>
          <table:table-row table:style-name="Table77.1">
            <table:table-cell table:style-name="Table77.A1" office:value-type="string">
              <text:p text:style-name="P24">请求接口</text:p>
            </table:table-cell>
            <table:table-cell table:style-name="Table77.B1" table:number-columns-spanned="2" office:value-type="string">
              <text:p text:style-name="P22"><text:span text:style-name="T55">?q=</text:span><text:span text:style-name="T57">profession_communicate/question_classification/new</text:span></text:p>
            </table:table-cell>
            <table:covered-table-cell/>
          </table:table-row>
          <table:table-row table:style-name="Table77.1">
            <table:table-cell table:style-name="Table77.A2" office:value-type="string">
              <text:p text:style-name="P24">接口说明</text:p>
            </table:table-cell>
            <table:table-cell table:style-name="Table77.B2" table:number-columns-spanned="2" office:value-type="string">
              <text:p text:style-name="P51">最新问题</text:p>
            </table:table-cell>
            <table:covered-table-cell/>
          </table:table-row>
          <table:table-row table:style-name="Table77.3">
            <table:table-cell table:style-name="Table7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7.4">
            <table:table-cell table:style-name="Table77.A4" office:value-type="string">
              <text:p text:style-name="P21">参数名</text:p>
            </table:table-cell>
            <table:table-cell table:style-name="Table77.A4" office:value-type="string">
              <text:p text:style-name="P21">类型</text:p>
            </table:table-cell>
            <table:table-cell table:style-name="Table77.C4" office:value-type="string">
              <text:p text:style-name="P21">描述</text:p>
            </table:table-cell>
          </table:table-row>
          <table:table-row table:style-name="Table77.5">
            <table:table-cell table:style-name="Table77.A2" office:value-type="string">
              <text:p text:style-name="P51">index</text:p>
            </table:table-cell>
            <table:table-cell table:style-name="Table77.A2" office:value-type="string">
              <text:p text:style-name="P21">int</text:p>
            </table:table-cell>
            <table:table-cell table:style-name="Table77.B2" office:value-type="string">
              <text:p text:style-name="P22"><text:span text:style-name="T57">页面向下滚动一次，该值加一</text:span><text:span text:style-name="T62"> </text:span></text:p>
            </table:table-cell>
          </table:table-row>
          <table:table-row table:style-name="Table77.5">
            <table:table-cell table:style-name="Table77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7.7">
            <table:table-cell table:style-name="Table77.A4" office:value-type="string">
              <text:p text:style-name="P21">参数名</text:p>
            </table:table-cell>
            <table:table-cell table:style-name="Table77.A4" office:value-type="string">
              <text:p text:style-name="P21">类型</text:p>
            </table:table-cell>
            <table:table-cell table:style-name="Table77.C4" office:value-type="string">
              <text:p text:style-name="P21">描述</text:p>
            </table:table-cell>
          </table:table-row>
          <table:table-row table:style-name="Table77.8">
            <table:table-cell table:style-name="Table77.A2" office:value-type="string">
              <text:p text:style-name="P22"><text:span text:style-name="T13">data</text:span><text:span text:style-name="T10">.end</text:span></text:p>
            </table:table-cell>
            <table:table-cell table:style-name="Table77.A2" office:value-type="string">
              <text:p text:style-name="P5">bool</text:p>
            </table:table-cell>
            <table:table-cell table:style-name="Table77.B2" office:value-type="string">
              <text:p text:style-name="P6">true表示数据全部读完</text:p>
            </table:table-cell>
          </table:table-row>
          <table:table-row table:style-name="Table77.8">
            <table:table-cell table:style-name="Table77.A2" office:value-type="string">
              <text:p text:style-name="P6">data.question</text:p>
            </table:table-cell>
            <table:table-cell table:style-name="Table77.A2" office:value-type="string">
              <text:p text:style-name="P71">数组对象</text:p>
            </table:table-cell>
            <table:table-cell table:style-name="Table77.B2" office:value-type="string">
              <text:p text:style-name="P6">{</text:p>
              <text:p text:style-name="P46"><text:soft-page-break/><text:s text:c="4"/>qid,//问题的id</text:p>
              <text:p text:style-name="P46"><text:s text:c="4"/>uid,//用户的id</text:p>
              <text:p text:style-name="P46"><text:s text:c="4"/>title,//问题的标题</text:p>
              <text:p text:style-name="P46"><text:s text:c="4"/>content,//问题的描述</text:p>
              <text:p text:style-name="P46"><text:s text:c="4"/>created,//问题创建时间</text:p>
              <text:p text:style-name="P46"><text:s text:c="4"/>answer_number,//问题的回答数</text:p>
              <text:p text:style-name="P46"><text:s text:c="4"/>views,//问题的浏览数</text:p>
              <text:p text:style-name="P46"><text:s text:c="4"/>comment_number,//问题的评论数</text:p>
              <text:p text:style-name="P46"><text:s text:c="4"/>main_tag,//问题的主话题标签</text:p>
              <text:p text:style-name="P6">}</text:p>
            </table:table-cell>
          </table:table-row>
        </table:table>
        <text:p text:style-name="P79"><text:span text:style-name="T20">5.5.2 </text:span><text:span text:style-name="T21">显示投票最高的回答</text:span></text:p>
        <table:table table:name="Table78" table:style-name="Table78">
          <table:table-column table:style-name="Table78.A"/>
          <table:table-column table:style-name="Table78.B"/>
          <table:table-column table:style-name="Table78.C"/>
          <table:table-row table:style-name="Table78.1">
            <table:table-cell table:style-name="Table78.A1" office:value-type="string">
              <text:p text:style-name="P24">请求接口</text:p>
            </table:table-cell>
            <table:table-cell table:style-name="Table78.B1" table:number-columns-spanned="2" office:value-type="string">
              <text:p text:style-name="P22"><text:span text:style-name="T55">?q=</text:span><text:span text:style-name="T57">profession_communicate/most_vote_answer</text:span></text:p>
            </table:table-cell>
            <table:covered-table-cell/>
          </table:table-row>
          <table:table-row table:style-name="Table78.1">
            <table:table-cell table:style-name="Table78.A2" office:value-type="string">
              <text:p text:style-name="P24">接口说明</text:p>
            </table:table-cell>
            <table:table-cell table:style-name="Table78.B2" table:number-columns-spanned="2" office:value-type="string">
              <text:p text:style-name="P56">显示投票最高的回答</text:p>
            </table:table-cell>
            <table:covered-table-cell/>
          </table:table-row>
          <table:table-row table:style-name="Table78.3">
            <table:table-cell table:style-name="Table7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78.4">
            <table:table-cell table:style-name="Table78.A4" office:value-type="string">
              <text:p text:style-name="P21">参数名</text:p>
            </table:table-cell>
            <table:table-cell table:style-name="Table78.A4" office:value-type="string">
              <text:p text:style-name="P21">类型</text:p>
            </table:table-cell>
            <table:table-cell table:style-name="Table78.C4" office:value-type="string">
              <text:p text:style-name="P21">描述</text:p>
            </table:table-cell>
          </table:table-row>
          <table:table-row table:style-name="Table78.5">
            <table:table-cell table:style-name="Table78.A2" office:value-type="string">
              <text:p text:style-name="P51">qid</text:p>
            </table:table-cell>
            <table:table-cell table:style-name="Table78.A2" office:value-type="string">
              <text:p text:style-name="P21">int</text:p>
            </table:table-cell>
            <table:table-cell table:style-name="Table78.B2" office:value-type="string">
              <text:p text:style-name="P51">问题id</text:p>
            </table:table-cell>
          </table:table-row>
          <table:table-row table:style-name="Table78.5">
            <table:table-cell table:style-name="Table78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8.7">
            <table:table-cell table:style-name="Table78.A4" office:value-type="string">
              <text:p text:style-name="P21">参数名</text:p>
            </table:table-cell>
            <table:table-cell table:style-name="Table78.A4" office:value-type="string">
              <text:p text:style-name="P21">类型</text:p>
            </table:table-cell>
            <table:table-cell table:style-name="Table78.C4" office:value-type="string">
              <text:p text:style-name="P21">描述</text:p>
            </table:table-cell>
          </table:table-row>
          <table:table-row table:style-name="Table78.8">
            <table:table-cell table:style-name="Table78.A2" office:value-type="string">
              <text:p text:style-name="P6">data.most_vote_answer</text:p>
            </table:table-cell>
            <table:table-cell table:style-name="Table78.A2" office:value-type="string">
              <text:p text:style-name="P71">对象</text:p>
            </table:table-cell>
            <table:table-cell table:style-name="Table78.B2" office:value-type="string">
              <text:p text:style-name="P6">{</text:p>
              <text:p text:style-name="P46"><text:s text:c="4"/>aid,//回答的id</text:p>
              <text:p text:style-name="P46"><text:s text:c="4"/>uid,//回答者的用户id</text:p>
              <text:p text:style-name="P46"><text:s text:c="4"/>realname,//回答者真实姓名</text:p>
              <text:p text:style-name="P46"><text:s text:c="4"/>avator,//回答者的头像</text:p>
              <text:p text:style-name="P46"><text:s text:c="4"/>title,//回答者的职位</text:p>
              <text:p text:style-name="P46"><text:s text:c="4"/>content,//回答内容</text:p>
              <text:p text:style-name="P46"><text:s text:c="4"/>comment_number,//评论数</text:p>
              <text:p text:style-name="P22"><text:span text:style-name="T55"><text:s text:c="4"/>created,//发布时间</text:span><text:span text:style-name="T38"> <text:s text:c="2"/></text:span></text:p>
              <text:p text:style-name="P46"><text:s text:c="4"/>summary_picture,//回答的概要图</text:p>
              <text:p text:style-name="P6">}</text:p>
            </table:table-cell>
          </table:table-row>
        </table:table>
        <text:p text:style-name="P22"/>
        <text:p text:style-name="P79"><text:span text:style-name="T20">5.5.3 </text:span><text:span text:style-name="T21">最高票回答显示</text:span></text:p>
        <text:p text:style-name="P6"><text:s text:c="4"/>对于最高票回答，如果存在summary_picture，则以缩略图形式显示在最左侧，右侧显示部分回答内容，待用户点击全部后则显示完整回答内容。对回答内容有长度限制，超出部分省略号显示，用户点击全部后显示全部回答内容。</text:p>
        <text:p text:style-name="P6"><text:s text:c="4"/>高票答案显示支持/反对、评论、时间戳信息，对于该部分的处理同3、4小结</text:p>
        <text:h text:style-name="P94" text:outline-level="2"><text:bookmark-start text:name="__RefHeading__1144_1541589551"/><text:span text:style-name="T32">5.6 </text:span><text:span text:style-name="T24">话题</text:span><text:bookmark-end text:name="__RefHeading__1144_1541589551"/></text:h>
        <text:p text:style-name="P79"><text:span text:style-name="T20">5.6.1 </text:span><text:span text:style-name="T21">已订阅话题</text:span></text:p>
        <table:table table:name="Table79" table:style-name="Table79">
          <table:table-column table:style-name="Table79.A"/>
          <table:table-column table:style-name="Table79.B"/>
          <table:table-column table:style-name="Table79.C"/>
          <table:table-row table:style-name="Table79.1">
            <table:table-cell table:style-name="Table79.A1" office:value-type="string">
              <text:p text:style-name="P24">请求接口</text:p>
            </table:table-cell>
            <table:table-cell table:style-name="Table79.B1" table:number-columns-spanned="2" office:value-type="string">
              <text:p text:style-name="P22"><text:span text:style-name="T55">?q=</text:span><text:span text:style-name="T57">profession_communicate/fed_topics</text:span></text:p>
            </table:table-cell>
            <table:covered-table-cell/>
          </table:table-row>
          <text:soft-page-break/>
          <table:table-row table:style-name="Table79.1">
            <table:table-cell table:style-name="Table79.A2" office:value-type="string">
              <text:p text:style-name="P24">接口说明</text:p>
            </table:table-cell>
            <table:table-cell table:style-name="Table79.B2" table:number-columns-spanned="2" office:value-type="string">
              <text:p text:style-name="P56">已订阅话题</text:p>
            </table:table-cell>
            <table:covered-table-cell/>
          </table:table-row>
          <table:table-row table:style-name="Table79.3">
            <table:table-cell table:style-name="Table79.B2" table:number-columns-spanned="3" office:value-type="string">
              <text:p text:style-name="P29">请求参数(无)</text:p>
            </table:table-cell>
            <table:covered-table-cell/>
            <table:covered-table-cell/>
          </table:table-row>
          <table:table-row table:style-name="Table79.4">
            <table:table-cell table:style-name="Table79.A4" office:value-type="string">
              <text:p text:style-name="P21">参数名</text:p>
            </table:table-cell>
            <table:table-cell table:style-name="Table79.A4" office:value-type="string">
              <text:p text:style-name="P21">类型</text:p>
            </table:table-cell>
            <table:table-cell table:style-name="Table79.C4" office:value-type="string">
              <text:p text:style-name="P21">描述</text:p>
            </table:table-cell>
          </table:table-row>
          <table:table-row table:style-name="Table79.5">
            <table:table-cell table:style-name="Table79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79.6">
            <table:table-cell table:style-name="Table79.A4" office:value-type="string">
              <text:p text:style-name="P21">参数名</text:p>
            </table:table-cell>
            <table:table-cell table:style-name="Table79.A4" office:value-type="string">
              <text:p text:style-name="P21">类型</text:p>
            </table:table-cell>
            <table:table-cell table:style-name="Table79.C4" office:value-type="string">
              <text:p text:style-name="P21">描述</text:p>
            </table:table-cell>
          </table:table-row>
          <table:table-row table:style-name="Table79.7">
            <table:table-cell table:style-name="Table79.A2" office:value-type="string">
              <text:p text:style-name="P22"><text:span text:style-name="T10">data.</text:span><text:span text:style-name="T57">fed_topics</text:span></text:p>
            </table:table-cell>
            <table:table-cell table:style-name="Table79.A2" office:value-type="string">
              <text:p text:style-name="P71">数组对象</text:p>
            </table:table-cell>
            <table:table-cell table:style-name="Table79.B2" office:value-type="string">
              <text:p text:style-name="P6">{</text:p>
              <text:p text:style-name="P46"><text:s text:c="5"/>tid, //话题id</text:p>
              <text:p text:style-name="P46"><text:s text:c="4"/>name, //话题名字</text:p>
              <text:p text:style-name="P6">}</text:p>
            </table:table-cell>
          </table:table-row>
        </table:table>
        <text:p text:style-name="P22"/>
        <text:p text:style-name="P79"><text:span text:style-name="T20">5.6.2 </text:span><text:span text:style-name="T21">根据话题分类问题</text:span></text:p>
        <text:p text:style-name="P26">第一步：根据id获取该话题信息</text:p>
        <table:table table:name="Table80" table:style-name="Table80">
          <table:table-column table:style-name="Table80.A"/>
          <table:table-column table:style-name="Table80.B"/>
          <table:table-column table:style-name="Table80.C"/>
          <table:table-row table:style-name="Table80.1">
            <table:table-cell table:style-name="Table80.A1" office:value-type="string">
              <text:p text:style-name="P24">请求接口</text:p>
            </table:table-cell>
            <table:table-cell table:style-name="Table80.B1" table:number-columns-spanned="2" office:value-type="string">
              <text:p text:style-name="P22"><text:span text:style-name="T55">?q=</text:span><text:span text:style-name="T57">topic_total/get_single_topic</text:span></text:p>
            </table:table-cell>
            <table:covered-table-cell/>
          </table:table-row>
          <table:table-row table:style-name="Table80.1">
            <table:table-cell table:style-name="Table80.A2" office:value-type="string">
              <text:p text:style-name="P24">接口说明</text:p>
            </table:table-cell>
            <table:table-cell table:style-name="Table80.B2" table:number-columns-spanned="2" office:value-type="string">
              <text:p text:style-name="P56">根据id获取该话题信息</text:p>
            </table:table-cell>
            <table:covered-table-cell/>
          </table:table-row>
          <table:table-row table:style-name="Table80.3">
            <table:table-cell table:style-name="Table8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0.4">
            <table:table-cell table:style-name="Table80.A4" office:value-type="string">
              <text:p text:style-name="P21">参数名</text:p>
            </table:table-cell>
            <table:table-cell table:style-name="Table80.A4" office:value-type="string">
              <text:p text:style-name="P21">类型</text:p>
            </table:table-cell>
            <table:table-cell table:style-name="Table80.C4" office:value-type="string">
              <text:p text:style-name="P21">描述</text:p>
            </table:table-cell>
          </table:table-row>
          <table:table-row table:style-name="Table80.5">
            <table:table-cell table:style-name="Table80.A2" office:value-type="string">
              <text:p text:style-name="P51">tid</text:p>
            </table:table-cell>
            <table:table-cell table:style-name="Table80.A2" office:value-type="string">
              <text:p text:style-name="P21">int</text:p>
            </table:table-cell>
            <table:table-cell table:style-name="Table80.B2" office:value-type="string">
              <text:p text:style-name="P51">话题id</text:p>
            </table:table-cell>
          </table:table-row>
          <table:table-row table:style-name="Table80.5">
            <table:table-cell table:style-name="Table8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80.7">
            <table:table-cell table:style-name="Table80.A4" office:value-type="string">
              <text:p text:style-name="P21">参数名</text:p>
            </table:table-cell>
            <table:table-cell table:style-name="Table80.A4" office:value-type="string">
              <text:p text:style-name="P21">类型</text:p>
            </table:table-cell>
            <table:table-cell table:style-name="Table80.C4" office:value-type="string">
              <text:p text:style-name="P21">描述</text:p>
            </table:table-cell>
          </table:table-row>
          <table:table-row table:style-name="Table80.8">
            <table:table-cell table:style-name="Table80.A2" office:value-type="string">
              <text:p text:style-name="P22"><text:span text:style-name="T10">data.</text:span><text:span text:style-name="T57">fed_topics</text:span></text:p>
            </table:table-cell>
            <table:table-cell table:style-name="Table80.A2" office:value-type="string">
              <text:p text:style-name="P71">数组对象</text:p>
            </table:table-cell>
            <table:table-cell table:style-name="Table80.B2" office:value-type="string">
              <text:p text:style-name="P6">{</text:p>
              <text:p text:style-name="P46"><text:s text:c="2"/>tid, //已订阅的话题id</text:p>
              <text:p text:style-name="P46"><text:s text:c="2"/>name, //话题名字</text:p>
              <text:p text:style-name="P6">}</text:p>
            </table:table-cell>
          </table:table-row>
          <table:table-row table:style-name="Table80.8">
            <table:table-cell table:style-name="Table80.A2" office:value-type="string">
              <text:p text:style-name="P10">data.topic</text:p>
            </table:table-cell>
            <table:table-cell table:style-name="Table80.A2" office:value-type="string">
              <text:p text:style-name="P71">对象</text:p>
            </table:table-cell>
            <table:table-cell table:style-name="Table80.B2" office:value-type="string">
              <text:p text:style-name="P10">当前查询的话题</text:p>
              <text:p text:style-name="P6">{</text:p>
              <text:p text:style-name="P46"><text:s text:c="3"/>tid, <text:s/>//已订阅的话题id</text:p>
              <text:p text:style-name="P46"><text:s text:c="3"/>name, //话题名字</text:p>
              <text:p text:style-name="P46"><text:s text:c="3"/>feed_number, //订阅数</text:p>
              <text:p text:style-name="P46"><text:s text:c="3"/>question_number, //该话题的问题总数</text:p>
              <text:p text:style-name="P26">}</text:p>
            </table:table-cell>
          </table:table-row>
        </table:table>
        <text:p text:style-name="P22"/>
        <text:p text:style-name="P10">第二步：根据tid获取属于该话题的问题</text:p>
        <table:table table:name="Table81" table:style-name="Table81">
          <table:table-column table:style-name="Table81.A"/>
          <table:table-column table:style-name="Table81.B"/>
          <table:table-column table:style-name="Table81.C"/>
          <table:table-row table:style-name="Table81.1">
            <table:table-cell table:style-name="Table81.A1" office:value-type="string">
              <text:p text:style-name="P24">请求接口</text:p>
            </table:table-cell>
            <table:table-cell table:style-name="Table81.B1" table:number-columns-spanned="2" office:value-type="string">
              <text:p text:style-name="P22"><text:span text:style-name="T55">?q=</text:span><text:span text:style-name="T57">profession_communicate/topic_filter</text:span></text:p>
            </table:table-cell>
            <table:covered-table-cell/>
          </table:table-row>
          <table:table-row table:style-name="Table81.1">
            <table:table-cell table:style-name="Table81.A2" office:value-type="string">
              <text:p text:style-name="P24">接口说明</text:p>
            </table:table-cell>
            <table:table-cell table:style-name="Table81.B2" table:number-columns-spanned="2" office:value-type="string">
              <text:p text:style-name="P10">根据tid获取属于该话题的问题</text:p>
            </table:table-cell>
            <table:covered-table-cell/>
          </table:table-row>
          <table:table-row table:style-name="Table81.3">
            <table:table-cell table:style-name="Table8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1.4">
            <table:table-cell table:style-name="Table81.A4" office:value-type="string">
              <text:p text:style-name="P21">参数名</text:p>
            </table:table-cell>
            <table:table-cell table:style-name="Table81.A4" office:value-type="string">
              <text:p text:style-name="P21">类型</text:p>
            </table:table-cell>
            <table:table-cell table:style-name="Table81.C4" office:value-type="string">
              <text:p text:style-name="P21">描述</text:p>
            </table:table-cell>
          </table:table-row>
          <table:table-row table:style-name="Table81.5">
            <table:table-cell table:style-name="Table81.A2" office:value-type="string">
              <text:p text:style-name="P51">tid</text:p>
            </table:table-cell>
            <table:table-cell table:style-name="Table81.A2" office:value-type="string">
              <text:p text:style-name="P21">int</text:p>
            </table:table-cell>
            <table:table-cell table:style-name="Table81.B2" office:value-type="string">
              <text:p text:style-name="P51">话题id</text:p>
            </table:table-cell>
          </table:table-row>
          <table:table-row table:style-name="Table81.5">
            <table:table-cell table:style-name="Table81.A2" office:value-type="string">
              <text:p text:style-name="P51">index</text:p>
            </table:table-cell>
            <table:table-cell table:style-name="Table81.A2" office:value-type="string">
              <text:p text:style-name="P21">int</text:p>
            </table:table-cell>
            <table:table-cell table:style-name="Table81.B2" office:value-type="string">
              <text:p text:style-name="P46">初始为0，每请求一次该值加一</text:p>
            </table:table-cell>
          </table:table-row>
          <table:table-row table:style-name="Table81.5">
            <table:table-cell table:style-name="Table8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81.8">
            <table:table-cell table:style-name="Table81.A4" office:value-type="string">
              <text:p text:style-name="P21">参数名</text:p>
            </table:table-cell>
            <table:table-cell table:style-name="Table81.A4" office:value-type="string">
              <text:p text:style-name="P21">类型</text:p>
            </table:table-cell>
            <table:table-cell table:style-name="Table81.C4" office:value-type="string">
              <text:p text:style-name="P21">描述</text:p>
            </table:table-cell>
          </table:table-row>
          <table:table-row table:style-name="Table81.9">
            <table:table-cell table:style-name="Table81.A2" office:value-type="string">
              <text:p text:style-name="P6">data.end</text:p>
            </table:table-cell>
            <table:table-cell table:style-name="Table81.A2" office:value-type="string">
              <text:p text:style-name="P71">bool</text:p>
            </table:table-cell>
            <table:table-cell table:style-name="Table81.B2" office:value-type="string">
              <text:p text:style-name="P6">true表示结束</text:p>
            </table:table-cell>
          </table:table-row>
          <text:soft-page-break/>
          <table:table-row table:style-name="Table81.9">
            <table:table-cell table:style-name="Table81.A2" office:value-type="string">
              <text:p text:style-name="P22"><text:span text:style-name="T10">data.</text:span><text:span text:style-name="T57">question</text:span></text:p>
            </table:table-cell>
            <table:table-cell table:style-name="Table81.A2" office:value-type="string">
              <text:p text:style-name="P71">数组对象</text:p>
            </table:table-cell>
            <table:table-cell table:style-name="Table81.B2" office:value-type="string">
              <text:p text:style-name="P6">{</text:p>
              <text:p text:style-name="P46"><text:s text:c="4"/>qid,//问题的id</text:p>
              <text:p text:style-name="P46"><text:s text:c="4"/>uid,//用户的id</text:p>
              <text:p text:style-name="P46"><text:s text:c="4"/>title,//问题的标题</text:p>
              <text:p text:style-name="P46"><text:s text:c="4"/>content,//问题的描述</text:p>
              <text:p text:style-name="P46"><text:s text:c="4"/>created,//问题创建时间</text:p>
              <text:p text:style-name="P46"><text:s text:c="4"/>answer_number,//问题的回答数</text:p>
              <text:p text:style-name="P46"><text:s text:c="4"/>views,//问题的浏览数</text:p>
              <text:p text:style-name="P46"><text:s text:c="4"/>comment_number,//问题的评论数</text:p>
              <text:p text:style-name="P51"><text:s text:c="4"/>main_tag,//问题的主话题标签</text:p>
              <text:p text:style-name="P6">}</text:p>
            </table:table-cell>
          </table:table-row>
        </table:table>
        <text:p text:style-name="P22"/>
        <text:p text:style-name="P10">第三步：获取投票最多的答案，该部分的显示内容及接口参考本章的3、4小结</text:p>
        <text:p text:style-name="P79"><text:span text:style-name="T20">5.6.3 </text:span><text:span text:style-name="T21">全部话题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row table:style-name="Table82.1">
            <table:table-cell table:style-name="Table82.A1" office:value-type="string">
              <text:p text:style-name="P24">请求接口</text:p>
            </table:table-cell>
            <table:table-cell table:style-name="Table82.B1" table:number-columns-spanned="2" office:value-type="string">
              <text:p text:style-name="P22"><text:span text:style-name="T55">?q=</text:span><text:span text:style-name="T57">topic_total/get_topic_total</text:span></text:p>
            </table:table-cell>
            <table:covered-table-cell/>
          </table:table-row>
          <table:table-row table:style-name="Table82.1">
            <table:table-cell table:style-name="Table82.A2" office:value-type="string">
              <text:p text:style-name="P24">接口说明</text:p>
            </table:table-cell>
            <table:table-cell table:style-name="Table82.B2" table:number-columns-spanned="2" office:value-type="string">
              <text:p text:style-name="P56">全部话题</text:p>
            </table:table-cell>
            <table:covered-table-cell/>
          </table:table-row>
          <table:table-row table:style-name="Table82.3">
            <table:table-cell table:style-name="Table8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2.4">
            <table:table-cell table:style-name="Table82.A4" office:value-type="string">
              <text:p text:style-name="P21">参数名</text:p>
            </table:table-cell>
            <table:table-cell table:style-name="Table82.A4" office:value-type="string">
              <text:p text:style-name="P21">类型</text:p>
            </table:table-cell>
            <table:table-cell table:style-name="Table82.C4" office:value-type="string">
              <text:p text:style-name="P21">描述</text:p>
            </table:table-cell>
          </table:table-row>
          <table:table-row table:style-name="Table82.5">
            <table:table-cell table:style-name="Table82.A2" office:value-type="string">
              <text:p text:style-name="P51">tid</text:p>
            </table:table-cell>
            <table:table-cell table:style-name="Table82.A2" office:value-type="string">
              <text:p text:style-name="P21">int</text:p>
            </table:table-cell>
            <table:table-cell table:style-name="Table82.B2" office:value-type="string">
              <text:p text:style-name="P51">话题id</text:p>
            </table:table-cell>
          </table:table-row>
          <table:table-row table:style-name="Table82.5">
            <table:table-cell table:style-name="Table82.A2" office:value-type="string">
              <text:p text:style-name="P51">name</text:p>
            </table:table-cell>
            <table:table-cell table:style-name="Table82.A2" office:value-type="string">
              <text:p text:style-name="P21">String</text:p>
            </table:table-cell>
            <table:table-cell table:style-name="Table82.B2" office:value-type="string">
              <text:p text:style-name="P46">话题名字</text:p>
            </table:table-cell>
          </table:table-row>
          <table:table-row table:style-name="Table82.5">
            <table:table-cell table:style-name="Table8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82.8">
            <table:table-cell table:style-name="Table82.A4" office:value-type="string">
              <text:p text:style-name="P21">参数名</text:p>
            </table:table-cell>
            <table:table-cell table:style-name="Table82.A4" office:value-type="string">
              <text:p text:style-name="P21">类型</text:p>
            </table:table-cell>
            <table:table-cell table:style-name="Table82.C4" office:value-type="string">
              <text:p text:style-name="P21">描述</text:p>
            </table:table-cell>
          </table:table-row>
          <table:table-row table:style-name="Table82.9">
            <table:table-cell table:style-name="Table82.A2" office:value-type="string">
              <text:p text:style-name="P22"><text:span text:style-name="T10">data.</text:span><text:span text:style-name="T57">total_topics</text:span></text:p>
            </table:table-cell>
            <table:table-cell table:style-name="Table82.A2" office:value-type="string">
              <text:p text:style-name="P71">数组对象</text:p>
            </table:table-cell>
            <table:table-cell table:style-name="Table82.B2" office:value-type="string">
              <text:p text:style-name="P6">{</text:p>
              <text:p text:style-name="P46"><text:s text:c="4"/>tid, //话题id</text:p>
              <text:p text:style-name="P46"><text:s text:c="4"/>name, //话题名字</text:p>
              <text:p text:style-name="P46"><text:s text:c="4"/>feed_number, //该话题订阅数</text:p>
              <text:p text:style-name="P46"><text:s text:c="4"/>question_number, //话题问题数</text:p>
              <text:p text:style-name="P6">}</text:p>
            </table:table-cell>
          </table:table-row>
        </table:table>
        <text:p text:style-name="P22"/>
        <text:p text:style-name="P79"><text:span text:style-name="T20">5.6.4 </text:span><text:span text:style-name="T21">订阅话题</text:span></text:p>
        <table:table table:name="Table83" table:style-name="Table83">
          <table:table-column table:style-name="Table83.A"/>
          <table:table-column table:style-name="Table83.B"/>
          <table:table-column table:style-name="Table83.C"/>
          <table:table-row table:style-name="Table83.1">
            <table:table-cell table:style-name="Table83.A1" office:value-type="string">
              <text:p text:style-name="P24">请求接口</text:p>
            </table:table-cell>
            <table:table-cell table:style-name="Table83.B1" table:number-columns-spanned="2" office:value-type="string">
              <text:p text:style-name="P22"><text:span text:style-name="T55">?q=</text:span><text:span text:style-name="T57">topic_total/topic_add_feeds</text:span></text:p>
            </table:table-cell>
            <table:covered-table-cell/>
          </table:table-row>
          <table:table-row table:style-name="Table83.1">
            <table:table-cell table:style-name="Table83.A2" office:value-type="string">
              <text:p text:style-name="P24">接口说明</text:p>
            </table:table-cell>
            <table:table-cell table:style-name="Table83.B2" table:number-columns-spanned="2" office:value-type="string">
              <text:p text:style-name="P56">订阅话题</text:p>
            </table:table-cell>
            <table:covered-table-cell/>
          </table:table-row>
          <table:table-row table:style-name="Table83.3">
            <table:table-cell table:style-name="Table8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3.4">
            <table:table-cell table:style-name="Table83.A4" office:value-type="string">
              <text:p text:style-name="P21">参数名</text:p>
            </table:table-cell>
            <table:table-cell table:style-name="Table83.A4" office:value-type="string">
              <text:p text:style-name="P21">类型</text:p>
            </table:table-cell>
            <table:table-cell table:style-name="Table83.C4" office:value-type="string">
              <text:p text:style-name="P21">描述</text:p>
            </table:table-cell>
          </table:table-row>
          <table:table-row table:style-name="Table83.5">
            <table:table-cell table:style-name="Table83.A2" office:value-type="string">
              <text:p text:style-name="P51">tid</text:p>
            </table:table-cell>
            <table:table-cell table:style-name="Table83.A2" office:value-type="string">
              <text:p text:style-name="P21">int</text:p>
            </table:table-cell>
            <table:table-cell table:style-name="Table83.B2" office:value-type="string">
              <text:p text:style-name="P51">话题id</text:p>
            </table:table-cell>
          </table:table-row>
          <table:table-row table:style-name="Table83.5">
            <table:table-cell table:style-name="Table83.B2" table:number-columns-spanned="3" office:value-type="string">
              <text:p text:style-name="P9">响应参数（无）</text:p>
            </table:table-cell>
            <table:covered-table-cell/>
            <table:covered-table-cell/>
          </table:table-row>
          <table:table-row table:style-name="Table83.7">
            <table:table-cell table:style-name="Table83.A4" office:value-type="string">
              <text:p text:style-name="P21">参数名</text:p>
            </table:table-cell>
            <table:table-cell table:style-name="Table83.A4" office:value-type="string">
              <text:p text:style-name="P21">类型</text:p>
            </table:table-cell>
            <table:table-cell table:style-name="Table83.C4" office:value-type="string">
              <text:p text:style-name="P21">描述</text:p>
            </table:table-cell>
          </table:table-row>
        </table:table>
        <text:p text:style-name="P22"/>
        <text:p text:style-name="P79"><text:span text:style-name="T20">5.6.5 </text:span><text:span text:style-name="T21">取消订阅</text:span></text:p>
        <table:table table:name="Table84" table:style-name="Table84">
          <table:table-column table:style-name="Table84.A"/>
          <table:table-column table:style-name="Table84.B"/>
          <table:table-column table:style-name="Table84.C"/>
          <text:soft-page-break/>
          <table:table-row table:style-name="Table84.1">
            <table:table-cell table:style-name="Table84.A1" office:value-type="string">
              <text:p text:style-name="P24">请求接口</text:p>
            </table:table-cell>
            <table:table-cell table:style-name="Table84.B1" table:number-columns-spanned="2" office:value-type="string">
              <text:p text:style-name="P22"><text:span text:style-name="T55">?q=</text:span><text:span text:style-name="T57">topic_total/topic_cancel_feeds</text:span></text:p>
            </table:table-cell>
            <table:covered-table-cell/>
          </table:table-row>
          <table:table-row table:style-name="Table84.1">
            <table:table-cell table:style-name="Table84.A2" office:value-type="string">
              <text:p text:style-name="P24">接口说明</text:p>
            </table:table-cell>
            <table:table-cell table:style-name="Table84.B2" table:number-columns-spanned="2" office:value-type="string">
              <text:p text:style-name="P56">取消订阅</text:p>
            </table:table-cell>
            <table:covered-table-cell/>
          </table:table-row>
          <table:table-row table:style-name="Table84.3">
            <table:table-cell table:style-name="Table8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4.4">
            <table:table-cell table:style-name="Table84.A4" office:value-type="string">
              <text:p text:style-name="P21">参数名</text:p>
            </table:table-cell>
            <table:table-cell table:style-name="Table84.A4" office:value-type="string">
              <text:p text:style-name="P21">类型</text:p>
            </table:table-cell>
            <table:table-cell table:style-name="Table84.C4" office:value-type="string">
              <text:p text:style-name="P21">描述</text:p>
            </table:table-cell>
          </table:table-row>
          <table:table-row table:style-name="Table84.5">
            <table:table-cell table:style-name="Table84.A2" office:value-type="string">
              <text:p text:style-name="P51">tid</text:p>
            </table:table-cell>
            <table:table-cell table:style-name="Table84.A2" office:value-type="string">
              <text:p text:style-name="P21">int</text:p>
            </table:table-cell>
            <table:table-cell table:style-name="Table84.B2" office:value-type="string">
              <text:p text:style-name="P51">话题id</text:p>
            </table:table-cell>
          </table:table-row>
          <table:table-row table:style-name="Table84.5">
            <table:table-cell table:style-name="Table84.B2" table:number-columns-spanned="3" office:value-type="string">
              <text:p text:style-name="P9">响应参数(无)</text:p>
            </table:table-cell>
            <table:covered-table-cell/>
            <table:covered-table-cell/>
          </table:table-row>
          <table:table-row table:style-name="Table84.7">
            <table:table-cell table:style-name="Table84.A4" office:value-type="string">
              <text:p text:style-name="P21">参数名</text:p>
            </table:table-cell>
            <table:table-cell table:style-name="Table84.A4" office:value-type="string">
              <text:p text:style-name="P21">类型</text:p>
            </table:table-cell>
            <table:table-cell table:style-name="Table84.C4" office:value-type="string">
              <text:p text:style-name="P21">描述</text:p>
            </table:table-cell>
          </table:table-row>
        </table:table>
        <text:p text:style-name="P63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h text:style-name="P92" text:outline-level="1"><text:bookmark-start text:name="__RefHeading__728_1910806231"/>六、设置<text:bookmark-end text:name="__RefHeading__728_1910806231"/></text:h>
        <text:h text:style-name="P94" text:outline-level="2"><text:bookmark-start text:name="__RefHeading__1148_1541589551"/><text:span text:style-name="T32">6.1 </text:span><text:span text:style-name="T24">获取用户信息</text:span><text:bookmark-end text:name="__RefHeading__1148_1541589551"/></text:h>
        <table:table table:name="Table85" table:style-name="Table85">
          <table:table-column table:style-name="Table85.A"/>
          <table:table-column table:style-name="Table85.B"/>
          <table:table-column table:style-name="Table85.C"/>
          <table:table-row table:style-name="Table85.1">
            <table:table-cell table:style-name="Table85.A1" office:value-type="string">
              <text:p text:style-name="P24">请求接口</text:p>
            </table:table-cell>
            <table:table-cell table:style-name="Table85.B1" table:number-columns-spanned="2" office:value-type="string">
              <text:p text:style-name="P22"><text:span text:style-name="T55">?q=</text:span><text:span text:style-name="T57">account_manager/get_account_info</text:span></text:p>
            </table:table-cell>
            <table:covered-table-cell/>
          </table:table-row>
          <table:table-row table:style-name="Table85.1">
            <table:table-cell table:style-name="Table85.A2" office:value-type="string">
              <text:p text:style-name="P24">接口说明</text:p>
            </table:table-cell>
            <table:table-cell table:style-name="Table85.B2" table:number-columns-spanned="2" office:value-type="string">
              <text:p text:style-name="P62">获取用户信息</text:p>
            </table:table-cell>
            <table:covered-table-cell/>
          </table:table-row>
          <table:table-row table:style-name="Table85.3">
            <table:table-cell table:style-name="Table85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85.4">
            <table:table-cell table:style-name="Table85.A4" office:value-type="string">
              <text:p text:style-name="P21">参数名</text:p>
            </table:table-cell>
            <table:table-cell table:style-name="Table85.A4" office:value-type="string">
              <text:p text:style-name="P21">类型</text:p>
            </table:table-cell>
            <table:table-cell table:style-name="Table85.C4" office:value-type="string">
              <text:p text:style-name="P21">描述</text:p>
            </table:table-cell>
          </table:table-row>
          <table:table-row table:style-name="Table85.5">
            <table:table-cell table:style-name="Table85.A2" office:value-type="string">
              <text:p text:style-name="P52"/>
            </table:table-cell>
            <table:table-cell table:style-name="Table85.A2" office:value-type="string">
              <text:p text:style-name="P53"/>
            </table:table-cell>
            <table:table-cell table:style-name="Table85.B2" office:value-type="string">
              <text:p text:style-name="P52"/>
            </table:table-cell>
          </table:table-row>
          <table:table-row table:style-name="Table85.5">
            <table:table-cell table:style-name="Table8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ext:soft-page-break/>
          <table:table-row table:style-name="Table85.7">
            <table:table-cell table:style-name="Table85.A4" office:value-type="string">
              <text:p text:style-name="P21">参数名</text:p>
            </table:table-cell>
            <table:table-cell table:style-name="Table85.A4" office:value-type="string">
              <text:p text:style-name="P21">类型</text:p>
            </table:table-cell>
            <table:table-cell table:style-name="Table85.C4" office:value-type="string">
              <text:p text:style-name="P21">描述</text:p>
            </table:table-cell>
          </table:table-row>
          <table:table-row table:style-name="Table85.8">
            <table:table-cell table:style-name="Table85.A2" office:value-type="string">
              <text:p text:style-name="P22"><text:span text:style-name="T10">data.</text:span><text:span text:style-name="T19">account</text:span></text:p>
            </table:table-cell>
            <table:table-cell table:style-name="Table85.A2" office:value-type="string">
              <text:p text:style-name="P71">对象</text:p>
            </table:table-cell>
            <table:table-cell table:style-name="Table85.B2" office:value-type="string">
              <text:p text:style-name="P6">{</text:p>
              <text:p text:style-name="P49"><text:s text:c="4"/>realname, //姓名</text:p>
              <text:p text:style-name="P49"><text:s text:c="5"/>mail, //邮箱帐号</text:p>
              <text:p text:style-name="P6">}</text:p>
            </table:table-cell>
          </table:table-row>
        </table:table>
        <text:p text:style-name="P22"/>
        <text:h text:style-name="P94" text:outline-level="2"><text:bookmark-start text:name="__RefHeading__269_1467263976"/><text:span text:style-name="T32">6.2 </text:span><text:span text:style-name="T24">修改姓名</text:span><text:bookmark-end text:name="__RefHeading__269_1467263976"/></text:h>
        <table:table table:name="Table86" table:style-name="Table86">
          <table:table-column table:style-name="Table86.A"/>
          <table:table-column table:style-name="Table86.B"/>
          <table:table-column table:style-name="Table86.C"/>
          <table:table-row table:style-name="Table86.1">
            <table:table-cell table:style-name="Table86.A1" office:value-type="string">
              <text:p text:style-name="P24">请求接口</text:p>
            </table:table-cell>
            <table:table-cell table:style-name="Table86.B1" table:number-columns-spanned="2" office:value-type="string">
              <text:p text:style-name="P22"><text:span text:style-name="T55">?q=</text:span><text:span text:style-name="T57">account_manager/save_real_name</text:span></text:p>
            </table:table-cell>
            <table:covered-table-cell/>
          </table:table-row>
          <table:table-row table:style-name="Table86.1">
            <table:table-cell table:style-name="Table86.A2" office:value-type="string">
              <text:p text:style-name="P24">接口说明</text:p>
            </table:table-cell>
            <table:table-cell table:style-name="Table86.B2" table:number-columns-spanned="2" office:value-type="string">
              <text:p text:style-name="P62">修改姓名</text:p>
            </table:table-cell>
            <table:covered-table-cell/>
          </table:table-row>
          <table:table-row table:style-name="Table86.3">
            <table:table-cell table:style-name="Table86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6.4">
            <table:table-cell table:style-name="Table86.A4" office:value-type="string">
              <text:p text:style-name="P21">参数名</text:p>
            </table:table-cell>
            <table:table-cell table:style-name="Table86.A4" office:value-type="string">
              <text:p text:style-name="P21">类型</text:p>
            </table:table-cell>
            <table:table-cell table:style-name="Table86.C4" office:value-type="string">
              <text:p text:style-name="P21">描述</text:p>
            </table:table-cell>
          </table:table-row>
          <table:table-row table:style-name="Table86.5">
            <table:table-cell table:style-name="Table86.A2" office:value-type="string">
              <text:p text:style-name="P51">new_name</text:p>
            </table:table-cell>
            <table:table-cell table:style-name="Table86.A2" office:value-type="string">
              <text:p text:style-name="P21">String</text:p>
            </table:table-cell>
            <table:table-cell table:style-name="Table86.B2" office:value-type="string">
              <text:p text:style-name="P51">新名字</text:p>
            </table:table-cell>
          </table:table-row>
          <table:table-row table:style-name="Table86.5">
            <table:table-cell table:style-name="Table86.B2" table:number-columns-spanned="3" office:value-type="string">
              <text:p text:style-name="P9">响应参数（无）</text:p>
            </table:table-cell>
            <table:covered-table-cell/>
            <table:covered-table-cell/>
          </table:table-row>
          <table:table-row table:style-name="Table86.7">
            <table:table-cell table:style-name="Table86.A4" office:value-type="string">
              <text:p text:style-name="P21">参数名</text:p>
            </table:table-cell>
            <table:table-cell table:style-name="Table86.A4" office:value-type="string">
              <text:p text:style-name="P21">类型</text:p>
            </table:table-cell>
            <table:table-cell table:style-name="Table86.C4" office:value-type="string">
              <text:p text:style-name="P21">描述</text:p>
            </table:table-cell>
          </table:table-row>
          <table:table-row table:style-name="Table86.8">
            <table:table-cell table:style-name="Table86.A2" office:value-type="string">
              <text:p text:style-name="P69"/>
            </table:table-cell>
            <table:table-cell table:style-name="Table86.A2" office:value-type="string">
              <text:p text:style-name="P70"/>
            </table:table-cell>
            <table:table-cell table:style-name="Table86.B2" office:value-type="string">
              <text:p text:style-name="P7"/>
            </table:table-cell>
          </table:table-row>
        </table:table>
        <text:p text:style-name="P22"/>
        <text:h text:style-name="P94" text:outline-level="2"><text:bookmark-start text:name="__RefHeading__1152_1541589551"/><text:span text:style-name="T32">6.3 </text:span><text:span text:style-name="T24">修改帐号</text:span><text:bookmark-end text:name="__RefHeading__1152_1541589551"/></text:h>
        <table:table table:name="Table87" table:style-name="Table87">
          <table:table-column table:style-name="Table87.A"/>
          <table:table-column table:style-name="Table87.B"/>
          <table:table-column table:style-name="Table87.C"/>
          <table:table-row table:style-name="Table87.1">
            <table:table-cell table:style-name="Table87.A1" office:value-type="string">
              <text:p text:style-name="P24">请求接口</text:p>
            </table:table-cell>
            <table:table-cell table:style-name="Table87.B1" table:number-columns-spanned="2" office:value-type="string">
              <text:p text:style-name="P22"><text:span text:style-name="T55">?q=</text:span><text:span text:style-name="T57">account_manager/save_mail</text:span></text:p>
            </table:table-cell>
            <table:covered-table-cell/>
          </table:table-row>
          <table:table-row table:style-name="Table87.1">
            <table:table-cell table:style-name="Table87.A2" office:value-type="string">
              <text:p text:style-name="P24">接口说明</text:p>
            </table:table-cell>
            <table:table-cell table:style-name="Table87.B2" table:number-columns-spanned="2" office:value-type="string">
              <text:p text:style-name="P62">修改帐号</text:p>
            </table:table-cell>
            <table:covered-table-cell/>
          </table:table-row>
          <table:table-row table:style-name="Table87.3">
            <table:table-cell table:style-name="Table8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7.4">
            <table:table-cell table:style-name="Table87.A4" office:value-type="string">
              <text:p text:style-name="P21">参数名</text:p>
            </table:table-cell>
            <table:table-cell table:style-name="Table87.A4" office:value-type="string">
              <text:p text:style-name="P21">类型</text:p>
            </table:table-cell>
            <table:table-cell table:style-name="Table87.C4" office:value-type="string">
              <text:p text:style-name="P21">描述</text:p>
            </table:table-cell>
          </table:table-row>
          <table:table-row table:style-name="Table87.5">
            <table:table-cell table:style-name="Table87.A2" office:value-type="string">
              <text:p text:style-name="P51">new_mail</text:p>
            </table:table-cell>
            <table:table-cell table:style-name="Table87.A2" office:value-type="string">
              <text:p text:style-name="P21">String</text:p>
            </table:table-cell>
            <table:table-cell table:style-name="Table87.B2" office:value-type="string">
              <text:p text:style-name="P51">新帐号</text:p>
            </table:table-cell>
          </table:table-row>
          <table:table-row table:style-name="Table87.5">
            <table:table-cell table:style-name="Table87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87.7">
            <table:table-cell table:style-name="Table87.A4" office:value-type="string">
              <text:p text:style-name="P21">参数名</text:p>
            </table:table-cell>
            <table:table-cell table:style-name="Table87.A4" office:value-type="string">
              <text:p text:style-name="P21">类型</text:p>
            </table:table-cell>
            <table:table-cell table:style-name="Table87.C4" office:value-type="string">
              <text:p text:style-name="P21">描述</text:p>
            </table:table-cell>
          </table:table-row>
          <table:table-row table:style-name="Table87.8">
            <table:table-cell table:style-name="Table87.A2" office:value-type="string">
              <text:p text:style-name="P22"><text:span text:style-name="T10">data.</text:span><text:span text:style-name="T19">mail</text:span></text:p>
            </table:table-cell>
            <table:table-cell table:style-name="Table87.A2" office:value-type="string">
              <text:p text:style-name="P71">String</text:p>
            </table:table-cell>
            <table:table-cell table:style-name="Table87.B2" office:value-type="string">
              <text:p text:style-name="P6">帐号信息</text:p>
            </table:table-cell>
          </table:table-row>
        </table:table>
        <text:p text:style-name="P22"/>
        <text:h text:style-name="P94" text:outline-level="2"><text:bookmark-start text:name="__RefHeading__226_2107908482"/><text:span text:style-name="T32">6.4 </text:span><text:span text:style-name="T24">修改密码</text:span><text:bookmark-end text:name="__RefHeading__226_2107908482"/></text:h>
        <table:table table:name="Table88" table:style-name="Table88">
          <table:table-column table:style-name="Table88.A"/>
          <table:table-column table:style-name="Table88.B"/>
          <table:table-column table:style-name="Table88.C"/>
          <table:table-row table:style-name="Table88.1">
            <table:table-cell table:style-name="Table88.A1" office:value-type="string">
              <text:p text:style-name="P24">请求接口</text:p>
            </table:table-cell>
            <table:table-cell table:style-name="Table88.B1" table:number-columns-spanned="2" office:value-type="string">
              <text:p text:style-name="P22"><text:span text:style-name="T55">?q=</text:span><text:span text:style-name="T57">account_manager/save_password</text:span></text:p>
            </table:table-cell>
            <table:covered-table-cell/>
          </table:table-row>
          <table:table-row table:style-name="Table88.1">
            <table:table-cell table:style-name="Table88.A2" office:value-type="string">
              <text:p text:style-name="P24">接口说明</text:p>
            </table:table-cell>
            <table:table-cell table:style-name="Table88.B2" table:number-columns-spanned="2" office:value-type="string">
              <text:p text:style-name="P62">修改密码</text:p>
            </table:table-cell>
            <table:covered-table-cell/>
          </table:table-row>
          <table:table-row table:style-name="Table88.3">
            <table:table-cell table:style-name="Table8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88.4">
            <table:table-cell table:style-name="Table88.A4" office:value-type="string">
              <text:p text:style-name="P21">参数名</text:p>
            </table:table-cell>
            <table:table-cell table:style-name="Table88.A4" office:value-type="string">
              <text:p text:style-name="P21">类型</text:p>
            </table:table-cell>
            <table:table-cell table:style-name="Table88.C4" office:value-type="string">
              <text:p text:style-name="P21">描述</text:p>
            </table:table-cell>
          </table:table-row>
          <table:table-row table:style-name="Table88.5">
            <table:table-cell table:style-name="Table88.A2" office:value-type="string">
              <text:p text:style-name="P51">current_password</text:p>
            </table:table-cell>
            <table:table-cell table:style-name="Table88.A2" office:value-type="string">
              <text:p text:style-name="P21">String</text:p>
            </table:table-cell>
            <table:table-cell table:style-name="Table88.B2" office:value-type="string">
              <text:p text:style-name="P22"><text:span text:style-name="T57">当前密码</text:span><text:span text:style-name="T62"> </text:span></text:p>
            </table:table-cell>
          </table:table-row>
          <table:table-row table:style-name="Table88.5">
            <table:table-cell table:style-name="Table88.A2" office:value-type="string">
              <text:p text:style-name="P51">new_password</text:p>
            </table:table-cell>
            <table:table-cell table:style-name="Table88.A2" office:value-type="string">
              <text:p text:style-name="P21">String</text:p>
            </table:table-cell>
            <table:table-cell table:style-name="Table88.B2" office:value-type="string">
              <text:p text:style-name="P22"><text:span text:style-name="T55">新密码</text:span><text:span text:style-name="T61"> </text:span></text:p>
            </table:table-cell>
          </table:table-row>
          <table:table-row table:style-name="Table88.5">
            <table:table-cell table:style-name="Table88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88.8">
            <table:table-cell table:style-name="Table88.A4" office:value-type="string">
              <text:p text:style-name="P21">参数名</text:p>
            </table:table-cell>
            <table:table-cell table:style-name="Table88.A4" office:value-type="string">
              <text:p text:style-name="P21">类型</text:p>
            </table:table-cell>
            <table:table-cell table:style-name="Table88.C4" office:value-type="string">
              <text:p text:style-name="P21">描述</text:p>
            </table:table-cell>
          </table:table-row>
          <table:table-row table:style-name="Table88.9">
            <table:table-cell table:style-name="Table88.A2" office:value-type="string">
              <text:p text:style-name="P22"><text:span text:style-name="T10">data.</text:span><text:span text:style-name="T19">pass_validate</text:span></text:p>
            </table:table-cell>
            <table:table-cell table:style-name="Table88.A2" office:value-type="string">
              <text:p text:style-name="P71">bool</text:p>
            </table:table-cell>
            <table:table-cell table:style-name="Table88.B2" office:value-type="string">
              <text:p text:style-name="P6">true表示密码验证通过</text:p>
            </table:table-cell>
          </table:table-row>
        </table:table>
        <text:p text:style-name="P22"><text:soft-page-break/></text:p>
        <text:h text:style-name="P94" text:outline-level="2"><text:bookmark-start text:name="__RefHeading__390_1442159765"/><text:span text:style-name="T32">6.5 </text:span><text:span text:style-name="T24">退出</text:span><text:bookmark-end text:name="__RefHeading__390_1442159765"/></text:h>
        <table:table table:name="Table89" table:style-name="Table89">
          <table:table-column table:style-name="Table89.A"/>
          <table:table-column table:style-name="Table89.B"/>
          <table:table-column table:style-name="Table89.C"/>
          <table:table-row table:style-name="Table89.1">
            <table:table-cell table:style-name="Table89.A1" office:value-type="string">
              <text:p text:style-name="P24">请求接口</text:p>
            </table:table-cell>
            <table:table-cell table:style-name="Table89.B1" table:number-columns-spanned="2" office:value-type="string">
              <text:p text:style-name="P22"><text:span text:style-name="T55">?q=</text:span><text:span text:style-name="T57">user/logout</text:span></text:p>
            </table:table-cell>
            <table:covered-table-cell/>
          </table:table-row>
          <table:table-row table:style-name="Table89.1">
            <table:table-cell table:style-name="Table89.A2" office:value-type="string">
              <text:p text:style-name="P24">接口说明</text:p>
            </table:table-cell>
            <table:table-cell table:style-name="Table89.B2" table:number-columns-spanned="2" office:value-type="string">
              <text:p text:style-name="P62">退出</text:p>
            </table:table-cell>
            <table:covered-table-cell/>
          </table:table-row>
          <table:table-row table:style-name="Table89.3">
            <table:table-cell table:style-name="Table89.B2" table:number-columns-spanned="3" office:value-type="string">
              <text:p text:style-name="P29">请求参数(无)</text:p>
            </table:table-cell>
            <table:covered-table-cell/>
            <table:covered-table-cell/>
          </table:table-row>
          <table:table-row table:style-name="Table89.4">
            <table:table-cell table:style-name="Table89.A4" office:value-type="string">
              <text:p text:style-name="P21">参数名</text:p>
            </table:table-cell>
            <table:table-cell table:style-name="Table89.A4" office:value-type="string">
              <text:p text:style-name="P21">类型</text:p>
            </table:table-cell>
            <table:table-cell table:style-name="Table89.C4" office:value-type="string">
              <text:p text:style-name="P21">描述</text:p>
            </table:table-cell>
          </table:table-row>
          <table:table-row table:style-name="Table89.5">
            <table:table-cell table:style-name="Table89.A2" office:value-type="string">
              <text:p text:style-name="P52"/>
            </table:table-cell>
            <table:table-cell table:style-name="Table89.A2" office:value-type="string">
              <text:p text:style-name="P53"/>
            </table:table-cell>
            <table:table-cell table:style-name="Table89.B2" office:value-type="string">
              <text:p text:style-name="P52"/>
            </table:table-cell>
          </table:table-row>
          <table:table-row table:style-name="Table89.5">
            <table:table-cell table:style-name="Table89.B2" table:number-columns-spanned="3" office:value-type="string">
              <text:p text:style-name="P9">响应参数(无)</text:p>
            </table:table-cell>
            <table:covered-table-cell/>
            <table:covered-table-cell/>
          </table:table-row>
          <table:table-row table:style-name="Table89.7">
            <table:table-cell table:style-name="Table89.A4" office:value-type="string">
              <text:p text:style-name="P21">参数名</text:p>
            </table:table-cell>
            <table:table-cell table:style-name="Table89.A4" office:value-type="string">
              <text:p text:style-name="P21">类型</text:p>
            </table:table-cell>
            <table:table-cell table:style-name="Table89.C4" office:value-type="string">
              <text:p text:style-name="P21">描述</text:p>
            </table:table-cell>
          </table:table-row>
          <table:table-row table:style-name="Table89.8">
            <table:table-cell table:style-name="Table89.A2" office:value-type="string">
              <text:p text:style-name="P69"/>
            </table:table-cell>
            <table:table-cell table:style-name="Table89.A2" office:value-type="string">
              <text:p text:style-name="P70"/>
            </table:table-cell>
            <table:table-cell table:style-name="Table89.B2" office:value-type="string">
              <text:p text:style-name="P7"/>
            </table:table-cell>
          </table:table-row>
        </table:table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h text:style-name="P92" text:outline-level="1"><text:bookmark-start text:name="__RefHeading__1158_1541589551"/>七、邮件、消息<text:bookmark-end text:name="__RefHeading__1158_1541589551"/></text:h>
        <text:p text:style-name="P84"/>
        <text:h text:style-name="P94" text:outline-level="2"><text:bookmark-start text:name="__RefHeading__1018_425059347"/><text:span text:style-name="T33">7.1 </text:span><text:span text:style-name="T26">加载全部会话的最后一条记录</text:span><text:bookmark-end text:name="__RefHeading__1018_425059347"/></text:h>
        <table:table table:name="Table90" table:style-name="Table90">
          <table:table-column table:style-name="Table90.A"/>
          <table:table-column table:style-name="Table90.B"/>
          <table:table-column table:style-name="Table90.C"/>
          <table:table-row table:style-name="Table90.1">
            <table:table-cell table:style-name="Table90.A1" office:value-type="string">
              <text:p text:style-name="P24">请求接口</text:p>
            </table:table-cell>
            <table:table-cell table:style-name="Table90.B1" table:number-columns-spanned="2" office:value-type="string">
              <text:p text:style-name="P46">?q=inmail/last_record</text:p>
            </table:table-cell>
            <table:covered-table-cell/>
          </table:table-row>
          <table:table-row table:style-name="Table90.1">
            <table:table-cell table:style-name="Table90.A2" office:value-type="string">
              <text:p text:style-name="P24">接口说明</text:p>
            </table:table-cell>
            <table:table-cell table:style-name="Table90.B2" table:number-columns-spanned="2" office:value-type="string">
              <text:p text:style-name="P56">全部会话的最后一条记录</text:p>
            </table:table-cell>
            <table:covered-table-cell/>
          </table:table-row>
          <table:table-row table:style-name="Table90.3">
            <table:table-cell table:style-name="Table90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90.4">
            <table:table-cell table:style-name="Table90.A4" office:value-type="string">
              <text:p text:style-name="P21">参数名</text:p>
            </table:table-cell>
            <table:table-cell table:style-name="Table90.A4" office:value-type="string">
              <text:p text:style-name="P21">类型</text:p>
            </table:table-cell>
            <table:table-cell table:style-name="Table90.C4" office:value-type="string">
              <text:p text:style-name="P21">描述</text:p>
            </table:table-cell>
          </table:table-row>
          <table:table-row table:style-name="Table90.5">
            <table:table-cell table:style-name="Table90.A2" office:value-type="string">
              <text:p text:style-name="P52"/>
            </table:table-cell>
            <table:table-cell table:style-name="Table90.A2" office:value-type="string">
              <text:p text:style-name="P53"/>
            </table:table-cell>
            <table:table-cell table:style-name="Table90.B2" office:value-type="string">
              <text:p text:style-name="P52"/>
            </table:table-cell>
          </table:table-row>
          <table:table-row table:style-name="Table90.5">
            <table:table-cell table:style-name="Table9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0.7">
            <table:table-cell table:style-name="Table90.A4" office:value-type="string">
              <text:p text:style-name="P21">参数名</text:p>
            </table:table-cell>
            <table:table-cell table:style-name="Table90.A4" office:value-type="string">
              <text:p text:style-name="P21">类型</text:p>
            </table:table-cell>
            <table:table-cell table:style-name="Table90.C4" office:value-type="string">
              <text:p text:style-name="P21">描述</text:p>
            </table:table-cell>
          </table:table-row>
          <table:table-row table:style-name="Table90.8">
            <table:table-cell table:style-name="Table90.A2" office:value-type="string">
              <text:p text:style-name="P12">data.last_message</text:p>
            </table:table-cell>
            <table:table-cell table:style-name="Table90.A2" office:value-type="string">
              <text:p text:style-name="P71">数组对象</text:p>
            </table:table-cell>
            <table:table-cell table:style-name="Table90.B2" office:value-type="string">
              <text:p text:style-name="P6">{</text:p>
              <text:p text:style-name="P1"><text:span text:style-name="T6"><text:s text:c="8"/></text:span><text:span text:style-name="T55">mid,//邮件的id</text:span></text:p>
              <text:p text:style-name="P49"><text:s text:c="4"/>recipient, //接收者用户id</text:p>
              <text:p text:style-name="P49"><text:s text:c="4"/>sender, //发送者用户id</text:p>
              <text:p text:style-name="P49"><text:s text:c="4"/>me, //是否作者本人发送：1为是</text:p>
              <text:p text:style-name="P49"><text:soft-page-break/><text:s text:c="4"/>realname, //发送者姓名</text:p>
              <text:p text:style-name="P49"><text:s text:c="4"/>picture_uri,//参与者头像</text:p>
              <text:p text:style-name="P49"><text:s text:c="4"/>is_new,//是否已读</text:p>
              <text:p text:style-name="P49"><text:s text:c="4"/>content,//邮件内容</text:p>
              <text:p text:style-name="P49"><text:s text:c="4"/>timestamp,//时间戳</text:p>
              <text:p text:style-name="P49"><text:s text:c="4"/>thread_id,//该会话id</text:p>
              <text:p text:style-name="P49"><text:s text:c="4"/>count_mid,//会话条数</text:p>
              <text:p text:style-name="P49"><text:s text:c="4"/>type,//邮件类型</text:p>
              <text:p text:style-name="P6">}</text:p>
            </table:table-cell>
          </table:table-row>
        </table:table>
        <text:h text:style-name="P94" text:outline-level="2"/>
        <text:h text:style-name="P96" text:outline-level="2"><text:bookmark-start text:name="__RefHeading__1020_425059347"/>7.2 发邮件<text:bookmark-end text:name="__RefHeading__1020_425059347"/></text:h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P24">请求接口</text:p>
            </table:table-cell>
            <table:table-cell table:style-name="Table91.B1" table:number-columns-spanned="2" office:value-type="string">
              <text:p text:style-name="P46">?q=inmail/sent_mail</text:p>
            </table:table-cell>
            <table:covered-table-cell/>
          </table:table-row>
          <table:table-row table:style-name="Table91.1">
            <table:table-cell table:style-name="Table91.A2" office:value-type="string">
              <text:p text:style-name="P24">接口说明</text:p>
            </table:table-cell>
            <table:table-cell table:style-name="Table91.B2" table:number-columns-spanned="2" office:value-type="string">
              <text:p text:style-name="P56">发邮件</text:p>
            </table:table-cell>
            <table:covered-table-cell/>
          </table:table-row>
          <table:table-row table:style-name="Table91.3">
            <table:table-cell table:style-name="Table91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91.4">
            <table:table-cell table:style-name="Table91.A4" office:value-type="string">
              <text:p text:style-name="P21">参数名</text:p>
            </table:table-cell>
            <table:table-cell table:style-name="Table91.A4" office:value-type="string">
              <text:p text:style-name="P21">类型</text:p>
            </table:table-cell>
            <table:table-cell table:style-name="Table91.C4" office:value-type="string">
              <text:p text:style-name="P21">描述</text:p>
            </table:table-cell>
          </table:table-row>
          <table:table-row table:style-name="Table91.5">
            <table:table-cell table:style-name="Table91.A2" office:value-type="string">
              <text:p text:style-name="P58">message</text:p>
            </table:table-cell>
            <table:table-cell table:style-name="Table91.A2" office:value-type="string">
              <text:p text:style-name="P21">object</text:p>
            </table:table-cell>
            <table:table-cell table:style-name="Table91.B2" office:value-type="string">
              <text:p text:style-name="P6">{</text:p>
              <text:p text:style-name="P1"><text:span text:style-name="T6"><text:s text:c="3"/></text:span><text:span text:style-name="T55">thread_id,//int类型，邮件所属的会话id,缺省为0。与同一个人的每次会话具有相同的thread_id。</text:span></text:p>
              <text:p text:style-name="P49"><text:s/>recipient, //String类型，接收者姓名</text:p>
              <text:p text:style-name="P49"><text:s/>content, //text类型，邮件内容</text:p>
              <text:p text:style-name="P6">}</text:p>
            </table:table-cell>
          </table:table-row>
          <table:table-row table:style-name="Table91.5">
            <table:table-cell table:style-name="Table9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1.7">
            <table:table-cell table:style-name="Table91.A4" office:value-type="string">
              <text:p text:style-name="P21">参数名</text:p>
            </table:table-cell>
            <table:table-cell table:style-name="Table91.A4" office:value-type="string">
              <text:p text:style-name="P21">类型</text:p>
            </table:table-cell>
            <table:table-cell table:style-name="Table91.C4" office:value-type="string">
              <text:p text:style-name="P21">描述</text:p>
            </table:table-cell>
          </table:table-row>
          <table:table-row table:style-name="Table91.8">
            <table:table-cell table:style-name="Table91.A2" office:value-type="string">
              <text:p text:style-name="P12">data.message</text:p>
            </table:table-cell>
            <table:table-cell table:style-name="Table91.A2" office:value-type="string">
              <text:p text:style-name="P71">int</text:p>
            </table:table-cell>
            <table:table-cell table:style-name="Table91.B2" office:value-type="string">
              <text:p text:style-name="P6">1表示发送成功</text:p>
            </table:table-cell>
          </table:table-row>
        </table:table>
        <text:h text:style-name="P94" text:outline-level="2"><text:bookmark-start text:name="__RefHeading__685_753635082"/><text:span text:style-name="T33">7.3 </text:span><text:span text:style-name="T26">展开相同</text:span><text:span text:style-name="T33">thread_id</text:span><text:span text:style-name="T26">的全部会话</text:span><text:bookmark-end text:name="__RefHeading__685_753635082"/></text:h>
        <table:table table:name="Table92" table:style-name="Table92">
          <table:table-column table:style-name="Table92.A"/>
          <table:table-column table:style-name="Table92.B"/>
          <table:table-column table:style-name="Table92.C"/>
          <table:table-row table:style-name="Table92.1">
            <table:table-cell table:style-name="Table92.A1" office:value-type="string">
              <text:p text:style-name="P24">请求接口</text:p>
            </table:table-cell>
            <table:table-cell table:style-name="Table92.B1" table:number-columns-spanned="2" office:value-type="string">
              <text:p text:style-name="P46">?q=inmail/inmail_thread</text:p>
            </table:table-cell>
            <table:covered-table-cell/>
          </table:table-row>
          <table:table-row table:style-name="Table92.1">
            <table:table-cell table:style-name="Table92.A2" office:value-type="string">
              <text:p text:style-name="P24">接口说明</text:p>
            </table:table-cell>
            <table:table-cell table:style-name="Table92.B2" table:number-columns-spanned="2" office:value-type="string">
              <text:p text:style-name="P24">展开相同thread_id的全部会话</text:p>
            </table:table-cell>
            <table:covered-table-cell/>
          </table:table-row>
          <table:table-row table:style-name="Table92.3">
            <table:table-cell table:style-name="Table9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92.4">
            <table:table-cell table:style-name="Table92.A4" office:value-type="string">
              <text:p text:style-name="P21">参数名</text:p>
            </table:table-cell>
            <table:table-cell table:style-name="Table92.A4" office:value-type="string">
              <text:p text:style-name="P21">类型</text:p>
            </table:table-cell>
            <table:table-cell table:style-name="Table92.C4" office:value-type="string">
              <text:p text:style-name="P21">描述</text:p>
            </table:table-cell>
          </table:table-row>
          <table:table-row table:style-name="Table92.5">
            <table:table-cell table:style-name="Table92.A2" office:value-type="string">
              <text:p text:style-name="P58">thread_id</text:p>
            </table:table-cell>
            <table:table-cell table:style-name="Table92.A2" office:value-type="string">
              <text:p text:style-name="P21">int</text:p>
            </table:table-cell>
            <table:table-cell table:style-name="Table92.B2" office:value-type="string">
              <text:p text:style-name="P22"><text:span text:style-name="T55">与同一个人的会话具有相同</text:span><text:span text:style-name="T63">thread_id</text:span></text:p>
            </table:table-cell>
          </table:table-row>
          <table:table-row table:style-name="Table92.5">
            <table:table-cell table:style-name="Table9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2.7">
            <table:table-cell table:style-name="Table92.A4" office:value-type="string">
              <text:p text:style-name="P21">参数名</text:p>
            </table:table-cell>
            <table:table-cell table:style-name="Table92.A4" office:value-type="string">
              <text:p text:style-name="P21">类型</text:p>
            </table:table-cell>
            <table:table-cell table:style-name="Table92.C4" office:value-type="string">
              <text:p text:style-name="P21">描述</text:p>
            </table:table-cell>
          </table:table-row>
          <table:table-row table:style-name="Table92.8">
            <table:table-cell table:style-name="Table92.A2" office:value-type="string">
              <text:p text:style-name="P12">data.last_message</text:p>
            </table:table-cell>
            <table:table-cell table:style-name="Table92.A2" office:value-type="string">
              <text:p text:style-name="P71">数组对象</text:p>
            </table:table-cell>
            <table:table-cell table:style-name="Table92.B2" office:value-type="string">
              <text:p text:style-name="P6">{</text:p>
              <text:p text:style-name="P1"><text:span text:style-name="T6"><text:s text:c="8"/></text:span><text:span text:style-name="T55">mid,//邮件的id</text:span></text:p>
              <text:p text:style-name="P49"><text:s text:c="4"/>recipient, //接收者用户id</text:p>
              <text:p text:style-name="P49"><text:s text:c="4"/>sender, //发送者用户id</text:p>
              <text:p text:style-name="P49"><text:s text:c="4"/>me, //是否作者本人发送：1为是</text:p>
              <text:p text:style-name="P49"><text:soft-page-break/><text:s text:c="4"/>realname, //发送者姓名</text:p>
              <text:p text:style-name="P49"><text:s text:c="4"/>picture_uri,//参与者头像</text:p>
              <text:p text:style-name="P49"><text:s text:c="4"/>is_new,//是否已读</text:p>
              <text:p text:style-name="P49"><text:s text:c="4"/>content,//邮件内容</text:p>
              <text:p text:style-name="P49"><text:s text:c="4"/>timestamp,//时间戳</text:p>
              <text:p text:style-name="P49"><text:s text:c="4"/>thread_id,//该会话id</text:p>
              <text:p text:style-name="P49"><text:s text:c="4"/>type,//邮件类型</text:p>
              <text:p text:style-name="P6">}</text:p>
            </table:table-cell>
          </table:table-row>
          <table:table-row table:style-name="Table92.8">
            <table:table-cell table:style-name="Table92.A2" office:value-type="string">
              <text:p text:style-name="P22"><text:span text:style-name="T35">data.</text:span><text:span text:style-name="T14">participant</text:span></text:p>
            </table:table-cell>
            <table:table-cell table:style-name="Table92.A2" office:value-type="string">
              <text:p text:style-name="P71">object</text:p>
            </table:table-cell>
            <table:table-cell table:style-name="Table92.B2" office:value-type="string">
              <text:p text:style-name="P6">{</text:p>
              <text:p text:style-name="P1"><text:span text:style-name="T6"><text:s text:c="8"/></text:span><text:span text:style-name="T55">mid,//邮件的id</text:span></text:p>
              <text:p text:style-name="P49"><text:s text:c="4"/>realname,//发送者姓名</text:p>
              <text:p text:style-name="P49"><text:s text:c="4"/>thread_id,//该会话id</text:p>
              <text:p text:style-name="P6">}</text:p>
            </table:table-cell>
          </table:table-row>
        </table:table>
        <text:h text:style-name="P94" text:outline-level="2"><text:bookmark-start text:name="__RefHeading__1024_425059347"/><text:span text:style-name="T33">7.4 </text:span><text:span text:style-name="T26">删除相同</text:span><text:span text:style-name="T33">thread_id</text:span><text:span text:style-name="T26">的全部会话</text:span><text:bookmark-end text:name="__RefHeading__1024_425059347"/></text:h>
        <table:table table:name="Table93" table:style-name="Table93">
          <table:table-column table:style-name="Table93.A"/>
          <table:table-column table:style-name="Table93.B"/>
          <table:table-column table:style-name="Table93.C"/>
          <table:table-row table:style-name="Table93.1">
            <table:table-cell table:style-name="Table93.A1" office:value-type="string">
              <text:p text:style-name="P24">请求接口</text:p>
            </table:table-cell>
            <table:table-cell table:style-name="Table93.B1" table:number-columns-spanned="2" office:value-type="string">
              <text:p text:style-name="P46">?q=inmail/delete/thread</text:p>
            </table:table-cell>
            <table:covered-table-cell/>
          </table:table-row>
          <table:table-row table:style-name="Table93.1">
            <table:table-cell table:style-name="Table93.A2" office:value-type="string">
              <text:p text:style-name="P24">接口说明</text:p>
            </table:table-cell>
            <table:table-cell table:style-name="Table93.B2" table:number-columns-spanned="2" office:value-type="string">
              <text:p text:style-name="P24">删除相同thread_id的全部会话</text:p>
            </table:table-cell>
            <table:covered-table-cell/>
          </table:table-row>
          <table:table-row table:style-name="Table93.3">
            <table:table-cell table:style-name="Table93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93.4">
            <table:table-cell table:style-name="Table93.A4" office:value-type="string">
              <text:p text:style-name="P21">参数名</text:p>
            </table:table-cell>
            <table:table-cell table:style-name="Table93.A4" office:value-type="string">
              <text:p text:style-name="P21">类型</text:p>
            </table:table-cell>
            <table:table-cell table:style-name="Table93.C4" office:value-type="string">
              <text:p text:style-name="P21">描述</text:p>
            </table:table-cell>
          </table:table-row>
          <table:table-row table:style-name="Table93.5">
            <table:table-cell table:style-name="Table93.A2" office:value-type="string">
              <text:p text:style-name="P58">thread_id</text:p>
            </table:table-cell>
            <table:table-cell table:style-name="Table93.A2" office:value-type="string">
              <text:p text:style-name="P21">int</text:p>
            </table:table-cell>
            <table:table-cell table:style-name="Table93.B2" office:value-type="string">
              <text:p text:style-name="P46">会话的id</text:p>
            </table:table-cell>
          </table:table-row>
          <table:table-row table:style-name="Table93.5">
            <table:table-cell table:style-name="Table9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3.7">
            <table:table-cell table:style-name="Table93.A4" office:value-type="string">
              <text:p text:style-name="P21">参数名</text:p>
            </table:table-cell>
            <table:table-cell table:style-name="Table93.A4" office:value-type="string">
              <text:p text:style-name="P21">类型</text:p>
            </table:table-cell>
            <table:table-cell table:style-name="Table93.C4" office:value-type="string">
              <text:p text:style-name="P21">描述</text:p>
            </table:table-cell>
          </table:table-row>
          <table:table-row table:style-name="Table93.8">
            <table:table-cell table:style-name="Table93.A2" office:value-type="string">
              <text:p text:style-name="P22"><text:span text:style-name="T35">data.</text:span><text:span text:style-name="T14">status</text:span></text:p>
            </table:table-cell>
            <table:table-cell table:style-name="Table93.A2" office:value-type="string">
              <text:p text:style-name="P71">int</text:p>
            </table:table-cell>
            <table:table-cell table:style-name="Table93.B2" office:value-type="string">
              <text:p text:style-name="P6">1表示删除成功</text:p>
            </table:table-cell>
          </table:table-row>
        </table:table>
        <text:h text:style-name="P98" text:outline-level="2"><text:bookmark-start text:name="__RefHeading__344_1707710052"/><text:span text:style-name="T33">7.5 </text:span><text:span text:style-name="T26">删除一条会话</text:span><text:bookmark-end text:name="__RefHeading__344_1707710052"/></text:h>
        <table:table table:name="Table94" table:style-name="Table94">
          <table:table-column table:style-name="Table94.A"/>
          <table:table-column table:style-name="Table94.B"/>
          <table:table-column table:style-name="Table94.C"/>
          <table:table-row table:style-name="Table94.1">
            <table:table-cell table:style-name="Table94.A1" office:value-type="string">
              <text:p text:style-name="P24">请求接口</text:p>
            </table:table-cell>
            <table:table-cell table:style-name="Table94.B1" table:number-columns-spanned="2" office:value-type="string">
              <text:p text:style-name="P46">?q=inmail/delete/mid</text:p>
            </table:table-cell>
            <table:covered-table-cell/>
          </table:table-row>
          <table:table-row table:style-name="Table94.1">
            <table:table-cell table:style-name="Table94.A2" office:value-type="string">
              <text:p text:style-name="P24">接口说明</text:p>
            </table:table-cell>
            <table:table-cell table:style-name="Table94.B2" table:number-columns-spanned="2" office:value-type="string">
              <text:p text:style-name="P24">删除一条会话</text:p>
            </table:table-cell>
            <table:covered-table-cell/>
          </table:table-row>
          <table:table-row table:style-name="Table94.3">
            <table:table-cell table:style-name="Table94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94.4">
            <table:table-cell table:style-name="Table94.A4" office:value-type="string">
              <text:p text:style-name="P21">参数名</text:p>
            </table:table-cell>
            <table:table-cell table:style-name="Table94.A4" office:value-type="string">
              <text:p text:style-name="P21">类型</text:p>
            </table:table-cell>
            <table:table-cell table:style-name="Table94.C4" office:value-type="string">
              <text:p text:style-name="P21">描述</text:p>
            </table:table-cell>
          </table:table-row>
          <table:table-row table:style-name="Table94.5">
            <table:table-cell table:style-name="Table94.A2" office:value-type="string">
              <text:p text:style-name="P58">mid</text:p>
            </table:table-cell>
            <table:table-cell table:style-name="Table94.A2" office:value-type="string">
              <text:p text:style-name="P21">int</text:p>
            </table:table-cell>
            <table:table-cell table:style-name="Table94.B2" office:value-type="string">
              <text:p text:style-name="P46">一条会话的id</text:p>
            </table:table-cell>
          </table:table-row>
          <table:table-row table:style-name="Table94.5">
            <table:table-cell table:style-name="Table9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4.7">
            <table:table-cell table:style-name="Table94.A4" office:value-type="string">
              <text:p text:style-name="P21">参数名</text:p>
            </table:table-cell>
            <table:table-cell table:style-name="Table94.A4" office:value-type="string">
              <text:p text:style-name="P21">类型</text:p>
            </table:table-cell>
            <table:table-cell table:style-name="Table94.C4" office:value-type="string">
              <text:p text:style-name="P21">描述</text:p>
            </table:table-cell>
          </table:table-row>
          <table:table-row table:style-name="Table94.8">
            <table:table-cell table:style-name="Table94.A2" office:value-type="string">
              <text:p text:style-name="P12">data.status</text:p>
            </table:table-cell>
            <table:table-cell table:style-name="Table94.A2" office:value-type="string">
              <text:p text:style-name="P71">int</text:p>
            </table:table-cell>
            <table:table-cell table:style-name="Table94.B2" office:value-type="string">
              <text:p text:style-name="P6">1表示删除成功</text:p>
            </table:table-cell>
          </table:table-row>
        </table:table>
        <text:h text:style-name="P98" text:outline-level="2"><text:bookmark-start text:name="__RefHeading__691_753635082"/><text:span text:style-name="T33">7.6 </text:span><text:span text:style-name="T26">未读邮件数</text:span><text:bookmark-end text:name="__RefHeading__691_753635082"/></text:h>
        <table:table table:name="Table95" table:style-name="Table95">
          <table:table-column table:style-name="Table95.A"/>
          <table:table-column table:style-name="Table95.B"/>
          <table:table-column table:style-name="Table95.C"/>
          <table:table-row table:style-name="Table95.1">
            <table:table-cell table:style-name="Table95.A1" office:value-type="string">
              <text:p text:style-name="P24">请求接口</text:p>
            </table:table-cell>
            <table:table-cell table:style-name="Table95.B1" table:number-columns-spanned="2" office:value-type="string">
              <text:p text:style-name="P46">?q=inmail/new</text:p>
            </table:table-cell>
            <table:covered-table-cell/>
          </table:table-row>
          <table:table-row table:style-name="Table95.1">
            <table:table-cell table:style-name="Table95.A2" office:value-type="string">
              <text:p text:style-name="P24">接口说明</text:p>
            </table:table-cell>
            <table:table-cell table:style-name="Table95.B2" table:number-columns-spanned="2" office:value-type="string">
              <text:p text:style-name="P24">未读/新邮件数</text:p>
            </table:table-cell>
            <table:covered-table-cell/>
          </table:table-row>
          <table:table-row table:style-name="Table95.3">
            <table:table-cell table:style-name="Table95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95.4">
            <table:table-cell table:style-name="Table95.A4" office:value-type="string">
              <text:p text:style-name="P21">参数名</text:p>
            </table:table-cell>
            <table:table-cell table:style-name="Table95.A4" office:value-type="string">
              <text:p text:style-name="P21">类型</text:p>
            </table:table-cell>
            <table:table-cell table:style-name="Table95.C4" office:value-type="string">
              <text:p text:style-name="P21">描述</text:p>
            </table:table-cell>
          </table:table-row>
          <text:soft-page-break/>
          <table:table-row table:style-name="Table95.5">
            <table:table-cell table:style-name="Table95.A2" office:value-type="string">
              <text:p text:style-name="P59"/>
            </table:table-cell>
            <table:table-cell table:style-name="Table95.A2" office:value-type="string">
              <text:p text:style-name="P60"/>
            </table:table-cell>
            <table:table-cell table:style-name="Table95.B2" office:value-type="string">
              <text:p text:style-name="P52"/>
            </table:table-cell>
          </table:table-row>
          <table:table-row table:style-name="Table95.5">
            <table:table-cell table:style-name="Table9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5.7">
            <table:table-cell table:style-name="Table95.A4" office:value-type="string">
              <text:p text:style-name="P21">参数名</text:p>
            </table:table-cell>
            <table:table-cell table:style-name="Table95.A4" office:value-type="string">
              <text:p text:style-name="P21">类型</text:p>
            </table:table-cell>
            <table:table-cell table:style-name="Table95.C4" office:value-type="string">
              <text:p text:style-name="P21">描述</text:p>
            </table:table-cell>
          </table:table-row>
          <table:table-row table:style-name="Table95.8">
            <table:table-cell table:style-name="Table95.A2" office:value-type="string">
              <text:p text:style-name="P12">data.unread</text:p>
            </table:table-cell>
            <table:table-cell table:style-name="Table95.A2" office:value-type="string">
              <text:p text:style-name="P71">int</text:p>
            </table:table-cell>
            <table:table-cell table:style-name="Table95.B2" office:value-type="string">
              <text:p text:style-name="P6">条数</text:p>
            </table:table-cell>
          </table:table-row>
        </table:table>
        <text:h text:style-name="P94" text:outline-level="2"/>
        <text:h text:style-name="P98" text:outline-level="2"><text:bookmark-start text:name="__RefHeading__1172_1541589551"/><text:span text:style-name="T33">7.7 </text:span><text:span text:style-name="T26">加载消息</text:span><text:bookmark-end text:name="__RefHeading__1172_1541589551"/></text:h>
        <table:table table:name="Table96" table:style-name="Table96">
          <table:table-column table:style-name="Table96.A"/>
          <table:table-column table:style-name="Table96.B"/>
          <table:table-column table:style-name="Table96.C"/>
          <table:table-row table:style-name="Table96.1">
            <table:table-cell table:style-name="Table96.A1" office:value-type="string">
              <text:p text:style-name="P24">请求接口</text:p>
            </table:table-cell>
            <table:table-cell table:style-name="Table96.B1" table:number-columns-spanned="2" office:value-type="string">
              <text:p text:style-name="P46">?q=notice/load</text:p>
            </table:table-cell>
            <table:covered-table-cell/>
          </table:table-row>
          <table:table-row table:style-name="Table96.1">
            <table:table-cell table:style-name="Table96.A2" office:value-type="string">
              <text:p text:style-name="P24">接口说明</text:p>
            </table:table-cell>
            <table:table-cell table:style-name="Table96.B2" table:number-columns-spanned="2" office:value-type="string">
              <text:p text:style-name="P56">加载消息</text:p>
            </table:table-cell>
            <table:covered-table-cell/>
          </table:table-row>
          <table:table-row table:style-name="Table96.3">
            <table:table-cell table:style-name="Table96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96.4">
            <table:table-cell table:style-name="Table96.A4" office:value-type="string">
              <text:p text:style-name="P21">参数名</text:p>
            </table:table-cell>
            <table:table-cell table:style-name="Table96.A4" office:value-type="string">
              <text:p text:style-name="P21">类型</text:p>
            </table:table-cell>
            <table:table-cell table:style-name="Table96.C4" office:value-type="string">
              <text:p text:style-name="P21">描述</text:p>
            </table:table-cell>
          </table:table-row>
          <table:table-row table:style-name="Table96.5">
            <table:table-cell table:style-name="Table96.A2" office:value-type="string">
              <text:p text:style-name="P52"/>
            </table:table-cell>
            <table:table-cell table:style-name="Table96.A2" office:value-type="string">
              <text:p text:style-name="P53"/>
            </table:table-cell>
            <table:table-cell table:style-name="Table96.B2" office:value-type="string">
              <text:p text:style-name="P52"/>
            </table:table-cell>
          </table:table-row>
          <table:table-row table:style-name="Table96.5">
            <table:table-cell table:style-name="Table9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6.7">
            <table:table-cell table:style-name="Table96.A4" office:value-type="string">
              <text:p text:style-name="P21">参数名</text:p>
            </table:table-cell>
            <table:table-cell table:style-name="Table96.A4" office:value-type="string">
              <text:p text:style-name="P21">类型</text:p>
            </table:table-cell>
            <table:table-cell table:style-name="Table96.C4" office:value-type="string">
              <text:p text:style-name="P21">描述</text:p>
            </table:table-cell>
          </table:table-row>
          <table:table-row table:style-name="Table96.8">
            <table:table-cell table:style-name="Table96.A2" office:value-type="string">
              <text:p text:style-name="P12">data.notice</text:p>
            </table:table-cell>
            <table:table-cell table:style-name="Table96.A2" office:value-type="string">
              <text:p text:style-name="P71">数组对象</text:p>
            </table:table-cell>
            <table:table-cell table:style-name="Table96.B2" office:value-type="string">
              <text:p text:style-name="P6">{</text:p>
              <text:p text:style-name="P1"><text:span text:style-name="T6"><text:s text:c="8"/></text:span><text:span text:style-name="T55">nid,//消息id</text:span></text:p>
              <text:p text:style-name="P49"><text:s text:c="4"/>uid,//用户id</text:p>
              <text:p text:style-name="P49"><text:s text:c="4"/>trigger,//触发消息者的姓名</text:p>
              <text:p text:style-name="P49"><text:s text:c="4"/>tid, //触发消息者的用户id</text:p>
              <text:p text:style-name="P49"><text:s text:c="4"/>action, //消息有关的行为</text:p>
              <text:p text:style-name="P49"><text:s text:c="4"/>target, //消息的对象</text:p>
              <text:p text:style-name="P49"><text:s text:c="4"/>link,//对象的链接</text:p>
              <text:p text:style-name="P49"><text:s text:c="4"/>is_new,//是否已读</text:p>
              <text:p text:style-name="P49"><text:s text:c="4"/>timestamp,//时间戳</text:p>
              <text:p text:style-name="P49"><text:s text:c="4"/>type,//消息类型</text:p>
              <text:p text:style-name="P6">}</text:p>
              <text:p text:style-name="P6">可能的type:</text:p>
              <text:p text:style-name="P22"><text:span text:style-name="T75">'</text:span><text:span text:style-name="T64">answer</text:span><text:span text:style-name="T75">' <text:s/>//问答</text:span></text:p>
              <text:p text:style-name="P22"><text:span text:style-name="T16">'</text:span><text:span text:style-name="T64">invite</text:span><text:span text:style-name="T16">'//邀请回答</text:span></text:p>
              <text:p text:style-name="P22"><text:span text:style-name="T16">'</text:span><text:span text:style-name="T65">comment</text:span><text:span text:style-name="T16">'//评论</text:span></text:p>
              <text:p text:style-name="P22"><text:span text:style-name="T16">'</text:span><text:span text:style-name="T65">praise</text:span><text:span text:style-name="T16">'//赞</text:span></text:p>
              <text:p text:style-name="P22"><text:span text:style-name="T16">'</text:span><text:span text:style-name="T65">reply</text:span><text:span text:style-name="T16">'//回复</text:span></text:p>
              <text:p text:style-name="P22"><text:span text:style-name="T16">'</text:span><text:span text:style-name="T65">follow</text:span><text:span text:style-name="T16">'//关注</text:span></text:p>
              <text:p text:style-name="P22"><text:span text:style-name="T16">'</text:span><text:span text:style-name="T65">reward</text:span><text:span text:style-name="T16">'//打赏</text:span></text:p>
              <text:p text:style-name="P22"><text:span text:style-name="T16">'</text:span><text:span text:style-name="T65">praise_blog</text:span><text:span text:style-name="T16">'//赞，专栏</text:span></text:p>
            </table:table-cell>
          </table:table-row>
        </table:table>
        <text:h text:style-name="P94" text:outline-level="2"><text:bookmark-start text:name="__RefHeading__466_73342006"/><text:span text:style-name="T33">7.8 </text:span><text:span text:style-name="T26">更新消息状态</text:span><text:bookmark-end text:name="__RefHeading__466_73342006"/></text:h>
        <table:table table:name="Table97" table:style-name="Table97">
          <table:table-column table:style-name="Table97.A"/>
          <table:table-column table:style-name="Table97.B"/>
          <table:table-column table:style-name="Table97.C"/>
          <table:table-row table:style-name="Table97.1">
            <table:table-cell table:style-name="Table97.A1" office:value-type="string">
              <text:p text:style-name="P24">请求接口</text:p>
            </table:table-cell>
            <table:table-cell table:style-name="Table97.B1" table:number-columns-spanned="2" office:value-type="string">
              <text:p text:style-name="P46">?q=notice/update</text:p>
            </table:table-cell>
            <table:covered-table-cell/>
          </table:table-row>
          <table:table-row table:style-name="Table97.1">
            <table:table-cell table:style-name="Table97.A2" office:value-type="string">
              <text:p text:style-name="P24">接口说明</text:p>
            </table:table-cell>
            <table:table-cell table:style-name="Table97.B2" table:number-columns-spanned="2" office:value-type="string">
              <text:p text:style-name="P56">当用户显示全部消息后，调用该接口更新后台消息状态为已读</text:p>
            </table:table-cell>
            <table:covered-table-cell/>
          </table:table-row>
          <table:table-row table:style-name="Table97.3">
            <table:table-cell table:style-name="Table97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ext:soft-page-break/>
          <table:table-row table:style-name="Table97.4">
            <table:table-cell table:style-name="Table97.A4" office:value-type="string">
              <text:p text:style-name="P21">参数名</text:p>
            </table:table-cell>
            <table:table-cell table:style-name="Table97.A4" office:value-type="string">
              <text:p text:style-name="P21">类型</text:p>
            </table:table-cell>
            <table:table-cell table:style-name="Table97.C4" office:value-type="string">
              <text:p text:style-name="P21">描述</text:p>
            </table:table-cell>
          </table:table-row>
          <table:table-row table:style-name="Table97.5">
            <table:table-cell table:style-name="Table97.A2" office:value-type="string">
              <text:p text:style-name="P52"/>
            </table:table-cell>
            <table:table-cell table:style-name="Table97.A2" office:value-type="string">
              <text:p text:style-name="P53"/>
            </table:table-cell>
            <table:table-cell table:style-name="Table97.B2" office:value-type="string">
              <text:p text:style-name="P52"/>
            </table:table-cell>
          </table:table-row>
          <table:table-row table:style-name="Table97.5">
            <table:table-cell table:style-name="Table97.B2" table:number-columns-spanned="3" office:value-type="string">
              <text:p text:style-name="P9">响应参数（无）</text:p>
            </table:table-cell>
            <table:covered-table-cell/>
            <table:covered-table-cell/>
          </table:table-row>
          <table:table-row table:style-name="Table97.7">
            <table:table-cell table:style-name="Table97.A4" office:value-type="string">
              <text:p text:style-name="P21">参数名</text:p>
            </table:table-cell>
            <table:table-cell table:style-name="Table97.A4" office:value-type="string">
              <text:p text:style-name="P21">类型</text:p>
            </table:table-cell>
            <table:table-cell table:style-name="Table97.C4" office:value-type="string">
              <text:p text:style-name="P21">描述</text:p>
            </table:table-cell>
          </table:table-row>
          <table:table-row table:style-name="Table97.8">
            <table:table-cell table:style-name="Table97.A2" office:value-type="string">
              <text:p text:style-name="P32"/>
            </table:table-cell>
            <table:table-cell table:style-name="Table97.A2" office:value-type="string">
              <text:p text:style-name="P27"/>
            </table:table-cell>
            <table:table-cell table:style-name="Table97.B2" office:value-type="string">
              <text:p text:style-name="P7"/>
            </table:table-cell>
          </table:table-row>
        </table:table>
        <text:h text:style-name="P94" text:outline-level="2"><text:bookmark-start text:name="__RefHeading__1176_1541589551"/><text:span text:style-name="T33">7.9 </text:span><text:span text:style-name="T26">申请建立联系的消息处理</text:span><text:bookmark-end text:name="__RefHeading__1176_1541589551"/></text:h>
        <text:p text:style-name="P80">当有用户希望和某个人建立联系，会发送一个消息通知给对方，申请对方同意后才能建立联系。收到此类消息后可以选择同意或忽略。</text:p>
        <text:p text:style-name="P79"><text:span text:style-name="T27">7.9.1 <text:s/></text:span><text:span text:style-name="T26">同意</text:span></text:p>
        <table:table table:name="Table98" table:style-name="Table98">
          <table:table-column table:style-name="Table98.A"/>
          <table:table-column table:style-name="Table98.B"/>
          <table:table-column table:style-name="Table98.C"/>
          <table:table-row table:style-name="Table98.1">
            <table:table-cell table:style-name="Table98.A1" office:value-type="string">
              <text:p text:style-name="P24">请求接口</text:p>
            </table:table-cell>
            <table:table-cell table:style-name="Table98.B1" table:number-columns-spanned="2" office:value-type="string">
              <text:p text:style-name="P46">?q=notice/contacts/approve</text:p>
            </table:table-cell>
            <table:covered-table-cell/>
          </table:table-row>
          <table:table-row table:style-name="Table98.1">
            <table:table-cell table:style-name="Table98.A2" office:value-type="string">
              <text:p text:style-name="P24">接口说明</text:p>
            </table:table-cell>
            <table:table-cell table:style-name="Table98.B2" table:number-columns-spanned="2" office:value-type="string">
              <text:p text:style-name="P56">同意建立联系，同时删除该条消息</text:p>
            </table:table-cell>
            <table:covered-table-cell/>
          </table:table-row>
          <table:table-row table:style-name="Table98.3">
            <table:table-cell table:style-name="Table9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98.4">
            <table:table-cell table:style-name="Table98.A4" office:value-type="string">
              <text:p text:style-name="P21">参数名</text:p>
            </table:table-cell>
            <table:table-cell table:style-name="Table98.A4" office:value-type="string">
              <text:p text:style-name="P21">类型</text:p>
            </table:table-cell>
            <table:table-cell table:style-name="Table98.C4" office:value-type="string">
              <text:p text:style-name="P21">描述</text:p>
            </table:table-cell>
          </table:table-row>
          <table:table-row table:style-name="Table98.5">
            <table:table-cell table:style-name="Table98.A2" office:value-type="string">
              <text:p text:style-name="P51">tid</text:p>
            </table:table-cell>
            <table:table-cell table:style-name="Table98.A2" office:value-type="string">
              <text:p text:style-name="P21">int</text:p>
            </table:table-cell>
            <table:table-cell table:style-name="Table98.B2" office:value-type="string">
              <text:p text:style-name="P46">触发者的用户id</text:p>
            </table:table-cell>
          </table:table-row>
          <table:table-row table:style-name="Table98.5">
            <table:table-cell table:style-name="Table98.A2" office:value-type="string">
              <text:p text:style-name="P51">nid</text:p>
            </table:table-cell>
            <table:table-cell table:style-name="Table98.A2" office:value-type="string">
              <text:p text:style-name="P21">int</text:p>
            </table:table-cell>
            <table:table-cell table:style-name="Table98.B2" office:value-type="string">
              <text:p text:style-name="P46">消息id</text:p>
            </table:table-cell>
          </table:table-row>
          <table:table-row table:style-name="Table98.5">
            <table:table-cell table:style-name="Table98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8.8">
            <table:table-cell table:style-name="Table98.A4" office:value-type="string">
              <text:p text:style-name="P21">参数名</text:p>
            </table:table-cell>
            <table:table-cell table:style-name="Table98.A4" office:value-type="string">
              <text:p text:style-name="P21">类型</text:p>
            </table:table-cell>
            <table:table-cell table:style-name="Table98.C4" office:value-type="string">
              <text:p text:style-name="P21">描述</text:p>
            </table:table-cell>
          </table:table-row>
          <table:table-row table:style-name="Table98.9">
            <table:table-cell table:style-name="Table98.A2" office:value-type="string">
              <text:p text:style-name="P12">data.status</text:p>
            </table:table-cell>
            <table:table-cell table:style-name="Table98.A2" office:value-type="string">
              <text:p text:style-name="P71">int</text:p>
            </table:table-cell>
            <table:table-cell table:style-name="Table98.B2" office:value-type="string">
              <text:p text:style-name="P6">1表示成功</text:p>
            </table:table-cell>
          </table:table-row>
        </table:table>
        <text:p text:style-name="P79"><text:span text:style-name="T27">7.9.2 <text:s/></text:span><text:span text:style-name="T26">忽略</text:span></text:p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P24">请求接口</text:p>
            </table:table-cell>
            <table:table-cell table:style-name="Table99.B1" table:number-columns-spanned="2" office:value-type="string">
              <text:p text:style-name="P46">?q=notice/contacts/ignore</text:p>
            </table:table-cell>
            <table:covered-table-cell/>
          </table:table-row>
          <table:table-row table:style-name="Table99.1">
            <table:table-cell table:style-name="Table99.A2" office:value-type="string">
              <text:p text:style-name="P24">接口说明</text:p>
            </table:table-cell>
            <table:table-cell table:style-name="Table99.B2" table:number-columns-spanned="2" office:value-type="string">
              <text:p text:style-name="P56">忽略该条消息，同时删除该条消息</text:p>
            </table:table-cell>
            <table:covered-table-cell/>
          </table:table-row>
          <table:table-row table:style-name="Table99.3">
            <table:table-cell table:style-name="Table9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99.4">
            <table:table-cell table:style-name="Table99.A4" office:value-type="string">
              <text:p text:style-name="P21">参数名</text:p>
            </table:table-cell>
            <table:table-cell table:style-name="Table99.A4" office:value-type="string">
              <text:p text:style-name="P21">类型</text:p>
            </table:table-cell>
            <table:table-cell table:style-name="Table99.C4" office:value-type="string">
              <text:p text:style-name="P21">描述</text:p>
            </table:table-cell>
          </table:table-row>
          <table:table-row table:style-name="Table99.5">
            <table:table-cell table:style-name="Table99.A2" office:value-type="string">
              <text:p text:style-name="P51">nid</text:p>
            </table:table-cell>
            <table:table-cell table:style-name="Table99.A2" office:value-type="string">
              <text:p text:style-name="P21">int</text:p>
            </table:table-cell>
            <table:table-cell table:style-name="Table99.B2" office:value-type="string">
              <text:p text:style-name="P46">消息id</text:p>
            </table:table-cell>
          </table:table-row>
          <table:table-row table:style-name="Table99.5">
            <table:table-cell table:style-name="Table99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99.7">
            <table:table-cell table:style-name="Table99.A4" office:value-type="string">
              <text:p text:style-name="P21">参数名</text:p>
            </table:table-cell>
            <table:table-cell table:style-name="Table99.A4" office:value-type="string">
              <text:p text:style-name="P21">类型</text:p>
            </table:table-cell>
            <table:table-cell table:style-name="Table99.C4" office:value-type="string">
              <text:p text:style-name="P21">描述</text:p>
            </table:table-cell>
          </table:table-row>
          <table:table-row table:style-name="Table99.8">
            <table:table-cell table:style-name="Table99.A2" office:value-type="string">
              <text:p text:style-name="P12">data.status</text:p>
            </table:table-cell>
            <table:table-cell table:style-name="Table99.A2" office:value-type="string">
              <text:p text:style-name="P71">int</text:p>
            </table:table-cell>
            <table:table-cell table:style-name="Table99.B2" office:value-type="string">
              <text:p text:style-name="P6">1表示成功</text:p>
            </table:table-cell>
          </table:table-row>
        </table:table>
        <text:h text:style-name="P92" text:outline-level="1"><text:bookmark-start text:name="__RefHeading__28975_1433857245"/>八、搜索<text:bookmark-end text:name="__RefHeading__28975_1433857245"/></text:h>
        <text:h text:style-name="P98" text:outline-level="2"><text:bookmark-start text:name="__RefHeading__641_1876474993"/><text:span text:style-name="T33">8.1 </text:span><text:span text:style-name="T26">搜索人脉</text:span><text:bookmark-end text:name="__RefHeading__641_1876474993"/></text:h>
        <table:table table:name="Table100" table:style-name="Table100">
          <table:table-column table:style-name="Table100.A"/>
          <table:table-column table:style-name="Table100.B"/>
          <table:table-column table:style-name="Table100.C"/>
          <table:table-row table:style-name="Table100.1">
            <table:table-cell table:style-name="Table100.A1" office:value-type="string">
              <text:p text:style-name="P24">请求接口</text:p>
            </table:table-cell>
            <table:table-cell table:style-name="Table100.B1" table:number-columns-spanned="2" office:value-type="string">
              <text:p text:style-name="P46">?q=personal_archive/search</text:p>
            </table:table-cell>
            <table:covered-table-cell/>
          </table:table-row>
          <table:table-row table:style-name="Table100.1">
            <table:table-cell table:style-name="Table100.A2" office:value-type="string">
              <text:p text:style-name="P24">接口说明</text:p>
            </table:table-cell>
            <table:table-cell table:style-name="Table100.B2" table:number-columns-spanned="2" office:value-type="string">
              <text:p text:style-name="P24">根据姓名、公司、学校、专业、学历搜索人脉</text:p>
            </table:table-cell>
            <table:covered-table-cell/>
          </table:table-row>
          <table:table-row table:style-name="Table100.3">
            <table:table-cell table:style-name="Table10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00.4">
            <table:table-cell table:style-name="Table100.A4" office:value-type="string">
              <text:p text:style-name="P21">参数名</text:p>
            </table:table-cell>
            <table:table-cell table:style-name="Table100.A4" office:value-type="string">
              <text:p text:style-name="P21">类型</text:p>
            </table:table-cell>
            <table:table-cell table:style-name="Table100.C4" office:value-type="string">
              <text:p text:style-name="P21">描述</text:p>
            </table:table-cell>
          </table:table-row>
          <table:table-row table:style-name="Table100.5">
            <table:table-cell table:style-name="Table100.A2" office:value-type="string">
              <text:p text:style-name="P59">start</text:p>
            </table:table-cell>
            <table:table-cell table:style-name="Table100.A2" office:value-type="string">
              <text:p text:style-name="P23">int</text:p>
            </table:table-cell>
            <table:table-cell table:style-name="Table100.B2" office:value-type="string">
              <text:p text:style-name="P57">查询起始索引数，从0开始，查询步长为10.</text:p>
            </table:table-cell>
          </table:table-row>
          <table:table-row table:style-name="Table100.5">
            <table:table-cell table:style-name="Table100.A2" office:value-type="string">
              <text:p text:style-name="P59">key</text:p>
            </table:table-cell>
            <table:table-cell table:style-name="Table100.A2" office:value-type="string">
              <text:p text:style-name="P23">string</text:p>
            </table:table-cell>
            <table:table-cell table:style-name="Table100.B2" office:value-type="string">
              <text:p text:style-name="P57">查询的关键字</text:p>
            </table:table-cell>
          </table:table-row>
          <text:soft-page-break/>
          <table:table-row table:style-name="Table100.5">
            <table:table-cell table:style-name="Table10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0.8">
            <table:table-cell table:style-name="Table100.A4" office:value-type="string">
              <text:p text:style-name="P21">参数名</text:p>
            </table:table-cell>
            <table:table-cell table:style-name="Table100.A4" office:value-type="string">
              <text:p text:style-name="P21">类型</text:p>
            </table:table-cell>
            <table:table-cell table:style-name="Table100.C4" office:value-type="string">
              <text:p text:style-name="P21">描述</text:p>
            </table:table-cell>
          </table:table-row>
          <table:table-row table:style-name="Table100.9">
            <table:table-cell table:style-name="Table100.A2" office:value-type="string">
              <text:p text:style-name="P12">data.user</text:p>
            </table:table-cell>
            <table:table-cell table:style-name="Table100.A2" office:value-type="string">
              <text:p text:style-name="P71">数组对象</text:p>
            </table:table-cell>
            <table:table-cell table:style-name="Table100.B2" office:value-type="string">
              <text:p text:style-name="P6">{</text:p>
              <text:p text:style-name="P49"><text:s text:c="8"/>uid，//用户id</text:p>
              <text:p text:style-name="P49"><text:s text:c="3"/>realname，//真实姓名</text:p>
              <text:p text:style-name="P49">picture_uri，//头像url</text:p>
              <text:p text:style-name="P49"><text:s text:c="8"/>tid，//师谱id</text:p>
              <text:p text:style-name="P49"><text:s/>university，//学校</text:p>
              <text:p text:style-name="P49"><text:s text:c="6"/>major，//专业</text:p>
              <text:p text:style-name="P49"><text:s text:c="5"/>degree，//学历</text:p>
              <text:p text:style-name="P49"><text:s text:c="4"/>company，//公司</text:p>
              <text:p text:style-name="P49"><text:s text:c="2"/>job_title，//工作头衔</text:p>
              <text:p text:style-name="P49"><text:s text:c="6"/>lives，//居住地</text:p>
              <text:p text:style-name="P49"><text:s text:c="2"/>situation，//1表示毕业，0表示学生</text:p>
              <text:p text:style-name="P49"><text:s text:c="7"/>role，//1为学生，0为导师</text:p>
              <text:p text:style-name="P49"><text:s text:c="8"/>sex，//1为女，0为男</text:p>
              <text:p text:style-name="P49"><text:s text:c="3"/>industry，//行业</text:p>
              <text:p text:style-name="P49"><text:s text:c="7"/>year，//加入师谱时间</text:p>
              <text:p text:style-name="P6">}</text:p>
            </table:table-cell>
          </table:table-row>
        </table:table>
        <text:h text:style-name="P94" text:outline-level="2"/>
        <text:p text:style-name="P84"/>
        <text:p text:style-name="P84"/>
        <text:p text:style-name="P84"/>
        <text:p text:style-name="P84"/>
        <text:p text:style-name="P84"/>
        <text:h text:style-name="P92" text:outline-level="1"><text:bookmark-start text:name="__RefHeading__1182_1541589551"/>九、遇见<text:bookmark-end text:name="__RefHeading__1182_1541589551"/></text:h>
        <text:h text:style-name="P94" text:outline-level="2"><text:bookmark-start text:name="__RefHeading__898_1387713861"/><text:span text:style-name="T33">9.1 </text:span><text:span text:style-name="T26">默认推荐</text:span><text:bookmark-end text:name="__RefHeading__898_1387713861"/></text:h>
        <table:table table:name="Table101" table:style-name="Table101">
          <table:table-column table:style-name="Table101.A"/>
          <table:table-column table:style-name="Table101.B"/>
          <table:table-column table:style-name="Table101.C"/>
          <table:table-row table:style-name="Table101.1">
            <table:table-cell table:style-name="Table101.A1" office:value-type="string">
              <text:p text:style-name="P24">请求接口</text:p>
            </table:table-cell>
            <table:table-cell table:style-name="Table101.B1" table:number-columns-spanned="2" office:value-type="string">
              <text:p text:style-name="P46">?q=meet/recommend</text:p>
            </table:table-cell>
            <table:covered-table-cell/>
          </table:table-row>
          <table:table-row table:style-name="Table101.1">
            <table:table-cell table:style-name="Table101.A2" office:value-type="string">
              <text:p text:style-name="P24">接口说明</text:p>
            </table:table-cell>
            <table:table-cell table:style-name="Table101.B2" table:number-columns-spanned="2" office:value-type="string">
              <text:p text:style-name="P24">默认推荐几个异性用户</text:p>
            </table:table-cell>
            <table:covered-table-cell/>
          </table:table-row>
          <table:table-row table:style-name="Table101.3">
            <table:table-cell table:style-name="Table101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101.4">
            <table:table-cell table:style-name="Table101.A4" office:value-type="string">
              <text:p text:style-name="P21">参数名</text:p>
            </table:table-cell>
            <table:table-cell table:style-name="Table101.A4" office:value-type="string">
              <text:p text:style-name="P21">类型</text:p>
            </table:table-cell>
            <table:table-cell table:style-name="Table101.C4" office:value-type="string">
              <text:p text:style-name="P21">描述</text:p>
            </table:table-cell>
          </table:table-row>
          <table:table-row table:style-name="Table101.5">
            <table:table-cell table:style-name="Table101.A2" office:value-type="string">
              <text:p text:style-name="P59"/>
            </table:table-cell>
            <table:table-cell table:style-name="Table101.A2" office:value-type="string">
              <text:p text:style-name="P60"/>
            </table:table-cell>
            <table:table-cell table:style-name="Table101.B2" office:value-type="string">
              <text:p text:style-name="P52"/>
            </table:table-cell>
          </table:table-row>
          <table:table-row table:style-name="Table101.5">
            <table:table-cell table:style-name="Table10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1.7">
            <table:table-cell table:style-name="Table101.A4" office:value-type="string">
              <text:p text:style-name="P21">参数名</text:p>
            </table:table-cell>
            <table:table-cell table:style-name="Table101.A4" office:value-type="string">
              <text:p text:style-name="P21">类型</text:p>
            </table:table-cell>
            <table:table-cell table:style-name="Table101.C4" office:value-type="string">
              <text:p text:style-name="P21">描述</text:p>
            </table:table-cell>
          </table:table-row>
          <table:table-row table:style-name="Table101.8">
            <table:table-cell table:style-name="Table101.A2" office:value-type="string">
              <text:p text:style-name="P31">data.recommendation</text:p>
            </table:table-cell>
            <table:table-cell table:style-name="Table101.A2" office:value-type="string">
              <text:p text:style-name="P71">数组对象</text:p>
            </table:table-cell>
            <table:table-cell table:style-name="Table101.B2" office:value-type="string">
              <text:p text:style-name="P6">被推荐的用户信息</text:p>
              <text:p text:style-name="P6"><text:soft-page-break/>{</text:p>
              <text:p text:style-name="P1"><text:span text:style-name="T6"><text:s text:c="3"/></text:span><text:span text:style-name="T55"><text:s text:c="2"/>cid，//该条征友记录id</text:span></text:p>
              <text:p text:style-name="P49">自身条件: <text:s/></text:p>
              <text:p text:style-name="P49"><text:s text:c="3"/>uid，//用户id</text:p>
              <text:p text:style-name="P49"><text:s text:c="3"/>realname，//真实姓名</text:p>
              <text:p text:style-name="P49"><text:s text:c="3"/>picture_uri，//头像url</text:p>
              <text:p text:style-name="P49"><text:s text:c="3"/>birth_year, //出生年</text:p>
              <text:p text:style-name="P49"><text:s text:c="3"/>height, //身高（厘米）</text:p>
              <text:p text:style-name="P49"><text:s text:c="3"/>university，//学校</text:p>
              <text:p text:style-name="P49"><text:s text:c="3"/>degree，//学历</text:p>
              <text:p text:style-name="P49"><text:s text:c="3"/>job_title，//工作头衔</text:p>
              <text:p text:style-name="P49"><text:s text:c="3"/>lives，//居住地</text:p>
              <text:p text:style-name="P49"><text:s text:c="3"/>situation，//1表示毕业，0表示学生</text:p>
              <text:p text:style-name="P49"/>
              <text:p text:style-name="P49">征友要求:</text:p>
              <text:p text:style-name="P49"><text:s text:c="2"/>age_lower,// 年龄下限</text:p>
              <text:p text:style-name="P49"><text:s text:c="2"/>age_upper，//年龄上限</text:p>
              <text:p text:style-name="P49"><text:s text:c="2"/>requirement_height，//要求身高</text:p>
              <text:p text:style-name="P49"><text:s text:c="2"/>requirement_degree，//要求学历</text:p>
              <text:p text:style-name="P49"><text:s text:c="2"/>requirement_lives，//要求居住地</text:p>
              <text:p text:style-name="P49"><text:s text:c="2"/>requirement_sex，//性别要求</text:p>
              <text:p text:style-name="P49"><text:s text:c="2"/>illustration，//征友说明</text:p>
              <text:p text:style-name="P49"><text:s text:c="2"/>self，//作者本人</text:p>
              <text:p text:style-name="P49"><text:s text:c="2"/>loved_count，//被多少人喜欢</text:p>
              <text:p text:style-name="P49"><text:s text:c="2"/>loved，//被喜欢</text:p>
              <text:p text:style-name="P49"><text:s text:c="2"/>praised，//被赞</text:p>
              <text:p text:style-name="P49"><text:s text:c="2"/>praised_count，//被赞数</text:p>
              <text:p text:style-name="P49"><text:s text:c="2"/>picture_chain，//用户发布的图片url，以“：”分割，可以计算照片数量 <text:s/></text:p>
              <text:p text:style-name="P6">}</text:p>
            </table:table-cell>
          </table:table-row>
          <table:table-row table:style-name="Table101.8">
            <table:table-cell table:style-name="Table101.A2" office:value-type="string">
              <text:p text:style-name="P31">data.requirement_set</text:p>
            </table:table-cell>
            <table:table-cell table:style-name="Table101.A2" office:value-type="string">
              <text:p text:style-name="P71">int</text:p>
            </table:table-cell>
            <table:table-cell table:style-name="Table101.B2" office:value-type="string">
              <text:p text:style-name="P49">0表示未填写征友条件，1表示已经填写征友条件；</text:p>
              <text:p text:style-name="P49">未填写征友条件的默认随机推荐</text:p>
            </table:table-cell>
          </table:table-row>
        </table:table>
        <text:h text:style-name="P94" text:outline-level="2"><text:bookmark-start text:name="__RefHeading__832_1165316187"/><text:span text:style-name="T33">9.2 发布</text:span><text:span text:style-name="T26">征友条件</text:span><text:bookmark-end text:name="__RefHeading__832_1165316187"/></text:h>
        <table:table table:name="Table102" table:style-name="Table102">
          <table:table-column table:style-name="Table102.A"/>
          <table:table-column table:style-name="Table102.B"/>
          <table:table-column table:style-name="Table102.C"/>
          <table:table-row table:style-name="Table102.1">
            <table:table-cell table:style-name="Table102.A1" office:value-type="string">
              <text:p text:style-name="P24">请求接口</text:p>
            </table:table-cell>
            <table:table-cell table:style-name="Table102.B1" table:number-columns-spanned="2" office:value-type="string">
              <text:p text:style-name="P46">?q=meet/look_friend</text:p>
            </table:table-cell>
            <table:covered-table-cell/>
          </table:table-row>
          <table:table-row table:style-name="Table102.1">
            <table:table-cell table:style-name="Table102.A2" office:value-type="string">
              <text:p text:style-name="P24">接口说明</text:p>
            </table:table-cell>
            <table:table-cell table:style-name="Table102.B2" table:number-columns-spanned="2" office:value-type="string">
              <text:p text:style-name="P24">发布征友条件</text:p>
            </table:table-cell>
            <table:covered-table-cell/>
          </table:table-row>
          <table:table-row table:style-name="Table102.3">
            <table:table-cell table:style-name="Table10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02.4">
            <table:table-cell table:style-name="Table102.A4" office:value-type="string">
              <text:p text:style-name="P21">参数名</text:p>
            </table:table-cell>
            <table:table-cell table:style-name="Table102.A4" office:value-type="string">
              <text:p text:style-name="P21">类型</text:p>
            </table:table-cell>
            <table:table-cell table:style-name="Table102.C4" office:value-type="string">
              <text:p text:style-name="P21">描述</text:p>
            </table:table-cell>
          </table:table-row>
          <table:table-row table:style-name="Table102.4">
            <table:table-cell table:style-name="Table102.A2" office:value-type="string">
              <text:p text:style-name="P74">self_condition</text:p>
            </table:table-cell>
            <table:table-cell table:style-name="Table102.A2" office:value-type="string">
              <text:p text:style-name="P21">对象</text:p>
            </table:table-cell>
            <table:table-cell table:style-name="Table102.B2" office:value-type="string">
              <text:p text:style-name="P42">{</text:p>
              <text:p text:style-name="P1"><text:span text:style-name="T6"><text:s/></text:span><text:span text:style-name="T55"><text:s text:c="2"/>birth_year,//出生年份</text:span></text:p>
              <text:p text:style-name="P49"><text:s text:c="2"/>birth_month,//出生月份</text:p>
              <text:p text:style-name="P49"><text:s text:c="2"/>birth_day,//出生日</text:p>
              <text:p text:style-name="P49"><text:soft-page-break/><text:s text:c="2"/>height,//身高</text:p>
              <text:p text:style-name="P49"><text:s text:c="2"/>degree,//学历</text:p>
              <text:p text:style-name="P49"><text:s text:c="2"/>lives,//居住地，以国家/省/市形式组成</text:p>
              <text:p text:style-name="P42">}</text:p>
            </table:table-cell>
          </table:table-row>
          <table:table-row table:style-name="Table102.4">
            <table:table-cell table:style-name="Table102.A2" office:value-type="string">
              <text:p text:style-name="P74">partner_requirement</text:p>
            </table:table-cell>
            <table:table-cell table:style-name="Table102.A2" office:value-type="string">
              <text:p text:style-name="P21">对象</text:p>
            </table:table-cell>
            <table:table-cell table:style-name="Table102.B2" office:value-type="string">
              <text:p text:style-name="P42">{</text:p>
              <text:p text:style-name="P49"><text:s text:c="2"/>sex,//性别</text:p>
              <text:p text:style-name="P49"><text:s text:c="2"/>age_lower,//年龄下限</text:p>
              <text:p text:style-name="P49"><text:s text:c="2"/>age_upper,//年龄上限</text:p>
              <text:p text:style-name="P49"><text:s text:c="2"/>height,//身高</text:p>
              <text:p text:style-name="P49"><text:s text:c="2"/>degree,//学历</text:p>
              <text:p text:style-name="P49"><text:s text:c="2"/>lives//居住地，以国家/省/市形式组成</text:p>
              <text:p text:style-name="P42">}</text:p>
            </table:table-cell>
          </table:table-row>
          <table:table-row table:style-name="Table102.7">
            <table:table-cell table:style-name="Table10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2.8">
            <table:table-cell table:style-name="Table102.A4" office:value-type="string">
              <text:p text:style-name="P21">参数名</text:p>
            </table:table-cell>
            <table:table-cell table:style-name="Table102.A4" office:value-type="string">
              <text:p text:style-name="P21">类型</text:p>
            </table:table-cell>
            <table:table-cell table:style-name="Table102.C4" office:value-type="string">
              <text:p text:style-name="P21">描述</text:p>
            </table:table-cell>
          </table:table-row>
          <table:table-row table:style-name="Table102.9">
            <table:table-cell table:style-name="Table102.A2" office:value-type="string">
              <text:p text:style-name="P31">data.message</text:p>
            </table:table-cell>
            <table:table-cell table:style-name="Table102.A2" office:value-type="string">
              <text:p text:style-name="P71">bool</text:p>
            </table:table-cell>
            <table:table-cell table:style-name="Table102.B2" office:value-type="string">
              <text:p text:style-name="P49">true表示发布成功</text:p>
            </table:table-cell>
          </table:table-row>
        </table:table>
        <text:h text:style-name="P98" text:outline-level="2"><text:bookmark-start text:name="__RefHeading__1046_425059347"/><text:span text:style-name="T33">9.3 </text:span><text:span text:style-name="T26">征友动态</text:span><text:bookmark-end text:name="__RefHeading__1046_425059347"/></text:h>
        <table:table table:name="Table103" table:style-name="Table103">
          <table:table-column table:style-name="Table103.A"/>
          <table:table-column table:style-name="Table103.B"/>
          <table:table-column table:style-name="Table103.C"/>
          <table:table-row table:style-name="Table103.1">
            <table:table-cell table:style-name="Table103.A1" office:value-type="string">
              <text:p text:style-name="P24">请求接口</text:p>
            </table:table-cell>
            <table:table-cell table:style-name="Table103.B1" table:number-columns-spanned="2" office:value-type="string">
              <text:p text:style-name="P22"><text:span text:style-name="T45">?</text:span><text:span text:style-name="T55">q=meet/activity/get</text:span></text:p>
            </table:table-cell>
            <table:covered-table-cell/>
          </table:table-row>
          <table:table-row table:style-name="Table103.1">
            <table:table-cell table:style-name="Table103.A2" office:value-type="string">
              <text:p text:style-name="P24">接口说明</text:p>
            </table:table-cell>
            <table:table-cell table:style-name="Table103.B2" table:number-columns-spanned="2" office:value-type="string">
              <text:p text:style-name="P24">征友的用户动态</text:p>
            </table:table-cell>
            <table:covered-table-cell/>
          </table:table-row>
          <table:table-row table:style-name="Table103.3">
            <table:table-cell table:style-name="Table103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103.4">
            <table:table-cell table:style-name="Table103.A4" office:value-type="string">
              <text:p text:style-name="P21">参数名</text:p>
            </table:table-cell>
            <table:table-cell table:style-name="Table103.A4" office:value-type="string">
              <text:p text:style-name="P21">类型</text:p>
            </table:table-cell>
            <table:table-cell table:style-name="Table103.C4" office:value-type="string">
              <text:p text:style-name="P21">描述</text:p>
            </table:table-cell>
          </table:table-row>
          <table:table-row table:style-name="Table103.5">
            <table:table-cell table:style-name="Table10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3.6">
            <table:table-cell table:style-name="Table103.A4" office:value-type="string">
              <text:p text:style-name="P21">参数名</text:p>
            </table:table-cell>
            <table:table-cell table:style-name="Table103.A4" office:value-type="string">
              <text:p text:style-name="P21">类型</text:p>
            </table:table-cell>
            <table:table-cell table:style-name="Table103.C4" office:value-type="string">
              <text:p text:style-name="P21">描述</text:p>
            </table:table-cell>
          </table:table-row>
          <table:table-row table:style-name="Table103.7">
            <table:table-cell table:style-name="Table103.A2" office:value-type="string">
              <text:p text:style-name="P31">data.activity</text:p>
            </table:table-cell>
            <table:table-cell table:style-name="Table103.A2" office:value-type="string">
              <text:p text:style-name="P71">数组对象</text:p>
            </table:table-cell>
            <table:table-cell table:style-name="Table103.B2" office:value-type="string">
              <text:p text:style-name="P6">{</text:p>
              <text:p text:style-name="P51"><text:s text:c="8"/>aid, //活动id</text:p>
              <text:p text:style-name="P49"><text:s text:c="8"/>uid，//用户id</text:p>
              <text:p text:style-name="P49"><text:s text:c="3"/>realname，//真实姓名</text:p>
              <text:p text:style-name="P49">picture_uri，//头像url</text:p>
              <text:p text:style-name="P49"><text:s text:c="3"/>content, //动态内容</text:p>
              <text:p text:style-name="P49"><text:s text:c="3"/>created, //创建时间</text:p>
              <text:p text:style-name="P49"><text:s text:c="5"/>cid, //征友条件的id</text:p>
              <text:p text:style-name="P49">自身条件：</text:p>
              <text:p text:style-name="P49"><text:s text:c="3"/>birth_year, //出生年</text:p>
              <text:p text:style-name="P49"><text:s text:c="3"/>height, //身高（厘米）</text:p>
              <text:p text:style-name="P49"><text:s text:c="3"/>university，//学校</text:p>
              <text:p text:style-name="P49"><text:s text:c="3"/>degree，//学历</text:p>
              <text:p text:style-name="P49"><text:s text:c="3"/>job_title，//工作头衔</text:p>
              <text:p text:style-name="P49"><text:s text:c="3"/>lives，//居住地</text:p>
              <text:p text:style-name="P49"><text:s text:c="3"/>situation，//1表示毕业，0表示学生</text:p>
              <text:p text:style-name="P49">征友要求:</text:p>
              <text:p text:style-name="P49"><text:s text:c="2"/>age_lower,// 年龄下限</text:p>
              <text:p text:style-name="P49"><text:s text:c="2"/>age_upper，//年龄上限</text:p>
              <text:p text:style-name="P49"><text:soft-page-break/><text:s text:c="2"/>requirement_height，//要求身高</text:p>
              <text:p text:style-name="P49"><text:s text:c="2"/>requirement_degree，//要求学历</text:p>
              <text:p text:style-name="P49"><text:s text:c="2"/>requirement_lives，//要求居住地</text:p>
              <text:p text:style-name="P49"><text:s text:c="2"/>requirement_sex，//性别要求</text:p>
              <text:p text:style-name="P49"><text:s text:c="2"/>illustration，//征友说明</text:p>
              <text:p text:style-name="P49"><text:s text:c="2"/>self，//作者本人</text:p>
              <text:p text:style-name="P49"><text:s text:c="2"/>loved_count，//被多少人喜欢</text:p>
              <text:p text:style-name="P49"><text:s text:c="2"/>loved，//被喜欢</text:p>
              <text:p text:style-name="P49"><text:s text:c="2"/>praised，//被赞</text:p>
              <text:p text:style-name="P49"><text:s text:c="2"/>praised_count，//被赞数</text:p>
              <text:p text:style-name="P49"><text:s text:c="2"/>picture_chain，//用户发布的图片url，以“：”分割，可以计算照片数量 </text:p>
              <text:p text:style-name="P6">}</text:p>
            </table:table-cell>
          </table:table-row>
        </table:table>
        <text:h text:style-name="P94" text:outline-level="2"><text:bookmark-start text:name="__RefHeading__770_1910806231"/><text:span text:style-name="T33">9.4 获取</text:span><text:span text:style-name="T26">动态的互动信息</text:span><text:bookmark-end text:name="__RefHeading__770_1910806231"/></text:h>
        <table:table table:name="Table104" table:style-name="Table104">
          <table:table-column table:style-name="Table104.A"/>
          <table:table-column table:style-name="Table104.B"/>
          <table:table-column table:style-name="Table104.C"/>
          <table:table-row table:style-name="Table104.1">
            <table:table-cell table:style-name="Table104.A1" office:value-type="string">
              <text:p text:style-name="P24">请求接口</text:p>
            </table:table-cell>
            <table:table-cell table:style-name="Table104.B1" table:number-columns-spanned="2" office:value-type="string">
              <text:p text:style-name="P22"><text:bookmark-start text:name="__DdeLink__1073_1853322903"/><text:span text:style-name="T45">?</text:span><text:span text:style-name="T55">q=meet/activity/interact/get</text:span><text:bookmark-end text:name="__DdeLink__1073_1853322903"/></text:p>
            </table:table-cell>
            <table:covered-table-cell/>
          </table:table-row>
          <table:table-row table:style-name="Table104.1">
            <table:table-cell table:style-name="Table104.A2" office:value-type="string">
              <text:p text:style-name="P24">接口说明</text:p>
            </table:table-cell>
            <table:table-cell table:style-name="Table104.B2" table:number-columns-spanned="2" office:value-type="string">
              <text:p text:style-name="P24">获取动态的评论、回复、赞等互动信息</text:p>
            </table:table-cell>
            <table:covered-table-cell/>
          </table:table-row>
          <table:table-row table:style-name="Table104.3">
            <table:table-cell table:style-name="Table104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104.4">
            <table:table-cell table:style-name="Table104.A4" office:value-type="string">
              <text:p text:style-name="P21">参数名</text:p>
            </table:table-cell>
            <table:table-cell table:style-name="Table104.A4" office:value-type="string">
              <text:p text:style-name="P21">类型</text:p>
            </table:table-cell>
            <table:table-cell table:style-name="Table104.C4" office:value-type="string">
              <text:p text:style-name="P21">描述</text:p>
            </table:table-cell>
          </table:table-row>
          <table:table-row table:style-name="Table104.4">
            <table:table-cell table:style-name="Table104.A2" office:value-type="string">
              <text:p text:style-name="P15">aid</text:p>
            </table:table-cell>
            <table:table-cell table:style-name="Table104.A2" office:value-type="string">
              <text:p text:style-name="P15">int</text:p>
            </table:table-cell>
            <table:table-cell table:style-name="Table104.B2" office:value-type="string">
              <text:p text:style-name="P15">活动id</text:p>
            </table:table-cell>
          </table:table-row>
          <table:table-row table:style-name="Table104.6">
            <table:table-cell table:style-name="Table104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4.7">
            <table:table-cell table:style-name="Table104.A4" office:value-type="string">
              <text:p text:style-name="P21">参数名</text:p>
            </table:table-cell>
            <table:table-cell table:style-name="Table104.A4" office:value-type="string">
              <text:p text:style-name="P21">类型</text:p>
            </table:table-cell>
            <table:table-cell table:style-name="Table104.C4" office:value-type="string">
              <text:p text:style-name="P21">描述</text:p>
            </table:table-cell>
          </table:table-row>
          <table:table-row table:style-name="Table104.8">
            <table:table-cell table:style-name="Table104.A2" office:value-type="string">
              <text:p text:style-name="P22"><text:span text:style-name="T14">data.</text:span><text:span text:style-name="T57">praised</text:span></text:p>
            </table:table-cell>
            <table:table-cell table:style-name="Table104.A2" office:value-type="string">
              <text:p text:style-name="P71">int</text:p>
            </table:table-cell>
            <table:table-cell table:style-name="Table104.B2" office:value-type="string">
              <text:p text:style-name="P49"><text:s text:c="2"/>是否已点赞。0表示为点赞，1表示已点赞</text:p>
            </table:table-cell>
          </table:table-row>
          <table:table-row table:style-name="Table104.8">
            <table:table-cell table:style-name="Table104.A2" office:value-type="string">
              <text:p text:style-name="P31">data.praise</text:p>
            </table:table-cell>
            <table:table-cell table:style-name="Table104.A2" office:value-type="string">
              <text:p text:style-name="P71">数组对象</text:p>
            </table:table-cell>
            <table:table-cell table:style-name="Table104.B2" office:value-type="string">
              <text:p text:style-name="P49">{</text:p>
              <text:p text:style-name="P49"><text:s text:c="5"/>realname, //点赞人的姓名</text:p>
              <text:p text:style-name="P49"><text:s text:c="5"/>praise_uid,//点赞人的uid</text:p>
              <text:p text:style-name="P49">}</text:p>
            </table:table-cell>
          </table:table-row>
          <table:table-row table:style-name="Table104.8">
            <table:table-cell table:style-name="Table104.A2" office:value-type="string">
              <text:p text:style-name="P31">data.comment</text:p>
            </table:table-cell>
            <table:table-cell table:style-name="Table104.A2" office:value-type="string">
              <text:p text:style-name="P71">数组对象</text:p>
            </table:table-cell>
            <table:table-cell table:style-name="Table104.B2" office:value-type="string">
              <text:p text:style-name="P49">{</text:p>
              <text:p text:style-name="P49"><text:s text:c="2"/>type,//1表示回复，0表示评论</text:p>
              <text:p text:style-name="P49"><text:s text:c="2"/>picture_uri,//评论者的头像</text:p>
              <text:p text:style-name="P49"><text:s text:c="2"/>author_name,//作者姓名</text:p>
              <text:p text:style-name="P49"><text:s text:c="2"/>author_uid,//作者的uid</text:p>
              <text:p text:style-name="P1"><text:span text:style-name="T55"><text:s text:c="2"/></text:span><text:bookmark-start text:name="__DdeLink__14742_1531864973"/><text:span text:style-name="T55">commenter_name</text:span><text:bookmark-end text:name="__DdeLink__14742_1531864973"/><text:span text:style-name="T55">,//回复者的姓名</text:span></text:p>
              <text:p text:style-name="P1"><text:span text:style-name="T55"><text:s text:c="2"/></text:span><text:bookmark-start text:name="__DdeLink__14744_1531864973"/><text:span text:style-name="T55">commenter_uid</text:span><text:bookmark-end text:name="__DdeLink__14744_1531864973"/><text:span text:style-name="T55">,//回复者的uid</text:span></text:p>
              <text:p text:style-name="P1"><text:span text:style-name="T55"><text:s text:c="2"/></text:span><text:bookmark-start text:name="__DdeLink__14746_1531864973"/><text:span text:style-name="T55">content</text:span><text:bookmark-end text:name="__DdeLink__14746_1531864973"/><text:span text:style-name="T55">,//评论、回复内容</text:span></text:p>
              <text:p text:style-name="P1"><text:span text:style-name="T55"><text:s text:c="2"/></text:span><text:bookmark-start text:name="__DdeLink__14748_1531864973"/><text:span text:style-name="T55">timestamp</text:span><text:bookmark-end text:name="__DdeLink__14748_1531864973"/><text:span text:style-name="T55">,//时间戳</text:span></text:p>
              <text:p text:style-name="P49">}</text:p>
            </table:table-cell>
          </table:table-row>
        </table:table>
        <text:h text:style-name="P95" text:outline-level="2"><text:bookmark-start text:name="__RefHeading__28989_1433857245"/>9.5 发布动态信息<text:bookmark-end text:name="__RefHeading__28989_1433857245"/></text:h>
        <table:table table:name="Table105" table:style-name="Table105">
          <table:table-column table:style-name="Table105.A"/>
          <table:table-column table:style-name="Table105.B"/>
          <table:table-column table:style-name="Table105.C"/>
          <table:table-row table:style-name="Table105.1">
            <table:table-cell table:style-name="Table105.A1" office:value-type="string">
              <text:p text:style-name="P24">请求接口</text:p>
            </table:table-cell>
            <table:table-cell table:style-name="Table105.B1" table:number-columns-spanned="2" office:value-type="string">
              <text:p text:style-name="P22"><text:span text:style-name="T48">?</text:span><text:span text:style-name="T55">q=meet/activity/create</text:span></text:p>
            </table:table-cell>
            <table:covered-table-cell/>
          </table:table-row>
          <table:table-row table:style-name="Table105.1">
            <table:table-cell table:style-name="Table105.A2" office:value-type="string">
              <text:p text:style-name="P24">接口说明</text:p>
            </table:table-cell>
            <table:table-cell table:style-name="Table105.B2" table:number-columns-spanned="2" office:value-type="string">
              <text:p text:style-name="P24">发布动态信息</text:p>
            </table:table-cell>
            <table:covered-table-cell/>
          </table:table-row>
          <text:soft-page-break/>
          <table:table-row table:style-name="Table105.3">
            <table:table-cell table:style-name="Table105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105.4">
            <table:table-cell table:style-name="Table105.A4" office:value-type="string">
              <text:p text:style-name="P21">参数名</text:p>
            </table:table-cell>
            <table:table-cell table:style-name="Table105.A4" office:value-type="string">
              <text:p text:style-name="P21">类型</text:p>
            </table:table-cell>
            <table:table-cell table:style-name="Table105.C4" office:value-type="string">
              <text:p text:style-name="P21">描述</text:p>
            </table:table-cell>
          </table:table-row>
          <table:table-row table:style-name="Table105.4">
            <table:table-cell table:style-name="Table105.A2" office:value-type="string">
              <text:p text:style-name="P61">user_activity</text:p>
            </table:table-cell>
            <table:table-cell table:style-name="Table105.A2" office:value-type="string">
              <text:p text:style-name="P21">text</text:p>
            </table:table-cell>
            <table:table-cell table:style-name="Table105.B2" office:value-type="string">
              <text:p text:style-name="P21">发布的文本内容</text:p>
            </table:table-cell>
          </table:table-row>
          <table:table-row table:style-name="Table105.4">
            <table:table-cell table:style-name="Table105.A2" office:value-type="string">
              <text:p text:style-name="P61">activity_picture</text:p>
            </table:table-cell>
            <table:table-cell table:style-name="Table105.A2" office:value-type="string">
              <text:p text:style-name="P21">数组</text:p>
            </table:table-cell>
            <table:table-cell table:style-name="Table105.B2" office:value-type="string">
              <text:p text:style-name="P21">动态图片的url</text:p>
            </table:table-cell>
          </table:table-row>
          <table:table-row table:style-name="Table105.7">
            <table:table-cell table:style-name="Table105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5.8">
            <table:table-cell table:style-name="Table105.A4" office:value-type="string">
              <text:p text:style-name="P21">参数名</text:p>
            </table:table-cell>
            <table:table-cell table:style-name="Table105.A4" office:value-type="string">
              <text:p text:style-name="P21">类型</text:p>
            </table:table-cell>
            <table:table-cell table:style-name="Table105.C4" office:value-type="string">
              <text:p text:style-name="P21">描述</text:p>
            </table:table-cell>
          </table:table-row>
          <table:table-row table:style-name="Table105.9">
            <table:table-cell table:style-name="Table105.A2" office:value-type="string">
              <text:p text:style-name="P31">data.activity</text:p>
            </table:table-cell>
            <table:table-cell table:style-name="Table105.A2" office:value-type="string">
              <text:p text:style-name="P45">bool</text:p>
            </table:table-cell>
            <table:table-cell table:style-name="Table105.B2" office:value-type="string">
              <text:p text:style-name="P50">true表示成功；false表示失败</text:p>
            </table:table-cell>
          </table:table-row>
        </table:table>
        <text:h text:style-name="P95" text:outline-level="2"><text:bookmark-start text:name="__RefHeading__1052_425059347"/>9.6 上传图片<text:bookmark-end text:name="__RefHeading__1052_425059347"/></text:h>
        <table:table table:name="Table106" table:style-name="Table106">
          <table:table-column table:style-name="Table106.A"/>
          <table:table-column table:style-name="Table106.B"/>
          <table:table-column table:style-name="Table106.C"/>
          <table:table-row table:style-name="Table106.1">
            <table:table-cell table:style-name="Table106.A1" office:value-type="string">
              <text:p text:style-name="P24">请求接口</text:p>
            </table:table-cell>
            <table:table-cell table:style-name="Table106.B1" table:number-columns-spanned="2" office:value-type="string">
              <text:p text:style-name="P22"><text:span text:style-name="T48">?</text:span><text:span text:style-name="T55">q=meet/upload_picture</text:span></text:p>
            </table:table-cell>
            <table:covered-table-cell/>
          </table:table-row>
          <table:table-row table:style-name="Table106.1">
            <table:table-cell table:style-name="Table106.A2" office:value-type="string">
              <text:p text:style-name="P24">接口说明</text:p>
            </table:table-cell>
            <table:table-cell table:style-name="Table106.B2" table:number-columns-spanned="2" office:value-type="string">
              <text:p text:style-name="P24">发布动态信息</text:p>
            </table:table-cell>
            <table:covered-table-cell/>
          </table:table-row>
          <table:table-row table:style-name="Table106.3">
            <table:table-cell table:style-name="Table106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106.4">
            <table:table-cell table:style-name="Table106.A4" office:value-type="string">
              <text:p text:style-name="P21">参数名</text:p>
            </table:table-cell>
            <table:table-cell table:style-name="Table106.A4" office:value-type="string">
              <text:p text:style-name="P21">类型</text:p>
            </table:table-cell>
            <table:table-cell table:style-name="Table106.C4" office:value-type="string">
              <text:p text:style-name="P21">描述</text:p>
            </table:table-cell>
          </table:table-row>
          <table:table-row table:style-name="Table106.5">
            <table:table-cell table:style-name="Table106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6.6">
            <table:table-cell table:style-name="Table106.A4" office:value-type="string">
              <text:p text:style-name="P21">参数名</text:p>
            </table:table-cell>
            <table:table-cell table:style-name="Table106.A4" office:value-type="string">
              <text:p text:style-name="P21">类型</text:p>
            </table:table-cell>
            <table:table-cell table:style-name="Table106.C4" office:value-type="string">
              <text:p text:style-name="P21">描述</text:p>
            </table:table-cell>
          </table:table-row>
          <table:table-row table:style-name="Table106.7">
            <table:table-cell table:style-name="Table106.A2" office:value-type="string">
              <text:p text:style-name="P31">data.image</text:p>
            </table:table-cell>
            <table:table-cell table:style-name="Table106.A2" office:value-type="string">
              <text:p text:style-name="P71">对象</text:p>
            </table:table-cell>
            <table:table-cell table:style-name="Table106.B2" office:value-type="string">
              <text:p text:style-name="P49">image_thumbnail//图片的缩略图url</text:p>
            </table:table-cell>
          </table:table-row>
        </table:table>
        <text:h text:style-name="P95" text:outline-level="2"><text:bookmark-start text:name="__RefHeading__842_1165316187"/>9.7 征友点赞<text:bookmark-end text:name="__RefHeading__842_1165316187"/></text:h>
        <table:table table:name="Table107" table:style-name="Table107">
          <table:table-column table:style-name="Table107.A"/>
          <table:table-column table:style-name="Table107.B"/>
          <table:table-column table:style-name="Table107.C"/>
          <table:table-row table:style-name="Table107.1">
            <table:table-cell table:style-name="Table107.A1" office:value-type="string">
              <text:p text:style-name="P24">请求接口</text:p>
            </table:table-cell>
            <table:table-cell table:style-name="Table107.B1" table:number-columns-spanned="2" office:value-type="string">
              <text:p text:style-name="P46">?q=meet/praise/add</text:p>
            </table:table-cell>
            <table:covered-table-cell/>
          </table:table-row>
          <table:table-row table:style-name="Table107.1">
            <table:table-cell table:style-name="Table107.A2" office:value-type="string">
              <text:p text:style-name="P24">接口说明</text:p>
            </table:table-cell>
            <table:table-cell table:style-name="Table107.B2" table:number-columns-spanned="2" office:value-type="string">
              <text:p text:style-name="P24">对征友点赞（注意与征友动态点赞的区别）</text:p>
            </table:table-cell>
            <table:covered-table-cell/>
          </table:table-row>
          <table:table-row table:style-name="Table107.3">
            <table:table-cell table:style-name="Table107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07.4">
            <table:table-cell table:style-name="Table107.A4" office:value-type="string">
              <text:p text:style-name="P21">参数名</text:p>
            </table:table-cell>
            <table:table-cell table:style-name="Table107.A4" office:value-type="string">
              <text:p text:style-name="P21">类型</text:p>
            </table:table-cell>
            <table:table-cell table:style-name="Table107.C4" office:value-type="string">
              <text:p text:style-name="P21">描述</text:p>
            </table:table-cell>
          </table:table-row>
          <table:table-row table:style-name="Table107.4">
            <table:table-cell table:style-name="Table107.A2" office:value-type="string">
              <text:p text:style-name="P21">uid</text:p>
            </table:table-cell>
            <table:table-cell table:style-name="Table107.A2" office:value-type="string">
              <text:p text:style-name="P21">int</text:p>
            </table:table-cell>
            <table:table-cell table:style-name="Table107.B2" office:value-type="string">
              <text:p text:style-name="P21">被点赞用户的uid</text:p>
            </table:table-cell>
          </table:table-row>
          <table:table-row table:style-name="Table107.6">
            <table:table-cell table:style-name="Table107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7.7">
            <table:table-cell table:style-name="Table107.A4" office:value-type="string">
              <text:p text:style-name="P21">参数名</text:p>
            </table:table-cell>
            <table:table-cell table:style-name="Table107.A4" office:value-type="string">
              <text:p text:style-name="P21">类型</text:p>
            </table:table-cell>
            <table:table-cell table:style-name="Table107.C4" office:value-type="string">
              <text:p text:style-name="P21">描述</text:p>
            </table:table-cell>
          </table:table-row>
          <table:table-row table:style-name="Table107.8">
            <table:table-cell table:style-name="Table107.A2" office:value-type="string">
              <text:p text:style-name="P31">data.status</text:p>
            </table:table-cell>
            <table:table-cell table:style-name="Table107.A2" office:value-type="string">
              <text:p text:style-name="P71">bool</text:p>
            </table:table-cell>
            <table:table-cell table:style-name="Table107.B2" office:value-type="string">
              <text:p text:style-name="P49">true表示成功；false表示失败</text:p>
            </table:table-cell>
          </table:table-row>
        </table:table>
        <text:h text:style-name="P95" text:outline-level="2"><text:bookmark-start text:name="__RefHeading__28995_1433857245"/>9.8 征友点击喜欢<text:bookmark-end text:name="__RefHeading__28995_1433857245"/></text:h>
        <table:table table:name="Table108" table:style-name="Table108">
          <table:table-column table:style-name="Table108.A"/>
          <table:table-column table:style-name="Table108.B"/>
          <table:table-column table:style-name="Table108.C"/>
          <table:table-row table:style-name="Table108.1">
            <table:table-cell table:style-name="Table108.A1" office:value-type="string">
              <text:p text:style-name="P24">请求接口</text:p>
            </table:table-cell>
            <table:table-cell table:style-name="Table108.B1" table:number-columns-spanned="2" office:value-type="string">
              <text:p text:style-name="P22">?<text:span text:style-name="T55">q=meet/love/add</text:span></text:p>
            </table:table-cell>
            <table:covered-table-cell/>
          </table:table-row>
          <table:table-row table:style-name="Table108.1">
            <table:table-cell table:style-name="Table108.A2" office:value-type="string">
              <text:p text:style-name="P24">接口说明</text:p>
            </table:table-cell>
            <table:table-cell table:style-name="Table108.B2" table:number-columns-spanned="2" office:value-type="string">
              <text:p text:style-name="P24">对征友点喜欢</text:p>
            </table:table-cell>
            <table:covered-table-cell/>
          </table:table-row>
          <table:table-row table:style-name="Table108.3">
            <table:table-cell table:style-name="Table108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08.4">
            <table:table-cell table:style-name="Table108.A4" office:value-type="string">
              <text:p text:style-name="P21">参数名</text:p>
            </table:table-cell>
            <table:table-cell table:style-name="Table108.A4" office:value-type="string">
              <text:p text:style-name="P21">类型</text:p>
            </table:table-cell>
            <table:table-cell table:style-name="Table108.C4" office:value-type="string">
              <text:p text:style-name="P21">描述</text:p>
            </table:table-cell>
          </table:table-row>
          <table:table-row table:style-name="Table108.4">
            <table:table-cell table:style-name="Table108.A2" office:value-type="string">
              <text:p text:style-name="P21">uid</text:p>
            </table:table-cell>
            <table:table-cell table:style-name="Table108.A2" office:value-type="string">
              <text:p text:style-name="P21">int</text:p>
            </table:table-cell>
            <table:table-cell table:style-name="Table108.B2" office:value-type="string">
              <text:p text:style-name="P21">被点赞用户的uid</text:p>
            </table:table-cell>
          </table:table-row>
          <table:table-row table:style-name="Table108.6">
            <table:table-cell table:style-name="Table108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8.7">
            <table:table-cell table:style-name="Table108.A4" office:value-type="string">
              <text:p text:style-name="P21">参数名</text:p>
            </table:table-cell>
            <table:table-cell table:style-name="Table108.A4" office:value-type="string">
              <text:p text:style-name="P21">类型</text:p>
            </table:table-cell>
            <table:table-cell table:style-name="Table108.C4" office:value-type="string">
              <text:p text:style-name="P21">描述</text:p>
            </table:table-cell>
          </table:table-row>
          <table:table-row table:style-name="Table108.8">
            <table:table-cell table:style-name="Table108.A2" office:value-type="string">
              <text:p text:style-name="P31">data.status</text:p>
            </table:table-cell>
            <table:table-cell table:style-name="Table108.A2" office:value-type="string">
              <text:p text:style-name="P71">bool</text:p>
            </table:table-cell>
            <table:table-cell table:style-name="Table108.B2" office:value-type="string">
              <text:p text:style-name="P49">true表示成功；false表示失败</text:p>
            </table:table-cell>
          </table:table-row>
        </table:table>
        <text:h text:style-name="P95" text:outline-level="2"><text:bookmark-start text:name="__RefHeading__1058_425059347"/><text:soft-page-break/>9.9 动态的评论/回复<text:bookmark-end text:name="__RefHeading__1058_425059347"/></text:h>
        <table:table table:name="Table109" table:style-name="Table109">
          <table:table-column table:style-name="Table109.A"/>
          <table:table-column table:style-name="Table109.B"/>
          <table:table-column table:style-name="Table109.C"/>
          <table:table-row table:style-name="Table109.1">
            <table:table-cell table:style-name="Table109.A1" office:value-type="string">
              <text:p text:style-name="P24">请求接口</text:p>
            </table:table-cell>
            <table:table-cell table:style-name="Table109.B1" table:number-columns-spanned="2" office:value-type="string">
              <text:p text:style-name="P46">?q=meet/activity/interact/comment/add</text:p>
            </table:table-cell>
            <table:covered-table-cell/>
          </table:table-row>
          <table:table-row table:style-name="Table109.1">
            <table:table-cell table:style-name="Table109.A2" office:value-type="string">
              <text:p text:style-name="P24">接口说明</text:p>
            </table:table-cell>
            <table:table-cell table:style-name="Table109.B2" table:number-columns-spanned="2" office:value-type="string">
              <text:p text:style-name="P24">对动态的评论/回复</text:p>
            </table:table-cell>
            <table:covered-table-cell/>
          </table:table-row>
          <table:table-row table:style-name="Table109.3">
            <table:table-cell table:style-name="Table109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09.4">
            <table:table-cell table:style-name="Table109.A4" office:value-type="string">
              <text:p text:style-name="P21">参数名</text:p>
            </table:table-cell>
            <table:table-cell table:style-name="Table109.A4" office:value-type="string">
              <text:p text:style-name="P21">类型</text:p>
            </table:table-cell>
            <table:table-cell table:style-name="Table109.C4" office:value-type="string">
              <text:p text:style-name="P21">描述</text:p>
            </table:table-cell>
          </table:table-row>
          <table:table-row table:style-name="Table109.4">
            <table:table-cell table:style-name="Table109.A2" office:value-type="string">
              <text:p text:style-name="P74">aid</text:p>
            </table:table-cell>
            <table:table-cell table:style-name="Table109.A2" office:value-type="string">
              <text:p text:style-name="P21">int</text:p>
            </table:table-cell>
            <table:table-cell table:style-name="Table109.B2" office:value-type="string">
              <text:p text:style-name="P21">动态id</text:p>
            </table:table-cell>
          </table:table-row>
          <table:table-row table:style-name="Table109.4">
            <table:table-cell table:style-name="Table109.A2" office:value-type="string">
              <text:p text:style-name="P74">type</text:p>
            </table:table-cell>
            <table:table-cell table:style-name="Table109.A2" office:value-type="string">
              <text:p text:style-name="P21">int</text:p>
            </table:table-cell>
            <table:table-cell table:style-name="Table109.B2" office:value-type="string">
              <text:p text:style-name="P21">0表示评论，1表示回复</text:p>
            </table:table-cell>
          </table:table-row>
          <table:table-row table:style-name="Table109.4">
            <table:table-cell table:style-name="Table109.A2" office:value-type="string">
              <text:p text:style-name="P74">content</text:p>
            </table:table-cell>
            <table:table-cell table:style-name="Table109.A2" office:value-type="string">
              <text:p text:style-name="P21">string</text:p>
            </table:table-cell>
            <table:table-cell table:style-name="Table109.B2" office:value-type="string">
              <text:p text:style-name="P21">内容</text:p>
            </table:table-cell>
          </table:table-row>
          <table:table-row table:style-name="Table109.4">
            <table:table-cell table:style-name="Table109.A2" office:value-type="string">
              <text:p text:style-name="P74">name</text:p>
            </table:table-cell>
            <table:table-cell table:style-name="Table109.A2" office:value-type="string">
              <text:p text:style-name="P21">string</text:p>
            </table:table-cell>
            <table:table-cell table:style-name="Table109.B2" office:value-type="string">
              <text:p text:style-name="P21">被回复的用户名（<text:span text:style-name="T83">用于回复时的参数</text:span>）</text:p>
            </table:table-cell>
          </table:table-row>
          <table:table-row table:style-name="Table109.4">
            <table:table-cell table:style-name="Table109.A2" office:value-type="string">
              <text:p text:style-name="P74">uid</text:p>
            </table:table-cell>
            <table:table-cell table:style-name="Table109.A2" office:value-type="string">
              <text:p text:style-name="P21">int</text:p>
            </table:table-cell>
            <table:table-cell table:style-name="Table109.B2" office:value-type="string">
              <text:p text:style-name="P21">被回复的用户id（<text:span text:style-name="T83">用于回复时的参数</text:span>）</text:p>
            </table:table-cell>
          </table:table-row>
          <table:table-row table:style-name="Table109.10">
            <table:table-cell table:style-name="Table109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09.11">
            <table:table-cell table:style-name="Table109.A4" office:value-type="string">
              <text:p text:style-name="P21">参数名</text:p>
            </table:table-cell>
            <table:table-cell table:style-name="Table109.A4" office:value-type="string">
              <text:p text:style-name="P21">类型</text:p>
            </table:table-cell>
            <table:table-cell table:style-name="Table109.C4" office:value-type="string">
              <text:p text:style-name="P21">描述</text:p>
            </table:table-cell>
          </table:table-row>
          <table:table-row table:style-name="Table109.12">
            <table:table-cell table:style-name="Table109.A2" office:value-type="string">
              <text:p text:style-name="P31">data.comment</text:p>
            </table:table-cell>
            <table:table-cell table:style-name="Table109.A2" office:value-type="string">
              <text:p text:style-name="P71">Json 对象</text:p>
            </table:table-cell>
            <table:table-cell table:style-name="Table109.B2" office:value-type="string">
              <text:p text:style-name="P14">{</text:p>
              <text:p text:style-name="P49"><text:s/>type,//1表示回复，0表示评论</text:p>
              <text:p text:style-name="P49"><text:s text:c="2"/>picture_uri,//评论者的头像</text:p>
              <text:p text:style-name="P49"><text:s text:c="2"/>author_name,//作者姓名</text:p>
              <text:p text:style-name="P49"><text:s text:c="2"/>author_uid,//作者的uid</text:p>
              <text:p text:style-name="P49"><text:s text:c="2"/>commenter_name,//回复者的姓名</text:p>
              <text:p text:style-name="P49"><text:s text:c="2"/>commenter_uid,//回复者的uid</text:p>
              <text:p text:style-name="P49"><text:s text:c="2"/>content,//评论、回复内容</text:p>
              <text:p text:style-name="P49"><text:s text:c="2"/>timestamp,//时间戳</text:p>
              <text:p text:style-name="P14">}</text:p>
            </table:table-cell>
          </table:table-row>
        </table:table>
        <text:h text:style-name="P95" text:outline-level="2"><text:bookmark-start text:name="__RefHeading__1202_1541589551"/>9.10 动态点赞<text:bookmark-end text:name="__RefHeading__1202_1541589551"/></text:h>
        <table:table table:name="Table110" table:style-name="Table110">
          <table:table-column table:style-name="Table110.A"/>
          <table:table-column table:style-name="Table110.B"/>
          <table:table-column table:style-name="Table110.C"/>
          <table:table-row table:style-name="Table110.1">
            <table:table-cell table:style-name="Table110.A1" office:value-type="string">
              <text:p text:style-name="P24">请求接口</text:p>
            </table:table-cell>
            <table:table-cell table:style-name="Table110.B1" table:number-columns-spanned="2" office:value-type="string">
              <text:p text:style-name="P46">?q=meet/activity/interact/praise/add</text:p>
            </table:table-cell>
            <table:covered-table-cell/>
          </table:table-row>
          <table:table-row table:style-name="Table110.1">
            <table:table-cell table:style-name="Table110.A2" office:value-type="string">
              <text:p text:style-name="P24">接口说明</text:p>
            </table:table-cell>
            <table:table-cell table:style-name="Table110.B2" table:number-columns-spanned="2" office:value-type="string">
              <text:p text:style-name="P24">对动态点赞</text:p>
            </table:table-cell>
            <table:covered-table-cell/>
          </table:table-row>
          <table:table-row table:style-name="Table110.3">
            <table:table-cell table:style-name="Table110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10.4">
            <table:table-cell table:style-name="Table110.A4" office:value-type="string">
              <text:p text:style-name="P21">参数名</text:p>
            </table:table-cell>
            <table:table-cell table:style-name="Table110.A4" office:value-type="string">
              <text:p text:style-name="P21">类型</text:p>
            </table:table-cell>
            <table:table-cell table:style-name="Table110.C4" office:value-type="string">
              <text:p text:style-name="P21">描述</text:p>
            </table:table-cell>
          </table:table-row>
          <table:table-row table:style-name="Table110.4">
            <table:table-cell table:style-name="Table110.A2" office:value-type="string">
              <text:p text:style-name="P74">aid</text:p>
            </table:table-cell>
            <table:table-cell table:style-name="Table110.A2" office:value-type="string">
              <text:p text:style-name="P21">int</text:p>
            </table:table-cell>
            <table:table-cell table:style-name="Table110.B2" office:value-type="string">
              <text:p text:style-name="P49">动态id</text:p>
            </table:table-cell>
          </table:table-row>
          <table:table-row table:style-name="Table110.6">
            <table:table-cell table:style-name="Table110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10.7">
            <table:table-cell table:style-name="Table110.A4" office:value-type="string">
              <text:p text:style-name="P21">参数名</text:p>
            </table:table-cell>
            <table:table-cell table:style-name="Table110.A4" office:value-type="string">
              <text:p text:style-name="P21">类型</text:p>
            </table:table-cell>
            <table:table-cell table:style-name="Table110.C4" office:value-type="string">
              <text:p text:style-name="P21">描述</text:p>
            </table:table-cell>
          </table:table-row>
          <table:table-row table:style-name="Table110.8">
            <table:table-cell table:style-name="Table110.A2" office:value-type="string">
              <text:p text:style-name="P31">data.status</text:p>
            </table:table-cell>
            <table:table-cell table:style-name="Table110.A2" office:value-type="string">
              <text:p text:style-name="P71">bool</text:p>
            </table:table-cell>
            <table:table-cell table:style-name="Table110.B2" office:value-type="string">
              <text:p text:style-name="P49">true表示成功</text:p>
            </table:table-cell>
          </table:table-row>
        </table:table>
        <text:h text:style-name="P97" text:outline-level="2"><text:bookmark-start text:name="__RefHeading__29001_1433857245"/>9.11 征友的档案<text:bookmark-end text:name="__RefHeading__29001_1433857245"/></text:h>
        <table:table table:name="Table111" table:style-name="Table111">
          <table:table-column table:style-name="Table111.A"/>
          <table:table-column table:style-name="Table111.B"/>
          <table:table-column table:style-name="Table111.C"/>
          <table:table-row table:style-name="Table111.1">
            <table:table-cell table:style-name="Table111.A1" office:value-type="string">
              <text:p text:style-name="P24">请求接口</text:p>
            </table:table-cell>
            <table:table-cell table:style-name="Table111.B1" table:number-columns-spanned="2" office:value-type="string">
              <text:p text:style-name="P46">?q=meet/get_archive</text:p>
            </table:table-cell>
            <table:covered-table-cell/>
          </table:table-row>
          <table:table-row table:style-name="Table111.1">
            <table:table-cell table:style-name="Table111.A2" office:value-type="string">
              <text:p text:style-name="P24">接口说明</text:p>
            </table:table-cell>
            <table:table-cell table:style-name="Table111.B2" table:number-columns-spanned="2" office:value-type="string">
              <text:p text:style-name="P24">征友的档案（注意与公共档案的区别）</text:p>
            </table:table-cell>
            <table:covered-table-cell/>
          </table:table-row>
          <table:table-row table:style-name="Table111.3">
            <table:table-cell table:style-name="Table111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11.4">
            <table:table-cell table:style-name="Table111.A4" office:value-type="string">
              <text:p text:style-name="P21">参数名</text:p>
            </table:table-cell>
            <table:table-cell table:style-name="Table111.A4" office:value-type="string">
              <text:p text:style-name="P21">类型</text:p>
            </table:table-cell>
            <table:table-cell table:style-name="Table111.C4" office:value-type="string">
              <text:p text:style-name="P21">描述</text:p>
            </table:table-cell>
          </table:table-row>
          <table:table-row table:style-name="Table111.4">
            <table:table-cell table:style-name="Table111.A2" office:value-type="string">
              <text:p text:style-name="P74">uid</text:p>
            </table:table-cell>
            <table:table-cell table:style-name="Table111.A2" office:value-type="string">
              <text:p text:style-name="P21">int</text:p>
            </table:table-cell>
            <table:table-cell table:style-name="Table111.B2" office:value-type="string">
              <text:p text:style-name="P49">征友的用户id</text:p>
            </table:table-cell>
          </table:table-row>
          <text:soft-page-break/>
          <table:table-row table:style-name="Table111.6">
            <table:table-cell table:style-name="Table111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11.7">
            <table:table-cell table:style-name="Table111.A4" office:value-type="string">
              <text:p text:style-name="P21">参数名</text:p>
            </table:table-cell>
            <table:table-cell table:style-name="Table111.A4" office:value-type="string">
              <text:p text:style-name="P21">类型</text:p>
            </table:table-cell>
            <table:table-cell table:style-name="Table111.C4" office:value-type="string">
              <text:p text:style-name="P21">描述</text:p>
            </table:table-cell>
          </table:table-row>
          <table:table-row table:style-name="Table111.8">
            <table:table-cell table:style-name="Table111.A2" office:value-type="string">
              <text:p text:style-name="P31">data.archive</text:p>
            </table:table-cell>
            <table:table-cell table:style-name="Table111.A2" office:value-type="string">
              <text:p text:style-name="P71">Json 对象</text:p>
            </table:table-cell>
            <table:table-cell table:style-name="Table111.B2" office:value-type="string">
              <text:p text:style-name="P14">{</text:p>
              <text:p text:style-name="P1"><text:span text:style-name="T18"><text:s text:c="3"/></text:span><text:span text:style-name="T55">cid，//该条征友记录id</text:span></text:p>
              <text:p text:style-name="P49"><text:s/>自身条件: <text:s/></text:p>
              <text:p text:style-name="P49"><text:s text:c="3"/>uid，//用户id</text:p>
              <text:p text:style-name="P49"><text:s text:c="3"/>realname，//真实姓名</text:p>
              <text:p text:style-name="P49"><text:s text:c="3"/>picture_uri，//头像url</text:p>
              <text:p text:style-name="P49"><text:s text:c="3"/>birth_year, //出生年</text:p>
              <text:p text:style-name="P49"><text:s text:c="3"/>height, //身高（厘米）</text:p>
              <text:p text:style-name="P49"><text:s text:c="3"/>university，//学校</text:p>
              <text:p text:style-name="P49"><text:s text:c="3"/>degree，//学历</text:p>
              <text:p text:style-name="P49"><text:s text:c="3"/>job_title，//工作头衔</text:p>
              <text:p text:style-name="P49"><text:s text:c="3"/>lives，//居住地</text:p>
              <text:p text:style-name="P49"><text:s text:c="3"/>situation，//1表示毕业，0表示学生</text:p>
              <text:p text:style-name="P49"/>
              <text:p text:style-name="P49">征友要求:</text:p>
              <text:p text:style-name="P49"><text:s text:c="2"/>age_lower,// 年龄下限</text:p>
              <text:p text:style-name="P49"><text:s text:c="2"/>age_upper，//年龄上限</text:p>
              <text:p text:style-name="P49"><text:s text:c="2"/>requirement_height，//要求身高</text:p>
              <text:p text:style-name="P49"><text:s text:c="2"/>requirement_degree，//要求学历</text:p>
              <text:p text:style-name="P49"><text:s text:c="2"/>requirement_lives，//要求居住地</text:p>
              <text:p text:style-name="P49"><text:s text:c="2"/>requirement_sex，//性别要求</text:p>
              <text:p text:style-name="P49"><text:s text:c="2"/>illustration，//征友说明</text:p>
              <text:p text:style-name="P49"><text:s text:c="2"/>self，//作者本人</text:p>
              <text:p text:style-name="P49"><text:s text:c="2"/>loved_count，//被多少人喜欢</text:p>
              <text:p text:style-name="P49"><text:s text:c="2"/>loved，//被喜欢</text:p>
              <text:p text:style-name="P49"><text:s text:c="2"/>praised，//被赞</text:p>
              <text:p text:style-name="P49"><text:s text:c="2"/>praised_count，//被赞数</text:p>
              <text:p text:style-name="P14">}</text:p>
            </table:table-cell>
          </table:table-row>
        </table:table>
        <text:h text:style-name="P95" text:outline-level="2"><text:bookmark-start text:name="__RefHeading__1206_1541589551"/>9.12 编辑征友说明<text:bookmark-end text:name="__RefHeading__1206_1541589551"/></text:h>
        <table:table table:name="Table112" table:style-name="Table112">
          <table:table-column table:style-name="Table112.A"/>
          <table:table-column table:style-name="Table112.B"/>
          <table:table-column table:style-name="Table112.C"/>
          <table:table-row table:style-name="Table112.1">
            <table:table-cell table:style-name="Table112.A1" office:value-type="string">
              <text:p text:style-name="P24">请求接口</text:p>
            </table:table-cell>
            <table:table-cell table:style-name="Table112.B1" table:number-columns-spanned="2" office:value-type="string">
              <text:p text:style-name="P46">?q=meet/illustration/send</text:p>
            </table:table-cell>
            <table:covered-table-cell/>
          </table:table-row>
          <table:table-row table:style-name="Table112.1">
            <table:table-cell table:style-name="Table112.A2" office:value-type="string">
              <text:p text:style-name="P24">接口说明</text:p>
            </table:table-cell>
            <table:table-cell table:style-name="Table112.B2" table:number-columns-spanned="2" office:value-type="string">
              <text:p text:style-name="P24">对动态的评论/回复</text:p>
            </table:table-cell>
            <table:covered-table-cell/>
          </table:table-row>
          <table:table-row table:style-name="Table112.3">
            <table:table-cell table:style-name="Table112.B2" table:number-columns-spanned="3" office:value-type="string">
              <text:p text:style-name="P29">请求参数</text:p>
            </table:table-cell>
            <table:covered-table-cell/>
            <table:covered-table-cell/>
          </table:table-row>
          <table:table-row table:style-name="Table112.4">
            <table:table-cell table:style-name="Table112.A4" office:value-type="string">
              <text:p text:style-name="P21">参数名</text:p>
            </table:table-cell>
            <table:table-cell table:style-name="Table112.A4" office:value-type="string">
              <text:p text:style-name="P21">类型</text:p>
            </table:table-cell>
            <table:table-cell table:style-name="Table112.C4" office:value-type="string">
              <text:p text:style-name="P21">描述</text:p>
            </table:table-cell>
          </table:table-row>
          <table:table-row table:style-name="Table112.4">
            <table:table-cell table:style-name="Table112.A2" office:value-type="string">
              <text:p text:style-name="P74">cid</text:p>
            </table:table-cell>
            <table:table-cell table:style-name="Table112.A2" office:value-type="string">
              <text:p text:style-name="P21">int</text:p>
            </table:table-cell>
            <table:table-cell table:style-name="Table112.B2" office:value-type="string">
              <text:p text:style-name="P21">征友说明所属的征友条件id</text:p>
            </table:table-cell>
          </table:table-row>
          <table:table-row table:style-name="Table112.4">
            <table:table-cell table:style-name="Table112.A2" office:value-type="string">
              <text:p text:style-name="P61">illustration</text:p>
            </table:table-cell>
            <table:table-cell table:style-name="Table112.A2" office:value-type="string">
              <text:p text:style-name="P21">string</text:p>
            </table:table-cell>
            <table:table-cell table:style-name="Table112.B2" office:value-type="string">
              <text:p text:style-name="P21">内容</text:p>
            </table:table-cell>
          </table:table-row>
          <table:table-row table:style-name="Table112.7">
            <table:table-cell table:style-name="Table112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12.8">
            <table:table-cell table:style-name="Table112.A4" office:value-type="string">
              <text:p text:style-name="P21">参数名</text:p>
            </table:table-cell>
            <table:table-cell table:style-name="Table112.A4" office:value-type="string">
              <text:p text:style-name="P21">类型</text:p>
            </table:table-cell>
            <table:table-cell table:style-name="Table112.C4" office:value-type="string">
              <text:p text:style-name="P21">描述</text:p>
            </table:table-cell>
          </table:table-row>
          <table:table-row table:style-name="Table112.9">
            <table:table-cell table:style-name="Table112.A2" office:value-type="string">
              <text:p text:style-name="P31">data.status</text:p>
            </table:table-cell>
            <table:table-cell table:style-name="Table112.A2" office:value-type="string">
              <text:p text:style-name="P71">bool</text:p>
            </table:table-cell>
            <table:table-cell table:style-name="Table112.B2" office:value-type="string">
              <text:p text:style-name="P49">true表示成功</text:p>
            </table:table-cell>
          </table:table-row>
        </table:table>
        <text:h text:style-name="P97" text:outline-level="2"><text:bookmark-start text:name="__RefHeading__1066_425059347"/><text:soft-page-break/>9.13 当前用户信息<text:bookmark-end text:name="__RefHeading__1066_425059347"/></text:h>
        <table:table table:name="Table113" table:style-name="Table113">
          <table:table-column table:style-name="Table113.A"/>
          <table:table-column table:style-name="Table113.B"/>
          <table:table-column table:style-name="Table113.C"/>
          <table:table-row table:style-name="Table113.1">
            <table:table-cell table:style-name="Table113.A1" office:value-type="string">
              <text:p text:style-name="P24">请求接口</text:p>
            </table:table-cell>
            <table:table-cell table:style-name="Table113.B1" table:number-columns-spanned="2" office:value-type="string">
              <text:p text:style-name="P46">?q=meet/author</text:p>
            </table:table-cell>
            <table:covered-table-cell/>
          </table:table-row>
          <table:table-row table:style-name="Table113.1">
            <table:table-cell table:style-name="Table113.A2" office:value-type="string">
              <text:p text:style-name="P24">接口说明</text:p>
            </table:table-cell>
            <table:table-cell table:style-name="Table113.B2" table:number-columns-spanned="2" office:value-type="string">
              <text:p text:style-name="P24">当前登录的征友用户信息</text:p>
            </table:table-cell>
            <table:covered-table-cell/>
          </table:table-row>
          <table:table-row table:style-name="Table113.3">
            <table:table-cell table:style-name="Table113.B2" table:number-columns-spanned="3" office:value-type="string">
              <text:p text:style-name="P29">请求参数（无）</text:p>
            </table:table-cell>
            <table:covered-table-cell/>
            <table:covered-table-cell/>
          </table:table-row>
          <table:table-row table:style-name="Table113.4">
            <table:table-cell table:style-name="Table113.A4" office:value-type="string">
              <text:p text:style-name="P21">参数名</text:p>
            </table:table-cell>
            <table:table-cell table:style-name="Table113.A4" office:value-type="string">
              <text:p text:style-name="P21">类型</text:p>
            </table:table-cell>
            <table:table-cell table:style-name="Table113.C4" office:value-type="string">
              <text:p text:style-name="P21">描述</text:p>
            </table:table-cell>
          </table:table-row>
          <table:table-row table:style-name="Table113.5">
            <table:table-cell table:style-name="Table113.B2" table:number-columns-spanned="3" office:value-type="string">
              <text:p text:style-name="P9">响应参数</text:p>
            </table:table-cell>
            <table:covered-table-cell/>
            <table:covered-table-cell/>
          </table:table-row>
          <table:table-row table:style-name="Table113.6">
            <table:table-cell table:style-name="Table113.A4" office:value-type="string">
              <text:p text:style-name="P21">参数名</text:p>
            </table:table-cell>
            <table:table-cell table:style-name="Table113.A4" office:value-type="string">
              <text:p text:style-name="P21">类型</text:p>
            </table:table-cell>
            <table:table-cell table:style-name="Table113.C4" office:value-type="string">
              <text:p text:style-name="P21">描述</text:p>
            </table:table-cell>
          </table:table-row>
          <table:table-row table:style-name="Table113.7">
            <table:table-cell table:style-name="Table113.A2" office:value-type="string">
              <text:p text:style-name="P31">data.author</text:p>
            </table:table-cell>
            <table:table-cell table:style-name="Table113.A2" office:value-type="string">
              <text:p text:style-name="P71">Json 对象</text:p>
            </table:table-cell>
            <table:table-cell table:style-name="Table113.B2" office:value-type="string">
              <text:p text:style-name="P1"><text:span text:style-name="T18">{</text:span><text:span text:style-name="T55"> </text:span></text:p>
              <text:p text:style-name="P49"><text:s text:c="3"/>uid，//用户id</text:p>
              <text:p text:style-name="P49"><text:s text:c="3"/>realname，//真实姓名</text:p>
              <text:p text:style-name="P49"><text:s text:c="3"/>picture_uri，//头像url</text:p>
              <text:p text:style-name="P49"><text:s text:c="3"/>meet_condition,//int型，1表示已经填写 <text:s/>征友信息</text:p>
              <text:p text:style-name="P49"><text:s text:c="2"/>loved_count，//被多少人喜欢</text:p>
              <text:p text:style-name="P49"><text:s text:c="2"/>praised_count，//被赞数</text:p>
              <text:p text:style-name="P14">}</text:p>
            </table:table-cell>
          </table:table-row>
        </table:table>
        <text:h text:style-name="P94" text:outline-level="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><text:soft-page-break/></text:p>
        <text:h text:style-name="P93" text:outline-level="1"><text:bookmark-start text:name="__RefHeading__29007_1433857245"/>十、待开发<text:bookmark-end text:name="__RefHeading__29007_1433857245"/></text:h>
        <text:p text:style-name="P18">1.遇见</text:p>
        <text:p text:style-name="P18">2.专栏（打赏）</text:p>
        <text:p text:style-name="P18">3.招聘/求职</text:p>
        <text:p text:style-name="P18">4.群组？</text:p>
        <text:p text:style-name="P18">5.导师推荐？</text:p>
        <text:p text:style-name="P18">6.资料共享入口？</text:p>
        <text:p text:style-name="P22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Zen Hei Mono" svg:font-family="'WenQuanYi Zen Hei Mono'" style:font-family-generic="modern"/>
    <style:font-face style:name="FreeSans1" svg:font-family="FreeSans" style:font-pitch="variable"/>
    <style:font-face style:name="Liberation Serif2" svg:font-family="'Liberation Serif'" style:font-pitch="variable"/>
    <style:font-face style:name="Lohit Hindi" svg:font-family="'Lohit Hindi'" style:font-pitch="variable"/>
    <style:font-face style:name="Monospace1" svg:font-family="Monospace" style:font-pitch="variable"/>
    <style:font-face style:name="Noto Sans CJK SC Regular1" svg:font-family="'Noto Sans CJK SC Regular'" style:font-pitch="variable"/>
    <style:font-face style:name="Purisa" svg:font-family="Purisa" style:font-pitch="variable"/>
    <style:font-face style:name="WenQuanYi Zen Hei" svg:font-family="'WenQuanYi Zen Hei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正黑" svg:font-family="文泉驿正黑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" style:font-family-asian="'WenQuanYi Zen Hei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name-asian="文泉驿正黑" style:font-family-asian="文泉驿正黑" style:font-pitch-asian="variable" style:font-size-asian="11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fo:font-size="10pt" style:font-name-asian="WenQuanYi Zen Hei Mono" style:font-family-asian="'WenQuanYi Zen Hei Mono'" style:font-family-generic-asian="modern" style:font-size-asian="10pt" style:font-name-complex="Lohit Hindi2" style:font-family-complex="'Lohit Hindi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  <style:text-properties fo:font-size="10pt" style:font-size-asian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默认段落字体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fo:background-color="#ffffff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er-zou</meta:initial-creator>
    <meta:creation-date>2013-12-10T21:01:00</meta:creation-date>
    <dc:date>2017-12-23T11:19:33.869956156</dc:date>
    <meta:editing-cycles>15</meta:editing-cycles>
    <meta:editing-duration>PT2H48M36S</meta:editing-duration>
    <meta:generator>LibreOffice/5.1.6.2$Linux_X86_64 LibreOffice_project/10m0$Build-2</meta:generator>
    <meta:document-statistic meta:table-count="113" meta:image-count="0" meta:object-count="0" meta:page-count="63" meta:paragraph-count="3297" meta:word-count="15217" meta:character-count="34003" meta:non-whitespace-character-count="30670"/>
  </office:meta>
</office:document-meta>
</file>